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1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2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text-properties fo:font-style="normal" officeooo:paragraph-rsid="00939859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7" style:family="paragraph" style:parent-style-name="Standard">
      <style:text-properties fo:font-style="normal" officeooo:paragraph-rsid="00956521" style:font-style-asian="normal" style:font-style-complex="normal"/>
    </style:style>
    <style:style style:name="P58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9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0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2" style:family="paragraph" style:parent-style-name="Standard">
      <style:text-properties fo:font-style="normal" officeooo:rsid="00a1e031" style:font-style-asian="normal" style:font-style-complex="normal"/>
    </style:style>
    <style:style style:name="P63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4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6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8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9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0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3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4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6" style:family="paragraph" style:parent-style-name="Standard">
      <style:text-properties fo:font-style="normal" officeooo:paragraph-rsid="00c2c999" style:font-style-asian="normal" style:font-style-complex="normal"/>
    </style:style>
    <style:style style:name="P77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9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0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3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4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5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7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8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89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1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3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5" style:family="paragraph" style:parent-style-name="Standard">
      <style:text-properties fo:font-style="normal" officeooo:paragraph-rsid="01148430" style:font-style-asian="normal" style:font-style-complex="normal"/>
    </style:style>
    <style:style style:name="P96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7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0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1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3" style:family="paragraph" style:parent-style-name="Standard">
      <style:text-properties fo:font-style="normal" officeooo:paragraph-rsid="01190d75" style:font-style-asian="normal" style:font-style-complex="normal"/>
    </style:style>
    <style:style style:name="P104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5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6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10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1" style:family="paragraph" style:parent-style-name="Standard">
      <style:text-properties fo:font-style="normal" officeooo:paragraph-rsid="01305c41" style:font-style-asian="normal" style:font-style-complex="normal"/>
    </style:style>
    <style:style style:name="P112" style:family="paragraph" style:parent-style-name="Standard">
      <style:text-properties fo:font-style="normal" officeooo:paragraph-rsid="01401741" style:font-style-asian="normal" style:font-style-complex="normal"/>
    </style:style>
    <style:style style:name="P113" style:family="paragraph" style:parent-style-name="Standard">
      <style:text-properties fo:font-style="normal" officeooo:paragraph-rsid="01466326" style:font-style-asian="normal" style:font-style-complex="normal"/>
    </style:style>
    <style:style style:name="P114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5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7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8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19" style:family="paragraph" style:parent-style-name="Standard">
      <style:text-properties fo:font-style="normal" officeooo:paragraph-rsid="01549026" style:font-style-asian="normal" style:font-style-complex="normal"/>
    </style:style>
    <style:style style:name="P120" style:family="paragraph" style:parent-style-name="Standard">
      <style:text-properties fo:font-style="normal" officeooo:paragraph-rsid="01549d31" style:font-style-asian="normal" style:font-style-complex="normal"/>
    </style:style>
    <style:style style:name="P121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3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5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officeooo:paragraph-rsid="00134990"/>
    </style:style>
    <style:style style:name="P246" style:family="paragraph" style:parent-style-name="Standard">
      <style:text-properties fo:font-style="italic" style:font-style-asian="italic" style:font-style-complex="italic"/>
    </style:style>
    <style:style style:name="P247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8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9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0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1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3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4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5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6" style:family="paragraph" style:parent-style-name="Standard">
      <style:text-properties fo:font-style="italic" officeooo:paragraph-rsid="0057ec24" style:font-style-asian="italic" style:font-style-complex="italic"/>
    </style:style>
    <style:style style:name="P257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9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paragraph-rsid="005f2637" style:font-style-asian="italic" style:font-style-complex="italic"/>
    </style:style>
    <style:style style:name="P261" style:family="paragraph" style:parent-style-name="Standard">
      <style:text-properties fo:font-style="italic" officeooo:paragraph-rsid="00644350" style:font-style-asian="italic" style:font-style-complex="italic"/>
    </style:style>
    <style:style style:name="P262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5" style:family="paragraph" style:parent-style-name="Standard">
      <style:text-properties fo:font-style="italic" officeooo:paragraph-rsid="00684bfc" style:font-style-asian="italic" style:font-style-complex="italic"/>
    </style:style>
    <style:style style:name="P266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7" style:family="paragraph" style:parent-style-name="Standard">
      <style:text-properties fo:font-style="italic" officeooo:paragraph-rsid="006f66ec" style:font-style-asian="italic" style:font-style-complex="italic"/>
    </style:style>
    <style:style style:name="P268" style:family="paragraph" style:parent-style-name="Standard">
      <style:text-properties fo:font-style="italic" officeooo:paragraph-rsid="0071baff" style:font-style-asian="italic" style:font-style-complex="italic"/>
    </style:style>
    <style:style style:name="P269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0" style:family="paragraph" style:parent-style-name="Standard">
      <style:text-properties fo:font-style="italic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paragraph-rsid="00793c0d" style:font-style-asian="italic" style:font-style-complex="italic"/>
    </style:style>
    <style:style style:name="P273" style:family="paragraph" style:parent-style-name="Standard">
      <style:text-properties fo:font-style="italic" officeooo:paragraph-rsid="007b2101" style:font-style-asian="italic" style:font-style-complex="italic"/>
    </style:style>
    <style:style style:name="P274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5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8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79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0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4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5" style:family="paragraph" style:parent-style-name="Standard">
      <style:text-properties fo:font-style="italic" officeooo:paragraph-rsid="008eb3ea" style:font-style-asian="italic" style:font-style-complex="italic"/>
    </style:style>
    <style:style style:name="P286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8" style:family="paragraph" style:parent-style-name="Standard">
      <style:text-properties fo:font-style="italic" officeooo:paragraph-rsid="00939859" style:font-style-asian="italic" style:font-style-complex="italic"/>
    </style:style>
    <style:style style:name="P289" style:family="paragraph" style:parent-style-name="Standard">
      <style:text-properties fo:font-style="italic" officeooo:paragraph-rsid="00971224" style:font-style-asian="italic" style:font-style-complex="italic"/>
    </style:style>
    <style:style style:name="P290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1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3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4" style:family="paragraph" style:parent-style-name="Standard">
      <style:text-properties fo:font-style="italic" officeooo:paragraph-rsid="00a6f347" style:font-style-asian="italic" style:font-style-complex="italic"/>
    </style:style>
    <style:style style:name="P295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6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text-properties fo:font-style="italic" officeooo:paragraph-rsid="00acfb9d" style:font-style-asian="italic" style:font-style-complex="italic"/>
    </style:style>
    <style:style style:name="P298" style:family="paragraph" style:parent-style-name="Standard">
      <style:text-properties fo:font-style="italic" officeooo:paragraph-rsid="00b41267" style:font-style-asian="italic" style:font-style-complex="italic"/>
    </style:style>
    <style:style style:name="P299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0" style:family="paragraph" style:parent-style-name="Standard">
      <style:text-properties fo:font-style="italic" officeooo:paragraph-rsid="00ba819c" style:font-style-asian="italic" style:font-style-complex="italic"/>
    </style:style>
    <style:style style:name="P301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3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4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5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text-properties fo:font-style="italic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50878" style:font-style-asian="italic" style:font-style-complex="italic"/>
    </style:style>
    <style:style style:name="P308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09" style:family="paragraph" style:parent-style-name="Standard">
      <style:text-properties fo:font-style="italic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f4c6c5" style:font-style-asian="italic" style:font-style-complex="italic"/>
    </style:style>
    <style:style style:name="P311" style:family="paragraph" style:parent-style-name="Standard">
      <style:text-properties fo:font-style="italic" officeooo:paragraph-rsid="00fc67ff" style:font-style-asian="italic" style:font-style-complex="italic"/>
    </style:style>
    <style:style style:name="P312" style:family="paragraph" style:parent-style-name="Standard">
      <style:text-properties fo:font-style="italic" officeooo:paragraph-rsid="00fdd3aa" style:font-style-asian="italic" style:font-style-complex="italic"/>
    </style:style>
    <style:style style:name="P313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4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5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6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7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8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19" style:family="paragraph" style:parent-style-name="Standard">
      <style:text-properties fo:font-style="italic" officeooo:paragraph-rsid="01148430" style:font-style-asian="italic" style:font-style-complex="italic"/>
    </style:style>
    <style:style style:name="P320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1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2" style:family="paragraph" style:parent-style-name="Standard">
      <style:text-properties fo:font-style="italic" officeooo:paragraph-rsid="01190d75" style:font-style-asian="italic" style:font-style-complex="italic"/>
    </style:style>
    <style:style style:name="P323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5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6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7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29" style:family="paragraph" style:parent-style-name="Standard">
      <style:text-properties fo:font-style="italic" officeooo:paragraph-rsid="01305c41" style:font-style-asian="italic" style:font-style-complex="italic"/>
    </style:style>
    <style:style style:name="P330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1" style:family="paragraph" style:parent-style-name="Standard">
      <style:text-properties fo:font-style="italic" officeooo:paragraph-rsid="01466326" style:font-style-asian="italic" style:font-style-complex="italic"/>
    </style:style>
    <style:style style:name="P332" style:family="paragraph" style:parent-style-name="Standard">
      <style:text-properties fo:font-style="italic" officeooo:paragraph-rsid="014f285e" style:font-style-asian="italic" style:font-style-complex="italic"/>
    </style:style>
    <style:style style:name="P333" style:family="paragraph" style:parent-style-name="Standard">
      <style:text-properties fo:font-style="italic" officeooo:paragraph-rsid="014d6fa3" style:font-style-asian="italic" style:font-style-complex="italic"/>
    </style:style>
    <style:style style:name="P334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5" style:family="paragraph" style:parent-style-name="Standard">
      <style:text-properties fo:font-style="italic" officeooo:paragraph-rsid="01549026" style:font-style-asian="italic" style:font-style-complex="italic"/>
    </style:style>
    <style:style style:name="P336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7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8" style:family="paragraph" style:parent-style-name="Standard">
      <style:text-properties fo:font-style="italic" officeooo:paragraph-rsid="0161b854" style:font-style-asian="italic" style:font-style-complex="italic"/>
    </style:style>
    <style:style style:name="P339" style:family="paragraph" style:parent-style-name="Standard">
      <style:text-properties fo:font-style="italic" officeooo:paragraph-rsid="01bb0dd2" style:font-style-asian="italic" style:font-style-complex="italic"/>
    </style:style>
    <style:style style:name="P340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60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1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405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2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3" style:family="paragraph" style:parent-style-name="Standard">
      <style:text-properties officeooo:paragraph-rsid="00154f37"/>
    </style:style>
    <style:style style:name="P414" style:family="paragraph" style:parent-style-name="Standard">
      <style:text-properties officeooo:paragraph-rsid="00186c3f"/>
    </style:style>
    <style:style style:name="P415" style:family="paragraph" style:parent-style-name="Standard">
      <style:text-properties officeooo:paragraph-rsid="0018e013"/>
    </style:style>
    <style:style style:name="P416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7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8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9" style:family="paragraph" style:parent-style-name="Standard">
      <style:text-properties officeooo:rsid="001c0ef5" officeooo:paragraph-rsid="001c0ef5"/>
    </style:style>
    <style:style style:name="P420" style:family="paragraph" style:parent-style-name="Standard">
      <style:text-properties officeooo:rsid="001c0ef5" officeooo:paragraph-rsid="00819260"/>
    </style:style>
    <style:style style:name="P421" style:family="paragraph" style:parent-style-name="Standard">
      <style:text-properties officeooo:rsid="001c5680" officeooo:paragraph-rsid="001c5680"/>
    </style:style>
    <style:style style:name="P422" style:family="paragraph" style:parent-style-name="Standard">
      <style:paragraph-properties fo:line-height="115%"/>
      <style:text-properties officeooo:rsid="001c5680" officeooo:paragraph-rsid="001c5680"/>
    </style:style>
    <style:style style:name="P423" style:family="paragraph" style:parent-style-name="Standard">
      <style:text-properties officeooo:paragraph-rsid="001c5680"/>
    </style:style>
    <style:style style:name="P424" style:family="paragraph" style:parent-style-name="Standard">
      <style:paragraph-properties fo:line-height="115%"/>
      <style:text-properties officeooo:paragraph-rsid="002ba0e7"/>
    </style:style>
    <style:style style:name="P425" style:family="paragraph" style:parent-style-name="Standard">
      <style:paragraph-properties fo:line-height="115%"/>
      <style:text-properties officeooo:paragraph-rsid="00819260"/>
    </style:style>
    <style:style style:name="P426" style:family="paragraph" style:parent-style-name="Standard">
      <style:paragraph-properties fo:line-height="115%"/>
      <style:text-properties officeooo:paragraph-rsid="0082c116"/>
    </style:style>
    <style:style style:name="P427" style:family="paragraph" style:parent-style-name="Standard">
      <style:paragraph-properties fo:line-height="115%"/>
      <style:text-properties officeooo:paragraph-rsid="008b54df"/>
    </style:style>
    <style:style style:name="P428" style:family="paragraph" style:parent-style-name="Standard">
      <style:paragraph-properties fo:line-height="115%"/>
      <style:text-properties officeooo:paragraph-rsid="00941a11"/>
    </style:style>
    <style:style style:name="P429" style:family="paragraph" style:parent-style-name="Standard">
      <style:paragraph-properties fo:line-height="115%"/>
      <style:text-properties officeooo:paragraph-rsid="009d5b59"/>
    </style:style>
    <style:style style:name="P430" style:family="paragraph" style:parent-style-name="Standard">
      <style:paragraph-properties fo:line-height="115%"/>
      <style:text-properties officeooo:paragraph-rsid="00a8ca1b"/>
    </style:style>
    <style:style style:name="P431" style:family="paragraph" style:parent-style-name="Standard">
      <style:paragraph-properties fo:line-height="115%"/>
      <style:text-properties officeooo:paragraph-rsid="00201bd5"/>
    </style:style>
    <style:style style:name="P432" style:family="paragraph" style:parent-style-name="Standard">
      <style:paragraph-properties fo:line-height="115%"/>
      <style:text-properties officeooo:paragraph-rsid="00f9fdc0"/>
    </style:style>
    <style:style style:name="P433" style:family="paragraph" style:parent-style-name="Standard">
      <style:paragraph-properties fo:line-height="115%"/>
      <style:text-properties officeooo:paragraph-rsid="012e9465"/>
    </style:style>
    <style:style style:name="P434" style:family="paragraph" style:parent-style-name="Standard">
      <style:paragraph-properties fo:line-height="115%"/>
      <style:text-properties officeooo:paragraph-rsid="012edf56"/>
    </style:style>
    <style:style style:name="P435" style:family="paragraph" style:parent-style-name="Standard">
      <style:paragraph-properties fo:line-height="115%"/>
      <style:text-properties officeooo:paragraph-rsid="01305c41"/>
    </style:style>
    <style:style style:name="P436" style:family="paragraph" style:parent-style-name="Standard">
      <style:paragraph-properties fo:line-height="100%"/>
      <style:text-properties officeooo:paragraph-rsid="00201bd5"/>
    </style:style>
    <style:style style:name="P437" style:family="paragraph" style:parent-style-name="Standard">
      <style:paragraph-properties fo:line-height="100%"/>
      <style:text-properties officeooo:paragraph-rsid="005b3d57"/>
    </style:style>
    <style:style style:name="P438" style:family="paragraph" style:parent-style-name="Standard">
      <style:paragraph-properties fo:line-height="100%"/>
      <style:text-properties officeooo:paragraph-rsid="005c5090"/>
    </style:style>
    <style:style style:name="P439" style:family="paragraph" style:parent-style-name="Standard">
      <style:paragraph-properties fo:line-height="100%"/>
      <style:text-properties officeooo:paragraph-rsid="005dfe09"/>
    </style:style>
    <style:style style:name="P440" style:family="paragraph" style:parent-style-name="Standard">
      <style:paragraph-properties fo:line-height="100%"/>
      <style:text-properties officeooo:paragraph-rsid="00bdd473"/>
    </style:style>
    <style:style style:name="P441" style:family="paragraph" style:parent-style-name="Standard">
      <style:paragraph-properties fo:line-height="100%"/>
      <style:text-properties officeooo:paragraph-rsid="01148430"/>
    </style:style>
    <style:style style:name="P442" style:family="paragraph" style:parent-style-name="Standard">
      <style:paragraph-properties fo:line-height="100%"/>
      <style:text-properties officeooo:paragraph-rsid="013b189d"/>
    </style:style>
    <style:style style:name="P443" style:family="paragraph" style:parent-style-name="Standard">
      <style:paragraph-properties fo:line-height="100%"/>
      <style:text-properties officeooo:paragraph-rsid="013c5706"/>
    </style:style>
    <style:style style:name="P444" style:family="paragraph" style:parent-style-name="Standard">
      <style:paragraph-properties fo:line-height="100%"/>
      <style:text-properties officeooo:paragraph-rsid="0128c6e8"/>
    </style:style>
    <style:style style:name="P445" style:family="paragraph" style:parent-style-name="Standard">
      <style:paragraph-properties fo:line-height="100%"/>
      <style:text-properties officeooo:paragraph-rsid="012cecd7"/>
    </style:style>
    <style:style style:name="P446" style:family="paragraph" style:parent-style-name="Standard">
      <style:paragraph-properties fo:line-height="100%"/>
      <style:text-properties officeooo:paragraph-rsid="01459f86"/>
    </style:style>
    <style:style style:name="P447" style:family="paragraph" style:parent-style-name="Standard">
      <style:text-properties officeooo:paragraph-rsid="001e2fb9"/>
    </style:style>
    <style:style style:name="P448" style:family="paragraph" style:parent-style-name="Standard">
      <style:text-properties officeooo:paragraph-rsid="00201bd5"/>
    </style:style>
    <style:style style:name="P449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50" style:family="paragraph" style:parent-style-name="Standard">
      <style:text-properties officeooo:paragraph-rsid="0023a424"/>
    </style:style>
    <style:style style:name="P451" style:family="paragraph" style:parent-style-name="Standard">
      <style:text-properties officeooo:paragraph-rsid="00254a2e"/>
    </style:style>
    <style:style style:name="P452" style:family="paragraph" style:parent-style-name="Standard">
      <style:text-properties officeooo:paragraph-rsid="0029f907"/>
    </style:style>
    <style:style style:name="P453" style:family="paragraph" style:parent-style-name="Standard">
      <style:text-properties officeooo:rsid="00beb82f" officeooo:paragraph-rsid="005b3d57"/>
    </style:style>
    <style:style style:name="P454" style:family="paragraph" style:parent-style-name="Standard">
      <style:text-properties officeooo:rsid="00d9c9e4" officeooo:paragraph-rsid="00316632"/>
    </style:style>
    <style:style style:name="P455" style:family="paragraph" style:parent-style-name="Standard">
      <style:text-properties officeooo:paragraph-rsid="00316632"/>
    </style:style>
    <style:style style:name="P456" style:family="paragraph" style:parent-style-name="Standard">
      <style:text-properties officeooo:paragraph-rsid="003523e3"/>
    </style:style>
    <style:style style:name="P457" style:family="paragraph" style:parent-style-name="Standard">
      <style:text-properties style:use-window-font-color="true"/>
    </style:style>
    <style:style style:name="P458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3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6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0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5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6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7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9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20" style:family="paragraph" style:parent-style-name="Standard">
      <style:text-properties style:use-window-font-color="true" officeooo:rsid="007d92ff" officeooo:paragraph-rsid="007d92ff"/>
    </style:style>
    <style:style style:name="P521" style:family="paragraph" style:parent-style-name="Standard">
      <style:text-properties style:use-window-font-color="true" officeooo:paragraph-rsid="007d92ff"/>
    </style:style>
    <style:style style:name="P522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23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4" style:family="paragraph" style:parent-style-name="Standard">
      <style:paragraph-properties fo:line-height="115%"/>
      <style:text-properties style:use-window-font-color="true" style:text-line-through-style="solid" style:text-line-through-type="singl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25" style:family="paragraph" style:parent-style-name="Standard">
      <style:text-properties officeooo:paragraph-rsid="003c1931"/>
    </style:style>
    <style:style style:name="P526" style:family="paragraph" style:parent-style-name="Standard">
      <style:text-properties officeooo:paragraph-rsid="003fcbcf"/>
    </style:style>
    <style:style style:name="P527" style:family="paragraph" style:parent-style-name="Standard">
      <style:text-properties officeooo:paragraph-rsid="00432526"/>
    </style:style>
    <style:style style:name="P528" style:family="paragraph" style:parent-style-name="Standard">
      <style:text-properties officeooo:paragraph-rsid="004566c5"/>
    </style:style>
    <style:style style:name="P529" style:family="paragraph" style:parent-style-name="Standard">
      <style:text-properties officeooo:paragraph-rsid="004b8029"/>
    </style:style>
    <style:style style:name="P530" style:family="paragraph" style:parent-style-name="Standard">
      <style:text-properties officeooo:paragraph-rsid="0050b57f"/>
    </style:style>
    <style:style style:name="P531" style:family="paragraph" style:parent-style-name="Standard">
      <style:text-properties officeooo:rsid="00523bf9" officeooo:paragraph-rsid="00523bf9"/>
    </style:style>
    <style:style style:name="P532" style:family="paragraph" style:parent-style-name="Standard">
      <style:text-properties officeooo:paragraph-rsid="0055a125"/>
    </style:style>
    <style:style style:name="P533" style:family="paragraph" style:parent-style-name="Standard">
      <style:text-properties officeooo:paragraph-rsid="00572cb0"/>
    </style:style>
    <style:style style:name="P534" style:family="paragraph" style:parent-style-name="Standard">
      <style:text-properties officeooo:paragraph-rsid="005c5090"/>
    </style:style>
    <style:style style:name="P535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6" style:family="paragraph" style:parent-style-name="Standard">
      <style:text-properties fo:font-weight="bold" style:font-weight-asian="bold" style:font-weight-complex="bold"/>
    </style:style>
    <style:style style:name="P537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8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9" style:family="paragraph" style:parent-style-name="Standard">
      <style:text-properties fo:font-weight="bold" officeooo:paragraph-rsid="012e9465" style:font-weight-asian="bold" style:font-weight-complex="bold"/>
    </style:style>
    <style:style style:name="P540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1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2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3" style:family="paragraph" style:parent-style-name="Standard">
      <style:text-properties officeooo:rsid="001e2fb9" officeooo:paragraph-rsid="001e2fb9"/>
    </style:style>
    <style:style style:name="P544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7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48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49" style:family="paragraph" style:parent-style-name="Standard">
      <style:text-properties officeooo:paragraph-rsid="005f2637"/>
    </style:style>
    <style:style style:name="P550" style:family="paragraph" style:parent-style-name="Standard">
      <style:text-properties officeooo:rsid="005fb5cb" officeooo:paragraph-rsid="005fb5cb"/>
    </style:style>
    <style:style style:name="P551" style:family="paragraph" style:parent-style-name="Standard">
      <style:text-properties officeooo:paragraph-rsid="00607814"/>
    </style:style>
    <style:style style:name="P552" style:family="paragraph" style:parent-style-name="Standard">
      <style:text-properties officeooo:paragraph-rsid="0063f681"/>
    </style:style>
    <style:style style:name="P553" style:family="paragraph" style:parent-style-name="Standard">
      <style:text-properties officeooo:rsid="00644350" officeooo:paragraph-rsid="00644350"/>
    </style:style>
    <style:style style:name="P554" style:family="paragraph" style:parent-style-name="Standard">
      <style:text-properties officeooo:paragraph-rsid="00644350"/>
    </style:style>
    <style:style style:name="P555" style:family="paragraph" style:parent-style-name="Standard">
      <style:text-properties officeooo:paragraph-rsid="006579dd"/>
    </style:style>
    <style:style style:name="P556" style:family="paragraph" style:parent-style-name="Standard">
      <style:text-properties officeooo:paragraph-rsid="0066c57e"/>
    </style:style>
    <style:style style:name="P557" style:family="paragraph" style:parent-style-name="Standard">
      <style:text-properties officeooo:paragraph-rsid="0069643a"/>
    </style:style>
    <style:style style:name="P558" style:family="paragraph" style:parent-style-name="Standard">
      <style:text-properties officeooo:rsid="006f66ec" officeooo:paragraph-rsid="006f66ec"/>
    </style:style>
    <style:style style:name="P559" style:family="paragraph" style:parent-style-name="Standard">
      <style:text-properties officeooo:paragraph-rsid="006f66ec"/>
    </style:style>
    <style:style style:name="P560" style:family="paragraph" style:parent-style-name="Standard">
      <style:text-properties officeooo:paragraph-rsid="0071baff"/>
    </style:style>
    <style:style style:name="P561" style:family="paragraph" style:parent-style-name="Standard">
      <style:text-properties officeooo:rsid="0072cdc4" officeooo:paragraph-rsid="00751d17"/>
    </style:style>
    <style:style style:name="P562" style:family="paragraph" style:parent-style-name="Standard">
      <style:text-properties officeooo:paragraph-rsid="00751d17"/>
    </style:style>
    <style:style style:name="P563" style:family="paragraph" style:parent-style-name="Standard">
      <style:text-properties officeooo:rsid="00793c0d" officeooo:paragraph-rsid="00793c0d"/>
    </style:style>
    <style:style style:name="P564" style:family="paragraph" style:parent-style-name="Standard">
      <style:paragraph-properties fo:line-height="115%"/>
      <style:text-properties officeooo:rsid="00793c0d" officeooo:paragraph-rsid="00793c0d"/>
    </style:style>
    <style:style style:name="P565" style:family="paragraph" style:parent-style-name="Standard">
      <style:text-properties officeooo:rsid="00793c0d" officeooo:paragraph-rsid="007b2101"/>
    </style:style>
    <style:style style:name="P566" style:family="paragraph" style:parent-style-name="Standard">
      <style:text-properties officeooo:paragraph-rsid="00793c0d"/>
    </style:style>
    <style:style style:name="P567" style:family="paragraph" style:parent-style-name="Standard">
      <style:text-properties officeooo:paragraph-rsid="007b2101"/>
    </style:style>
    <style:style style:name="P568" style:family="paragraph" style:parent-style-name="Standard">
      <style:text-properties officeooo:rsid="007d92ff" officeooo:paragraph-rsid="007d92ff"/>
    </style:style>
    <style:style style:name="P569" style:family="paragraph" style:parent-style-name="Standard">
      <style:text-properties officeooo:paragraph-rsid="007d92ff"/>
    </style:style>
    <style:style style:name="P570" style:family="paragraph" style:parent-style-name="Standard">
      <style:text-properties officeooo:paragraph-rsid="0053faec"/>
    </style:style>
    <style:style style:name="P571" style:family="paragraph" style:parent-style-name="Standard">
      <style:text-properties officeooo:paragraph-rsid="008478a0"/>
    </style:style>
    <style:style style:name="P572" style:family="paragraph" style:parent-style-name="Standard">
      <style:text-properties officeooo:paragraph-rsid="008eeb87"/>
    </style:style>
    <style:style style:name="P573" style:family="paragraph" style:parent-style-name="Standard">
      <style:text-properties officeooo:paragraph-rsid="00905987"/>
    </style:style>
    <style:style style:name="P574" style:family="paragraph" style:parent-style-name="Standard">
      <style:text-properties officeooo:paragraph-rsid="00939859"/>
    </style:style>
    <style:style style:name="P575" style:family="paragraph" style:parent-style-name="Standard">
      <style:text-properties officeooo:paragraph-rsid="0097dc17"/>
    </style:style>
    <style:style style:name="P576" style:family="paragraph" style:parent-style-name="Standard">
      <style:text-properties officeooo:rsid="009d5b59" officeooo:paragraph-rsid="009d5b59"/>
    </style:style>
    <style:style style:name="P577" style:family="paragraph" style:parent-style-name="Standard">
      <style:text-properties officeooo:rsid="009d5b59" officeooo:paragraph-rsid="009ec4fc"/>
    </style:style>
    <style:style style:name="P578" style:family="paragraph" style:parent-style-name="Standard">
      <style:text-properties officeooo:paragraph-rsid="009d5b59"/>
    </style:style>
    <style:style style:name="P579" style:family="paragraph" style:parent-style-name="Standard">
      <style:text-properties officeooo:paragraph-rsid="009ec4fc"/>
    </style:style>
    <style:style style:name="P580" style:family="paragraph" style:parent-style-name="Standard">
      <style:text-properties officeooo:paragraph-rsid="009f187e"/>
    </style:style>
    <style:style style:name="P581" style:family="paragraph" style:parent-style-name="Standard">
      <style:text-properties officeooo:paragraph-rsid="007fd79d"/>
    </style:style>
    <style:style style:name="P582" style:family="paragraph" style:parent-style-name="Standard">
      <style:text-properties officeooo:paragraph-rsid="00a1d04f"/>
    </style:style>
    <style:style style:name="P583" style:family="paragraph" style:parent-style-name="Standard">
      <style:text-properties officeooo:rsid="00a6f347" officeooo:paragraph-rsid="00a6f347"/>
    </style:style>
    <style:style style:name="P584" style:family="paragraph" style:parent-style-name="Standard">
      <style:text-properties officeooo:paragraph-rsid="00aa7e9e"/>
    </style:style>
    <style:style style:name="P585" style:family="paragraph" style:parent-style-name="Standard">
      <style:text-properties officeooo:paragraph-rsid="00acfb9d"/>
    </style:style>
    <style:style style:name="P586" style:family="paragraph" style:parent-style-name="Standard">
      <style:text-properties officeooo:paragraph-rsid="00a1e031"/>
    </style:style>
    <style:style style:name="P587" style:family="paragraph" style:parent-style-name="Standard">
      <style:text-properties officeooo:paragraph-rsid="00635f1a"/>
    </style:style>
    <style:style style:name="P588" style:family="paragraph" style:parent-style-name="Standard">
      <style:text-properties officeooo:paragraph-rsid="00ba819c"/>
    </style:style>
    <style:style style:name="P589" style:family="paragraph" style:parent-style-name="Standard">
      <style:paragraph-properties fo:line-height="100%"/>
      <style:text-properties officeooo:rsid="00ba819c" officeooo:paragraph-rsid="00c12d1c"/>
    </style:style>
    <style:style style:name="P590" style:family="paragraph" style:parent-style-name="Standard">
      <style:text-properties officeooo:paragraph-rsid="00bc5e43"/>
    </style:style>
    <style:style style:name="P591" style:family="paragraph" style:parent-style-name="Standard">
      <style:text-properties officeooo:paragraph-rsid="00c50878"/>
    </style:style>
    <style:style style:name="P592" style:family="paragraph" style:parent-style-name="Standard">
      <style:text-properties officeooo:paragraph-rsid="00c7021f"/>
    </style:style>
    <style:style style:name="P593" style:family="paragraph" style:parent-style-name="Standard">
      <style:text-properties officeooo:paragraph-rsid="00c88326"/>
    </style:style>
    <style:style style:name="P594" style:family="paragraph" style:parent-style-name="Standard">
      <style:text-properties officeooo:paragraph-rsid="00af3424"/>
    </style:style>
    <style:style style:name="P595" style:family="paragraph" style:parent-style-name="Standard">
      <style:text-properties officeooo:paragraph-rsid="00cfa052"/>
    </style:style>
    <style:style style:name="P596" style:family="paragraph" style:parent-style-name="Standard">
      <style:text-properties officeooo:paragraph-rsid="00d63bc5"/>
    </style:style>
    <style:style style:name="P597" style:family="paragraph" style:parent-style-name="Standard">
      <style:text-properties officeooo:paragraph-rsid="00d833d3"/>
    </style:style>
    <style:style style:name="P598" style:family="paragraph" style:parent-style-name="Standard">
      <style:text-properties officeooo:paragraph-rsid="00dd44af"/>
    </style:style>
    <style:style style:name="P599" style:family="paragraph" style:parent-style-name="Standard">
      <style:text-properties officeooo:paragraph-rsid="00e1ae30"/>
    </style:style>
    <style:style style:name="P600" style:family="paragraph" style:parent-style-name="Standard">
      <style:text-properties officeooo:paragraph-rsid="00e56ddc"/>
    </style:style>
    <style:style style:name="P601" style:family="paragraph" style:parent-style-name="Standard">
      <style:text-properties officeooo:paragraph-rsid="00e6e228"/>
    </style:style>
    <style:style style:name="P602" style:family="paragraph" style:parent-style-name="Standard">
      <style:text-properties officeooo:paragraph-rsid="00e9938e"/>
    </style:style>
    <style:style style:name="P603" style:family="paragraph" style:parent-style-name="Standard">
      <style:text-properties officeooo:paragraph-rsid="00eb49f4"/>
    </style:style>
    <style:style style:name="P604" style:family="paragraph" style:parent-style-name="Standard">
      <style:text-properties officeooo:paragraph-rsid="00f4c6c5"/>
    </style:style>
    <style:style style:name="P605" style:family="paragraph" style:parent-style-name="Standard">
      <style:text-properties officeooo:rsid="00f4c6c5" officeooo:paragraph-rsid="00f4c6c5"/>
    </style:style>
    <style:style style:name="P606" style:family="paragraph" style:parent-style-name="Standard">
      <style:text-properties officeooo:rsid="00f68ffb" officeooo:paragraph-rsid="00f68ffb"/>
    </style:style>
    <style:style style:name="P607" style:family="paragraph" style:parent-style-name="Standard">
      <style:text-properties officeooo:paragraph-rsid="00f9fdc0"/>
    </style:style>
    <style:style style:name="P608" style:family="paragraph" style:parent-style-name="Standard">
      <style:text-properties officeooo:paragraph-rsid="00fb5f7f"/>
    </style:style>
    <style:style style:name="P609" style:family="paragraph" style:parent-style-name="Standard">
      <style:text-properties officeooo:paragraph-rsid="00fc67ff"/>
    </style:style>
    <style:style style:name="P610" style:family="paragraph" style:parent-style-name="Standard">
      <style:text-properties officeooo:paragraph-rsid="00fdd6a8"/>
    </style:style>
    <style:style style:name="P611" style:family="paragraph" style:parent-style-name="Standard">
      <style:text-properties officeooo:rsid="010639c7" officeooo:paragraph-rsid="01078b3d"/>
    </style:style>
    <style:style style:name="P612" style:family="paragraph" style:parent-style-name="Standard">
      <style:text-properties officeooo:rsid="010639c7" officeooo:paragraph-rsid="01078ca1"/>
    </style:style>
    <style:style style:name="P613" style:family="paragraph" style:parent-style-name="Standard">
      <style:text-properties officeooo:paragraph-rsid="010639c7"/>
    </style:style>
    <style:style style:name="P614" style:family="paragraph" style:parent-style-name="Standard">
      <style:text-properties officeooo:paragraph-rsid="010c3ac9"/>
    </style:style>
    <style:style style:name="P615" style:family="paragraph" style:parent-style-name="Standard">
      <style:text-properties officeooo:paragraph-rsid="010f5523"/>
    </style:style>
    <style:style style:name="P616" style:family="paragraph" style:parent-style-name="Standard">
      <style:text-properties officeooo:paragraph-rsid="010ff277"/>
    </style:style>
    <style:style style:name="P617" style:family="paragraph" style:parent-style-name="Standard">
      <style:text-properties officeooo:paragraph-rsid="0111d037"/>
    </style:style>
    <style:style style:name="P618" style:family="paragraph" style:parent-style-name="Standard">
      <style:text-properties officeooo:paragraph-rsid="01148430"/>
    </style:style>
    <style:style style:name="P619" style:family="paragraph" style:parent-style-name="Standard">
      <style:text-properties officeooo:paragraph-rsid="01190d75"/>
    </style:style>
    <style:style style:name="P620" style:family="paragraph" style:parent-style-name="Standard">
      <style:text-properties officeooo:rsid="011e7671" officeooo:paragraph-rsid="011e7671"/>
    </style:style>
    <style:style style:name="P621" style:family="paragraph" style:parent-style-name="Standard">
      <style:text-properties officeooo:paragraph-rsid="011e7671"/>
    </style:style>
    <style:style style:name="P622" style:family="paragraph" style:parent-style-name="Standard">
      <style:text-properties officeooo:paragraph-rsid="01206a6e"/>
    </style:style>
    <style:style style:name="P623" style:family="paragraph" style:parent-style-name="Standard">
      <style:text-properties officeooo:paragraph-rsid="008c034a"/>
    </style:style>
    <style:style style:name="P624" style:family="paragraph" style:parent-style-name="Standard">
      <style:text-properties officeooo:paragraph-rsid="012b24b3"/>
    </style:style>
    <style:style style:name="P625" style:family="paragraph" style:parent-style-name="Standard">
      <style:text-properties officeooo:paragraph-rsid="012e9465"/>
    </style:style>
    <style:style style:name="P626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7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8" style:family="paragraph" style:parent-style-name="Standard">
      <style:text-properties officeooo:paragraph-rsid="01401741"/>
    </style:style>
    <style:style style:name="P629" style:family="paragraph" style:parent-style-name="Standard">
      <style:text-properties officeooo:paragraph-rsid="01466326"/>
    </style:style>
    <style:style style:name="P630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>
      <style:text-properties officeooo:paragraph-rsid="00d459e3"/>
    </style:style>
    <style:style style:name="P632" style:family="paragraph" style:parent-style-name="Standard">
      <style:text-properties officeooo:paragraph-rsid="0149fc19"/>
    </style:style>
    <style:style style:name="P633" style:family="paragraph" style:parent-style-name="Standard">
      <style:text-properties officeooo:paragraph-rsid="01078ca1"/>
    </style:style>
    <style:style style:name="P634" style:family="paragraph" style:parent-style-name="Standard">
      <style:text-properties officeooo:paragraph-rsid="010ab710"/>
    </style:style>
    <style:style style:name="P635" style:family="paragraph" style:parent-style-name="Standard">
      <style:text-properties officeooo:paragraph-rsid="014be95f"/>
    </style:style>
    <style:style style:name="P636" style:family="paragraph" style:parent-style-name="Standard">
      <style:text-properties officeooo:rsid="01528202" officeooo:paragraph-rsid="016331b0"/>
    </style:style>
    <style:style style:name="P637" style:family="paragraph" style:parent-style-name="Standard">
      <style:text-properties officeooo:paragraph-rsid="01549026"/>
    </style:style>
    <style:style style:name="P638" style:family="paragraph" style:parent-style-name="Standard">
      <style:text-properties officeooo:paragraph-rsid="015882c3"/>
    </style:style>
    <style:style style:name="P639" style:family="paragraph" style:parent-style-name="Standard">
      <style:text-properties officeooo:paragraph-rsid="015ee267"/>
    </style:style>
    <style:style style:name="P640" style:family="paragraph" style:parent-style-name="Standard">
      <style:text-properties officeooo:paragraph-rsid="01604964"/>
    </style:style>
    <style:style style:name="P641" style:family="paragraph" style:parent-style-name="Standard">
      <style:text-properties officeooo:paragraph-rsid="016331b0"/>
    </style:style>
    <style:style style:name="P642" style:family="paragraph" style:parent-style-name="Standard">
      <style:paragraph-properties fo:line-height="150%"/>
      <style:text-properties officeooo:paragraph-rsid="0166b397"/>
    </style:style>
    <style:style style:name="P643" style:family="paragraph" style:parent-style-name="Standard">
      <style:text-properties officeooo:paragraph-rsid="01770822"/>
    </style:style>
    <style:style style:name="P644" style:family="paragraph" style:parent-style-name="Standard">
      <style:text-properties officeooo:paragraph-rsid="0179bfd9"/>
    </style:style>
    <style:style style:name="P645" style:family="paragraph" style:parent-style-name="Standard">
      <style:text-properties officeooo:paragraph-rsid="017e219d"/>
    </style:style>
    <style:style style:name="P646" style:family="paragraph" style:parent-style-name="Standard">
      <style:text-properties officeooo:paragraph-rsid="0193a3a5"/>
    </style:style>
    <style:style style:name="P647" style:family="paragraph" style:parent-style-name="Standard">
      <style:text-properties officeooo:paragraph-rsid="0066b31e"/>
    </style:style>
    <style:style style:name="P648" style:family="paragraph" style:parent-style-name="Standard">
      <style:text-properties officeooo:paragraph-rsid="019c0acb"/>
    </style:style>
    <style:style style:name="P649" style:family="paragraph" style:parent-style-name="Standard">
      <style:text-properties officeooo:paragraph-rsid="009ff1c7"/>
    </style:style>
    <style:style style:name="P650" style:family="paragraph" style:parent-style-name="Standard">
      <style:text-properties officeooo:paragraph-rsid="01a99820"/>
    </style:style>
    <style:style style:name="P651" style:family="paragraph" style:parent-style-name="Standard">
      <style:text-properties officeooo:paragraph-rsid="01bb0dd2"/>
    </style:style>
    <style:style style:name="P652" style:family="paragraph" style:parent-style-name="Standard">
      <style:text-properties officeooo:paragraph-rsid="01459f86"/>
    </style:style>
    <style:style style:name="P653" style:family="paragraph" style:parent-style-name="Standard">
      <style:text-properties officeooo:paragraph-rsid="00ec9cc0"/>
    </style:style>
    <style:style style:name="P654" style:family="paragraph" style:parent-style-name="Standard">
      <style:text-properties officeooo:paragraph-rsid="01cdcabe"/>
    </style:style>
    <style:style style:name="P655" style:family="paragraph" style:parent-style-name="Standard">
      <style:text-properties officeooo:paragraph-rsid="01ce0a79"/>
    </style:style>
    <style:style style:name="P656" style:family="paragraph" style:parent-style-name="Standard">
      <style:text-properties officeooo:paragraph-rsid="01d4bd22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83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85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86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50%" fo:break-before="page"/>
      <style:text-properties officeooo:paragraph-rsid="0166b397"/>
    </style:style>
    <style:style style:name="P688" style:family="paragraph" style:parent-style-name="Standard">
      <style:paragraph-properties fo:line-height="150%" fo:break-before="page"/>
      <style:text-properties officeooo:paragraph-rsid="0169df86"/>
    </style:style>
    <style:style style:name="P689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90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91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92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93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94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95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96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97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98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99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00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01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02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03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04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705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06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07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08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09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10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11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12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13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14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15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16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17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18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19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20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21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22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23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24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25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6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27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28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66eeab0" officeooo:paragraph-rsid="0169df86"/>
    </style:style>
    <style:style style:name="P729" style:family="paragraph" style:parent-style-name="Table_20_Contents">
      <style:paragraph-properties fo:line-height="100%" fo:text-align="start" style:justify-single-word="false"/>
      <style:text-properties style:text-line-through-style="solid" style:text-line-through-type="single" officeooo:rsid="066f3d61" officeooo:paragraph-rsid="0169df86"/>
    </style:style>
    <style:style style:name="P730" style:family="paragraph" style:parent-style-name="Table_20_Contents">
      <style:paragraph-properties fo:line-height="150%" fo:text-align="start" style:justify-single-word="false"/>
      <style:text-properties style:text-line-through-style="solid" style:text-line-through-type="single" officeooo:rsid="066f3d61" officeooo:paragraph-rsid="0169df86"/>
    </style:style>
    <style:style style:name="P731" style:family="paragraph" style:parent-style-name="Standard" style:list-style-name="L1">
      <style:text-properties officeooo:paragraph-rsid="001c5680"/>
    </style:style>
    <style:style style:name="P732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3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4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35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36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37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38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39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0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1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2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3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4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45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46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47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48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49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0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1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2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3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4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55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56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57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58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59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0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1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2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3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4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65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66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7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8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69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0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1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72" style:family="paragraph" style:parent-style-name="Standard">
      <style:text-properties fo:font-style="italic" officeooo:paragraph-rsid="002f731d" style:font-style-asian="italic" style:font-style-complex="italic"/>
    </style:style>
    <style:style style:name="P773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4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5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6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7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8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9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0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1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2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3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4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85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6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7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8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9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0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1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2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3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4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5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6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7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8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9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0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1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2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3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4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05" style:family="paragraph" style:parent-style-name="Standard" style:list-style-name="L29">
      <style:text-properties officeooo:paragraph-rsid="00a8ca1b"/>
    </style:style>
    <style:style style:name="P806" style:family="paragraph" style:parent-style-name="Standard" style:list-style-name="L38">
      <style:text-properties officeooo:paragraph-rsid="00f9fdc0"/>
    </style:style>
    <style:style style:name="P807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08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09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810" style:family="paragraph" style:parent-style-name="Standard" style:list-style-name="L63">
      <style:text-properties officeooo:paragraph-rsid="013e50cb"/>
    </style:style>
    <style:style style:name="P811" style:family="paragraph" style:parent-style-name="Standard" style:list-style-name="L63">
      <style:text-properties officeooo:paragraph-rsid="01401741"/>
    </style:style>
    <style:style style:name="P812" style:family="paragraph" style:parent-style-name="Standard" style:list-style-name="L63">
      <style:text-properties officeooo:paragraph-rsid="013db3b4"/>
    </style:style>
    <style:style style:name="P813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4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15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6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17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18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19" style:family="paragraph" style:parent-style-name="Standard" style:list-style-name="L68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0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1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22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23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24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25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26" style:family="paragraph" style:parent-style-name="Standard" style:list-style-name="L11">
      <style:paragraph-properties fo:line-height="115%"/>
      <style:text-properties style:use-window-font-color="true" fo:font-style="italic" officeooo:rsid="003a01ce" officeooo:paragraph-rsid="01e1c22e" style:font-style-asian="italic" style:font-style-complex="italic"/>
    </style:style>
    <style:style style:name="P827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28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29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30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31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32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33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34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35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36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37" style:family="paragraph" style:parent-style-name="Standard" style:list-style-name="L66">
      <style:text-properties style:use-window-font-color="true" style:text-line-through-style="solid" style:text-line-through-type="singl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38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839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842" style:family="paragraph" style:parent-style-name="Standard" style:list-style-name="L68">
      <style:text-properties officeooo:paragraph-rsid="0161b854"/>
    </style:style>
    <style:style style:name="P843" style:family="paragraph" style:parent-style-name="Standard" style:list-style-name="L68">
      <style:text-properties officeooo:rsid="01adadd2" officeooo:paragraph-rsid="01adadd2"/>
    </style:style>
    <style:style style:name="P844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officeooo:rsid="01a04199" style:font-style-asian="italic" style:font-style-complex="italic"/>
    </style:style>
    <style:style style:name="T59" style:family="text">
      <style:text-properties fo:font-style="italic" officeooo:rsid="01adadd2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d02de4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style:font-style-asian="italic" style:font-style-complex="italic"/>
    </style:style>
    <style:style style:name="T121" style:family="text">
      <style:text-properties fo:font-style="italic" style:text-underline-style="none" officeooo:rsid="010f422a" style:font-style-asian="italic" style:font-style-complex="italic"/>
    </style:style>
    <style:style style:name="T122" style:family="text">
      <style:text-properties fo:font-style="italic" style:text-underline-style="none" officeooo:rsid="004caf23" style:font-style-asian="italic" style:font-style-complex="italic"/>
    </style:style>
    <style:style style:name="T123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6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7" style:family="text">
      <style:text-properties fo:font-style="italic" style:text-underline-style="none" fo:font-weight="bold" officeooo:rsid="009622c6" style:font-style-asian="italic" style:font-weight-asian="bold" style:font-style-complex="italic" style:font-weight-complex="bold"/>
    </style:style>
    <style:style style:name="T128" style:family="text">
      <style:text-properties fo:font-style="italic" style:text-underline-style="none" fo:font-weight="bold" officeooo:rsid="01debf64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0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1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42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43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5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6" style:family="text">
      <style:text-properties officeooo:rsid="0010e9b7"/>
    </style:style>
    <style:style style:name="T147" style:family="text">
      <style:text-properties fo:color="#ff0000"/>
    </style:style>
    <style:style style:name="T148" style:family="text">
      <style:text-properties fo:color="#ff0000" fo:font-style="italic" officeooo:rsid="0011b025" style:font-style-asian="italic" style:font-style-complex="italic"/>
    </style:style>
    <style:style style:name="T149" style:family="text">
      <style:text-properties fo:color="#ff0000" fo:font-style="italic" officeooo:rsid="00186c3f" style:font-style-asian="italic" style:font-style-complex="italic"/>
    </style:style>
    <style:style style:name="T150" style:family="text">
      <style:text-properties fo:color="#ff0000" officeooo:rsid="0013daba"/>
    </style:style>
    <style:style style:name="T151" style:family="text">
      <style:text-properties fo:color="#ff0000" officeooo:rsid="00186c3f"/>
    </style:style>
    <style:style style:name="T152" style:family="text">
      <style:text-properties fo:color="#ff0000" officeooo:rsid="00acfb9d"/>
    </style:style>
    <style:style style:name="T153" style:family="text">
      <style:text-properties fo:color="#ff0000" fo:font-weight="normal" style:font-weight-asian="normal" style:font-weight-complex="normal"/>
    </style:style>
    <style:style style:name="T154" style:family="text">
      <style:text-properties fo:color="#ff0000" fo:font-weight="normal" officeooo:rsid="014d6fa3" style:font-weight-asian="normal" style:font-weight-complex="normal"/>
    </style:style>
    <style:style style:name="T155" style:family="text">
      <style:text-properties fo:color="#ff0000" fo:font-weight="normal" officeooo:rsid="0151b86d" style:font-weight-asian="normal" style:font-weight-complex="normal"/>
    </style:style>
    <style:style style:name="T156" style:family="text">
      <style:text-properties fo:color="#0000ff"/>
    </style:style>
    <style:style style:name="T157" style:family="text">
      <style:text-properties fo:color="#0000ff" fo:font-style="italic" officeooo:rsid="0011b025" style:font-style-asian="italic" style:font-style-complex="italic"/>
    </style:style>
    <style:style style:name="T158" style:family="text">
      <style:text-properties fo:color="#0000ff" fo:font-style="italic" officeooo:rsid="0013daba" style:font-style-asian="italic" style:font-style-complex="italic"/>
    </style:style>
    <style:style style:name="T159" style:family="text">
      <style:text-properties fo:color="#0000ff" fo:font-style="italic" officeooo:rsid="00186c3f" style:font-style-asian="italic" style:font-style-complex="italic"/>
    </style:style>
    <style:style style:name="T160" style:family="text">
      <style:text-properties fo:color="#0000ff" fo:font-style="italic" officeooo:rsid="0012a0dc" style:font-style-asian="italic" style:font-style-complex="italic"/>
    </style:style>
    <style:style style:name="T161" style:family="text">
      <style:text-properties fo:color="#0000ff" fo:font-style="italic" officeooo:rsid="009f187e" style:font-style-asian="italic" style:font-style-complex="italic"/>
    </style:style>
    <style:style style:name="T162" style:family="text">
      <style:text-properties fo:color="#0000ff" officeooo:rsid="0013daba"/>
    </style:style>
    <style:style style:name="T163" style:family="text">
      <style:text-properties fo:color="#0000ff" officeooo:rsid="00186c3f"/>
    </style:style>
    <style:style style:name="T164" style:family="text">
      <style:text-properties fo:color="#0000ff" fo:background-color="transparent" loext:char-shading-value="0"/>
    </style:style>
    <style:style style:name="T165" style:family="text">
      <style:text-properties fo:color="#0000ff" officeooo:rsid="00acfb9d"/>
    </style:style>
    <style:style style:name="T166" style:family="text">
      <style:text-properties fo:color="#0000ff" fo:font-weight="normal" style:font-weight-asian="normal" style:font-weight-complex="normal"/>
    </style:style>
    <style:style style:name="T167" style:family="text">
      <style:text-properties fo:color="#0000ff" fo:font-weight="normal" officeooo:rsid="014d6fa3" style:font-weight-asian="normal" style:font-weight-complex="normal"/>
    </style:style>
    <style:style style:name="T168" style:family="text">
      <style:text-properties fo:color="#0000ff" fo:font-weight="normal" officeooo:rsid="0151b86d" style:font-weight-asian="normal" style:font-weight-complex="normal"/>
    </style:style>
    <style:style style:name="T169" style:family="text">
      <style:text-properties fo:color="#008000"/>
    </style:style>
    <style:style style:name="T170" style:family="text">
      <style:text-properties fo:color="#008000" fo:font-style="italic" style:font-style-asian="italic" style:font-style-complex="italic"/>
    </style:style>
    <style:style style:name="T171" style:family="text">
      <style:text-properties fo:color="#008000" fo:font-style="italic" officeooo:rsid="0011b025" style:font-style-asian="italic" style:font-style-complex="italic"/>
    </style:style>
    <style:style style:name="T172" style:family="text">
      <style:text-properties fo:color="#008000" fo:font-style="italic" officeooo:rsid="0013daba" style:font-style-asian="italic" style:font-style-complex="italic"/>
    </style:style>
    <style:style style:name="T173" style:family="text">
      <style:text-properties fo:color="#008000" fo:font-style="italic" officeooo:rsid="009f187e" style:font-style-asian="italic" style:font-style-complex="italic"/>
    </style:style>
    <style:style style:name="T174" style:family="text">
      <style:text-properties fo:color="#008000" officeooo:rsid="0013daba"/>
    </style:style>
    <style:style style:name="T175" style:family="text">
      <style:text-properties fo:color="#008000" officeooo:rsid="00acfb9d"/>
    </style:style>
    <style:style style:name="T176" style:family="text">
      <style:text-properties fo:color="#008000" fo:font-weight="normal" officeooo:rsid="007ca694" style:font-weight-asian="normal" style:font-weight-complex="normal"/>
    </style:style>
    <style:style style:name="T177" style:family="text">
      <style:text-properties fo:color="#ff00ff"/>
    </style:style>
    <style:style style:name="T178" style:family="text">
      <style:text-properties fo:color="#ff00ff" fo:font-style="italic" officeooo:rsid="0011b025" style:font-style-asian="italic" style:font-style-complex="italic"/>
    </style:style>
    <style:style style:name="T179" style:family="text">
      <style:text-properties fo:color="#ff00ff" fo:font-style="italic" officeooo:rsid="0013daba" style:font-style-asian="italic" style:font-style-complex="italic"/>
    </style:style>
    <style:style style:name="T180" style:family="text">
      <style:text-properties fo:color="#ff00ff" fo:font-style="italic" officeooo:rsid="00186c3f" style:font-style-asian="italic" style:font-style-complex="italic"/>
    </style:style>
    <style:style style:name="T181" style:family="text">
      <style:text-properties fo:color="#ff00ff" officeooo:rsid="00186c3f"/>
    </style:style>
    <style:style style:name="T182" style:family="text">
      <style:text-properties fo:color="#ff00ff" officeooo:rsid="00acfb9d"/>
    </style:style>
    <style:style style:name="T183" style:family="text">
      <style:text-properties fo:color="#1e90ff"/>
    </style:style>
    <style:style style:name="T184" style:family="text">
      <style:text-properties fo:color="#1e90ff" fo:font-style="italic" style:font-style-asian="italic" style:font-style-complex="italic"/>
    </style:style>
    <style:style style:name="T185" style:family="text">
      <style:text-properties fo:color="#1e90ff" fo:font-style="italic" officeooo:rsid="0013daba" style:font-style-asian="italic" style:font-style-complex="italic"/>
    </style:style>
    <style:style style:name="T186" style:family="text">
      <style:text-properties fo:color="#1e90ff" fo:font-style="italic" officeooo:rsid="00186c3f" style:font-style-asian="italic" style:font-style-complex="italic"/>
    </style:style>
    <style:style style:name="T187" style:family="text">
      <style:text-properties fo:color="#1e90ff" fo:font-style="italic" officeooo:rsid="0011b025" style:font-style-asian="italic" style:font-style-complex="italic"/>
    </style:style>
    <style:style style:name="T188" style:family="text">
      <style:text-properties fo:color="#1e90ff" officeooo:rsid="0013daba"/>
    </style:style>
    <style:style style:name="T189" style:family="text">
      <style:text-properties fo:color="#1e90ff" officeooo:rsid="00186c3f"/>
    </style:style>
    <style:style style:name="T190" style:family="text">
      <style:text-properties officeooo:rsid="0013daba"/>
    </style:style>
    <style:style style:name="T191" style:family="text">
      <style:text-properties fo:font-style="normal" style:font-style-asian="normal" style:font-style-complex="normal"/>
    </style:style>
    <style:style style:name="T192" style:family="text">
      <style:text-properties fo:font-style="normal" officeooo:rsid="00134990" style:font-style-asian="normal" style:font-style-complex="normal"/>
    </style:style>
    <style:style style:name="T193" style:family="text">
      <style:text-properties fo:font-style="normal" officeooo:rsid="0013daba" style:font-style-asian="normal" style:font-style-complex="normal"/>
    </style:style>
    <style:style style:name="T194" style:family="text">
      <style:text-properties fo:font-style="normal" officeooo:rsid="00154f37" style:font-style-asian="normal" style:font-style-complex="normal"/>
    </style:style>
    <style:style style:name="T195" style:family="text">
      <style:text-properties fo:font-style="normal" officeooo:rsid="001819bc" style:font-style-asian="normal" style:font-style-complex="normal"/>
    </style:style>
    <style:style style:name="T196" style:family="text">
      <style:text-properties fo:font-style="normal" officeooo:rsid="00186c3f" style:font-style-asian="normal" style:font-style-complex="normal"/>
    </style:style>
    <style:style style:name="T197" style:family="text">
      <style:text-properties fo:font-style="normal" officeooo:rsid="0018e013" style:font-style-asian="normal" style:font-style-complex="normal"/>
    </style:style>
    <style:style style:name="T198" style:family="text">
      <style:text-properties fo:font-style="normal" officeooo:rsid="001c0ef5" style:font-style-asian="normal" style:font-style-complex="normal"/>
    </style:style>
    <style:style style:name="T199" style:family="text">
      <style:text-properties fo:font-style="normal" officeooo:rsid="0055a125" style:font-style-asian="normal" style:font-style-complex="normal"/>
    </style:style>
    <style:style style:name="T200" style:family="text">
      <style:text-properties fo:font-style="normal" officeooo:rsid="005fb5cb" style:font-style-asian="normal" style:font-style-complex="normal"/>
    </style:style>
    <style:style style:name="T201" style:family="text">
      <style:text-properties fo:font-style="normal" officeooo:rsid="00607814" style:font-style-asian="normal" style:font-style-complex="normal"/>
    </style:style>
    <style:style style:name="T202" style:family="text">
      <style:text-properties fo:font-style="normal" officeooo:rsid="00616041" style:font-style-asian="normal" style:font-style-complex="normal"/>
    </style:style>
    <style:style style:name="T203" style:family="text">
      <style:text-properties fo:font-style="normal" officeooo:rsid="0063f681" style:font-style-asian="normal" style:font-style-complex="normal"/>
    </style:style>
    <style:style style:name="T204" style:family="text">
      <style:text-properties fo:font-style="normal" officeooo:rsid="00644350" style:font-style-asian="normal" style:font-style-complex="normal"/>
    </style:style>
    <style:style style:name="T205" style:family="text">
      <style:text-properties fo:font-style="normal" officeooo:rsid="006579dd" style:font-style-asian="normal" style:font-style-complex="normal"/>
    </style:style>
    <style:style style:name="T206" style:family="text">
      <style:text-properties fo:font-style="normal" officeooo:rsid="0068aca7" style:font-style-asian="normal" style:font-style-complex="normal"/>
    </style:style>
    <style:style style:name="T207" style:family="text">
      <style:text-properties fo:font-style="normal" officeooo:rsid="0069ae1a" style:font-style-asian="normal" style:font-style-complex="normal"/>
    </style:style>
    <style:style style:name="T208" style:family="text">
      <style:text-properties fo:font-style="normal" officeooo:rsid="006b8991" style:font-style-asian="normal" style:font-style-complex="normal"/>
    </style:style>
    <style:style style:name="T209" style:family="text">
      <style:text-properties fo:font-style="normal" officeooo:rsid="006f66ec" style:font-style-asian="normal" style:font-style-complex="normal"/>
    </style:style>
    <style:style style:name="T210" style:family="text">
      <style:text-properties fo:font-style="normal" officeooo:rsid="006d78d1" style:font-style-asian="normal" style:font-style-complex="normal"/>
    </style:style>
    <style:style style:name="T211" style:family="text">
      <style:text-properties fo:font-style="normal" officeooo:rsid="0071baff" style:font-style-asian="normal" style:font-style-complex="normal"/>
    </style:style>
    <style:style style:name="T212" style:family="text">
      <style:text-properties fo:font-style="normal" officeooo:rsid="00751d17" style:font-style-asian="normal" style:font-style-complex="normal"/>
    </style:style>
    <style:style style:name="T213" style:family="text">
      <style:text-properties fo:font-style="normal" officeooo:rsid="0075c7db" style:font-style-asian="normal" style:font-style-complex="normal"/>
    </style:style>
    <style:style style:name="T214" style:family="text">
      <style:text-properties fo:font-style="normal" officeooo:rsid="007b2101" style:font-style-asian="normal" style:font-style-complex="normal"/>
    </style:style>
    <style:style style:name="T215" style:family="text">
      <style:text-properties fo:font-style="normal" officeooo:rsid="007d92ff" style:font-style-asian="normal" style:font-style-complex="normal"/>
    </style:style>
    <style:style style:name="T216" style:family="text">
      <style:text-properties fo:font-style="normal" officeooo:rsid="00819260" style:font-style-asian="normal" style:font-style-complex="normal"/>
    </style:style>
    <style:style style:name="T217" style:family="text">
      <style:text-properties fo:font-style="normal" officeooo:rsid="008478a0" style:font-style-asian="normal" style:font-style-complex="normal"/>
    </style:style>
    <style:style style:name="T218" style:family="text">
      <style:text-properties fo:font-style="normal" officeooo:rsid="0085ac68" style:font-style-asian="normal" style:font-style-complex="normal"/>
    </style:style>
    <style:style style:name="T219" style:family="text">
      <style:text-properties fo:font-style="normal" officeooo:rsid="00941a11" style:font-style-asian="normal" style:font-style-complex="normal"/>
    </style:style>
    <style:style style:name="T220" style:family="text">
      <style:text-properties fo:font-style="normal" officeooo:rsid="009d5b59" style:font-style-asian="normal" style:font-style-complex="normal"/>
    </style:style>
    <style:style style:name="T221" style:family="text">
      <style:text-properties fo:font-style="normal" officeooo:rsid="009ec4fc" style:font-style-asian="normal" style:font-style-complex="normal"/>
    </style:style>
    <style:style style:name="T222" style:family="text">
      <style:text-properties fo:font-style="normal" officeooo:rsid="00a6f347" style:font-style-asian="normal" style:font-style-complex="normal"/>
    </style:style>
    <style:style style:name="T223" style:family="text">
      <style:text-properties fo:font-style="normal" officeooo:rsid="00a1e031" style:font-style-asian="normal" style:font-style-complex="normal"/>
    </style:style>
    <style:style style:name="T224" style:family="text">
      <style:text-properties fo:font-style="normal" officeooo:rsid="00acfb9d" style:font-style-asian="normal" style:font-style-complex="normal"/>
    </style:style>
    <style:style style:name="T225" style:family="text">
      <style:text-properties fo:font-style="normal" officeooo:rsid="00af3424" style:font-style-asian="normal" style:font-style-complex="normal"/>
    </style:style>
    <style:style style:name="T226" style:family="text">
      <style:text-properties fo:font-style="normal" officeooo:rsid="00ba819c" style:font-style-asian="normal" style:font-style-complex="normal"/>
    </style:style>
    <style:style style:name="T227" style:family="text">
      <style:text-properties fo:font-style="normal" officeooo:rsid="00bbf4cd" style:font-style-asian="normal" style:font-style-complex="normal"/>
    </style:style>
    <style:style style:name="T228" style:family="text">
      <style:text-properties fo:font-style="normal" officeooo:rsid="00bc5e43" style:font-style-asian="normal" style:font-style-complex="normal"/>
    </style:style>
    <style:style style:name="T229" style:family="text">
      <style:text-properties fo:font-style="normal" officeooo:rsid="00bdd473" style:font-style-asian="normal" style:font-style-complex="normal"/>
    </style:style>
    <style:style style:name="T230" style:family="text">
      <style:text-properties fo:font-style="normal" officeooo:rsid="00c12d1c" style:font-style-asian="normal" style:font-style-complex="normal"/>
    </style:style>
    <style:style style:name="T231" style:family="text">
      <style:text-properties fo:font-style="normal" officeooo:rsid="00c2c999" style:font-style-asian="normal" style:font-style-complex="normal"/>
    </style:style>
    <style:style style:name="T232" style:family="text">
      <style:text-properties fo:font-style="normal" officeooo:rsid="00c495da" style:font-style-asian="normal" style:font-style-complex="normal"/>
    </style:style>
    <style:style style:name="T233" style:family="text">
      <style:text-properties fo:font-style="normal" officeooo:rsid="00c50878" style:font-style-asian="normal" style:font-style-complex="normal"/>
    </style:style>
    <style:style style:name="T234" style:family="text">
      <style:text-properties fo:font-style="normal" officeooo:rsid="0066b31e" style:font-style-asian="normal" style:font-style-complex="normal"/>
    </style:style>
    <style:style style:name="T235" style:family="text">
      <style:text-properties fo:font-style="normal" officeooo:rsid="00684bfc" style:font-style-asian="normal" style:font-style-complex="normal"/>
    </style:style>
    <style:style style:name="T236" style:family="text">
      <style:text-properties fo:font-style="normal" officeooo:rsid="00c7021f" style:font-style-asian="normal" style:font-style-complex="normal"/>
    </style:style>
    <style:style style:name="T237" style:family="text">
      <style:text-properties fo:font-style="normal" officeooo:rsid="00c7cebc" style:font-style-asian="normal" style:font-style-complex="normal"/>
    </style:style>
    <style:style style:name="T238" style:family="text">
      <style:text-properties fo:font-style="normal" officeooo:rsid="00c88326" style:font-style-asian="normal" style:font-style-complex="normal"/>
    </style:style>
    <style:style style:name="T239" style:family="text">
      <style:text-properties fo:font-style="normal" officeooo:rsid="00d63bc5" style:font-style-asian="normal" style:font-style-complex="normal"/>
    </style:style>
    <style:style style:name="T240" style:family="text">
      <style:text-properties fo:font-style="normal" officeooo:rsid="00dd44af" style:font-style-asian="normal" style:font-style-complex="normal"/>
    </style:style>
    <style:style style:name="T241" style:family="text">
      <style:text-properties fo:font-style="normal" officeooo:rsid="00eb49f4" style:font-style-asian="normal" style:font-style-complex="normal"/>
    </style:style>
    <style:style style:name="T242" style:family="text">
      <style:text-properties fo:font-style="normal" officeooo:rsid="010c3ac9" style:font-style-asian="normal" style:font-style-complex="normal"/>
    </style:style>
    <style:style style:name="T243" style:family="text">
      <style:text-properties fo:font-style="normal" officeooo:rsid="010c4cb4" style:font-style-asian="normal" style:font-style-complex="normal"/>
    </style:style>
    <style:style style:name="T244" style:family="text">
      <style:text-properties fo:font-style="normal" officeooo:rsid="010da598" style:font-style-asian="normal" style:font-style-complex="normal"/>
    </style:style>
    <style:style style:name="T245" style:family="text">
      <style:text-properties fo:font-style="normal" officeooo:rsid="010f5523" style:font-style-asian="normal" style:font-style-complex="normal"/>
    </style:style>
    <style:style style:name="T246" style:family="text">
      <style:text-properties fo:font-style="normal" officeooo:rsid="0111d037" style:font-style-asian="normal" style:font-style-complex="normal"/>
    </style:style>
    <style:style style:name="T247" style:family="text">
      <style:text-properties fo:font-style="normal" officeooo:rsid="01148430" style:font-style-asian="normal" style:font-style-complex="normal"/>
    </style:style>
    <style:style style:name="T248" style:family="text">
      <style:text-properties fo:font-style="normal" officeooo:rsid="01190d75" style:font-style-asian="normal" style:font-style-complex="normal"/>
    </style:style>
    <style:style style:name="T249" style:family="text">
      <style:text-properties fo:font-style="normal" officeooo:rsid="011511c0" style:font-style-asian="normal" style:font-style-complex="normal"/>
    </style:style>
    <style:style style:name="T250" style:family="text">
      <style:text-properties fo:font-style="normal" officeooo:rsid="011e7671" style:font-style-asian="normal" style:font-style-complex="normal"/>
    </style:style>
    <style:style style:name="T251" style:family="text">
      <style:text-properties fo:font-style="normal" officeooo:rsid="01206a6e" style:font-style-asian="normal" style:font-style-complex="normal"/>
    </style:style>
    <style:style style:name="T252" style:family="text">
      <style:text-properties fo:font-style="normal" officeooo:rsid="008c034a" style:font-style-asian="normal" style:font-style-complex="normal"/>
    </style:style>
    <style:style style:name="T253" style:family="text">
      <style:text-properties fo:font-style="normal" officeooo:rsid="0128c6e8" style:font-style-asian="normal" style:font-style-complex="normal"/>
    </style:style>
    <style:style style:name="T254" style:family="text">
      <style:text-properties fo:font-style="normal" officeooo:rsid="012b24b3" style:font-style-asian="normal" style:font-style-complex="normal"/>
    </style:style>
    <style:style style:name="T255" style:family="text">
      <style:text-properties fo:font-style="normal" officeooo:rsid="012cecd7" style:font-style-asian="normal" style:font-style-complex="normal"/>
    </style:style>
    <style:style style:name="T256" style:family="text">
      <style:text-properties fo:font-style="normal" officeooo:rsid="012e9465" style:font-style-asian="normal" style:font-style-complex="normal"/>
    </style:style>
    <style:style style:name="T257" style:family="text">
      <style:text-properties fo:font-style="normal" officeooo:rsid="01305c41" style:font-style-asian="normal" style:font-style-complex="normal"/>
    </style:style>
    <style:style style:name="T258" style:family="text">
      <style:text-properties fo:font-style="normal" officeooo:rsid="01494a68" style:font-style-asian="normal" style:font-style-complex="normal"/>
    </style:style>
    <style:style style:name="T259" style:family="text">
      <style:text-properties fo:font-style="normal" officeooo:rsid="014be95f" style:font-style-asian="normal" style:font-style-complex="normal"/>
    </style:style>
    <style:style style:name="T260" style:family="text">
      <style:text-properties fo:font-style="normal" officeooo:rsid="000fecca" style:font-style-asian="normal" style:font-style-complex="normal"/>
    </style:style>
    <style:style style:name="T261" style:family="text">
      <style:text-properties fo:font-style="normal" officeooo:rsid="00b41267" style:font-style-asian="normal" style:font-style-complex="normal"/>
    </style:style>
    <style:style style:name="T262" style:family="text">
      <style:text-properties fo:font-style="normal" officeooo:rsid="0174886a" style:font-style-asian="normal" style:font-style-complex="normal"/>
    </style:style>
    <style:style style:name="T263" style:family="text">
      <style:text-properties fo:font-style="normal" officeooo:rsid="0193a3a5" style:font-style-asian="normal" style:font-style-complex="normal"/>
    </style:style>
    <style:style style:name="T264" style:family="text">
      <style:text-properties fo:font-style="normal" officeooo:rsid="0194da6f" style:font-style-asian="normal" style:font-style-complex="normal"/>
    </style:style>
    <style:style style:name="T265" style:family="text">
      <style:text-properties fo:font-style="normal" officeooo:rsid="0198319c" style:font-style-asian="normal" style:font-style-complex="normal"/>
    </style:style>
    <style:style style:name="T266" style:family="text">
      <style:text-properties fo:font-style="normal" officeooo:rsid="019a451e" style:font-style-asian="normal" style:font-style-complex="normal"/>
    </style:style>
    <style:style style:name="T267" style:family="text">
      <style:text-properties fo:font-style="normal" officeooo:rsid="019c0acb" style:font-style-asian="normal" style:font-style-complex="normal"/>
    </style:style>
    <style:style style:name="T268" style:family="text">
      <style:text-properties fo:font-style="normal" officeooo:rsid="019c6d7b" style:font-style-asian="normal" style:font-style-complex="normal"/>
    </style:style>
    <style:style style:name="T2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style:font-style-asian="normal" style:font-style-complex="normal"/>
    </style:style>
    <style:style style:name="T360" style:family="text">
      <style:text-properties fo:font-style="normal" style:text-underline-style="none" officeooo:rsid="00bbbf73" style:font-style-asian="normal" style:font-style-complex="normal"/>
    </style:style>
    <style:style style:name="T361" style:family="text">
      <style:text-properties fo:font-style="normal" style:text-underline-style="none" officeooo:rsid="08e9819c" style:font-style-asian="normal" style:font-style-complex="normal"/>
    </style:style>
    <style:style style:name="T362" style:family="text">
      <style:text-properties fo:font-style="normal" style:text-underline-style="none" officeooo:rsid="00be4749" style:font-style-asian="normal" style:font-style-complex="normal"/>
    </style:style>
    <style:style style:name="T363" style:family="text">
      <style:text-properties fo:font-style="normal" style:text-underline-style="none" officeooo:rsid="00d708a6" style:font-style-asian="normal" style:font-style-complex="normal"/>
    </style:style>
    <style:style style:name="T364" style:family="text">
      <style:text-properties fo:font-style="normal" style:text-underline-style="none" officeooo:rsid="00ec1e8c" style:font-style-asian="normal" style:font-style-complex="normal"/>
    </style:style>
    <style:style style:name="T365" style:family="text">
      <style:text-properties fo:font-style="normal" style:text-underline-style="none" officeooo:rsid="00d9c9e4" style:font-style-asian="normal" style:font-style-complex="normal"/>
    </style:style>
    <style:style style:name="T366" style:family="text">
      <style:text-properties fo:font-style="normal" style:text-underline-style="none" officeooo:rsid="08f0811a" style:font-style-asian="normal" style:font-style-complex="normal"/>
    </style:style>
    <style:style style:name="T367" style:family="text">
      <style:text-properties fo:font-style="normal" style:text-underline-style="none" officeooo:rsid="010f422a" style:font-style-asian="normal" style:font-style-complex="normal"/>
    </style:style>
    <style:style style:name="T368" style:family="text">
      <style:text-properties fo:font-style="normal" style:text-underline-style="none" officeooo:rsid="00476ae1" style:font-style-asian="normal" style:font-style-complex="normal"/>
    </style:style>
    <style:style style:name="T369" style:family="text">
      <style:text-properties fo:font-style="normal" style:text-underline-style="none" fo:font-weight="bold" officeooo:rsid="01debf64" style:font-style-asian="normal" style:font-weight-asian="bold" style:font-style-complex="normal" style:font-weight-complex="bold"/>
    </style:style>
    <style:style style:name="T370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371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75" style:family="text">
      <style:text-properties officeooo:rsid="00154f37"/>
    </style:style>
    <style:style style:name="T376" style:family="text">
      <style:text-properties officeooo:rsid="0016b56f"/>
    </style:style>
    <style:style style:name="T377" style:family="text">
      <style:text-properties officeooo:rsid="00186c3f"/>
    </style:style>
    <style:style style:name="T378" style:family="text">
      <style:text-properties fo:color="#228b22" fo:font-style="italic" officeooo:rsid="00186c3f" style:font-style-asian="italic" style:font-style-complex="italic"/>
    </style:style>
    <style:style style:name="T379" style:family="text">
      <style:text-properties fo:color="#8b4513"/>
    </style:style>
    <style:style style:name="T380" style:family="text">
      <style:text-properties fo:color="#8b4513" officeooo:rsid="00186c3f"/>
    </style:style>
    <style:style style:name="T381" style:family="text">
      <style:text-properties officeooo:rsid="00205d85"/>
    </style:style>
    <style:style style:name="T382" style:family="text">
      <style:text-properties officeooo:rsid="001c5680"/>
    </style:style>
    <style:style style:name="T383" style:family="text">
      <style:text-properties officeooo:rsid="001e2fb9"/>
    </style:style>
    <style:style style:name="T38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85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officeooo:rsid="00a75993" style:font-weight-asian="bold" style:font-weight-complex="bold"/>
    </style:style>
    <style:style style:name="T388" style:family="text">
      <style:text-properties fo:font-weight="bold" officeooo:rsid="00beb82f" style:font-weight-asian="bold" style:font-weight-complex="bold"/>
    </style:style>
    <style:style style:name="T389" style:family="text">
      <style:text-properties fo:font-weight="bold" officeooo:rsid="00476ae1" style:font-weight-asian="bold" style:font-weight-complex="bold"/>
    </style:style>
    <style:style style:name="T390" style:family="text">
      <style:text-properties fo:font-weight="bold" officeooo:rsid="013013d9" style:font-weight-asian="bold" style:font-weight-complex="bold"/>
    </style:style>
    <style:style style:name="T391" style:family="text">
      <style:text-properties fo:font-weight="bold" officeooo:rsid="0053faec" style:font-weight-asian="bold" style:font-weight-complex="bold"/>
    </style:style>
    <style:style style:name="T392" style:family="text">
      <style:text-properties fo:font-weight="bold" officeooo:rsid="00bfa17d" style:font-weight-asian="bold" style:font-weight-complex="bold"/>
    </style:style>
    <style:style style:name="T393" style:family="text">
      <style:text-properties fo:font-weight="bold" officeooo:rsid="02a94de9" style:font-weight-asian="bold" style:font-weight-complex="bold"/>
    </style:style>
    <style:style style:name="T394" style:family="text">
      <style:text-properties fo:font-weight="bold" officeooo:rsid="00912fec" style:font-weight-asian="bold" style:font-weight-complex="bold"/>
    </style:style>
    <style:style style:name="T395" style:family="text">
      <style:text-properties fo:font-weight="bold" officeooo:rsid="008eb3ea" style:font-weight-asian="bold" style:font-weight-complex="bold"/>
    </style:style>
    <style:style style:name="T396" style:family="text">
      <style:text-properties fo:font-weight="bold" officeooo:rsid="00939859" style:font-weight-asian="bold" style:font-weight-complex="bold"/>
    </style:style>
    <style:style style:name="T397" style:family="text">
      <style:text-properties fo:font-weight="bold" officeooo:rsid="00a35d76" style:font-weight-asian="bold" style:font-weight-complex="bold"/>
    </style:style>
    <style:style style:name="T398" style:family="text">
      <style:text-properties fo:font-weight="bold" officeooo:rsid="00a6f347" style:font-weight-asian="bold" style:font-weight-complex="bold"/>
    </style:style>
    <style:style style:name="T399" style:family="text">
      <style:text-properties fo:font-weight="bold" officeooo:rsid="00ba819c" style:font-weight-asian="bold" style:font-weight-complex="bold"/>
    </style:style>
    <style:style style:name="T400" style:family="text">
      <style:text-properties fo:font-weight="bold" officeooo:rsid="00c50878" style:font-weight-asian="bold" style:font-weight-complex="bold"/>
    </style:style>
    <style:style style:name="T401" style:family="text">
      <style:text-properties fo:font-weight="bold" officeooo:rsid="00dd44af" style:font-weight-asian="bold" style:font-weight-complex="bold"/>
    </style:style>
    <style:style style:name="T402" style:family="text">
      <style:text-properties fo:font-weight="bold" officeooo:rsid="00f4c6c5" style:font-weight-asian="bold" style:font-weight-complex="bold"/>
    </style:style>
    <style:style style:name="T403" style:family="text">
      <style:text-properties fo:font-weight="bold" officeooo:rsid="00fc67ff" style:font-weight-asian="bold" style:font-weight-complex="bold"/>
    </style:style>
    <style:style style:name="T404" style:family="text">
      <style:text-properties fo:font-weight="bold" officeooo:rsid="00751d17" style:font-weight-asian="bold" style:font-weight-complex="bold"/>
    </style:style>
    <style:style style:name="T405" style:family="text">
      <style:text-properties fo:font-weight="bold" officeooo:rsid="0134038e" style:font-weight-asian="bold" style:font-weight-complex="bold"/>
    </style:style>
    <style:style style:name="T406" style:family="text">
      <style:text-properties fo:font-weight="bold" officeooo:rsid="01305c41" style:font-weight-asian="bold" style:font-weight-complex="bold"/>
    </style:style>
    <style:style style:name="T407" style:family="text">
      <style:text-properties fo:font-weight="bold" officeooo:rsid="02070606" style:font-weight-asian="bold" style:font-weight-complex="bold"/>
    </style:style>
    <style:style style:name="T408" style:family="text">
      <style:text-properties fo:font-weight="bold" officeooo:rsid="0206e857" style:font-weight-asian="bold" style:font-weight-complex="bold"/>
    </style:style>
    <style:style style:name="T409" style:family="text">
      <style:text-properties officeooo:rsid="0034ed8b"/>
    </style:style>
    <style:style style:name="T410" style:family="text">
      <style:text-properties fo:font-weight="normal" style:font-weight-asian="normal" style:font-weight-complex="normal"/>
    </style:style>
    <style:style style:name="T411" style:family="text">
      <style:text-properties fo:font-weight="normal" officeooo:rsid="00912fec" style:font-weight-asian="normal" style:font-weight-complex="normal"/>
    </style:style>
    <style:style style:name="T412" style:family="text">
      <style:text-properties fo:font-weight="normal" officeooo:rsid="02b807dc" style:font-weight-asian="normal" style:font-weight-complex="normal"/>
    </style:style>
    <style:style style:name="T413" style:family="text">
      <style:text-properties fo:font-weight="normal" officeooo:rsid="00bbbf73" style:font-weight-asian="normal" style:font-weight-complex="normal"/>
    </style:style>
    <style:style style:name="T414" style:family="text">
      <style:text-properties fo:font-weight="normal" officeooo:rsid="002ba0e7" style:font-weight-asian="normal" style:font-weight-complex="normal"/>
    </style:style>
    <style:style style:name="T415" style:family="text">
      <style:text-properties fo:font-weight="normal" officeooo:rsid="00bfa17d" style:font-weight-asian="normal" style:font-weight-complex="normal"/>
    </style:style>
    <style:style style:name="T416" style:family="text">
      <style:text-properties fo:font-weight="normal" officeooo:rsid="02a94de9" style:font-weight-asian="normal" style:font-weight-complex="normal"/>
    </style:style>
    <style:style style:name="T417" style:family="text">
      <style:text-properties fo:font-weight="normal" officeooo:rsid="004450ff" style:font-weight-asian="normal" style:font-weight-complex="normal"/>
    </style:style>
    <style:style style:name="T418" style:family="text">
      <style:text-properties fo:font-weight="normal" officeooo:rsid="01113d34" style:font-weight-asian="normal" style:font-weight-complex="normal"/>
    </style:style>
    <style:style style:name="T419" style:family="text">
      <style:text-properties fo:font-weight="normal" officeooo:rsid="00476ae1" style:font-weight-asian="normal" style:font-weight-complex="normal"/>
    </style:style>
    <style:style style:name="T420" style:family="text">
      <style:text-properties fo:font-weight="normal" officeooo:rsid="08ad15c9" style:font-weight-asian="normal" style:font-weight-complex="normal"/>
    </style:style>
    <style:style style:name="T421" style:family="text">
      <style:text-properties fo:font-weight="normal" officeooo:rsid="008eb3ea" style:font-weight-asian="normal" style:font-weight-complex="normal"/>
    </style:style>
    <style:style style:name="T422" style:family="text">
      <style:text-properties fo:font-weight="normal" officeooo:rsid="00939859" style:font-weight-asian="normal" style:font-weight-complex="normal"/>
    </style:style>
    <style:style style:name="T423" style:family="text">
      <style:text-properties fo:font-weight="normal" officeooo:rsid="00941a11" style:font-weight-asian="normal" style:font-weight-complex="normal"/>
    </style:style>
    <style:style style:name="T424" style:family="text">
      <style:text-properties fo:font-weight="normal" officeooo:rsid="00dd44af" style:font-weight-asian="normal" style:font-weight-complex="normal"/>
    </style:style>
    <style:style style:name="T425" style:family="text">
      <style:text-properties fo:font-weight="normal" officeooo:rsid="00e1ae30" style:font-weight-asian="normal" style:font-weight-complex="normal"/>
    </style:style>
    <style:style style:name="T426" style:family="text">
      <style:text-properties fo:font-weight="normal" officeooo:rsid="00f4c6c5" style:font-weight-asian="normal" style:font-weight-complex="normal"/>
    </style:style>
    <style:style style:name="T427" style:family="text">
      <style:text-properties fo:font-weight="normal" officeooo:rsid="00f51685" style:font-weight-asian="normal" style:font-weight-complex="normal"/>
    </style:style>
    <style:style style:name="T428" style:family="text">
      <style:text-properties fo:font-weight="normal" officeooo:rsid="00fc67ff" style:font-weight-asian="normal" style:font-weight-complex="normal"/>
    </style:style>
    <style:style style:name="T429" style:family="text">
      <style:text-properties fo:font-weight="normal" officeooo:rsid="00fdd3aa" style:font-weight-asian="normal" style:font-weight-complex="normal"/>
    </style:style>
    <style:style style:name="T430" style:family="text">
      <style:text-properties fo:font-weight="normal" officeooo:rsid="012e9465" style:font-weight-asian="normal" style:font-weight-complex="normal"/>
    </style:style>
    <style:style style:name="T431" style:family="text">
      <style:text-properties fo:font-weight="normal" officeooo:rsid="012edf56" style:font-weight-asian="normal" style:font-weight-complex="normal"/>
    </style:style>
    <style:style style:name="T432" style:family="text">
      <style:text-properties fo:font-weight="normal" officeooo:rsid="01305c41" style:font-weight-asian="normal" style:font-weight-complex="normal"/>
    </style:style>
    <style:style style:name="T433" style:family="text">
      <style:text-properties fo:font-weight="normal" officeooo:rsid="0134038e" style:font-weight-asian="normal" style:font-weight-complex="normal"/>
    </style:style>
    <style:style style:name="T434" style:family="text">
      <style:text-properties fo:font-weight="normal" officeooo:rsid="0139bd35" style:font-weight-asian="normal" style:font-weight-complex="normal"/>
    </style:style>
    <style:style style:name="T435" style:family="text">
      <style:text-properties fo:font-weight="normal" officeooo:rsid="01401741" style:font-weight-asian="normal" style:font-weight-complex="normal"/>
    </style:style>
    <style:style style:name="T436" style:family="text">
      <style:text-properties fo:font-weight="normal" officeooo:rsid="0142451b" style:font-weight-asian="normal" style:font-weight-complex="normal"/>
    </style:style>
    <style:style style:name="T437" style:family="text">
      <style:text-properties fo:font-weight="normal" officeooo:rsid="0149fc19" style:font-weight-asian="normal" style:font-weight-complex="normal"/>
    </style:style>
    <style:style style:name="T438" style:family="text">
      <style:text-properties fo:font-weight="normal" officeooo:rsid="014be95f" style:font-weight-asian="normal" style:font-weight-complex="normal"/>
    </style:style>
    <style:style style:name="T439" style:family="text">
      <style:text-properties fo:font-weight="normal" officeooo:rsid="03ee7eb1" style:font-weight-asian="normal" style:font-weight-complex="normal"/>
    </style:style>
    <style:style style:name="T440" style:family="text">
      <style:text-properties fo:font-weight="normal" officeooo:rsid="045e6749" style:font-weight-asian="normal" style:font-weight-complex="normal"/>
    </style:style>
    <style:style style:name="T441" style:family="text">
      <style:text-properties fo:font-weight="normal" officeooo:rsid="04602400" style:font-weight-asian="normal" style:font-weight-complex="normal"/>
    </style:style>
    <style:style style:name="T442" style:family="text">
      <style:text-properties style:use-window-font-color="true"/>
    </style:style>
    <style:style style:name="T443" style:family="text">
      <style:text-properties style:use-window-font-color="true" fo:font-weight="bold" style:font-weight-asian="bold" style:font-weight-complex="bold"/>
    </style:style>
    <style:style style:name="T444" style:family="text">
      <style:text-properties style:use-window-font-color="true" fo:font-weight="bold" officeooo:rsid="0044d7a4" style:font-weight-asian="bold" style:font-weight-complex="bold"/>
    </style:style>
    <style:style style:name="T445" style:family="text">
      <style:text-properties style:use-window-font-color="true" fo:font-weight="bold" officeooo:rsid="007ca694" style:font-weight-asian="bold" style:font-weight-complex="bold"/>
    </style:style>
    <style:style style:name="T446" style:family="text">
      <style:text-properties style:use-window-font-color="true" fo:font-weight="bold" officeooo:rsid="01536dcf" style:font-weight-asian="bold" style:font-weight-complex="bold"/>
    </style:style>
    <style:style style:name="T447" style:family="text">
      <style:text-properties style:use-window-font-color="true" fo:font-weight="bold" officeooo:rsid="01549026" style:font-weight-asian="bold" style:font-weight-complex="bold"/>
    </style:style>
    <style:style style:name="T448" style:family="text">
      <style:text-properties style:use-window-font-color="true" fo:font-weight="bold" officeooo:rsid="01549d31" style:font-weight-asian="bold" style:font-weight-complex="bold"/>
    </style:style>
    <style:style style:name="T449" style:family="text">
      <style:text-properties style:use-window-font-color="true" fo:font-weight="bold" officeooo:rsid="01bb0dd2" style:font-weight-asian="bold" style:font-weight-complex="bold"/>
    </style:style>
    <style:style style:name="T45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51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52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55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56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7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8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8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9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70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71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72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73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74" style:family="text">
      <style:text-properties style:use-window-font-color="true" fo:font-style="italic" officeooo:rsid="009f187e" style:font-style-asian="italic" style:font-style-complex="italic"/>
    </style:style>
    <style:style style:name="T47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95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96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7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8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9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00" style:family="text">
      <style:text-properties style:use-window-font-color="true" fo:font-style="normal" style:font-style-asian="normal" style:font-style-complex="normal"/>
    </style:style>
    <style:style style:name="T501" style:family="text">
      <style:text-properties style:use-window-font-color="true" fo:font-style="normal" officeooo:rsid="0050063f" style:font-style-asian="normal" style:font-style-complex="normal"/>
    </style:style>
    <style:style style:name="T502" style:family="text">
      <style:text-properties style:use-window-font-color="true" fo:font-style="normal" officeooo:rsid="00523bf9" style:font-style-asian="normal" style:font-style-complex="normal"/>
    </style:style>
    <style:style style:name="T503" style:family="text">
      <style:text-properties style:use-window-font-color="true" fo:font-style="normal" officeooo:rsid="016f0506" style:font-style-asian="normal" style:font-style-complex="normal"/>
    </style:style>
    <style:style style:name="T504" style:family="text">
      <style:text-properties style:use-window-font-color="true" fo:font-style="normal" officeooo:rsid="0176ee1b" style:font-style-asian="normal" style:font-style-complex="normal"/>
    </style:style>
    <style:style style:name="T505" style:family="text">
      <style:text-properties style:use-window-font-color="true" fo:font-style="normal" officeooo:rsid="017029bc" style:font-style-asian="normal" style:font-style-complex="normal"/>
    </style:style>
    <style:style style:name="T506" style:family="text">
      <style:text-properties style:use-window-font-color="true" fo:font-style="normal" officeooo:rsid="00a1d04f" style:font-style-asian="normal" style:font-style-complex="normal"/>
    </style:style>
    <style:style style:name="T507" style:family="text">
      <style:text-properties style:use-window-font-color="true" fo:font-style="normal" officeooo:rsid="0050b57f" style:font-style-asian="normal" style:font-style-complex="normal"/>
    </style:style>
    <style:style style:name="T508" style:family="text">
      <style:text-properties style:use-window-font-color="true" fo:font-style="normal" officeooo:rsid="01148430" style:font-style-asian="normal" style:font-style-complex="normal"/>
    </style:style>
    <style:style style:name="T509" style:family="text">
      <style:text-properties style:use-window-font-color="true" fo:font-style="normal" officeooo:rsid="009f187e" style:font-style-asian="normal" style:font-style-complex="normal"/>
    </style:style>
    <style:style style:name="T510" style:family="text">
      <style:text-properties style:use-window-font-color="true" fo:font-style="normal" officeooo:rsid="019eaf58" style:font-style-asian="normal" style:font-style-complex="normal"/>
    </style:style>
    <style:style style:name="T511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12" style:family="text">
      <style:text-properties style:use-window-font-color="true" officeooo:rsid="016f0506"/>
    </style:style>
    <style:style style:name="T513" style:family="text">
      <style:text-properties style:use-window-font-color="true" officeooo:rsid="009ff1c7"/>
    </style:style>
    <style:style style:name="T514" style:family="text">
      <style:text-properties style:use-window-font-color="true" fo:font-weight="normal" style:font-weight-asian="normal" style:font-weight-complex="normal"/>
    </style:style>
    <style:style style:name="T515" style:family="text">
      <style:text-properties style:use-window-font-color="true" fo:font-weight="normal" officeooo:rsid="007ca694" style:font-weight-asian="normal" style:font-weight-complex="normal"/>
    </style:style>
    <style:style style:name="T516" style:family="text">
      <style:text-properties style:use-window-font-color="true" fo:font-weight="normal" officeooo:rsid="01466326" style:font-weight-asian="normal" style:font-weight-complex="normal"/>
    </style:style>
    <style:style style:name="T517" style:family="text">
      <style:text-properties style:use-window-font-color="true" fo:font-weight="normal" officeooo:rsid="014d6fa3" style:font-weight-asian="normal" style:font-weight-complex="normal"/>
    </style:style>
    <style:style style:name="T518" style:family="text">
      <style:text-properties style:use-window-font-color="true" fo:font-weight="normal" officeooo:rsid="01536dcf" style:font-weight-asian="normal" style:font-weight-complex="normal"/>
    </style:style>
    <style:style style:name="T519" style:family="text">
      <style:text-properties style:use-window-font-color="true" fo:font-weight="normal" officeooo:rsid="01549026" style:font-weight-asian="normal" style:font-weight-complex="normal"/>
    </style:style>
    <style:style style:name="T520" style:family="text">
      <style:text-properties style:use-window-font-color="true" fo:font-weight="normal" officeooo:rsid="0159ad23" style:font-weight-asian="normal" style:font-weight-complex="normal"/>
    </style:style>
    <style:style style:name="T521" style:family="text">
      <style:text-properties style:use-window-font-color="true" fo:font-weight="normal" officeooo:rsid="015ee267" style:font-weight-asian="normal" style:font-weight-complex="normal"/>
    </style:style>
    <style:style style:name="T522" style:family="text">
      <style:text-properties style:use-window-font-color="true" fo:font-weight="normal" officeooo:rsid="0151b86d" style:font-weight-asian="normal" style:font-weight-complex="normal"/>
    </style:style>
    <style:style style:name="T523" style:family="text">
      <style:text-properties style:use-window-font-color="true" fo:font-weight="normal" officeooo:rsid="01b389de" style:font-weight-asian="normal" style:font-weight-complex="normal"/>
    </style:style>
    <style:style style:name="T524" style:family="text">
      <style:text-properties style:use-window-font-color="true" fo:font-weight="normal" officeooo:rsid="01b73f45" style:font-weight-asian="normal" style:font-weight-complex="normal"/>
    </style:style>
    <style:style style:name="T525" style:family="text">
      <style:text-properties style:use-window-font-color="true" fo:font-weight="normal" officeooo:rsid="01bb0dd2" style:font-weight-asian="normal" style:font-weight-complex="normal"/>
    </style:style>
    <style:style style:name="T526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7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8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9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30" style:family="text">
      <style:text-properties style:use-window-font-color="true" officeooo:rsid="01549026"/>
    </style:style>
    <style:style style:name="T531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32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33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34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35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36" style:family="text">
      <style:text-properties style:use-window-font-color="true" officeooo:rsid="01a5396b"/>
    </style:style>
    <style:style style:name="T537" style:family="text">
      <style:text-properties style:use-window-font-color="true" style:text-underline-style="none" fo:font-weight="normal" style:font-weight-asian="normal" style:font-weight-complex="normal"/>
    </style:style>
    <style:style style:name="T538" style:family="text">
      <style:text-properties style:text-underline-style="none"/>
    </style:style>
    <style:style style:name="T539" style:family="text">
      <style:text-properties style:text-underline-style="none" fo:font-weight="normal" style:font-weight-asian="normal" style:font-weight-complex="normal"/>
    </style:style>
    <style:style style:name="T540" style:family="text">
      <style:text-properties style:text-underline-style="none" fo:font-weight="normal" officeooo:rsid="0043121f" style:font-weight-asian="normal" style:font-weight-complex="normal"/>
    </style:style>
    <style:style style:name="T541" style:family="text">
      <style:text-properties style:text-underline-style="none" fo:font-weight="normal" officeooo:rsid="0044d7a4" style:font-weight-asian="normal" style:font-weight-complex="normal"/>
    </style:style>
    <style:style style:name="T542" style:family="text">
      <style:text-properties style:text-underline-style="none" fo:font-weight="normal" officeooo:rsid="00e7b674" style:font-weight-asian="normal" style:font-weight-complex="normal"/>
    </style:style>
    <style:style style:name="T543" style:family="text">
      <style:text-properties style:text-underline-style="none" fo:font-weight="normal" officeooo:rsid="002eb485" style:font-weight-asian="normal" style:font-weight-complex="normal"/>
    </style:style>
    <style:style style:name="T544" style:family="text">
      <style:text-properties style:text-underline-style="none" fo:font-weight="normal" officeooo:rsid="00d5826a" style:font-weight-asian="normal" style:font-weight-complex="normal"/>
    </style:style>
    <style:style style:name="T545" style:family="text">
      <style:text-properties style:text-underline-style="none" fo:font-weight="normal" officeooo:rsid="00476ae1" style:font-weight-asian="normal" style:font-weight-complex="normal"/>
    </style:style>
    <style:style style:name="T546" style:family="text">
      <style:text-properties style:text-underline-style="none" fo:font-weight="normal" officeooo:rsid="013282b3" style:font-weight-asian="normal" style:font-weight-complex="normal"/>
    </style:style>
    <style:style style:name="T547" style:family="text">
      <style:text-properties style:text-underline-style="none" fo:font-weight="normal" officeooo:rsid="004caf23" style:font-weight-asian="normal" style:font-weight-complex="normal"/>
    </style:style>
    <style:style style:name="T548" style:family="text">
      <style:text-properties style:text-underline-style="none" fo:font-weight="normal" officeooo:rsid="0128c6e8" style:font-weight-asian="normal" style:font-weight-complex="normal"/>
    </style:style>
    <style:style style:name="T549" style:family="text">
      <style:text-properties style:text-underline-style="none" fo:font-weight="normal" officeooo:rsid="00254a2e" style:font-weight-asian="normal" style:font-weight-complex="normal"/>
    </style:style>
    <style:style style:name="T550" style:family="text">
      <style:text-properties style:text-underline-style="none" fo:font-weight="bold" style:font-weight-asian="bold" style:font-weight-complex="bold"/>
    </style:style>
    <style:style style:name="T551" style:family="text">
      <style:text-properties style:text-underline-style="none" fo:font-weight="bold" officeooo:rsid="002eb485" style:font-weight-asian="bold" style:font-weight-complex="bold"/>
    </style:style>
    <style:style style:name="T552" style:family="text">
      <style:text-properties style:text-underline-style="none" fo:font-weight="bold" officeooo:rsid="00f74e17" style:font-weight-asian="bold" style:font-weight-complex="bold"/>
    </style:style>
    <style:style style:name="T553" style:family="text">
      <style:text-properties style:text-underline-style="none" fo:font-weight="bold" officeooo:rsid="01debf64" style:font-weight-asian="bold" style:font-weight-complex="bold"/>
    </style:style>
    <style:style style:name="T554" style:family="text">
      <style:text-properties style:text-underline-style="none" fo:font-weight="bold" officeooo:rsid="009622c6" style:font-weight-asian="bold" style:font-weight-complex="bold"/>
    </style:style>
    <style:style style:name="T555" style:family="text">
      <style:text-properties style:text-underline-style="none" officeooo:rsid="00bbbf73"/>
    </style:style>
    <style:style style:name="T556" style:family="text">
      <style:text-properties style:text-underline-style="none" officeooo:rsid="00d708a6"/>
    </style:style>
    <style:style style:name="T557" style:family="text">
      <style:text-properties style:text-underline-style="none" officeooo:rsid="00f74e17"/>
    </style:style>
    <style:style style:name="T558" style:family="text">
      <style:text-properties style:text-underline-style="none" officeooo:rsid="00378059"/>
    </style:style>
    <style:style style:name="T559" style:family="text">
      <style:text-properties style:text-underline-style="none" officeooo:rsid="0a1c7a91"/>
    </style:style>
    <style:style style:name="T560" style:family="text">
      <style:text-properties style:text-underline-style="none" officeooo:rsid="08ec3514"/>
    </style:style>
    <style:style style:name="T561" style:family="text">
      <style:text-properties officeooo:rsid="00722a19"/>
    </style:style>
    <style:style style:name="T562" style:family="text">
      <style:text-properties officeooo:rsid="00254a2e"/>
    </style:style>
    <style:style style:name="T563" style:family="text">
      <style:text-properties officeooo:rsid="008a06de"/>
    </style:style>
    <style:style style:name="T564" style:family="text">
      <style:text-properties officeooo:rsid="0099273a"/>
    </style:style>
    <style:style style:name="T565" style:family="text">
      <style:text-properties officeooo:rsid="01dac838"/>
    </style:style>
    <style:style style:name="T566" style:family="text">
      <style:text-properties officeooo:rsid="08e38a7d"/>
    </style:style>
    <style:style style:name="T567" style:family="text">
      <style:text-properties officeooo:rsid="00a75993"/>
    </style:style>
    <style:style style:name="T568" style:family="text">
      <style:text-properties officeooo:rsid="002ba0e7"/>
    </style:style>
    <style:style style:name="T569" style:family="text">
      <style:text-properties officeooo:rsid="00beb82f"/>
    </style:style>
    <style:style style:name="T570" style:family="text">
      <style:text-properties officeooo:rsid="00ba4170"/>
    </style:style>
    <style:style style:name="T571" style:family="text">
      <style:text-properties officeooo:rsid="00bbbf73"/>
    </style:style>
    <style:style style:name="T572" style:family="text">
      <style:text-properties officeooo:rsid="00bd3f9d"/>
    </style:style>
    <style:style style:name="T573" style:family="text">
      <style:text-properties officeooo:rsid="002f336e"/>
    </style:style>
    <style:style style:name="T574" style:family="text">
      <style:text-properties officeooo:rsid="0043008e"/>
    </style:style>
    <style:style style:name="T575" style:family="text">
      <style:text-properties officeooo:rsid="00f5260b"/>
    </style:style>
    <style:style style:name="T576" style:family="text">
      <style:text-properties officeooo:rsid="004a157b"/>
    </style:style>
    <style:style style:name="T577" style:family="text">
      <style:text-properties officeooo:rsid="013013d9"/>
    </style:style>
    <style:style style:name="T578" style:family="text">
      <style:text-properties officeooo:rsid="0137af9f"/>
    </style:style>
    <style:style style:name="T579" style:family="text">
      <style:text-properties officeooo:rsid="004acb3b"/>
    </style:style>
    <style:style style:name="T580" style:family="text">
      <style:text-properties officeooo:rsid="016860b9"/>
    </style:style>
    <style:style style:name="T581" style:family="text">
      <style:text-properties officeooo:rsid="0050b57f"/>
    </style:style>
    <style:style style:name="T582" style:family="text">
      <style:text-properties officeooo:rsid="0188ed42"/>
    </style:style>
    <style:style style:name="T583" style:family="text">
      <style:text-properties officeooo:rsid="0055a125"/>
    </style:style>
    <style:style style:name="T584" style:family="text">
      <style:text-properties officeooo:rsid="00572cb0"/>
    </style:style>
    <style:style style:name="T585" style:family="text">
      <style:text-properties officeooo:rsid="0176ee1b"/>
    </style:style>
    <style:style style:name="T586" style:family="text">
      <style:text-properties officeooo:rsid="005c5090"/>
    </style:style>
    <style:style style:name="T587" style:family="text">
      <style:text-properties officeooo:rsid="005f2637"/>
    </style:style>
    <style:style style:name="T588" style:family="text">
      <style:text-properties officeooo:rsid="005fb5cb"/>
    </style:style>
    <style:style style:name="T589" style:family="text">
      <style:text-properties officeooo:rsid="0063f681"/>
    </style:style>
    <style:style style:name="T590" style:family="text">
      <style:text-properties officeooo:rsid="00644350"/>
    </style:style>
    <style:style style:name="T591" style:family="text">
      <style:text-properties officeooo:rsid="006579dd"/>
    </style:style>
    <style:style style:name="T592" style:family="text">
      <style:text-properties officeooo:rsid="0066b31e"/>
    </style:style>
    <style:style style:name="T593" style:family="text">
      <style:text-properties officeooo:rsid="0066c57e"/>
    </style:style>
    <style:style style:name="T594" style:family="text">
      <style:text-properties officeooo:rsid="00684bfc"/>
    </style:style>
    <style:style style:name="T595" style:family="text">
      <style:text-properties officeooo:rsid="0069643a"/>
    </style:style>
    <style:style style:name="T596" style:family="text">
      <style:text-properties officeooo:rsid="00703df9"/>
    </style:style>
    <style:style style:name="T597" style:family="text">
      <style:text-properties officeooo:rsid="0072cdc4"/>
    </style:style>
    <style:style style:name="T598" style:family="text">
      <style:text-properties officeooo:rsid="00751d17"/>
    </style:style>
    <style:style style:name="T599" style:family="text">
      <style:text-properties officeooo:rsid="0076848f"/>
    </style:style>
    <style:style style:name="T600" style:family="text">
      <style:text-properties officeooo:rsid="0077a442"/>
    </style:style>
    <style:style style:name="T601" style:family="text">
      <style:text-properties officeooo:rsid="00793c0d"/>
    </style:style>
    <style:style style:name="T602" style:family="text">
      <style:text-properties officeooo:rsid="007b2101"/>
    </style:style>
    <style:style style:name="T603" style:family="text">
      <style:text-properties officeooo:rsid="007ca694"/>
    </style:style>
    <style:style style:name="T604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05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06" style:family="text">
      <style:text-properties fo:font-size="14pt" fo:font-weight="bold" style:font-size-asian="14pt" style:font-weight-asian="bold" style:font-size-complex="14pt" style:font-weight-complex="bold"/>
    </style:style>
    <style:style style:name="T607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08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09" style:family="text">
      <style:text-properties fo:font-size="14pt" fo:font-style="normal" style:font-size-asian="14pt" style:font-style-asian="normal" style:font-size-complex="14pt" style:font-style-complex="normal"/>
    </style:style>
    <style:style style:name="T610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1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12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13" style:family="text">
      <style:text-properties fo:font-size="14pt" fo:font-style="italic" style:font-size-asian="14pt" style:font-style-asian="italic" style:font-size-complex="14pt" style:font-style-complex="italic"/>
    </style:style>
    <style:style style:name="T614" style:family="text">
      <style:text-properties officeooo:rsid="007d92ff"/>
    </style:style>
    <style:style style:name="T615" style:family="text">
      <style:text-properties officeooo:rsid="007fd79d"/>
    </style:style>
    <style:style style:name="T616" style:family="text">
      <style:text-properties officeooo:rsid="00819260"/>
    </style:style>
    <style:style style:name="T617" style:family="text">
      <style:text-properties officeooo:rsid="0082c116"/>
    </style:style>
    <style:style style:name="T618" style:family="text">
      <style:text-properties officeooo:rsid="008478a0"/>
    </style:style>
    <style:style style:name="T619" style:family="text">
      <style:text-properties officeooo:rsid="00941a11"/>
    </style:style>
    <style:style style:name="T620" style:family="text">
      <style:text-properties officeooo:rsid="009d5b59"/>
    </style:style>
    <style:style style:name="T621" style:family="text">
      <style:text-properties officeooo:rsid="00a1d04f"/>
    </style:style>
    <style:style style:name="T622" style:family="text">
      <style:text-properties fo:color="#ff8c00"/>
    </style:style>
    <style:style style:name="T623" style:family="text">
      <style:text-properties fo:color="#ff8c00" fo:font-style="italic" style:font-style-asian="italic" style:font-style-complex="italic"/>
    </style:style>
    <style:style style:name="T624" style:family="text">
      <style:text-properties officeooo:rsid="00a1e031"/>
    </style:style>
    <style:style style:name="T625" style:family="text">
      <style:text-properties officeooo:rsid="00a35d76"/>
    </style:style>
    <style:style style:name="T626" style:family="text">
      <style:text-properties officeooo:rsid="00a69dce"/>
    </style:style>
    <style:style style:name="T627" style:family="text">
      <style:text-properties officeooo:rsid="00a6f347"/>
    </style:style>
    <style:style style:name="T628" style:family="text">
      <style:text-properties officeooo:rsid="00a8ca1b"/>
    </style:style>
    <style:style style:name="T629" style:family="text">
      <style:text-properties officeooo:rsid="00acfb9d"/>
    </style:style>
    <style:style style:name="T630" style:family="text">
      <style:text-properties officeooo:rsid="00ad6801"/>
    </style:style>
    <style:style style:name="T631" style:family="text">
      <style:text-properties officeooo:rsid="00b41267"/>
    </style:style>
    <style:style style:name="T632" style:family="text">
      <style:text-properties officeooo:rsid="00ba819c"/>
    </style:style>
    <style:style style:name="T633" style:family="text">
      <style:text-properties officeooo:rsid="00bbf4cd"/>
    </style:style>
    <style:style style:name="T634" style:family="text">
      <style:text-properties officeooo:rsid="00bdd473"/>
    </style:style>
    <style:style style:name="T635" style:family="text">
      <style:text-properties officeooo:rsid="00c12d1c"/>
    </style:style>
    <style:style style:name="T636" style:family="text">
      <style:text-properties officeooo:rsid="00c2c999"/>
    </style:style>
    <style:style style:name="T637" style:family="text">
      <style:text-properties officeooo:rsid="00c50878"/>
    </style:style>
    <style:style style:name="T638" style:family="text">
      <style:text-properties officeooo:rsid="00c88326"/>
    </style:style>
    <style:style style:name="T639" style:family="text">
      <style:text-properties officeooo:rsid="00cbb52c"/>
    </style:style>
    <style:style style:name="T640" style:family="text">
      <style:text-properties officeooo:rsid="00d04e1a"/>
    </style:style>
    <style:style style:name="T641" style:family="text">
      <style:text-properties officeooo:rsid="00d23a32"/>
    </style:style>
    <style:style style:name="T642" style:family="text">
      <style:text-properties officeooo:rsid="00d3f114"/>
    </style:style>
    <style:style style:name="T643" style:family="text">
      <style:text-properties officeooo:rsid="00d833d3"/>
    </style:style>
    <style:style style:name="T644" style:family="text">
      <style:text-properties officeooo:rsid="00d873e2"/>
    </style:style>
    <style:style style:name="T645" style:family="text">
      <style:text-properties officeooo:rsid="00eb49f4"/>
    </style:style>
    <style:style style:name="T646" style:family="text">
      <style:text-properties officeooo:rsid="00fb5f7f"/>
    </style:style>
    <style:style style:name="T647" style:family="text">
      <style:text-properties officeooo:rsid="00fc67ff"/>
    </style:style>
    <style:style style:name="T648" style:family="text">
      <style:text-properties officeooo:rsid="00fdd3aa"/>
    </style:style>
    <style:style style:name="T649" style:family="text">
      <style:text-properties officeooo:rsid="00ffe4b9"/>
    </style:style>
    <style:style style:name="T650" style:family="text">
      <style:text-properties officeooo:rsid="010639c7"/>
    </style:style>
    <style:style style:name="T651" style:family="text">
      <style:text-properties officeooo:rsid="010ab710"/>
    </style:style>
    <style:style style:name="T652" style:family="text">
      <style:text-properties officeooo:rsid="010ff277"/>
    </style:style>
    <style:style style:name="T653" style:family="text">
      <style:text-properties officeooo:rsid="0111d037"/>
    </style:style>
    <style:style style:name="T654" style:family="text">
      <style:text-properties officeooo:rsid="011511c0"/>
    </style:style>
    <style:style style:name="T655" style:family="text">
      <style:text-properties officeooo:rsid="01185712"/>
    </style:style>
    <style:style style:name="T656" style:family="text">
      <style:text-properties officeooo:rsid="01190d75"/>
    </style:style>
    <style:style style:name="T657" style:family="text">
      <style:text-properties officeooo:rsid="01206a6e"/>
    </style:style>
    <style:style style:name="T658" style:family="text">
      <style:text-properties officeooo:rsid="0128c6e8"/>
    </style:style>
    <style:style style:name="T659" style:family="text">
      <style:text-properties officeooo:rsid="00201bd5"/>
    </style:style>
    <style:style style:name="T660" style:family="text">
      <style:text-properties officeooo:rsid="012b24b3"/>
    </style:style>
    <style:style style:name="T661" style:family="text">
      <style:text-properties officeooo:rsid="012e9465"/>
    </style:style>
    <style:style style:name="T662" style:family="text">
      <style:text-properties officeooo:rsid="01305c41"/>
    </style:style>
    <style:style style:name="T663" style:family="text">
      <style:text-properties officeooo:rsid="0140be6f"/>
    </style:style>
    <style:style style:name="T664" style:family="text">
      <style:text-properties officeooo:rsid="0149fc19"/>
    </style:style>
    <style:style style:name="T665" style:family="text">
      <style:text-properties officeooo:rsid="014be95f"/>
    </style:style>
    <style:style style:name="T666" style:family="text">
      <style:text-properties officeooo:rsid="010185dc"/>
    </style:style>
    <style:style style:name="T667" style:family="text">
      <style:text-properties officeooo:rsid="0437fd59"/>
    </style:style>
    <style:style style:name="T668" style:family="text">
      <style:text-properties officeooo:rsid="03ee7eb1"/>
    </style:style>
    <style:style style:name="T669" style:family="text">
      <style:text-properties officeooo:rsid="03f7049e"/>
    </style:style>
    <style:style style:name="T670" style:family="text">
      <style:text-properties officeooo:rsid="0735889c"/>
    </style:style>
    <style:style style:name="T671" style:family="text">
      <style:text-properties officeooo:rsid="0739531b"/>
    </style:style>
    <style:style style:name="T672" style:family="text">
      <style:text-properties officeooo:rsid="0166b397"/>
    </style:style>
    <style:style style:name="T673" style:family="text">
      <style:text-properties officeooo:rsid="066f3d61"/>
    </style:style>
    <style:style style:name="T674" style:family="text">
      <style:text-properties officeooo:rsid="067106c6"/>
    </style:style>
    <style:style style:name="T675" style:family="text">
      <style:text-properties officeooo:rsid="08cb2076"/>
    </style:style>
    <style:style style:name="T676" style:family="text">
      <style:text-properties officeooo:rsid="066eeab0"/>
    </style:style>
    <style:style style:name="T677" style:family="text">
      <style:text-properties officeooo:rsid="018bcdc5"/>
    </style:style>
    <style:style style:name="T678" style:family="text">
      <style:text-properties officeooo:rsid="0194da6f"/>
    </style:style>
    <style:style style:name="T679" style:family="text">
      <style:text-properties officeooo:rsid="019eaf58"/>
    </style:style>
    <style:style style:name="T680" style:family="text">
      <style:text-properties officeooo:rsid="01a04199"/>
    </style:style>
    <style:style style:name="T681" style:family="text">
      <style:text-properties officeooo:rsid="01a19cb6"/>
    </style:style>
    <style:style style:name="T682" style:family="text">
      <style:text-properties officeooo:rsid="01a21e06"/>
    </style:style>
    <style:style style:name="T683" style:family="text">
      <style:text-properties officeooo:rsid="01aed7c1"/>
    </style:style>
    <style:style style:name="T684" style:family="text">
      <style:text-properties officeooo:rsid="01be9082"/>
    </style:style>
    <style:style style:name="T685" style:family="text">
      <style:text-properties officeooo:rsid="01c115fd"/>
    </style:style>
    <style:style style:name="T686" style:family="text">
      <style:text-properties officeooo:rsid="01c2a24c"/>
    </style:style>
    <style:style style:name="T687" style:family="text">
      <style:text-properties officeooo:rsid="01c643a5"/>
    </style:style>
    <style:style style:name="T688" style:family="text">
      <style:text-properties officeooo:rsid="01c94548"/>
    </style:style>
    <style:style style:name="T689" style:family="text">
      <style:text-properties officeooo:rsid="01d3fba1"/>
    </style:style>
    <style:style style:name="T690" style:family="text">
      <style:text-properties officeooo:rsid="01debf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90">совершенное</text:span> автор<text:span text:style-name="T190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4"><text:span text:style-name="T1">Помимо </text:span><text:span text:style-name="T146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75">одним или несколькими </text:span><text:span text:style-name="T1">существительным</text:span><text:span text:style-name="T375">и</text:span><text:span text:style-name="T1">, перед которым</text:span><text:span text:style-name="T376">и</text:span><text:span text:style-name="T1"> обычно идет предлог или </text:span><text:span text:style-name="T375">инфинитив</text:span><text:span text:style-name="T1">.</text:span></text:p>
      <text:p text:style-name="P1"/>
      <text:p text:style-name="P413"><text:span text:style-name="T1">Обстоятельство описывает место, время, </text:span><text:span text:style-name="T375">или </text:span><text:span text:style-name="T1">способ действия. Оно выражено словом или группой слов, отвечающих на вопросы: «</text:span><text:span text:style-name="T194">где?»</text:span><text:span text:style-name="T262">,</text:span><text:span text:style-name="T194"> «</text:span><text:span text:style-name="T260">когда?», «</text:span><text:span text:style-name="T196">к</text:span><text:span text:style-name="T260">ак?» </text:span><text:span text:style-name="T261">(это тоже дополнение)</text:span></text:p>
      <text:p text:style-name="P67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4"><text:span text:style-name="T197">В а</text:span><text:span text:style-name="T192">нглийско</text:span><text:span text:style-name="T197">м</text:span><text:span text:style-name="T192"> предложени</text:span><text:span text:style-name="T197">и важно</text:span><text:span text:style-name="T192"> </text:span><text:span text:style-name="T199">соблюдать</text:span><text:span text:style-name="T192"> </text:span><text:span text:style-name="T197">правильн</text:span><text:span text:style-name="T199">ый</text:span><text:span text:style-name="T197"> </text:span><text:span text:style-name="T192">поряд</text:span><text:span text:style-name="T199">о</text:span><text:span text:style-name="T192">к слов.</text:span></text:p>
      <text:p text:style-name="P16">Сначала <text:span text:style-name="T583">идет</text:span> <text:span text:style-name="T147">подлежащее</text:span>, затем <text:span text:style-name="T156">сказуемое</text:span>, после <text:span text:style-name="T169">дополнение</text:span> и/или <text:span text:style-name="T177">обстоятельство</text:span>.</text:p>
      <text:p text:style-name="P19"/>
      <text:p text:style-name="P245"><text:span text:style-name="T148">We</text:span><text:span text:style-name="T3"> </text:span><text:span text:style-name="T157">do</text:span><text:span text:style-name="T3"> </text:span><text:span text:style-name="T170">the</text:span><text:span text:style-name="T171"> </text:span><text:span text:style-name="T172">job</text:span><text:span text:style-name="T3"> </text:span><text:span text:style-name="T179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7"/>
      <text:p text:style-name="P415"><text:span text:style-name="T194">С</text:span><text:span text:style-name="T193">казуемое часто разделяется</text:span><text:span text:style-name="T194"> на</text:span><text:span text:style-name="T193"> </text:span><text:span text:style-name="T185">вспомогательный </text:span><text:span text:style-name="T193">и </text:span><text:span text:style-name="T158">смысловой</text:span><text:span text:style-name="T4"> </text:span>глаголы<text:span text:style-name="T193">. </text:span><text:span text:style-name="T198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3"><text:span text:style-name="T148">They</text:span><text:span text:style-name="T3"> </text:span><text:span text:style-name="T187">have </text:span><text:span text:style-name="T184">not</text:span><text:span text:style-name="T157"> finish</text:span><text:span text:style-name="T160">ed</text:span><text:span text:style-name="T3"> </text:span><text:span text:style-name="T171">their work</text:span><text:span text:style-name="T3"> </text:span><text:span text:style-name="T178">in time</text:span><text:span text:style-name="T3"> — </text:span><text:span text:style-name="T5">Они не закончили работу вовремя.</text:span></text:p>
      <text:p text:style-name="P248"><text:span text:style-name="T150">I</text:span><text:span text:style-name="T190"> </text:span><text:span text:style-name="T188">will</text:span><text:span text:style-name="T162"> give</text:span><text:span text:style-name="T190"> </text:span><text:span text:style-name="T174">you money</text:span><text:span text:style-name="T190"> — Я дам тебе деньги </text:span><text:span text:style-name="T377">(два дополнения)</text:span><text:span text:style-name="T190">.</text:span></text:p>
      <text:p text:style-name="P21"/>
      <text:p text:style-name="P413"><text:span text:style-name="T194">В вопросительных предложениях порядок слов другой. Сначала идет вспомогательный глагол, затем подлежащее, </text:span><text:span text:style-name="T195">а после — смысловой глагол, дополнение и/</text:span><text:span text:style-name="T196">или</text:span><text:span text:style-name="T195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4"><text:span text:style-name="T186">Do</text:span><text:span text:style-name="T6"> </text:span><text:span text:style-name="T149">you</text:span><text:span text:style-name="T6"> </text:span><text:span text:style-name="T159">want</text:span><text:span text:style-name="T378"> </text:span><text:span text:style-name="T2">to live</text:span><text:span text:style-name="T378"> </text:span><text:span text:style-name="T180">in Spain</text:span><text:span text:style-name="T6">? — Ты хочешь жить в Испании?</text:span></text:p>
      <text:p text:style-name="P249"><text:span text:style-name="T380">What</text:span><text:span text:style-name="T377"> </text:span><text:span text:style-name="T189">are</text:span><text:span text:style-name="T377"> </text:span><text:span text:style-name="T151">you</text:span><text:span text:style-name="T377"> </text:span><text:span text:style-name="T163">doing</text:span><text:span text:style-name="T377"> </text:span><text:span text:style-name="T181">here</text:span><text:span text:style-name="T377">? </text:span><text:span text:style-name="T381">—</text:span><text:span text:style-name="T377"> Что ты здесь делаешь?</text:span></text:p>
      <text:p text:style-name="P249"/>
      <text:p text:style-name="P104">Если обстоятельство состоит из нескольких слов, то оно может переехать в самое начало:</text:p>
      <text:p text:style-name="P104"/>
      <text:p text:style-name="P325">Tom walks to work <text:span text:style-name="T177">every morning</text:span> / <text:span text:style-name="T177">Every morning</text:span> Tom walks to work —</text:p>
      <text:p text:style-name="P325">Том ходит на работу каждое утро.</text:p>
      <text:p text:style-name="P325"/>
      <text:p text:style-name="P104">Глаголы, требующие 2х дополнений: <text:span text:style-name="T2">give, lend, pass, send, show.</text:span></text:p>
      <text:p text:style-name="P114"/>
      <text:p text:style-name="P621"><text:span text:style-name="T258">Сами д</text:span><text:span text:style-name="T250">ополнения могут указываться </text:span><text:span text:style-name="T251">2мя</text:span><text:span text:style-name="T250"> способами:</text:span></text:p>
      <text:p text:style-name="P104"/>
      <text:p text:style-name="P104">1. После глагола указывается человек, а затем предмет; без предлогов.</text:p>
      <text:p text:style-name="P620"><text:span text:style-name="T191"><text:s text:c="2"/></text:span><text:span text:style-name="T2"><text:s text:c="2"/>I lent </text:span><text:span text:style-name="T170">Mike</text:span><text:span text:style-name="T2"> some </text:span><text:span text:style-name="T170">money</text:span><text:span text:style-name="T2"> — Я одолжил Майку деньги.</text:span></text:p>
      <text:p text:style-name="P325"/>
      <text:p text:style-name="P104">2. После глагола указывается предмет, а затем человек; перед человеком будет предлог <text:span text:style-name="T2">to</text:span>.</text:p>
      <text:p text:style-name="P104"><text:s text:c="4"/><text:span text:style-name="T2">I </text:span><text:span text:style-name="T170">lent</text:span><text:span text:style-name="T2"> some money </text:span><text:span text:style-name="T623">to</text:span><text:span text:style-name="T2"> </text:span><text:span text:style-name="T170">Mike</text:span><text:span text:style-name="T2"> — Я одолжил деньги Майку.</text:span></text:p>
      <text:p text:style-name="P11"><text:soft-page-break/>Английские времена</text:p>
      <text:p text:style-name="P419"/>
      <text:p text:style-name="P420">В английском языке 12 времен. Они разбиты на 4 группы: <text:span text:style-name="T2">Simple, Continuous, Perfect </text:span><text:span text:style-name="T191">и</text:span><text:span text:style-name="T2"> Perfect Continuous</text:span>. Каждая<text:span text:style-name="T616"> </text:span>групп<text:span text:style-name="T616">а</text:span> включает в себя 3 времени: <text:span text:style-name="T2">Present, Past, Future</text:span>.</text:p>
      <text:p text:style-name="P419"/>
      <text:p text:style-name="P405">Present Simple</text:p>
      <text:p text:style-name="P421"/>
      <text:p text:style-name="P422">Используется чтобы сообщить: </text:p>
      <text:list xml:id="list2728440209" text:style-name="L1">
        <text:list-item>
          <text:p text:style-name="P731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2"><text:span text:style-name="T382">регулярны</text:span><text:span text:style-name="T576">е</text:span><text:span text:style-name="T382"> события настоящего;</text:span></text:p>
        </text:list-item>
      </text:list>
      <text:p text:style-name="P545"/>
      <text:p text:style-name="P456"><text:span text:style-name="T384">I </text:span><text:span text:style-name="T129">live</text:span><text:span text:style-name="T384"> in New York — Я </text:span><text:span text:style-name="T385">живу</text:span><text:span text:style-name="T384"> в Нью Йорке.</text:span></text:p>
      <text:p text:style-name="P423"/>
      <text:p text:style-name="P543">В утверждениях, когда подлежащее в третьем лице, единственном числе <text:span text:style-name="T2">(he, she, it), </text:span></text:p>
      <text:p text:style-name="P447"><text:span text:style-name="T383">к сказуемому добавляется окончание </text:span><text:span text:style-name="T8">-s</text:span><text:span text:style-name="T383"> (</text:span><text:span text:style-name="T8">-es</text:span><text:span text:style-name="T383"> если заканчивается на гласную или шипящий). </text:span></text:p>
      <text:p text:style-name="P544"/>
      <text:p text:style-name="P448"><text:span text:style-name="T384">Peter </text:span><text:span text:style-name="T129">works</text:span><text:span text:style-name="T384"> in New York — Питер </text:span><text:span text:style-name="T385">работает</text:span><text:span text:style-name="T384"> в Нью Йорке;</text:span></text:p>
      <text:p text:style-name="P421"/>
      <text:p text:style-name="P431"><text:span text:style-name="T658">Слова-маячки</text:span><text:span text:style-name="T659"> (перед сказуемым):</text:span></text:p>
      <text:list xml:id="list3093594259" text:style-name="L2">
        <text:list-item>
          <text:p text:style-name="P733">always - <text:span text:style-name="T409">всегда</text:span>;</text:p>
        </text:list-item>
        <text:list-item>
          <text:p text:style-name="P733">usually - <text:span text:style-name="T409">обычно</text:span>;</text:p>
        </text:list-item>
        <text:list-item>
          <text:p text:style-name="P733">often - <text:span text:style-name="T409">часто</text:span>;</text:p>
        </text:list-item>
        <text:list-item>
          <text:p text:style-name="P733">sometimes - <text:span text:style-name="T409">иногда</text:span>;</text:p>
        </text:list-item>
        <text:list-item>
          <text:p text:style-name="P733">never — <text:span text:style-name="T409">никогда;</text:span></text:p>
        </text:list-item>
        <text:list-item>
          <text:p text:style-name="P821">hardly ever — едва ли, почти никогда;</text:p>
        </text:list-item>
      </text:list>
      <text:p text:style-name="P250"/>
      <text:p text:style-name="P251">I <text:span text:style-name="T386">always</text:span> wash my hands before eating — Я <text:span text:style-name="T386">всегда</text:span> мою руки перед едой.</text:p>
      <text:p text:style-name="Standard"/>
      <text:p text:style-name="P533"><text:span text:style-name="T584">Отрицание образуется с помощью частицы </text:span><text:span text:style-name="T13">not</text:span><text:span text:style-name="T584">, </text:span>которая идет в паре со вспомогательным глаголом <text:span text:style-name="T2">do</text:span>. <text:span text:style-name="T541">Если подлежащее </text:span><text:span text:style-name="T97">he/she/it</text:span><text:span text:style-name="T541">, то </text:span><text:span text:style-name="T107">do</text:span><text:span text:style-name="T545"> меняется на</text:span><text:span text:style-name="T541"> </text:span><text:span text:style-name="T97">does</text:span><text:span text:style-name="T541">.</text:span></text:p>
      <text:p text:style-name="P449"/>
      <text:p text:style-name="P341">People <text:span text:style-name="T443">do </text:span><text:span text:style-name="T444">not</text:span><text:span text:style-name="T442"> live</text:span> in space — Люди <text:span text:style-name="T386">не</text:span> живут в космосе.</text:p>
      <text:p text:style-name="P341">Water <text:span text:style-name="T443">does </text:span><text:span text:style-name="T444">not</text:span><text:span text:style-name="T442"> boil</text:span> at 50 degrees Celsius — Вода <text:span text:style-name="T386">не</text:span> кипит при 50 грудусах.</text:p>
      <text:p text:style-name="P341"/>
      <text:p text:style-name="P436"><text:span text:style-name="T313">Практически всегда </text:span><text:span text:style-name="T97">do not</text:span><text:span text:style-name="T313"> использу</text:span><text:span text:style-name="T314">е</text:span><text:span text:style-name="T313">тся в сокращении: </text:span></text:p>
      <text:p text:style-name="P124"/>
      <text:p text:style-name="P342">We <text:span text:style-name="T386">don`t</text:span> drink whisky — Мы <text:span text:style-name="T386">не</text:span> пьем виски. </text:p>
      <text:p text:style-name="P340">He <text:span text:style-name="T386">doesn`t</text:span> drink tea — Он <text:span text:style-name="T386">не</text:span> пьет чай.</text:p>
      <text:p text:style-name="P255"/>
      <text:p text:style-name="P532"><text:span text:style-name="T583">В вопросах вспомогательный глагол </text:span><text:span text:style-name="T12">do</text:span><text:span text:style-name="T315"> ставится перед подлежащим:</text:span></text:p>
      <text:p text:style-name="P125"/>
      <text:p text:style-name="P458"><text:span text:style-name="T550">Do</text:span><text:span text:style-name="T539"> you like action movies? </text:span><text:span text:style-name="T540">— </text:span><text:span text:style-name="T539">Тебе нравятся экшен фильмы? </text:span></text:p>
      <text:p text:style-name="P450"><text:span text:style-name="T451">What books </text:span><text:span text:style-name="T454">do</text:span><text:span text:style-name="T455">es</text:span><text:span text:style-name="T451"> </text:span><text:span text:style-name="T452">he</text:span><text:span text:style-name="T451"> read? </text:span><text:span text:style-name="T453">—</text:span><text:span text:style-name="T451"> Какие книги </text:span><text:span text:style-name="T452">он</text:span><text:span text:style-name="T451"> </text:span><text:span text:style-name="T452">читает</text:span><text:span text:style-name="T451">?</text:span></text:p>
      <text:p text:style-name="P125"/>
      <text:p text:style-name="P361">Present Continuous</text:p>
      <text:p text:style-name="P126"/>
      <text:p text:style-name="P451"><text:span text:style-name="T316">Используется, чтобы </text:span><text:span text:style-name="T333">сообщить</text:span><text:span text:style-name="T316"> о </text:span><text:span text:style-name="T326">действии</text:span><text:span text:style-name="T316">, </text:span><text:span text:style-name="T327">которое происходит</text:span><text:span text:style-name="T316"> </text:span><text:span text:style-name="T371">сейчас</text:span><text:span text:style-name="T316"> и еще не законч</text:span><text:span text:style-name="T333">ено</text:span><text:span text:style-name="T316">.</text:span></text:p>
      <text:p text:style-name="P127">Состоит из связки вспомогательного глагола <text:span text:style-name="T2">be</text:span> и смыслового <text:span text:style-name="T579">глагола </text:span>с окончанием <text:span text:style-name="T2">-ing</text:span>:</text:p>
      <text:p text:style-name="P464"/>
      <text:p text:style-name="P464">She <text:span text:style-name="T386">is driving</text:span> to work. <text:span text:style-name="T561">—</text:span> Она <text:span text:style-name="T386">едет</text:span> на работу.</text:p>
      <text:p text:style-name="P465">I <text:span text:style-name="T391">a</text:span><text:span text:style-name="T386">m not listening</text:span> to you. <text:span text:style-name="T563">—</text:span> Я <text:span text:style-name="T386">не слушаю</text:span> тебя.</text:p>
      <text:p text:style-name="P466">Where <text:span text:style-name="T386">is </text:span>he <text:span text:style-name="T386">going</text:span>? <text:span text:style-name="T563">—</text:span> Куда он <text:span text:style-name="T386">идет</text:span>?</text:p>
      <text:p text:style-name="P140"><text:soft-page-break/><text:span text:style-name="T658">Слова-маячки</text:span> <text:span text:style-name="T568">(в разных местах)</text:span>:</text:p>
      <text:list xml:id="list2235341969" text:style-name="L3">
        <text:list-item>
          <text:p text:style-name="P773">look — смотри;</text:p>
        </text:list-item>
        <text:list-item>
          <text:p text:style-name="P827">listen — послушай;</text:p>
        </text:list-item>
        <text:list-item>
          <text:p text:style-name="P773">now — сейчас (<text:span text:style-name="T562">обычно </text:span>в конце);</text:p>
        </text:list-item>
        <text:list-item>
          <text:p text:style-name="P771"><text:span text:style-name="T539">at the moment — в этот момент (</text:span><text:span text:style-name="T549">обычно </text:span><text:span text:style-name="T539">в конце).</text:span></text:p>
        </text:list-item>
        <text:list-item>
          <text:p text:style-name="P827">currently — в текущий момент;</text:p>
        </text:list-item>
      </text:list>
      <text:p text:style-name="P344"/>
      <text:p text:style-name="P343">I am working right <text:span text:style-name="T386">now</text:span>. — Прямо сейчас я работаю.</text:p>
      <text:p text:style-name="P343"><text:span text:style-name="T386">Look</text:span> out of the window! It`s raining. — Посмотри в окно. Идет дождь.</text:p>
      <text:p text:style-name="P151"/>
      <text:p text:style-name="P772"><text:span text:style-name="T553">Non-</text:span><text:span text:style-name="T554">Continuous </text:span><text:span text:style-name="T553">глаголы</text:span></text:p>
      <text:p text:style-name="P150"/>
      <text:p text:style-name="P137">Как правило это глаголы, описывающие чувства или мысли.</text:p>
      <text:p text:style-name="P529"><text:span text:style-name="T337">Но если они </text:span><text:span text:style-name="T338">идут</text:span><text:span text:style-name="T337"> </text:span><text:span text:style-name="T338">внутри</text:span><text:span text:style-name="T337"> </text:span><text:span text:style-name="T338">какой-</text:span><text:span text:style-name="T339">то</text:span><text:span text:style-name="T338"> </text:span><text:span text:style-name="T337">устойчивой связки, то могут быть и с </text:span><text:span text:style-name="T108">-ing</text:span><text:span text:style-name="T337">.</text:span></text:p>
      <text:p text:style-name="P346"/>
      <text:p text:style-name="P838">Глаголы восприятия:</text:p>
      <text:list xml:id="list1716277341" text:style-name="L4">
        <text:list-item>
          <text:p text:style-name="P828">see — видеть;</text:p>
        </text:list-item>
        <text:list-item>
          <text:p text:style-name="P828">hear — слышать;</text:p>
        </text:list-item>
        <text:list-item>
          <text:p text:style-name="P828">feel — чувствовать <text:span text:style-name="T566">себя</text:span>;</text:p>
        </text:list-item>
        <text:list-item>
          <text:p text:style-name="P828">taste — чувствовать вкус (пробовать);</text:p>
        </text:list-item>
        <text:list-item>
          <text:p text:style-name="P828">smell — чувствовать запах (нюхать);</text:p>
        </text:list-item>
      </text:list>
      <text:p text:style-name="P839"/>
      <text:p text:style-name="P838">Глаголы для выражения мнения:</text:p>
      <text:list xml:id="list832859199" text:style-name="L5">
        <text:list-item>
          <text:p text:style-name="P829">belive — верить;</text:p>
        </text:list-item>
        <text:list-item>
          <text:p text:style-name="P829">doubt — сомневаться;</text:p>
        </text:list-item>
        <text:list-item>
          <text:p text:style-name="P829">think — думать;</text:p>
        </text:list-item>
        <text:list-item>
          <text:p text:style-name="P823">assume — полагать;</text:p>
        </text:list-item>
        <text:list-item>
          <text:p text:style-name="P823">consider — считать, полагать;</text:p>
        </text:list-item>
        <text:list-item>
          <text:p text:style-name="P823">find — находить;</text:p>
        </text:list-item>
        <text:list-item>
          <text:p text:style-name="P831">suppose — предполагать;</text:p>
        </text:list-item>
      </text:list>
      <text:p text:style-name="P840"/>
      <text:p text:style-name="P838">Глаголы, показывающие состояние мыслей:</text:p>
      <text:list xml:id="list840025230" text:style-name="L6">
        <text:list-item>
          <text:p text:style-name="P830">forget — забывать;</text:p>
        </text:list-item>
        <text:list-item>
          <text:p text:style-name="P830">imagine — представлять;</text:p>
        </text:list-item>
        <text:list-item>
          <text:p text:style-name="P830">know — знать;</text:p>
        </text:list-item>
        <text:list-item>
          <text:p text:style-name="P830">understand — понимать;</text:p>
        </text:list-item>
        <text:list-item>
          <text:p text:style-name="P824">mean — иметь в виду;</text:p>
        </text:list-item>
        <text:list-item>
          <text:p text:style-name="P824">notice — замечать, обращать внимание;</text:p>
        </text:list-item>
        <text:list-item>
          <text:p text:style-name="P824">recognise — узнавать;</text:p>
        </text:list-item>
        <text:list-item>
          <text:p text:style-name="P832">remember — помнить;</text:p>
        </text:list-item>
      </text:list>
      <text:p text:style-name="P839"/>
      <text:p text:style-name="P841">Глаголы, указывающие на эмоции и желания:</text:p>
      <text:list xml:id="list2778869129" text:style-name="L7">
        <text:list-item>
          <text:p text:style-name="P834">love — любить;</text:p>
        </text:list-item>
        <text:list-item>
          <text:p text:style-name="P834">like — нравиться;</text:p>
        </text:list-item>
        <text:list-item>
          <text:p text:style-name="P834">hate — ненавидеть;</text:p>
        </text:list-item>
        <text:list-item>
          <text:p text:style-name="P834">hope — надеяться;</text:p>
        </text:list-item>
        <text:list-item>
          <text:p text:style-name="P834">want — хотеть;</text:p>
        </text:list-item>
        <text:list-item>
          <text:p text:style-name="P834">wish — желать;</text:p>
        </text:list-item>
        <text:list-item>
          <text:p text:style-name="P825">dislike — не любить, не нравиться;</text:p>
        </text:list-item>
        <text:list-item>
          <text:p text:style-name="P825">envy — завидовать;</text:p>
        </text:list-item>
        <text:list-item>
          <text:p text:style-name="P825">fear — бояться;</text:p>
        </text:list-item>
        <text:list-item>
          <text:p text:style-name="P825">mind — возражать;</text:p>
        </text:list-item>
        <text:list-item>
          <text:p text:style-name="P825"><text:soft-page-break/>need — нуждаться;</text:p>
        </text:list-item>
        <text:list-item>
          <text:p text:style-name="P825">prefer — предпочитать;</text:p>
        </text:list-item>
        <text:list-item>
          <text:p text:style-name="P833">regret — сожалеть;</text:p>
        </text:list-item>
      </text:list>
      <text:p text:style-name="P841"/>
      <text:p text:style-name="P841">Другие глаголы:</text:p>
      <text:list xml:id="list827398914" text:style-name="L8">
        <text:list-item>
          <text:p text:style-name="P835">look — выглядеть;</text:p>
        </text:list-item>
        <text:list-item>
          <text:p text:style-name="P835">have — иметь;</text:p>
        </text:list-item>
        <text:list-item>
          <text:p text:style-name="P822">be — быть;</text:p>
        </text:list-item>
        <text:list-item>
          <text:p text:style-name="P822">care — быть не безразличным, заботиться;</text:p>
        </text:list-item>
        <text:list-item>
          <text:p text:style-name="P822">contain — содержать;</text:p>
        </text:list-item>
        <text:list-item>
          <text:p text:style-name="P822">cost — стоить, иметь стоимость;</text:p>
        </text:list-item>
        <text:list-item>
          <text:p text:style-name="P822">possess — владеть;</text:p>
        </text:list-item>
        <text:list-item>
          <text:p text:style-name="P822">seem — казаться;</text:p>
        </text:list-item>
        <text:list-item>
          <text:p text:style-name="P836">weigh — весить, иметь вес;</text:p>
        </text:list-item>
      </text:list>
      <text:p text:style-name="P128"/>
      <text:p text:style-name="P347">I <text:span text:style-name="T386">think</text:span> Amy is a strange girl. - Я <text:span text:style-name="T386">думаю</text:span>, Эмми странная девушка.</text:p>
      <text:p text:style-name="P347">You <text:span text:style-name="T386">look</text:span> great! - Ты <text:span text:style-name="T386">выглядишь</text:span> отлично!</text:p>
      <text:p text:style-name="P345"/>
      <text:p text:style-name="P362">Present Perfect</text:p>
      <text:p text:style-name="P139"/>
      <text:p text:style-name="P526"><text:span text:style-name="T317">И</text:span><text:span text:style-name="T329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0"/>
      <text:p text:style-name="P130">Состоит из связки вспомогательного глагола have и смыслового глагола в 3й форме.</text:p>
      <text:p text:style-name="P453"><text:span text:style-name="T362">В </text:span><text:span text:style-name="T359">отрицаниях почти всегда используется сокращенная форма глагола </text:span><text:span text:style-name="T120">haven`t</text:span><text:span text:style-name="T359">.</text:span></text:p>
      <text:p text:style-name="P132"><text:span text:style-name="T569">Сокращени</text:span><text:span text:style-name="T585">е</text:span><text:span text:style-name="T569"> </text:span><text:span text:style-name="T14">`ve not</text:span><text:span text:style-name="T569"> не используется.</text:span></text:p>
      <text:p text:style-name="P131"/>
      <text:p text:style-name="P452"><text:span text:style-name="T103">You </text:span><text:span text:style-name="T124">have</text:span><text:span text:style-name="T103"> </text:span><text:span text:style-name="T124">broken</text:span><text:span text:style-name="T103"> the vase. </text:span><text:span text:style-name="T104">— </text:span><text:span text:style-name="T103">Ты </text:span><text:span text:style-name="T124">разбил</text:span><text:span text:style-name="T103"> вазу (результат, кот. </text:span><text:span text:style-name="T105">важен сейчас</text:span><text:span text:style-name="T103">).</text:span></text:p>
      <text:p text:style-name="P684"><text:span text:style-name="T411">I </text:span><text:span text:style-name="T394">haven</text:span><text:span text:style-name="T388">`</text:span><text:span text:style-name="T394">t</text:span><text:span text:style-name="T411"> </text:span><text:span text:style-name="T394">expected</text:span><text:span text:style-name="T411"> that. </text:span><text:span text:style-name="T413">—</text:span><text:span text:style-name="T411"> Я этого </text:span><text:span text:style-name="T394">не</text:span><text:span text:style-name="T411"> </text:span><text:span text:style-name="T394">ожидал</text:span><text:span text:style-name="T411">.</text:span></text:p>
      <text:p text:style-name="P684"><text:span text:style-name="T392">Ha</text:span><text:span text:style-name="T393">s</text:span><text:span text:style-name="T415"> </text:span><text:span text:style-name="T416">he</text:span><text:span text:style-name="T415"> </text:span><text:span text:style-name="T392">been</text:span><text:span text:style-name="T415"> to Rome? </text:span><text:span text:style-name="T413">—</text:span><text:span text:style-name="T415"> </text:span><text:span text:style-name="T416">Он</text:span><text:span text:style-name="T415"> </text:span><text:span text:style-name="T392">бывал</text:span><text:span text:style-name="T415"> в Риме?</text:span></text:p>
      <text:p text:style-name="P351"/>
      <text:p text:style-name="P570"><text:span text:style-name="T317">Также использу</text:span><text:span text:style-name="T324">ется</text:span><text:span text:style-name="T317">, </text:span><text:span text:style-name="T318">если</text:span><text:span text:style-name="T317"> что-то произошло впервые.</text:span></text:p>
      <text:p text:style-name="P348"><text:span text:style-name="T567">It`s the fitst time I </text:span><text:span text:style-name="T387">have</text:span><text:span text:style-name="T567"> </text:span><text:span text:style-name="T387">driven</text:span><text:span text:style-name="T567"> a car — Это впервые, когда я </text:span><text:span text:style-name="T387">веду</text:span><text:span text:style-name="T567"> машину.</text:span></text:p>
      <text:p text:style-name="P348"/>
      <text:p text:style-name="P133">Как образуется 3я форма глагола:</text:p>
      <text:list xml:id="list3022398959" text:style-name="L9">
        <text:list-item>
          <text:p text:style-name="P774">если глагол правильный, то к нему добавляется окончание -ed;</text:p>
        </text:list-item>
        <text:list-item>
          <text:p text:style-name="P775">если глагол неправильный, то <text:span text:style-name="T573">его <text:s/></text:span>нужно<text:span text:style-name="T573"> </text:span>искать в таблице неправильных глаголов;</text:p>
        </text:list-item>
      </text:list>
      <text:p text:style-name="P129"/>
      <text:p text:style-name="P134"><text:span text:style-name="T658">Слова-маячки</text:span>:</text:p>
      <text:list xml:id="list1880773269" text:style-name="L10">
        <text:list-item>
          <text:p text:style-name="P779">just — только что;</text:p>
        </text:list-item>
        <text:list-item>
          <text:p text:style-name="P779">already — уже;</text:p>
        </text:list-item>
        <text:list-item>
          <text:p text:style-name="P776">yet — еще не;</text:p>
        </text:list-item>
      </text:list>
      <text:p text:style-name="P349"/>
      <text:p text:style-name="P152">Место <text:span text:style-name="T2">just</text:span>, <text:span text:style-name="T2">already</text:span> — между <text:span text:style-name="T2">have</text:span> и 3й формой глагола. <text:span text:style-name="T410">Слово </text:span><text:span text:style-name="T60">yet</text:span><text:span text:style-name="T410"> стоит </text:span><text:span text:style-name="T412">всегда </text:span><text:span text:style-name="T410">в конце предложения. </text:span><text:span text:style-name="T60">Just</text:span><text:span text:style-name="T410"> и </text:span><text:span text:style-name="T60">already</text:span><text:span text:style-name="T410"> использ</text:span><text:span text:style-name="T414">уются</text:span><text:span text:style-name="T410"> в утверждениях. </text:span><text:span text:style-name="T60">Yet</text:span><text:span text:style-name="T410"> — в вопросах и отрицаниях</text:span><text:span text:style-name="T413">. </text:span></text:p>
      <text:p text:style-name="P349"/>
      <text:p text:style-name="P357">I have <text:span text:style-name="T386">just</text:span> eaten a sandwich. <text:span text:style-name="T570">—</text:span> Я <text:span text:style-name="T386">только что</text:span> съел бутерброд.</text:p>
      <text:p text:style-name="P350">We have n<text:span text:style-name="T569">o</text:span>t finished <text:span text:style-name="T386">yet</text:span>. <text:span text:style-name="T570">—</text:span> Мы <text:span text:style-name="T386">еще не</text:span> закончили.</text:p>
      <text:p text:style-name="P350"/>
      <text:p text:style-name="P424"><text:span text:style-name="T360">Другие </text:span><text:span text:style-name="T361">маячки</text:span><text:span text:style-name="T360">:</text:span></text:p>
      <text:list xml:id="list89986637" text:style-name="L11">
        <text:list-item>
          <text:p text:style-name="P734"><text:span text:style-name="T555">ever — когда-</text:span><text:span text:style-name="T559">либо, всегда</text:span><text:span text:style-name="T555">;</text:span></text:p>
        </text:list-item>
        <text:list-item>
          <text:p text:style-name="P780"><text:soft-page-break/>never — никогда;</text:p>
        </text:list-item>
        <text:list-item>
          <text:p text:style-name="P780">recently — в последнее время;</text:p>
        </text:list-item>
        <text:list-item>
          <text:p text:style-name="P780">these days — в последние дни;</text:p>
        </text:list-item>
        <text:list-item>
          <text:p text:style-name="P734"><text:span text:style-name="T555">словосочетани</text:span><text:span text:style-name="T560">я</text:span><text:span text:style-name="T555"> с this (this mornig, this week);</text:span></text:p>
        </text:list-item>
        <text:list-item>
          <text:p text:style-name="P826"><text:span text:style-name="T555">so far — на дайнный момент / до настоящего времени;</text:span></text:p>
        </text:list-item>
      </text:list>
      <text:p text:style-name="P153"/>
      <text:p text:style-name="P153">Место <text:span text:style-name="T2">ever</text:span>, <text:span text:style-name="T2">never</text:span> — перед 3й формой глагола, <text:span text:style-name="T572">а</text:span> <text:span text:style-name="T2">recently</text:span>, <text:span text:style-name="T2">these days</text:span> и </text:p>
      <text:p text:style-name="P153">словосочетания с <text:span text:style-name="T2">this</text:span> — в конце предложения.</text:p>
      <text:p text:style-name="P153"/>
      <text:p text:style-name="P358">I <text:span text:style-name="T569">ha</text:span>ve <text:span text:style-name="T386">never</text:span> been to New York. <text:span text:style-name="T571">— </text:span>Я <text:span text:style-name="T386">никогда</text:span> не был в Нью Йорке.</text:p>
      <text:p text:style-name="P525"><text:span text:style-name="T101">I </text:span><text:span text:style-name="T98">ha</text:span><text:span text:style-name="T101">ve worked a lot </text:span><text:span text:style-name="T123">these days</text:span><text:span text:style-name="T101">. </text:span><text:span text:style-name="T102">—</text:span><text:span text:style-name="T101"> Я много работал </text:span><text:span text:style-name="T123">в эти дни</text:span><text:span text:style-name="T101">.</text:span></text:p>
      <text:p text:style-name="P674"/>
      <text:p text:style-name="P666">Present Perfect Continuous</text:p>
      <text:p text:style-name="P660"/>
      <text:p text:style-name="P668"><text:span text:style-name="T319">И</text:span><text:span text:style-name="T325">спользуется чтобы сообщить о действии, которое еще не закончено и при этом известна </text:span></text:p>
      <text:p text:style-name="P669"><text:span text:style-name="T325">его продолжительность, </text:span><text:span text:style-name="T327">т. е. «</text:span><text:span text:style-name="T328">я </text:span><text:span text:style-name="T327">делал и продолжаю делать». </text:span></text:p>
      <text:p text:style-name="P661"/>
      <text:p text:style-name="P682"><text:span text:style-name="T321">С</text:span><text:span text:style-name="T312">остоит из связки вспомогательного глагола </text:span><text:span text:style-name="T96">have</text:span><text:span text:style-name="T312">, cлова </text:span><text:span text:style-name="T96">been</text:span><text:span text:style-name="T312"> </text:span><text:span text:style-name="T323">(особая форма глагола </text:span><text:span text:style-name="T99">be</text:span><text:span text:style-name="T323">) </text:span></text:p>
      <text:p text:style-name="P669"><text:span text:style-name="T322">и смыслового глагола с окончанием </text:span><text:span text:style-name="T100">-ing</text:span><text:span text:style-name="T322">. </text:span><text:span text:style-name="T320">Переводится</text:span><text:span text:style-name="T325"> настоящим</text:span><text:span text:style-name="T108">.</text:span></text:p>
      <text:p text:style-name="P676"/>
      <text:p text:style-name="P252"><text:span text:style-name="T538">I </text:span><text:span text:style-name="T550">have been learning</text:span><text:span text:style-name="T538"> English for 2 years. </text:span><text:span text:style-name="T555">—</text:span><text:span text:style-name="T538"> Я </text:span><text:span text:style-name="T550">учу</text:span><text:span text:style-name="T538"> английский уже 2 года (и еще не закончил).</text:span></text:p>
      <text:p text:style-name="P622"><text:span text:style-name="T112">I </text:span><text:span text:style-name="T126">have not been waiting</text:span><text:span text:style-name="T112"> long. </text:span><text:span text:style-name="T110">—</text:span><text:span text:style-name="T112"> Я </text:span><text:span text:style-name="T126">не жду</text:span><text:span text:style-name="T112"> долго </text:span><text:span text:style-name="T113">(это не происходит в течен</text:span><text:span text:style-name="T116">ии</text:span><text:span text:style-name="T113"> указ. времени)</text:span><text:span text:style-name="T112">.</text:span></text:p>
      <text:p text:style-name="P352"/>
      <text:p text:style-name="P643"><text:span text:style-name="T125">Have</text:span><text:span text:style-name="T109"> you </text:span><text:span text:style-name="T125">been</text:span><text:span text:style-name="T109"> </text:span><text:span text:style-name="T125">waiting</text:span><text:span text:style-name="T109"> long? </text:span><text:span text:style-name="T110">— </text:span><text:span text:style-name="T109">Вы </text:span><text:span text:style-name="T111">долго</text:span><text:span text:style-name="T109"> </text:span><text:span text:style-name="T125">ждете</text:span><text:span text:style-name="T109">? </text:span></text:p>
      <text:p text:style-name="P643"><text:span text:style-name="T113">(как долго происходит действие вплоть до текущего момента)</text:span><text:span text:style-name="T109"> </text:span></text:p>
      <text:p text:style-name="P683"><text:span text:style-name="T344">Слова-маячки</text:span><text:span text:style-name="T312">:</text:span></text:p>
      <text:list xml:id="list675988005" text:style-name="L12">
        <text:list-item>
          <text:p text:style-name="P781">for — в течении;</text:p>
        </text:list-item>
        <text:list-item>
          <text:p text:style-name="P781">since — с какого-то времени;</text:p>
        </text:list-item>
        <text:list-item>
          <text:p text:style-name="P844">how long — как долго.</text:p>
        </text:list-item>
      </text:list>
      <text:p text:style-name="P678"/>
      <text:p text:style-name="P680"><text:span text:style-name="T543">We`ve been staying in this hotel </text:span><text:span text:style-name="T551">since</text:span><text:span text:style-name="T543"> Tuesday. </text:span><text:span text:style-name="T544">— </text:span><text:span text:style-name="T543">Мы находимся в этом отеле </text:span><text:span text:style-name="T551">со</text:span><text:span text:style-name="T543"> вторника.</text:span></text:p>
      <text:p text:style-name="P662"/>
      <text:p text:style-name="P454"><text:span text:style-name="T363">Е</text:span><text:span text:style-name="T359">сли используется глагол </text:span><text:span text:style-name="T120">be</text:span><text:span text:style-name="T359"> или глаголы состояния, которые не стоят в Continuous</text:span><text:span text:style-name="T364">,</text:span><text:span text:style-name="T359"> </text:span></text:p>
      <text:p text:style-name="P455"><text:span text:style-name="T365">то </text:span><text:span text:style-name="T366">Present Perfect Continuous</text:span><text:span text:style-name="T365"> будет в </text:span><text:span text:style-name="T366">форме</text:span><text:span text:style-name="T365"> Present Perfect. </text:span></text:p>
      <text:p text:style-name="P356"/>
      <text:p text:style-name="P253"><text:span text:style-name="T539">I have known</text:span><text:span text:style-name="T550"> </text:span><text:span text:style-name="T539">(</text:span><text:span text:style-name="T542">а </text:span><text:span text:style-name="T539">не have been knowing)</text:span><text:span text:style-name="T538"> Alice for 3 years. </text:span><text:span text:style-name="T556">—</text:span><text:span text:style-name="T538"> Я </text:span><text:span text:style-name="T539">знаю</text:span><text:span text:style-name="T538"> Алису уже 3 года</text:span></text:p>
      <text:p text:style-name="P360"/>
      <text:p text:style-name="P154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57"><text:span text:style-name="T420">Если у смыслового глагола окончание</text:span><text:span text:style-name="T61"> -ing</text:span><text:span text:style-name="T420">, то </text:span><text:span text:style-name="T61">have</text:span><text:span text:style-name="T420"> применяется только с </text:span><text:span text:style-name="T61">been</text:span><text:span text:style-name="T420">.</text:span></text:p>
      <text:p text:style-name="P360"/>
      <text:p text:style-name="P406"><text:span text:style-name="T538">Past </text:span><text:span text:style-name="T558">Simple</text:span></text:p>
      <text:p text:style-name="P135"/>
      <text:p text:style-name="P136">Используется, чтобы сообщить:</text:p>
      <text:list xml:id="list2222779536" text:style-name="L13">
        <text:list-item>
          <text:p text:style-name="P777">факт<text:span text:style-name="T574">ы</text:span> прошлого, историю, биографию;</text:p>
        </text:list-item>
        <text:list-item>
          <text:p text:style-name="P777">результат, который не важен в настоящем;</text:p>
        </text:list-item>
      </text:list>
      <text:p text:style-name="P353"/>
      <text:p text:style-name="P527"><text:span text:style-name="T340">Глагол</text:span><text:span text:style-name="T330"> </text:span><text:span text:style-name="T336">принимает</text:span><text:span text:style-name="T330"> 2ю форму. </text:span><text:span text:style-name="T340">Она</text:span><text:span text:style-name="T330"> образуется с пом</text:span><text:span text:style-name="T340">ощью</text:span><text:span text:style-name="T330"> окончания -ed для правильных глоголов, </text:span><text:span text:style-name="T336">а н</text:span><text:span text:style-name="T330">еправильные глаголы находится в таблице.</text:span></text:p>
      <text:p text:style-name="P138"/>
      <text:p text:style-name="P254"><text:span text:style-name="T538">Mozart </text:span><text:span text:style-name="T550">lived</text:span><text:span text:style-name="T538"> from 1756 to 1791 — Моцарт </text:span><text:span text:style-name="T550">жил</text:span><text:span text:style-name="T538"> с 1756 по 1791 год. </text:span></text:p>
      <text:p text:style-name="P256"><text:span text:style-name="T552">Did</text:span><text:span text:style-name="T557"> you </text:span><text:span text:style-name="T552">go</text:span><text:span text:style-name="T557"> to Los Angeles last week? - Ты </text:span><text:span text:style-name="T552">ездил</text:span><text:span text:style-name="T557"> в Лос Анжелес на прошлой неделе?</text:span></text:p>
      <text:p text:style-name="P677"><text:span text:style-name="T419">I </text:span><text:span text:style-name="T389">didn`t go</text:span><text:span text:style-name="T419"> to Los Angeles — Я </text:span><text:span text:style-name="T389">не ездил</text:span><text:span text:style-name="T419"> в Лос Анжелес.</text:span></text:p>
      <text:p text:style-name="P354"><text:soft-page-break/></text:p>
      <text:p text:style-name="P110"><text:span text:style-name="T548">Слова-маячки</text:span><text:span text:style-name="T539">:</text:span></text:p>
      <text:list xml:id="list500109831" text:style-name="L14">
        <text:list-item>
          <text:p text:style-name="P735">ago — <text:span text:style-name="T575">тому назад</text:span>;</text:p>
        </text:list-item>
        <text:list-item>
          <text:p text:style-name="P735">last — <text:span text:style-name="T575">прошлый</text:span>;</text:p>
        </text:list-item>
        <text:list-item>
          <text:p text:style-name="P778">yesterday — вчера;</text:p>
        </text:list-item>
      </text:list>
      <text:p text:style-name="P148"/>
      <text:p text:style-name="P645"><text:span text:style-name="T352">Past Simple часто путают с Present Perfect. </text:span><text:span text:style-name="T355">Здесь</text:span><text:span text:style-name="T353"> </text:span><text:span text:style-name="T354">г</text:span><text:span text:style-name="T353">лавное отличие в том, что </text:span><text:span text:style-name="T352">Present Perfect всегда сообща</text:span><text:span text:style-name="T354">ет</text:span><text:span text:style-name="T352"> доп</text:span><text:span text:style-name="T355">олнительную</text:span><text:span text:style-name="T352"> информацию, </text:span><text:span text:style-name="T354">которая </text:span><text:span text:style-name="T352">указыва</text:span><text:span text:style-name="T354">ет</text:span><text:span text:style-name="T331"> </text:span><text:span text:style-name="T352">на настоящее время </text:span><text:span text:style-name="T353">(</text:span><text:span text:style-name="T355">она может остутствовать в предложении </text:span><text:span text:style-name="T356">явно</text:span><text:span text:style-name="T355">, но всегда будет понятна из контекста</text:span><text:span text:style-name="T353">).</text:span><text:span text:style-name="T352"> </text:span><text:span text:style-name="T358">Но</text:span><text:span text:style-name="T353"> е</text:span><text:span text:style-name="T331">сли </text:span><text:span text:style-name="T353">изветно</text:span><text:span text:style-name="T331">, когда </text:span><text:span text:style-name="T354">именно </text:span><text:span text:style-name="T331">произошло событие, то Present Perfect </text:span><text:span text:style-name="T358">уже нельзя</text:span><text:span text:style-name="T357"> использ</text:span><text:span text:style-name="T358">овать</text:span><text:span text:style-name="T331">.</text:span></text:p>
      <text:p text:style-name="P149"/>
      <text:p text:style-name="P644"><text:span text:style-name="T106">Tom has lost his key last weak </text:span><text:span text:style-name="T113">(неправильно) </text:span></text:p>
      <text:p text:style-name="P644"><text:span text:style-name="T106">Tom lost his key last weak </text:span><text:span text:style-name="T113">(правильно) </text:span></text:p>
      <text:p text:style-name="P644"><text:span text:style-name="T106">Tom has lost his key </text:span><text:span text:style-name="T113">(</text:span><text:span text:style-name="T117">правильно; </text:span><text:span text:style-name="T118">о настоящем </text:span><text:span text:style-name="T119">говорит контекст</text:span><text:span text:style-name="T113">)</text:span></text:p>
      <text:p text:style-name="P355"/>
      <text:p text:style-name="P528"><text:span text:style-name="T367">Если вопрос содержит слово </text:span><text:span text:style-name="T121">when</text:span><text:span text:style-name="T367">, то он автоматич. привязывает </text:span><text:span text:style-name="T368">предложение</text:span><text:span text:style-name="T367"> к моменту </text:span></text:p>
      <text:p text:style-name="P155"><text:span text:style-name="T417">в прошлом. </text:span><text:span text:style-name="T418">Поэтому Present Perfect в вопросах с </text:span><text:span text:style-name="T62">when</text:span><text:span text:style-name="T418"> не используется.</text:span></text:p>
      <text:p text:style-name="P679"/>
      <text:p text:style-name="P679">Past Continuous</text:p>
      <text:p text:style-name="P663"/>
      <text:p text:style-name="P670"><text:span text:style-name="T332">И</text:span><text:span text:style-name="T333">спользуется, чтобы сообщить о действии, которое происходило в </text:span><text:span text:style-name="T336">точный</text:span><text:span text:style-name="T333"> момент</text:span></text:p>
      <text:p text:style-name="P670"><text:span text:style-name="T333">прошлого, </text:span><text:span text:style-name="T334">и </text:span><text:span text:style-name="T333">не было закончено.</text:span></text:p>
      <text:p text:style-name="P664"/>
      <text:p text:style-name="P671"><text:span text:style-name="T334">В предложении не обязательно должен </text:span><text:span text:style-name="T336">указываться</text:span><text:span text:style-name="T334"> точный момент. Он может только подразумеваться и быть понятен по контексту (</text:span><text:span text:style-name="T336">по</text:span><text:span text:style-name="T334"> </text:span><text:span text:style-name="T335">ситуаци</text:span><text:span text:style-name="T336">и</text:span><text:span text:style-name="T334">).</text:span></text:p>
      <text:p text:style-name="P659">Cхема такая же, как и в Present Continuous, только глагол <text:span text:style-name="T2">be</text:span> записывается </text:p>
      <text:p text:style-name="P659">в прошедшей форме (<text:span text:style-name="T2">was/were</text:span>):</text:p>
      <text:p text:style-name="P658"/>
      <text:p text:style-name="P359">Last Sunday at 5 I <text:span text:style-name="T386">was having</text:span> dinner with my friends — В прошлое воскресенье в 5 </text:p>
      <text:p text:style-name="P359">я <text:span text:style-name="T386">ужинал</text:span> со своими друзьями (привязка к точному моменту в прошлом).</text:p>
      <text:p text:style-name="P359"/>
      <text:p text:style-name="P673"><text:span text:style-name="T577">My parents </text:span><text:span text:style-name="T390">were watching</text:span><text:span text:style-name="T577"> TV when I came home yesterday — Мои родители </text:span><text:span text:style-name="T390">смотрели</text:span><text:span text:style-name="T577"> телевизор, когда я пришел вчера домой (незаконченное действие </text:span><text:span text:style-name="T578">в тот момент</text:span><text:span text:style-name="T577">).</text:span></text:p>
      <text:p text:style-name="P673"/>
      <text:p text:style-name="P681"><text:span text:style-name="T546">W</text:span><text:span text:style-name="T547">e weren`t reading — Мы не читали (именно тогда). </text:span></text:p>
      <text:p text:style-name="P675">Was I running? — Я бежал?</text:p>
      <text:p text:style-name="P487"/>
      <text:p text:style-name="P487">Future Simple</text:p>
      <text:p text:style-name="P488"/>
      <text:p text:style-name="P530"><text:span text:style-name="T581">Используется чтобы сообщить о будущих </text:span><text:span text:style-name="T586">действиях</text:span><text:span text:style-name="T581">. </text:span><text:span text:style-name="T476">Эта форма говорит о том, что человек сделает что-то в будущем, но решение он принял в момент речи.</text:span></text:p>
      <text:p text:style-name="Standard"/>
      <text:p text:style-name="P531">Состоит из вспомогательного глагола <text:span text:style-name="T2">will</text:span> и смыслового глагола в начальной форме.</text:p>
      <text:p text:style-name="P491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82">о</text:span> <text:span text:style-name="T2">won`t</text:span>.</text:p>
      <text:p text:style-name="P531"/>
      <text:p text:style-name="P471">We <text:span text:style-name="T386">will</text:span> proobably <text:span text:style-name="T386">meet</text:span> soon — Мы, возможно, скоро <text:span text:style-name="T386">встретимся</text:span>.</text:p>
      <text:p text:style-name="P471">I hope everything <text:span text:style-name="T386">will be</text:span> fine — Надеюсь, все <text:span text:style-name="T386">будет </text:span>хорошо.</text:p>
      <text:p text:style-name="P491"><text:span text:style-name="T129">Will</text:span><text:span text:style-name="T2"> you </text:span><text:span text:style-name="T129">be</text:span><text:span text:style-name="T2"> at home toworrow? No, I won`t — </text:span><text:span text:style-name="T11">Ты </text:span><text:span text:style-name="T130">будешь</text:span><text:span text:style-name="T11"> завтра дома? Нет</text:span><text:span text:style-name="T2">.</text:span></text:p>
      <text:p text:style-name="P472"/>
      <text:p text:style-name="P437"><text:span text:style-name="T477">В</text:span><text:span text:style-name="T478"> предложени</text:span><text:span text:style-name="T477">ях</text:span><text:span text:style-name="T478"> </text:span><text:span text:style-name="T477">будут </text:span><text:span text:style-name="T478">часто </text:span><text:span text:style-name="T477">попадаться слова</text:span><text:span text:style-name="T478">, </text:span><text:span text:style-name="T477">выражающие</text:span><text:span text:style-name="T478"> мнение: <text:s/></text:span></text:p>
      <text:p text:style-name="P437"><text:span text:style-name="T460">I think </text:span><text:span text:style-name="T461">(я думаю)</text:span><text:span text:style-name="T460">, I`m sure </text:span><text:span text:style-name="T461">(я уверен), I hope (я надеюсь), </text:span><text:span text:style-name="T460">probably (возможно).</text:span></text:p>
      <text:p text:style-name="P474"/>
      <text:p text:style-name="P438"><text:soft-page-break/><text:span text:style-name="T511">Оборот </text:span><text:span text:style-name="T456">be going to</text:span></text:p>
      <text:p text:style-name="P534"/>
      <text:p text:style-name="P439"><text:span text:style-name="T477">Также позволяет </text:span><text:span text:style-name="T482">сообщить</text:span><text:span text:style-name="T477"> о будущем. </text:span><text:span text:style-name="T482">Но п</text:span><text:span text:style-name="T479">одразумевает, что человек говорит не о спонтанном </text:span><text:span text:style-name="T482">решении</text:span><text:span text:style-name="T479">, </text:span><text:span text:style-name="T480">а о заранее </text:span><text:span text:style-name="T481">продуманных</text:span><text:span text:style-name="T480"> действиях. </text:span><text:span text:style-name="T482">Означает</text:span><text:span text:style-name="T479"> «собираюсь сделать».</text:span></text:p>
      <text:p text:style-name="P493"/>
      <text:p text:style-name="P469">I`m going to meet my friends tomorrow — Я собираюсь встретиться с друзьями завтра.</text:p>
      <text:p text:style-name="P535"><text:span text:style-name="T442">I`m going to go</text:span><text:span text:style-name="T512"> out after I finish my work — Я собираюсь погулять после, как закончу работу.</text:span></text:p>
      <text:p text:style-name="P475"/>
      <text:p text:style-name="P441"><text:span text:style-name="T484">Когда очевидно что вот-вот случится какое-то действие, то </text:span><text:span text:style-name="T462">be going to</text:span><text:span text:style-name="T484"> </text:span><text:span text:style-name="T483">передает оттенок неизбежности происходящего и применяется по отношению к </text:span><text:span text:style-name="T484">другому </text:span><text:span text:style-name="T483">человеку или объетку.</text:span></text:p>
      <text:p text:style-name="P492"/>
      <text:p text:style-name="P473">Look! He`s going to fall — Смотри! Он сейчас упадет.</text:p>
      <text:p text:style-name="P475">The sky is dark. It`s going to rain — Небо темное. Сейчас пойдет дождь.</text:p>
      <text:p text:style-name="P475"/>
      <text:p text:style-name="P535"><text:span text:style-name="T500">В разговорной </text:span><text:span text:style-name="T504">стиле</text:span><text:span text:style-name="T503"> </text:span><text:span text:style-name="T505">этот </text:span><text:span text:style-name="T503">оборот </text:span><text:span text:style-name="T500">очень часто </text:span><text:span text:style-name="T504">записывается</text:span><text:span text:style-name="T500"> как </text:span><text:span text:style-name="T442">gonna</text:span><text:span text:style-name="T500"> </text:span><text:span text:style-name="T442">[гона].</text:span></text:p>
      <text:p text:style-name="P476"/>
      <text:p text:style-name="P667"><text:span text:style-name="T122">P</text:span><text:span text:style-name="T120">resent</text:span><text:span text:style-name="T538"> в значении будущего</text:span></text:p>
      <text:p text:style-name="P665"/>
      <text:p text:style-name="P672"><text:span text:style-name="T343">О</text:span><text:span text:style-name="T341"> будущем можно </text:span><text:span text:style-name="T343">также </text:span><text:span text:style-name="T341">говорить с помощью </text:span><text:span text:style-name="T342">формы </text:span><text:span text:style-name="T341">Present. </text:span><text:span text:style-name="T501">Present Simple </text:span><text:span text:style-name="T502">часто </text:span><text:span text:style-name="T501">использ</text:span><text:span text:style-name="T502">уется</text:span><text:span text:style-name="T501">, когда речь идет о рассписании, которое не зависит от говорящего. </text:span></text:p>
      <text:p text:style-name="P672"><text:span text:style-name="T501">Present Continuous </text:span><text:span text:style-name="T508">используется</text:span><text:span text:style-name="T501"> </text:span><text:span text:style-name="T507">когда говорят о личных планах.</text:span></text:p>
      <text:p text:style-name="P459"/>
      <text:p text:style-name="P468">I am flying to London tomorrow — <text:span text:style-name="T580">Завтра я лечу в Лондон (личный план)</text:span></text:p>
      <text:p text:style-name="P470">My airplane flies at 6 o`clock tomorrow — Мой самолет летит завтра в 6 (рассписание)</text:p>
      <text:p text:style-name="P467"/>
      <text:p text:style-name="P518">Модальные глаголы</text:p>
      <text:p text:style-name="Standard"/>
      <text:p text:style-name="P549"><text:span text:style-name="T587">Это особенные глаголы, которые </text:span><text:span text:style-name="T631">могут</text:span><text:span text:style-name="T587"> </text:span><text:span text:style-name="T631">использоваться</text:span><text:span text:style-name="T587"> и как смысловые, и как вспомогательные, притендуя со </text:span><text:span text:style-name="T631">вспомогательными</text:span><text:span text:style-name="T587"> на одну позицию в предложении.</text:span></text:p>
      <text:p text:style-name="P587"><text:span text:style-name="T588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88">.</text:span></text:p>
      <text:p text:style-name="P587"/>
      <text:p text:style-name="P556"><text:span text:style-name="T587">Модальные глаголы не меняют свою форму (не </text:span><text:span text:style-name="T593">имеют</text:span><text:span text:style-name="T587"> окончаний </text:span><text:span text:style-name="T15">-s, -ed</text:span><text:span text:style-name="T587">). В связи с </text:span><text:span text:style-name="T593">этим</text:span><text:span text:style-name="T587">, </text:span></text:p>
      <text:p text:style-name="P556"><text:span text:style-name="T587">они не могут </text:span><text:span text:style-name="T593">применяться</text:span><text:span text:style-name="T587"> во всех временах и поэтому, дополняют</text:span><text:span text:style-name="T593">ся</text:span><text:span text:style-name="T587"> модальны</text:span><text:span text:style-name="T593">ми</text:span><text:span text:style-name="T587"> конструкци</text:span><text:span text:style-name="T593">ями</text:span><text:span text:style-name="T587">: </text:span><text:span text:style-name="T16">be able to, have to </text:span><text:span text:style-name="T200">и</text:span><text:span text:style-name="T16"> used to</text:span><text:span text:style-name="T588">.</text:span></text:p>
      <text:p text:style-name="P549"/>
      <text:p text:style-name="P550">После модальных глаголов и конструкций почти всегда идет <text:span text:style-name="T631">голый </text:span>инфинитив.</text:p>
      <text:p text:style-name="P541"/>
      <text:p text:style-name="P550"><text:span text:style-name="T386">Глаголы </text:span><text:span text:style-name="T129">will</text:span><text:span text:style-name="T386"> и </text:span><text:span text:style-name="T129">shall</text:span></text:p>
      <text:p text:style-name="P550"/>
      <text:p text:style-name="P550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50">а с <text:span text:style-name="T2">won`t</text:span> — настоящим. <text:span text:style-name="T2">Won`t</text:span> означает «отказывается».</text:p>
      <text:p text:style-name="P550"/>
      <text:p text:style-name="P257">What`s wrong? My Car won`t start — Что случилось? Моя машина не заводится.</text:p>
      <text:p text:style-name="P258">(не смотря на мои ожидание, действие не происходит).</text:p>
      <text:p text:style-name="P258"/>
      <text:p text:style-name="P551"><text:span text:style-name="T17">S</text:span><text:span text:style-name="T16">hall</text:span><text:span text:style-name="T200"> не используется в современном английском. Он </text:span><text:span text:style-name="T202">встречается</text:span><text:span text:style-name="T200"> в вопросах вместо </text:span><text:span text:style-name="T16">will, </text:span><text:span text:style-name="T201">когда нужно получить одобрение от собеседника (только когда подлежащее </text:span><text:span text:style-name="T17">I</text:span><text:span text:style-name="T201"> или </text:span><text:span text:style-name="T17">we</text:span><text:span text:style-name="T201">).</text:span></text:p>
      <text:p text:style-name="P23"/>
      <text:p text:style-name="P258">Shall I close the door? - Я закрою дверь? (вы не против, если я закрою дверь?)</text:p>
      <text:p text:style-name="P257"/>
      <text:p text:style-name="P157">Глаголы <text:span text:style-name="T2">can</text:span> и <text:span text:style-name="T2">could</text:span></text:p>
      <text:p text:style-name="P257"/>
      <text:p text:style-name="P25"><text:soft-page-break/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59">She can play the guitar — Она умеет играть на гитаре.</text:p>
      <text:p text:style-name="P259">You can`t smoke here — Ты не можешь сдесь курить.</text:p>
      <text:p text:style-name="P259">Can I help you? - Я могу вам помочь?</text:p>
      <text:p text:style-name="P257"/>
      <text:p text:style-name="P549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59">I could read at the age of 4 — Я мог читать в 4 года.</text:p>
      <text:p text:style-name="P167"/>
      <text:p text:style-name="P24"><text:span text:style-name="T386">Глаголы </text:span><text:span text:style-name="T129">might</text:span><text:span text:style-name="T386"> и </text:span><text:span text:style-name="T129">may</text:span></text:p>
      <text:p text:style-name="P24"/>
      <text:p text:style-name="P552"><text:span text:style-name="T17">Might [майт]</text:span><text:span text:style-name="T201"> переводится как «может </text:span><text:span text:style-name="T203">ли</text:span><text:span text:style-name="T201">», «мог бы», </text:span><text:span text:style-name="T203">или</text:span><text:span text:style-name="T201"> «должно быть»</text:span><text:span text:style-name="T203">, </text:span><text:span text:style-name="T201">«наверное». </text:span></text:p>
      <text:p text:style-name="P36">Он указывает на вероятность того, что что-то произойдет сейчас или в будущем. </text:p>
      <text:p text:style-name="P552"><text:span text:style-name="T201">Отрицание </text:span><text:span text:style-name="T17">might not</text:span><text:span text:style-name="T201"> сокращается до </text:span><text:span text:style-name="T17">mightn`t [майтэнт].</text:span></text:p>
      <text:p text:style-name="P552"/>
      <text:p text:style-name="P260">Might Tom call in the evening? - <text:span text:style-name="T589">Может ли </text:span>Том позвонить вечером?</text:p>
      <text:p text:style-name="P549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0"/>
      <text:p text:style-name="P646"><text:span text:style-name="T18">M</text:span><text:span text:style-name="T2">ay</text:span><text:span text:style-name="T191"> </text:span><text:span text:style-name="T263">почти не используется</text:span><text:span text:style-name="T191">. </text:span><text:span text:style-name="T263">Е</text:span><text:span text:style-name="T191">го применяют, </text:span><text:span text:style-name="T531">когда нужно</text:span><text:span text:style-name="T533"> </text:span><text:span text:style-name="T532">вежливо обратиться к незнакомому человеку или </text:span><text:span text:style-name="T531">предложить </text:span><text:span text:style-name="T532">ему </text:span><text:span text:style-name="T531">помощь </text:span><text:span text:style-name="T532">(как </text:span><text:span text:style-name="T535">could</text:span><text:span text:style-name="T532">)</text:span><text:span text:style-name="T531">. </text:span><text:span text:style-name="T533">П</text:span><text:span text:style-name="T531">ереводится как «име</text:span><text:span text:style-name="T534">ю</text:span><text:span text:style-name="T531"> возможность».</text:span></text:p>
      <text:p text:style-name="P522"/>
      <text:p text:style-name="P523">May I help you, sir? — <text:span text:style-name="T589">И</text:span>мею ли я возможность вам помочь?</text:p>
      <text:p text:style-name="P37"><text:span text:style-name="T386">Глагол </text:span><text:span text:style-name="T129">must</text:span></text:p>
      <text:p text:style-name="P37"/>
      <text:p text:style-name="P38">Переводится как «должен», «обязан» или «должно быть», «наверное». </text:p>
      <text:p text:style-name="P554"><text:span text:style-name="T204">Он указывает на обязанност</text:span><text:span text:style-name="T206">ь</text:span><text:span text:style-name="T204">, долг, приказ.</text:span></text:p>
      <text:p text:style-name="P37"/>
      <text:p text:style-name="P260">I must go — Я должен идти.</text:p>
      <text:p text:style-name="P260">Must we hurry? — Нам нужно торопиться?</text:p>
      <text:p text:style-name="P37"/>
      <text:p text:style-name="P549"><text:span text:style-name="T191">Отрицание </text:span><text:span text:style-name="T2">must not</text:span><text:span text:style-name="T191"> означает «нельзя», «запрещено». Сокращается до </text:span><text:span text:style-name="T2">musn`t [мазнт].</text:span></text:p>
      <text:p text:style-name="P261">You musn`t park here — Здесь нельзя парковаться. (здесь «you» это формальное подлежащее)</text:p>
      <text:p text:style-name="P37"/>
      <text:p text:style-name="P553"><text:span text:style-name="T191">В отличие от </text:span><text:span text:style-name="T2">might</text:span><text:span text:style-name="T191">, в значениях «должно быть», «наверное», он передает не вероятност</text:span><text:span text:style-name="T264">ь</text:span><text:span text:style-name="T191">, </text:span></text:p>
      <text:p text:style-name="P26">а уверенное предположение.</text:p>
      <text:p text:style-name="P26"/>
      <text:p text:style-name="P262">She must be very tired — Она, наверное, очень уставшая <text:span text:style-name="T678">(я почти уверен в этом)</text:span>.</text:p>
      <text:p text:style-name="P262"/>
      <text:p text:style-name="P158">Глагол should</text:p>
      <text:p text:style-name="P26"/>
      <text:p text:style-name="P26"><text:span text:style-name="T2">Should [шуд]</text:span> <text:span text:style-name="T591">переводится как «нужно», «следует сделать». Подходит чтобы дать совет.</text:span></text:p>
      <text:p text:style-name="P555"><text:span text:style-name="T204">Для совета, </text:span><text:span text:style-name="T205">к</text:span><text:span text:style-name="T204"> </text:span><text:span text:style-name="T20">should</text:span><text:span text:style-name="T204"> можно также </text:span><text:span text:style-name="T205">добавить</text:span><text:span text:style-name="T204"> обороты, </text:span><text:span text:style-name="T205">в</text:span><text:span text:style-name="T204">ыра</text:span><text:span text:style-name="T205">жающие</text:span><text:span text:style-name="T204"> мне</text:span><text:span text:style-name="T205">н</text:span><text:span text:style-name="T204">ие, </text:span></text:p>
      <text:p text:style-name="P555"><text:span text:style-name="T204">например: </text:span><text:span text:style-name="T20">I think, I don`t think</text:span><text:span text:style-name="T204">.</text:span></text:p>
      <text:p text:style-name="P31"/>
      <text:p text:style-name="P264">You should be more attentive — Вам следует быть более внимательным.</text:p>
      <text:p text:style-name="P262">I think you should leave — Думаю, вам пора уйти.</text:p>
      <text:p text:style-name="P262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><text:soft-page-break/></text:p>
      <text:p text:style-name="P263">Why should I go there? — Скакой стати мне туда идти?</text:p>
      <text:p text:style-name="P262"/>
      <text:p text:style-name="P158">Глагол would</text:p>
      <text:p text:style-name="P26"/>
      <text:p text:style-name="P592"><text:span text:style-name="T20">Would </text:span><text:span text:style-name="T21">[вуд]</text:span><text:span text:style-name="T234"> соответствует частице «бы» когда люди представляют ситуацию </text:span><text:span text:style-name="T268">либо</text:span><text:span text:style-name="T234"> сообщает </text:span></text:p>
      <text:p text:style-name="P592"><text:span text:style-name="T234">о привычках прошлого. </text:span><text:span text:style-name="T235">Он ч</text:span><text:span text:style-name="T234">асто сокращается до `d. </text:span><text:span text:style-name="T236">Я</text:span><text:span text:style-name="T234">вляется прошедшей формой от </text:span><text:span text:style-name="T21">will</text:span><text:span text:style-name="T234">.</text:span></text:p>
      <text:p text:style-name="P27"/>
      <text:p text:style-name="P263">I would like to live in New Your — Я бы хотел жить в Нью Йорке (представил).</text:p>
      <text:p text:style-name="P263">I wouldn`t watch this film with my child — Я бы не смотрела этот фильм с моим ребенком.</text:p>
      <text:p text:style-name="P647"><text:span text:style-name="T56">When I was young I </text:span><text:span text:style-name="T137">would</text:span><text:span text:style-name="T56"> </text:span><text:span text:style-name="T137">play</text:span><text:span text:style-name="T56"> </text:span><text:span text:style-name="T57">games</text:span><text:span text:style-name="T56"> — Когда я был молод, я </text:span><text:span text:style-name="T137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92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3">Would you like a cup of tea? Yes, I would — Вы бы хотили чашечку чая? Да, хотел бы.</text:p>
      <text:p text:style-name="P263">What would you like? I`d like some cofee — Чтобы вы хотели? Я бы хотел кофе.</text:p>
      <text:p text:style-name="P32"/>
      <text:p text:style-name="P159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94">В основном используется в будущем, </text:span></text:p>
      <text:p text:style-name="P39">в значении «смогу», «<text:span text:style-name="T677">сумею</text:span>»; или в прошлом, в значении «смог», а не «мог».</text:p>
      <text:p text:style-name="P29"/>
      <text:p text:style-name="P265"><text:span text:style-name="T590">If I learn </text:span><text:span text:style-name="T594">Eng</text:span><text:span text:style-name="T590">, I will be able to understand it — Если я буду учить </text:span><text:span text:style-name="T594">англ</text:span><text:span text:style-name="T590">, я смогу понимать его.</text:span></text:p>
      <text:p text:style-name="P265"><text:span text:style-name="T594">He</text:span><text:span text:style-name="T590"> talked quickly, but I was able to understand h</text:span><text:span text:style-name="T594">im </text:span><text:span text:style-name="T590">— <text:s/></text:span><text:span text:style-name="T594">Он</text:span><text:span text:style-name="T590"> говорил быстр</text:span><text:span text:style-name="T594">о</text:span><text:span text:style-name="T590">, но я смог </text:span><text:span text:style-name="T594">его </text:span><text:span text:style-name="T590">понять</text:span></text:p>
      <text:p text:style-name="P27"><text:span text:style-name="T386">Конструкция </text:span><text:span text:style-name="T129">have to</text:span></text:p>
      <text:p text:style-name="P27"/>
      <text:p text:style-name="P557"><text:span text:style-name="T204">Дублирует по значению модальный глагол </text:span><text:span text:style-name="T20">must</text:span><text:span text:style-name="T204">. </text:span><text:span text:style-name="T206">Указывает</text:span><text:span text:style-name="T204"> </text:span><text:span text:style-name="T206">на </text:span><text:span text:style-name="T204">обязанност</text:span><text:span text:style-name="T206">ь</text:span><text:span text:style-name="T204">, котор</text:span><text:span text:style-name="T206">ую</text:span><text:span text:style-name="T204"> человек вынежден выполнять не по свое воле. </text:span><text:span text:style-name="T265">Также заменяет </text:span><text:span text:style-name="T55">must</text:span><text:span text:style-name="T265"> в прошедшем и будущем.</text:span></text:p>
      <text:p text:style-name="P27"/>
      <text:p text:style-name="P263">I must do it — Я должен это сделать (это мой долг).</text:p>
      <text:p text:style-name="P263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95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3">You mustn`t tell anyone — Ты не должен рассказывать никому.</text:p>
      <text:p text:style-name="P263">You don`t have to tell me everything — Можешь не рассказывать мне всего.</text:p>
      <text:p text:style-name="P263"/>
      <text:p text:style-name="P160">Конструкция <text:span text:style-name="T2">used to</text:span></text:p>
      <text:p text:style-name="P266"/>
      <text:p text:style-name="P648"><text:span text:style-name="T267">Заменяет</text:span><text:span text:style-name="T207"> глагол </text:span><text:span text:style-name="T22">would</text:span><text:span text:style-name="T207">,</text:span><text:span text:style-name="T266"> </text:span><text:span text:style-name="T207">когда говорят о </text:span><text:span text:style-name="T266">состоянии в</text:span><text:span text:style-name="T207"> прошло</text:span><text:span text:style-name="T266">м</text:span><text:span text:style-name="T208">. </text:span><text:span text:style-name="T207">Переводится как «раньше» </text:span><text:span text:style-name="T208">либо</text:span><text:span text:style-name="T207"> </text:span><text:span text:style-name="T208">вообще </text:span><text:span text:style-name="T207">выпадает при переводе. </text:span></text:p>
      <text:p text:style-name="P40"/>
      <text:p text:style-name="P274">I used to live in Bristol — Раньше я жил в Бристоле (а сейчас нет).</text:p>
      <text:p text:style-name="P274">I didn`t use to drink tea — Раньше я не пил чай (а теперь пью).</text:p>
      <text:p text:style-name="P274">Did you use to play tennis? — Ты раньше играл в теннис?</text:p>
      <text:p text:style-name="P40"/>
      <text:p text:style-name="P40"/>
      <text:p text:style-name="P5"><text:span text:style-name="T207">П</text:span><text:span text:style-name="T191">овелительное наклонение </text:span><text:span text:style-name="T2">(Imperative)</text:span></text:p>
      <text:p text:style-name="P41"/>
      <text:p text:style-name="P560"><text:soft-page-break/><text:span text:style-name="T210">Это способ озвучить просьбу, приказ, призыв к действию </text:span><text:span text:style-name="T211">или </text:span><text:span text:style-name="T209">пожелание</text:span><text:span text:style-name="T210">. </text:span><text:span text:style-name="T209">Предложение в повелительном наклонении не имеет подлежащего и начинается с </text:span><text:span text:style-name="T220">начальной формы глагола</text:span><text:span text:style-name="T209">.</text:span></text:p>
      <text:p text:style-name="P267"/>
      <text:p text:style-name="P268">Don`t come here — Не подходи сюда <text:span text:style-name="T596">(просьба).</text:span></text:p>
      <text:p text:style-name="P275">Put your gun down! — Опусти оружие! (приказ).</text:p>
      <text:p text:style-name="P276">Come here — Подойдите сюда (призыв к действию).</text:p>
      <text:p text:style-name="P42"/>
      <text:p text:style-name="P558"><text:span text:style-name="T209">Ч</text:span><text:span text:style-name="T191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5"/>
      <text:p text:style-name="P275">Have a cake, please — Угощайтесь тортом, пожалуйста.</text:p>
      <text:p text:style-name="P275">Have a nice time — Приятно провести время.</text:p>
      <text:p text:style-name="P275">Have fun — Повеселитесь.</text:p>
      <text:p text:style-name="P42"/>
      <text:p text:style-name="P559"><text:span text:style-name="T209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9"> (</text:span><text:span text:style-name="T23">let us — давай</text:span><text:span text:style-name="T209">). Это один из способом быть вежливее.</text:span></text:p>
      <text:p text:style-name="P42"/>
      <text:p text:style-name="P275">Let`s not watch this movie — Давай не будем смотреть этот фильм.</text:p>
      <text:p text:style-name="P275">Let`s do it — Давай сделаем это.</text:p>
      <text:p text:style-name="P42"/>
      <text:p text:style-name="P42"/>
      <text:p text:style-name="P6"><text:span text:style-name="T209">П</text:span><text:span text:style-name="T191">ассивный залог </text:span><text:span text:style-name="T2">(Passive Voice)</text:span></text:p>
      <text:p text:style-name="P77"/>
      <text:p text:style-name="P593"><text:span text:style-name="T238">В английском язые есть 2 вида залогов</text:span><text:span text:style-name="T237">: активный и пассивный. В активном залоге дейсвие совершает автор, а в пассивном —</text:span><text:span text:style-name="T238"> </text:span><text:span text:style-name="T237">дейс</text:span><text:span text:style-name="T238">т</text:span><text:span text:style-name="T237">вие совершается над автором.</text:span></text:p>
      <text:p text:style-name="P78"/>
      <text:p text:style-name="P561"><text:span text:style-name="T191">Сказуемое в пассивном залоге состоит из </text:span><text:span text:style-name="T212">вспомогательного глагола </text:span><text:span text:style-name="T25">be</text:span><text:span text:style-name="T212"> и смыслового глагола в 3й форме (для группы Simple).</text:span></text:p>
      <text:p text:style-name="P43"/>
      <text:p text:style-name="P269"><text:span text:style-name="T598">The work </text:span><text:span text:style-name="T404">was finished</text:span><text:span text:style-name="T598"> yesterday — Работа </text:span><text:span text:style-name="T404">закончена</text:span><text:span text:style-name="T598"> вчера (пассивный залог).</text:span></text:p>
      <text:p text:style-name="P269"><text:span text:style-name="T598">I </text:span><text:span text:style-name="T404">finished</text:span><text:span text:style-name="T598"> my work yesterday — Я </text:span><text:span text:style-name="T404">закончил</text:span><text:span text:style-name="T598"> работу вчера (активный залог).</text:span></text:p>
      <text:p text:style-name="P43"/>
      <text:p text:style-name="P562"><text:span text:style-name="T212">Если нужно указать автора действия, то это можно сделать с помощью предлога </text:span><text:span text:style-name="T25">by</text:span><text:span text:style-name="T212">:</text:span></text:p>
      <text:p text:style-name="P561"><text:span text:style-name="T25">Ann Karenina was written </text:span><text:span text:style-name="T63">by Leo Tolstoy</text:span><text:span text:style-name="T25"> — Анна Каренина была написана Львом Толстым.</text:span></text:p>
      <text:p text:style-name="P269"/>
      <text:p text:style-name="P33"><text:span text:style-name="T597">Подлежащие </text:span><text:span text:style-name="T24">I</text:span><text:span text:style-name="T597">, в пассивн</text:span><text:span text:style-name="T598">ом</text:span><text:span text:style-name="T597"> залог</text:span><text:span text:style-name="T598">е</text:span><text:span text:style-name="T597"> </text:span><text:span text:style-name="T598">часто </text:span><text:span text:style-name="T597">переводится не как «я», а как «мне/мной/меня».</text:span></text:p>
      <text:p text:style-name="P33"/>
      <text:p text:style-name="P270">I am ignored all the time — Меня игнорируют все время.</text:p>
      <text:p text:style-name="P270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1">I have been taught an important lesson — Мне преподали важный урок.</text:p>
      <text:p text:style-name="P271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9"><text:span text:style-name="T209">Здесь главное </text:span><text:span text:style-name="T213">отличие</text:span><text:span text:style-name="T209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7">I have been spoken English — Со мной говорили по английски.</text:p>
      <text:p text:style-name="P275">I have been speaking English for 2 years. — Я говорю по английски уже 2 года.</text:p>
      <text:p text:style-name="P267"><text:soft-page-break/></text:p>
      <text:p text:style-name="P34">Также можно легко перепутать ситуации, когда be используется с прилагательным и когда</text:p>
      <text:p text:style-name="P559"><text:span text:style-name="T213">в </text:span><text:span text:style-name="T191">пассивн</text:span><text:span text:style-name="T213">о</text:span><text:span text:style-name="T191">м залог</text:span><text:span text:style-name="T213">е</text:span><text:span text:style-name="T191">. Здесь важно отличать прилагательное от глагола.</text:span></text:p>
      <text:p text:style-name="P267"/>
      <text:p text:style-name="P267">I am ignored all the time — Меня игнорируют все время (ignored — глагол в 3й форме).</text:p>
      <text:p text:style-name="P298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99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603">Помимо этого </text:span><text:span text:style-name="T649">по особенному</text:span><text:span text:style-name="T603"> формируются вопросы с предлогами.</text:span></text:p>
      <text:p text:style-name="Standard"/>
      <text:p text:style-name="P536">Общий вопрос</text:p>
      <text:p text:style-name="Standard"/>
      <text:p text:style-name="Standard"><text:span text:style-name="T599">В</text:span>опрос, предполага<text:span text:style-name="T602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6">Do you play the piano? — Yes, I do.</text:p>
      <text:p text:style-name="P246">Does Rita play football? — No, she doesn`t.</text:p>
      <text:p text:style-name="P246"/>
      <text:p text:style-name="P156">Разделительный вопрос</text:p>
      <text:p text:style-name="P156"/>
      <text:p text:style-name="P566"><text:span text:style-name="T270">З</text:span><text:span text:style-name="T271">адается</text:span><text:span text:style-name="T269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2"/>
      <text:p text:style-name="P192">Состоит из 2х частей, разделенных запятой: утверждения и противоположного корешка.</text:p>
      <text:p text:style-name="P192">Корешок можно переводить словами: «правда?» «да?», «не так ли?», «верно?»</text:p>
      <text:p text:style-name="P192"/>
      <text:p text:style-name="P192">В корешке, <text:span text:style-name="T600">п</text:span>осле <text:span text:style-name="T600">вспомогательного </text:span>глагола, стоит местоимение, заменяющее подлежащее:</text:p>
      <text:p text:style-name="P364">You play tennis every day, don`t you? — Ты играешь в теннис, да?</text:p>
      <text:p text:style-name="P192"/>
      <text:p text:style-name="P192">Если в главной части отрицание, то в корешке должно быть утверждение (и наоборот).</text:p>
      <text:p text:style-name="P363">You don`t like tomato juice, do you? — Ты не любишь томатный сок, да?</text:p>
      <text:p text:style-name="P192"/>
      <text:p text:style-name="P192">Если в главной части используется <text:span text:style-name="T2">I am</text:span>, то в корешке нужно говорить <text:span text:style-name="T2">aren`t I:</text:span></text:p>
      <text:p text:style-name="P363">I am a famous artist, aren`t I? — Я знаменитая художница, да?</text:p>
      <text:p text:style-name="Standard"/>
      <text:p text:style-name="P536">Специальный вопрос</text:p>
      <text:p text:style-name="Standard"/>
      <text:p text:style-name="P567"><text:span text:style-name="T602">З</text:span><text:span text:style-name="T601">адается для получения дополнительной информации и поэтому всегда начинается </text:span></text:p>
      <text:p text:style-name="P565">с вопросительного слова или вопросительной связки.</text:p>
      <text:p text:style-name="P563"/>
      <text:p text:style-name="P564">Вопросительные слова:</text:p>
      <text:list xml:id="list3244919313" text:style-name="L15">
        <text:list-item>
          <text:p text:style-name="P736">who [ху] — кто;</text:p>
        </text:list-item>
        <text:list-item>
          <text:p text:style-name="P736">whom [хум] — кого;</text:p>
        </text:list-item>
        <text:list-item>
          <text:p text:style-name="P736">whose [хуз] — чей;</text:p>
        </text:list-item>
        <text:list-item>
          <text:p text:style-name="P736"><text:soft-page-break/>what — что, какой;</text:p>
        </text:list-item>
        <text:list-item>
          <text:p text:style-name="P736">which — который;</text:p>
        </text:list-item>
        <text:list-item>
          <text:p text:style-name="P736">where [вэа] — где, куда;</text:p>
        </text:list-item>
        <text:list-item>
          <text:p text:style-name="P736">when — когда;</text:p>
        </text:list-item>
        <text:list-item>
          <text:p text:style-name="P736">why [вай] — зачем, почему;</text:p>
        </text:list-item>
        <text:list-item>
          <text:p text:style-name="P736">how [хау] — как;</text:p>
        </text:list-item>
        <text:list-item>
          <text:p text:style-name="P736">how often [хау офэн] — как часто;</text:p>
        </text:list-item>
        <text:list-item>
          <text:p text:style-name="P736">how many — сколько (исчисляемые существительные);</text:p>
        </text:list-item>
        <text:list-item>
          <text:p text:style-name="P736">how much — сколько (неисчесляемые существительные);</text:p>
        </text:list-item>
        <text:list-item>
          <text:p text:style-name="P736">how long [хау лон] — как долго;</text:p>
        </text:list-item>
        <text:list-item>
          <text:p text:style-name="P736">how long ago — как давно;</text:p>
        </text:list-item>
        <text:list-item>
          <text:p text:style-name="P736">how old — сколько лет.</text:p>
        </text:list-item>
      </text:list>
      <text:p text:style-name="Standard"/>
      <text:p text:style-name="P566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01">соотв</text:span>. <text:span text:style-name="T2">Which</text:span> подразумевает выбор из нескольких вариантов.</text:p>
      <text:p text:style-name="Standard"/>
      <text:p text:style-name="P246">What do you like? — Что ты любишь?</text:p>
      <text:p text:style-name="P246">What car have you got? — Какая у тебя машина?</text:p>
      <text:p text:style-name="P246">Which car is yours? — Какая из машин твоя?</text:p>
      <text:p text:style-name="P246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2">How old are you? — Сколько тебе лет?</text:p>
      <text:p text:style-name="P272">How are you? — Как ты?</text:p>
      <text:p text:style-name="P272"/>
      <text:p text:style-name="P161"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66"><text:span text:style-name="T214">как</text:span><text:span text:style-name="T191"> и в утверждении. Вспомогательный глагол часто отсутсвует в таком вопросе.</text:span></text:p>
      <text:p text:style-name="P35"/>
      <text:p text:style-name="P272">Who is in the Room? — Кто в комнате?</text:p>
      <text:p text:style-name="P272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8">Who are my best friends? → Mike and Paul are my best friends.</text:p>
      <text:p text:style-name="P273"/>
      <text:p text:style-name="P162">Вопрос с альтернативой</text:p>
      <text:p text:style-name="P162"/>
      <text:p text:style-name="P193"><text:span text:style-name="T602">В</text:span>опрос, <text:span text:style-name="T602">предполагающий </text:span>выбор между двумя альтернативами. Вопросительное слово не</text:p>
      <text:p text:style-name="P193">используется. Порядок слов такой же, как в общем вопросе, но в какой-то части вопроса</text:p>
      <text:p text:style-name="P193">обязательно нужно преложить альтернативу с помощью союза or.</text:p>
      <text:p text:style-name="P193"/>
      <text:p text:style-name="P365">Does <text:span text:style-name="T386">your mother </text:span>or<text:span text:style-name="T386"> your father</text:span> help you? (<text:span text:style-name="T602">альтернатива в </text:span>подлежаще<text:span text:style-name="T602">м</text:span>)</text:p>
      <text:p text:style-name="P365">Has he just <text:span text:style-name="T386">arrived </text:span>or<text:span text:style-name="T386"> left</text:span>? (в смыслово<text:span text:style-name="T602">м</text:span> глагол<text:span text:style-name="T602">е</text:span>)</text:p>
      <text:p text:style-name="P567"><text:span text:style-name="T60">Will you go to Kiev </text:span><text:span text:style-name="T129">by train </text:span><text:span text:style-name="T60">or</text:span><text:span text:style-name="T129"> by plane</text:span><text:span text:style-name="T60">? (</text:span><text:span text:style-name="T64">в </text:span><text:span text:style-name="T60">дополнени</text:span><text:span text:style-name="T64">и</text:span><text:span text:style-name="T60">)</text:span></text:p>
      <text:p text:style-name="P365"/>
      <text:p text:style-name="P163">Вопросы с предлогами</text:p>
      <text:p text:style-name="P163"/>
      <text:p text:style-name="P194"><text:soft-page-break/>В английском вопросе предлог всегда стоит в конце, <text:span text:style-name="T684">после глагола, который </text:span><text:span text:style-name="T685">он</text:span><text:span text:style-name="T684"> дополняет.</text:span></text:p>
      <text:p text:style-name="P195"/>
      <text:p text:style-name="P366"><text:span text:style-name="T379">Who</text:span> do you <text:span text:style-name="T442">meet</text:span> <text:span text:style-name="T386">with</text:span>? — <text:span text:style-name="T386">С</text:span> <text:span text:style-name="T379">кем</text:span> ты встречаешься?</text:p>
      <text:p text:style-name="P366"><text:span text:style-name="T379">What</text:span> are you <text:span text:style-name="T442">looking</text:span> <text:span text:style-name="T386">at</text:span>? — <text:span text:style-name="T386">На</text:span> <text:span text:style-name="T379">что</text:span> ты смотришь?</text:p>
      <text:p text:style-name="P367"/>
      <text:p text:style-name="P366"/>
      <text:p text:style-name="P519">Отрицательные предложения</text:p>
      <text:p text:style-name="P457"/>
      <text:p text:style-name="P520">Чтобы придать мысли отрицательное значение используется частица <text:span text:style-name="T2">not </text:span><text:span text:style-name="T191">или</text:span> слово <text:span text:style-name="T2">never</text:span> </text:p>
      <text:p text:style-name="P520"/>
      <text:p text:style-name="P521"><text:span text:style-name="T215">Частица</text:span><text:span text:style-name="T27"> not</text:span><text:span text:style-name="T614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21"/>
      <text:p text:style-name="P521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20"/>
      <text:p text:style-name="P520">Но если отрицатульную мысль сообщить в дополнении, то <text:span text:style-name="T2">not</text:span> будет стоять самостоятельно.</text:p>
      <text:p text:style-name="P460">It`s quite impolite not to call me back — Очень не вежливо не перезванивать мне.</text:p>
      <text:p text:style-name="P568"/>
      <text:p text:style-name="P8">Самые важные глаголы</text:p>
      <text:p text:style-name="Standard"/>
      <text:p text:style-name="P569"><text:span text:style-name="T614">Это глаголы: </text:span><text:span text:style-name="T27">be</text:span><text:span text:style-name="T614">, </text:span><text:span text:style-name="T27">do</text:span><text:span text:style-name="T614">, </text:span><text:span text:style-name="T27">have</text:span><text:span text:style-name="T614"> и </text:span><text:span text:style-name="T27">get</text:span><text:span text:style-name="T614">. Они могут быть как смысловыми, так и вспомогательными. (кроме </text:span><text:span text:style-name="T27">get</text:span><text:span text:style-name="T614">). А также входить в устойчивые обороты, меняя свое основное значение.</text:span></text:p>
      <text:p text:style-name="P569"/>
      <text:p text:style-name="P537">Глагол <text:span text:style-name="T2">be</text:span></text:p>
      <text:p text:style-name="Standard"/>
      <text:p text:style-name="P426"><text:span text:style-name="T218">Переводится как</text:span><text:span text:style-name="T615"> «быть» </text:span><text:span text:style-name="T638">и</text:span><text:span text:style-name="T616"> </text:span><text:span text:style-name="T615">меняется в зависимости от подлежащего.</text:span></text:p>
      <text:p text:style-name="P425"><text:span text:style-name="T616">В </text:span><text:span text:style-name="T28">Present</text:span><text:span text:style-name="T616"> </text:span><text:span text:style-name="T618">этот глагол</text:span><text:span text:style-name="T617"> </text:span><text:span text:style-name="T616">принимает следующие формы:</text:span></text:p>
      <text:list xml:id="list1578300998" text:style-name="L16">
        <text:list-item>
          <text:p text:style-name="P737">am — если подлежащее в первом лице (I);</text:p>
        </text:list-item>
        <text:list-item>
          <text:p text:style-name="P737">is — если подлежащее в третьем лице, единственном числе (he/she/it);</text:p>
        </text:list-item>
        <text:list-item>
          <text:p text:style-name="P737">are — если подлежащее во множественном числе (you/we/they).</text:p>
        </text:list-item>
      </text:list>
      <text:p text:style-name="P279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1">После <text:span text:style-name="T2">be</text:span> обычно указывается характеристика (какой) или место (где).</text:p>
      <text:p text:style-name="P46"/>
      <text:p text:style-name="P279">This dress is blue — Это платье синие.</text:p>
      <text:p text:style-name="P279">I am in my office now — Я у себя в офисе сейчас.</text:p>
      <text:p text:style-name="P46"/>
      <text:p text:style-name="P47">Связка <text:span text:style-name="T2">be </text:span>+ прилагательное, <text:span text:style-name="T657">очень </text:span>часто переводится глаголом:</text:p>
      <text:p text:style-name="P368">I am interested in art — Я интересуюсь искусством.</text:p>
      <text:p text:style-name="P47"/>
      <text:p text:style-name="P571"><text:span text:style-name="T216">В вопрос</text:span><text:span text:style-name="T217">ах</text:span><text:span text:style-name="T216"> глагол </text:span><text:span text:style-name="T28">be</text:span><text:span text:style-name="T216"> меняется местами с подлежащим, а в отрица</text:span><text:span text:style-name="T217">ниях</text:span><text:span text:style-name="T216">, используется </text:span></text:p>
      <text:p text:style-name="P571"><text:span text:style-name="T216">с частицей </text:span><text:span text:style-name="T28">not</text:span><text:span text:style-name="T216">: В корешке ответа, вместо </text:span><text:span text:style-name="T28">do/does,</text:span><text:span text:style-name="T216"> используется </text:span><text:span text:style-name="T28">am/is/are</text:span><text:span text:style-name="T216">:</text:span></text:p>
      <text:p text:style-name="P47"/>
      <text:p text:style-name="P280">Is John married? No, he isn`t. — Джон женат? Нет.</text:p>
      <text:p text:style-name="P280"/>
      <text:p text:style-name="P547">Очень часто <text:span text:style-name="T2">am/is/are</text:span> сокращают:</text:p>
      <text:list xml:id="list742004951" text:style-name="L17">
        <text:list-item>
          <text:p text:style-name="P804">I am → I`m;</text:p>
        </text:list-item>
        <text:list-item>
          <text:p text:style-name="P804">he is → he`s;</text:p>
        </text:list-item>
        <text:list-item>
          <text:p text:style-name="P804">you are → you`re;</text:p>
        </text:list-item>
        <text:list-item>
          <text:p text:style-name="P804">John is → John`s;</text:p>
        </text:list-item>
      </text:list>
      <text:p text:style-name="P546"/>
      <text:p text:style-name="P548"><text:soft-page-break/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48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0"/>
      <text:p text:style-name="P425"><text:span text:style-name="T216">В </text:span><text:span text:style-name="T28">Past</text:span><text:span text:style-name="T216"> </text:span><text:span text:style-name="T217">он </text:span><text:span text:style-name="T216">принимает слудеющие формы:</text:span></text:p>
      <text:list xml:id="list3889472186" text:style-name="L18">
        <text:list-item>
          <text:p text:style-name="P738">was — если подлежащее в единственном числе (I/he/she/it);</text:p>
        </text:list-item>
        <text:list-item>
          <text:p text:style-name="P738">were — если подлежащее во множественном числе (you/we/they).</text:p>
        </text:list-item>
      </text:list>
      <text:p text:style-name="P280"/>
      <text:p text:style-name="P47">В <text:span text:style-name="T2">Future</text:span> принимает только одну форму — <text:span text:style-name="T2">will be:</text:span></text:p>
      <text:p text:style-name="P280"/>
      <text:p text:style-name="P281">Was the weather good? No, it wasn`t — Погода была хорошая? Нет.</text:p>
      <text:p text:style-name="P280">I will be happy to eat — Я буду рад поесть.</text:p>
      <text:p text:style-name="P280"/>
      <text:p text:style-name="P164">Глагол <text:span text:style-name="T2">do</text:span></text:p>
      <text:p text:style-name="P196"/>
      <text:p text:style-name="P196">Переводится как «делать». В одном предложении может встречаться несколько раз,</text:p>
      <text:p text:style-name="P196">в качестве вспомогательного глагола и смыслового. Вспомогательным глаголом он может</text:p>
      <text:p text:style-name="P196">быть только в отрицаниях и вопросах, времен группы <text:span text:style-name="T2">Simple</text:span>.</text:p>
      <text:p text:style-name="P368"/>
      <text:p text:style-name="P368">What do you <text:span text:style-name="T386">do</text:span>? — Что ты <text:span text:style-name="T386">делаешь</text:span>?</text:p>
      <text:p text:style-name="P368">Do you like pets? No, I don`t — Ты любишь домашних животних? Нет.</text:p>
      <text:p text:style-name="P196"/>
      <text:p text:style-name="P196">В прошедшем времени преорбазуется в <text:span text:style-name="T2">did</text:span> — «делал».</text:p>
      <text:p text:style-name="P280"/>
      <text:p text:style-name="P164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8">глагола. Также может быть частью устойчивых словосотечаний. </text:p>
      <text:p text:style-name="P48">Когда <text:span text:style-name="T2">have</text:span> является смысловым глаголом, он работает по тем же правилам что и другие</text:p>
      <text:p text:style-name="P48">смысловые глаголы, т. е. требует вспомогательного <text:span text:style-name="T2">do</text:span> для отрицаний и вопросов.</text:p>
      <text:p text:style-name="P48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8"/>
      <text:p text:style-name="P282">Mike has many friends — У Майка много друзей.</text:p>
      <text:p text:style-name="P282">He doesn`t have many friends — У него не много друзей.</text:p>
      <text:p text:style-name="P282">Do you have many friends? — У тебя много друзей?</text:p>
      <text:p text:style-name="P48"/>
      <text:p text:style-name="P58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8"/>
      <text:p text:style-name="P282">I have a lot of friends — У меня (есть) много друзей.</text:p>
      <text:p text:style-name="P48"/>
      <text:p text:style-name="P48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2">He hasn`t lost his keys — Он не потерял свои ключи (has в отрицании).</text:p>
      <text:p text:style-name="P282"/>
      <text:p text:style-name="P49">В прошедшем времени преобразуется в <text:span text:style-name="T2">had</text:span> — «имел».</text:p>
      <text:p text:style-name="P290">I had a lot of friends — У меня было много друзей (Я имел много друзей).</text:p>
      <text:p text:style-name="P282"/>
      <text:p text:style-name="P48"><text:span text:style-name="T653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3">I am having many friends now (неправильно). I have many friends (правильно).</text:p>
      <text:p text:style-name="P48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0"><text:soft-page-break/>Have you got a Mercedes? / Do you have a Mercedes? — У тебя есть мерседес?</text:p>
      <text:p text:style-name="P280">I haven`t got a Mercedes / I don`t have a Mercedes — У меня нет мерседеса.</text:p>
      <text:p text:style-name="P280"/>
      <text:p text:style-name="P617"><text:span text:style-name="T216">Глагол </text:span><text:span text:style-name="T28">have</text:span><text:span text:style-name="T216"> может входить в состав устойчивых словосочетаний. В этом он переводится по другому. Также здесь отменяется правило, </text:span><text:span text:style-name="T246">когда</text:span><text:span text:style-name="T216"> </text:span><text:span text:style-name="T28">have</text:span><text:span text:style-name="T216"> нельзя употребять в </text:span><text:span text:style-name="T28">Continuous</text:span><text:span text:style-name="T216">:</text:span></text:p>
      <text:p text:style-name="P50"/>
      <text:p text:style-name="P55"><text:span text:style-name="T619">В</text:span><text:span text:style-name="T616">ыражения, связанные с приемом пищи:</text:span></text:p>
      <text:list xml:id="list638678407" text:style-name="L19">
        <text:list-item>
          <text:p text:style-name="P739">have a coffee/tea/drink — пить кофе/чай/напиток;</text:p>
        </text:list-item>
        <text:list-item>
          <text:p text:style-name="P739">have a meal — принимать пищу;</text:p>
        </text:list-item>
        <text:list-item>
          <text:p text:style-name="P739">have a breakfast/luch/dinner — завтракать/обедать/ужинать;</text:p>
        </text:list-item>
      </text:list>
      <text:p text:style-name="P115"/>
      <text:p text:style-name="P428"><text:span text:style-name="T219">В</text:span><text:span text:style-name="T216">ыражения, связанные с времяпровождением:</text:span></text:p>
      <text:list xml:id="list446226651" text:style-name="L20">
        <text:list-item>
          <text:p text:style-name="P740">have a date — ходить на свидание;</text:p>
        </text:list-item>
        <text:list-item>
          <text:p text:style-name="P740">have a good time — хорошо проводить время;</text:p>
        </text:list-item>
        <text:list-item>
          <text:p text:style-name="P740">have a meeting / an appointment — назначать встречу;</text:p>
        </text:list-item>
        <text:list-item>
          <text:p text:style-name="P740">have a nice day — удачного дня (пожелание);</text:p>
        </text:list-item>
      </text:list>
      <text:p text:style-name="P55"/>
      <text:p text:style-name="P55"><text:span text:style-name="T619">В</text:span><text:span text:style-name="T616">ыражения, связанные с внешностью:</text:span></text:p>
      <text:list xml:id="list383880977" text:style-name="L21">
        <text:list-item>
          <text:p text:style-name="P741">have a bath/shower— принимать ванну/душ;</text:p>
        </text:list-item>
        <text:list-item>
          <text:p text:style-name="P741">have a shave/haircat — побриться/постричься;</text:p>
        </text:list-item>
      </text:list>
      <text:p text:style-name="P283"/>
      <text:p text:style-name="P427"><text:span text:style-name="T219">В</text:span><text:span text:style-name="T216">ыражения, связанные с общением:</text:span></text:p>
      <text:list xml:id="list1836612500" text:style-name="L22">
        <text:list-item>
          <text:p text:style-name="P742">have a guess — угадывать, догадываться;</text:p>
        </text:list-item>
        <text:list-item>
          <text:p text:style-name="P742">have a talk/discussion/chat — беседовать/обсуждать/болтать;</text:p>
        </text:list-item>
        <text:list-item>
          <text:p text:style-name="P742">have a call — позвонить;</text:p>
        </text:list-item>
      </text:list>
      <text:p text:style-name="P280"/>
      <text:p text:style-name="P425"><text:span text:style-name="T219">В</text:span><text:span text:style-name="T216">ыражения связанные со здоровьем:</text:span></text:p>
      <text:list xml:id="list1937724908" text:style-name="L23">
        <text:list-item>
          <text:p text:style-name="P743">have a baby — родить;</text:p>
        </text:list-item>
        <text:list-item>
          <text:p text:style-name="P744">have a cold/cough — простудиться/кашлять;</text:p>
        </text:list-item>
        <text:list-item>
          <text:p text:style-name="P743">have a headache — болит голова;</text:p>
        </text:list-item>
      </text:list>
      <text:p text:style-name="P280"/>
      <text:p text:style-name="P425"><text:span text:style-name="T219">В</text:span><text:span text:style-name="T216">ыражения, связанные с отдыхом:</text:span></text:p>
      <text:list xml:id="list3635259551" text:style-name="L24">
        <text:list-item>
          <text:p text:style-name="P745">have a day off — взять выходной;</text:p>
        </text:list-item>
        <text:list-item>
          <text:p text:style-name="P745">have a dream/nightmare — видеть сон/кошмар;</text:p>
        </text:list-item>
        <text:list-item>
          <text:p text:style-name="P745">have a rest — отдыхать;</text:p>
        </text:list-item>
        <text:list-item>
          <text:p text:style-name="P745">have a sleep — спать.</text:p>
        </text:list-item>
      </text:list>
      <text:p text:style-name="P280"/>
      <text:p text:style-name="P54"><text:span text:style-name="T619">В</text:span><text:span text:style-name="T616">ыражения, свяханые с физической активностью:</text:span></text:p>
      <text:list xml:id="list3196167452" text:style-name="L25">
        <text:list-item>
          <text:p text:style-name="P746">have a good journey — добраться без проблем (пожелание);</text:p>
        </text:list-item>
        <text:list-item>
          <text:p text:style-name="P746">have a good flight — хорошо долететь (пожелание);</text:p>
        </text:list-item>
        <text:list-item>
          <text:p text:style-name="P746">have a lift — подвести (на машине);</text:p>
        </text:list-item>
        <text:list-item>
          <text:p text:style-name="P746">have a ride — проехаться;</text:p>
        </text:list-item>
        <text:list-item>
          <text:p text:style-name="P746">have a walk — пройтись (прогуляться);</text:p>
        </text:list-item>
        <text:list-item>
          <text:p text:style-name="P746">have a swim — поплавать;</text:p>
        </text:list-item>
        <text:list-item>
          <text:p text:style-name="P746">have a hug — обняться;</text:p>
        </text:list-item>
        <text:list-item>
          <text:p text:style-name="P746">have a kiss — поцеловаться.</text:p>
        </text:list-item>
      </text:list>
      <text:p text:style-name="P166"/>
      <text:p text:style-name="P165">Глагол <text:span text:style-name="T2">get</text:span></text:p>
      <text:p text:style-name="P51"/>
      <text:p text:style-name="P51">Переводится по разному, в зависимости от слов, идущих после него. Поэтому его нужно переводить в связке с соседними словами.</text:p>
      <text:p text:style-name="P51"><text:soft-page-break/></text:p>
      <text:p text:style-name="P51">Если после <text:span text:style-name="T2">get</text:span> идет существительное, то он передает значение «получать, покупать».</text:p>
      <text:p text:style-name="P51"/>
      <text:p text:style-name="P284">I got an A — Я получил пятерку. (A — это оценка)</text:p>
      <text:p text:style-name="P284">I got a new car — Я купил новую машину.</text:p>
      <text:p text:style-name="P284"/>
      <text:p text:style-name="P51">Если после <text:span text:style-name="T2">get</text:span> идет прилагательное, то это означает «прийти к этому состоянию»,</text:p>
      <text:p text:style-name="P51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1"/>
      <text:p text:style-name="P284">He <text:span text:style-name="T386">got dressed</text:span> quickly and left — Он <text:span text:style-name="T386">оделся</text:span> быстро и ушел.</text:p>
      <text:p text:style-name="P284"/>
      <text:p text:style-name="P51">Если <text:span text:style-name="T2">get</text:span> используется с частицей <text:span text:style-name="T2">to</text:span>, то это означает «прибывать в такое-то место».</text:p>
      <text:p text:style-name="P51"/>
      <text:p text:style-name="P284">I got to work late — Я приехал на работу поздно.</text:p>
      <text:p text:style-name="P284">I got to the airport by train — Я приехал в аэропорт на поезде.</text:p>
      <text:p text:style-name="P284"/>
      <text:p text:style-name="P51">Если <text:span text:style-name="T2">get</text:span> используется со средством передвижения, то он приобретает значение</text:p>
      <text:p text:style-name="P623"><text:span text:style-name="T252">«сесть в транспорт». В этом случае он может </text:span><text:span text:style-name="T251">идти</text:span><text:span text:style-name="T252"> с предлогом </text:span><text:span text:style-name="T47">on</text:span><text:span text:style-name="T252">.</text:span></text:p>
      <text:p text:style-name="P51"/>
      <text:p text:style-name="P284">I got on a bus at 5 o`clock — Я сел в автобус в 5 часов.</text:p>
      <text:p text:style-name="P284">I got a taxi — Я взял такси.</text:p>
      <text:p text:style-name="P284"/>
      <text:p text:style-name="P51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1"/>
      <text:p text:style-name="P52">После <text:span text:style-name="T2">get</text:span> могут стоять предлоги, от которых он может сильно меняться:</text:p>
      <text:list xml:id="list2297815959" text:style-name="L26">
        <text:list-item>
          <text:p text:style-name="P747">get along — ладить друг с другом;</text:p>
        </text:list-item>
        <text:list-item>
          <text:p text:style-name="P747">get away — удирать;</text:p>
        </text:list-item>
        <text:list-item>
          <text:p text:style-name="P747">get back — вернуться;</text:p>
        </text:list-item>
        <text:list-item>
          <text:p text:style-name="P747">get in — попасть внутрь;</text:p>
        </text:list-item>
        <text:list-item>
          <text:p text:style-name="P747">get on — справиться с ситуацией.</text:p>
        </text:list-item>
      </text:list>
      <text:p text:style-name="P51"/>
      <text:p text:style-name="P284">I`ll get away from work as soon as I can — Я уйду с этой работы, как только смогу.</text:p>
      <text:p text:style-name="P284">Get in the car quickly! — Быстро садись в машину!</text:p>
      <text:p text:style-name="P284">How are you getting on with your new job? — Как дела на новой работе?</text:p>
      <text:p text:style-name="P284"/>
      <text:p text:style-name="P165">Глаголы, в которых все путаются</text:p>
      <text:p text:style-name="P165"/>
      <text:p text:style-name="P572"><text:span text:style-name="T65">Tell</text:span><text:span text:style-name="T272"> и </text:span><text:span text:style-name="T65">say</text:span><text:span text:style-name="T272"> </text:span><text:span text:style-name="T273">передают значение</text:span><text:span text:style-name="T272"> «сказать». Только </text:span><text:span text:style-name="T65">tell</text:span><text:span text:style-name="T272"> </text:span><text:span text:style-name="T273">означает</text:span><text:span text:style-name="T272"> «рассказать кому-то» или «рассказать что-то» и требует дополнения. А </text:span><text:span text:style-name="T65">say</text:span><text:span text:style-name="T272"> означает просто «сказать».</text:span></text:p>
      <text:p text:style-name="P197"/>
      <text:p text:style-name="P285"><text:span text:style-name="T395">Tell me</text:span><text:span text:style-name="T421"> the truth — </text:span><text:span text:style-name="T395">Скажи мне</text:span><text:span text:style-name="T421"> правду.</text:span></text:p>
      <text:p text:style-name="P286"><text:span text:style-name="T410">`It is good,` Mr Bean </text:span><text:span text:style-name="T386">said</text:span><text:span text:style-name="T410"> — «Это хорошо», </text:span><text:span text:style-name="T386">сказал</text:span><text:span text:style-name="T410"> мистер Бин.</text:span></text:p>
      <text:p text:style-name="P369"/>
      <text:p text:style-name="P573"><text:span text:style-name="T66">See, look, watch </text:span><text:span text:style-name="T273">передают значение «видеть». </text:span><text:span text:style-name="T67">See</text:span><text:span text:style-name="T274"> означает «видеть», как визическую возможность. </text:span><text:span text:style-name="T67">Look</text:span><text:span text:style-name="T274"> означает «смотреть» </text:span><text:span text:style-name="T275">как осознанное действие</text:span><text:span text:style-name="T274">. Если смотрят </text:span><text:span text:style-name="T372">на</text:span><text:span text:style-name="T274"> какой-то объект, то доб. предлог </text:span><text:span text:style-name="T67">at</text:span><text:span text:style-name="T274">. W</text:span><text:span text:style-name="T67">atch</text:span><text:span text:style-name="T274"> означает «наблюдать за объектом» и требует дополнения.</text:span></text:p>
      <text:p text:style-name="P198"/>
      <text:p text:style-name="P287"><text:span text:style-name="T410">I </text:span><text:span text:style-name="T386">see</text:span><text:span text:style-name="T410"> a bird in the tree — Я </text:span><text:span text:style-name="T386">вижу</text:span><text:span text:style-name="T410"> птицу на дереве.</text:span></text:p>
      <text:p text:style-name="P286"><text:span text:style-name="T410">Don`t worry, I`m not </text:span><text:span text:style-name="T386">looking</text:span><text:span text:style-name="T410"> — Не волнуйся, я не </text:span><text:span text:style-name="T386">смотрю</text:span><text:span text:style-name="T410">.</text:span></text:p>
      <text:p text:style-name="P286"><text:span text:style-name="T410">I`m </text:span><text:span text:style-name="T386">looking at</text:span><text:span text:style-name="T410"> the dog — Я </text:span><text:span text:style-name="T386">смотрю на</text:span><text:span text:style-name="T410"> собаку.</text:span></text:p>
      <text:p text:style-name="P286"><text:span text:style-name="T410">I like </text:span><text:span text:style-name="T386">watching birds</text:span><text:span text:style-name="T410"> — Мне нравится </text:span><text:span text:style-name="T386">наблюдать за птицами</text:span><text:span text:style-name="T410">.</text:span></text:p>
      <text:p text:style-name="P369"><text:soft-page-break/></text:p>
      <text:p text:style-name="P574"><text:span text:style-name="T68">Hear</text:span><text:span text:style-name="T276"> и </text:span><text:span text:style-name="T68">list</text:span><text:span text:style-name="T276"> переводятся как «слышать» и «слушать». Первый означает физическую возможность (подобно </text:span><text:span text:style-name="T68">see</text:span><text:span text:style-name="T276">) а второй — осознанное действие (подобно </text:span><text:span text:style-name="T68">look</text:span><text:span text:style-name="T276">). Когда говорят </text:span></text:p>
      <text:p text:style-name="P574"><text:span text:style-name="T276">о том, что именно слушают, то к </text:span><text:span text:style-name="T68">listen</text:span><text:span text:style-name="T276"> доб. предлог </text:span><text:span text:style-name="T68">to</text:span><text:span text:style-name="T276">, но при переводе он выпадает.</text:span></text:p>
      <text:p text:style-name="P199"/>
      <text:p text:style-name="P288"><text:span text:style-name="T422">Can you </text:span><text:span text:style-name="T396">hear</text:span><text:span text:style-name="T422"> some noise? — Ты </text:span><text:span text:style-name="T396">слышишь</text:span><text:span text:style-name="T422"> шум?</text:span></text:p>
      <text:p text:style-name="P288"><text:span text:style-name="T396">Listen to</text:span><text:span text:style-name="T422"> me, please — Пожалуйста, </text:span><text:span text:style-name="T396">послушай</text:span><text:span text:style-name="T422"> меня.</text:span></text:p>
      <text:p text:style-name="P288"><text:span text:style-name="T422">What music do you </text:span><text:span text:style-name="T396">listen to</text:span><text:span text:style-name="T422">? - Какую музыку ты </text:span><text:span text:style-name="T396">слушает</text:span><text:span text:style-name="T422">?</text:span></text:p>
      <text:p text:style-name="P370"/>
      <text:p text:style-name="P53"><text:span text:style-name="T69">D</text:span><text:span text:style-name="T68">o</text:span><text:span text:style-name="T422"> </text:span><text:span text:style-name="T423">и</text:span><text:span text:style-name="T422"> </text:span><text:span text:style-name="T68">make</text:span><text:span text:style-name="T422"> означают «делать». Только первый имеет абстрактное значение (заниматься</text:span></text:p>
      <text:p text:style-name="P199">делом), а второй больше связан с физической активностью, с созданием предметов.</text:p>
      <text:p text:style-name="P371"/>
      <text:p text:style-name="P289"><text:span text:style-name="T422">Could you </text:span><text:span text:style-name="T396">do</text:span><text:span text:style-name="T422"> me a favour — Не мог бы ты </text:span><text:span text:style-name="T396">оказать</text:span><text:span text:style-name="T422"> мне услугу?</text:span></text:p>
      <text:p text:style-name="P289"><text:span text:style-name="T422">I belive she`ll </text:span><text:span text:style-name="T396">make</text:span><text:span text:style-name="T422"> the right choice — Я верю, что она </text:span><text:span text:style-name="T396">сделает</text:span><text:span text:style-name="T422"> правильный выбор.</text:span></text:p>
      <text:p text:style-name="P199"/>
      <text:p text:style-name="P200">Устойчивые выражения с do:</text:p>
      <text:list xml:id="list2012329975" text:style-name="L27">
        <text:list-item>
          <text:p text:style-name="P782">do an exam/test — сдавать экзамен/тест;</text:p>
        </text:list-item>
        <text:list-item>
          <text:p text:style-name="P782">do a course — пройти курс;</text:p>
        </text:list-item>
        <text:list-item>
          <text:p text:style-name="P782">do work/homework/housework — делать работу / домашнюю работу / работу по дому;</text:p>
        </text:list-item>
        <text:list-item>
          <text:p text:style-name="P782">do a favour — оказывать услугу;</text:p>
        </text:list-item>
        <text:list-item>
          <text:p text:style-name="P782">do business — заниматься бизнесом;</text:p>
        </text:list-item>
        <text:list-item>
          <text:p text:style-name="P782">do right/wrong — поступать правильно/неправильно;</text:p>
        </text:list-item>
        <text:list-item>
          <text:p text:style-name="P782">do the shopping — делать покупки;</text:p>
        </text:list-item>
        <text:list-item>
          <text:p text:style-name="P782">do the wassing up — мыть посуду;</text:p>
        </text:list-item>
      </text:list>
      <text:p text:style-name="P199"/>
      <text:p text:style-name="P200">Устойчивые выражения с make:</text:p>
      <text:list xml:id="list2361595316" text:style-name="L28">
        <text:list-item>
          <text:p text:style-name="P783">make a noise — шуметь;</text:p>
        </text:list-item>
        <text:list-item>
          <text:p text:style-name="P783">make a bed — застилать постель;</text:p>
        </text:list-item>
        <text:list-item>
          <text:p text:style-name="P783">make a cake/tea/dinner — приготовить торт/чай/ужин;</text:p>
        </text:list-item>
        <text:list-item>
          <text:p text:style-name="P783">make a choice — сделать выбор;</text:p>
        </text:list-item>
        <text:list-item>
          <text:p text:style-name="P783">make a scision — принять решение;</text:p>
        </text:list-item>
        <text:list-item>
          <text:p text:style-name="P783">make a promise — обещать, дать обещание;</text:p>
        </text:list-item>
        <text:list-item>
          <text:p text:style-name="P783">make a friends — подружиться.</text:p>
        </text:list-item>
      </text:list>
      <text:p text:style-name="Standard"/>
      <text:p text:style-name="Standard"/>
      <text:p text:style-name="P57"><text:span text:style-name="T604">И</text:span><text:span text:style-name="T605">нфинитив и герундий</text:span></text:p>
      <text:p text:style-name="P575"/>
      <text:p text:style-name="P579">Когда в английском предложении несколько глаголов идут подряд, то первый является <text:span text:style-name="T620">смысловым</text:span>, а следующ<text:span text:style-name="T620">ие</text:span>, свободны<text:span text:style-name="T620">е</text:span> от времени, <text:span text:style-name="T620">будут</text:span> в форме инфинитива или герундия.</text:p>
      <text:p text:style-name="P575"/>
      <text:p text:style-name="P575">Инфинитив и герундий дополняют по смыслу сказуемое. Они являются взаимозаменяемы</text:p>
      <text:p text:style-name="P575">и в основном используются по наитию либо в зависимости от диалекта.</text:p>
      <text:p text:style-name="Standard"/>
      <text:p text:style-name="P538">Инфинитив</text:p>
      <text:p text:style-name="P576"/>
      <text:p text:style-name="P576">Это глагол в начальной форме, который почти всегда пишется с частицей to.</text:p>
      <text:p text:style-name="P577"/>
      <text:p text:style-name="P291">We <text:span text:style-name="T156">promise</text:span> <text:span text:style-name="T386">to get</text:span> the money — Мы обещали <text:span text:style-name="T386">достать</text:span> денег.</text:p>
      <text:p text:style-name="P291">Don`t <text:span text:style-name="T156">forget</text:span> <text:span text:style-name="T386">to write</text:span> importang things — Не забывай <text:span text:style-name="T386">записывать</text:span> самое главное.</text:p>
      <text:p text:style-name="P576"/>
      <text:p text:style-name="P59">Между смысловым глаголом и идущим за ним инфинитивом часто стоит дополнение.</text:p>
      <text:p text:style-name="P429"><text:span text:style-name="T220">Обычно дополнение </text:span><text:span text:style-name="T221">ставиться</text:span><text:span text:style-name="T220"> после: </text:span><text:span text:style-name="T30">ask, tell, advice, expect, pesuade, teach.</text:span></text:p>
      <text:p text:style-name="P291"><text:soft-page-break/></text:p>
      <text:p text:style-name="P291">I <text:span text:style-name="T164">asked</text:span> <text:span text:style-name="T169">Mike</text:span> <text:span text:style-name="T386">to come</text:span> in — Я просила Майка войти.</text:p>
      <text:p text:style-name="P291"><text:span text:style-name="T164">Tell</text:span> <text:span text:style-name="T169">them</text:span> <text:span text:style-name="T386">to leave</text:span> us alone — Попроси их оставить нас в покое.</text:p>
      <text:p text:style-name="P291"/>
      <text:p text:style-name="P60">Если после смыслового глагола указано дополнение, то такие предложения удобней</text:p>
      <text:p text:style-name="P60">переводить с использованием придаточного предложения.</text:p>
      <text:p text:style-name="P291"/>
      <text:p text:style-name="P578"><text:span text:style-name="T30">I </text:span><text:span text:style-name="T2">promise you</text:span><text:span text:style-name="T30"> </text:span><text:span text:style-name="T131">to be</text:span><text:span text:style-name="T30"> there always — Я обещаю тебе, </text:span><text:span text:style-name="T131">что буду</text:span><text:span text:style-name="T30"> рядом всегда.</text:span></text:p>
      <text:p text:style-name="P292"/>
      <text:p text:style-name="P61"><text:span text:style-name="T620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82">в</text:span>).</text:p>
      <text:p text:style-name="P416"/>
      <text:p text:style-name="P514"><text:span text:style-name="T30">I went out </text:span><text:span text:style-name="T131">to buy</text:span><text:span text:style-name="T30"> food — Я вышел, </text:span><text:span text:style-name="T131">чтобы купить</text:span><text:span text:style-name="T30"> еды.</text:span></text:p>
      <text:p text:style-name="P514"><text:span text:style-name="T30">I went out </text:span><text:span text:style-name="T131">for</text:span><text:span text:style-name="T30"> food — Я вышел </text:span><text:span text:style-name="T131">за</text:span><text:span text:style-name="T30"> едой.</text:span></text:p>
      <text:p text:style-name="P514"><text:span text:style-name="T30">I surfed the Internet </text:span><text:span text:style-name="T131">for</text:span><text:span text:style-name="T30"> new information — Я ходил по интернету </text:span><text:span text:style-name="T131">в</text:span><text:span text:style-name="T30"> поисках новой информации.</text:span></text:p>
      <text:p text:style-name="P462"/>
      <text:p text:style-name="P515">Есть глаголы, после который инфинитив идет без частицы <text:span text:style-name="T2">to</text:span> (голый инфинитив).</text:p>
      <text:p text:style-name="P515">Самыми распространенным из них являются <text:span text:style-name="T2">let,</text:span> <text:span text:style-name="T2">make </text:span><text:span text:style-name="T680">и</text:span><text:span text:style-name="T58"> help</text:span>.</text:p>
      <text:p text:style-name="P515"/>
      <text:p text:style-name="P461"><text:span text:style-name="T156">Let</text:span> Peter <text:span text:style-name="T386">explain</text:span> himself — Позволь Питеру <text:span text:style-name="T410">объясниться</text:span>.</text:p>
      <text:p text:style-name="P461"><text:span text:style-name="T156">Let</text:span> us (let`s) <text:span text:style-name="T386">watch</text:span> this movie — Давай посмотрим этот фильм <text:span text:style-name="T681">(позоволь нам)</text:span>.</text:p>
      <text:p text:style-name="P461"/>
      <text:p text:style-name="P649"><text:span text:style-name="T509">Если после </text:span><text:span text:style-name="T474">make</text:span><text:span text:style-name="T509"> </text:span><text:span text:style-name="T510">есть</text:span><text:span text:style-name="T509"> еще один глагол, то в этом случае </text:span><text:span text:style-name="T474">make</text:span><text:span text:style-name="T509"> переводится не как «делать», </text:span></text:p>
      <text:p text:style-name="P516">а как «заставлять». <text:span text:style-name="T679">П</text:span>осле <text:span text:style-name="T2">make</text:span> нужно <text:span text:style-name="T679">обязательно </text:span>указать дополнение.</text:p>
      <text:p text:style-name="P461"/>
      <text:p text:style-name="P580"><text:span text:style-name="T474">I can`t </text:span><text:span text:style-name="T161">make</text:span><text:span text:style-name="T474"> </text:span><text:span text:style-name="T173">John</text:span><text:span text:style-name="T474"> </text:span><text:span text:style-name="T457">work</text:span><text:span text:style-name="T474"> — Я не могу заставить Джона работать.</text:span></text:p>
      <text:p text:style-name="P463"/>
      <text:p text:style-name="P189"><text:span text:style-name="T513">Г</text:span><text:span text:style-name="T442">ерундий</text:span></text:p>
      <text:p text:style-name="P517"/>
      <text:p text:style-name="P517">Это нечно среднее между глаголом и существительным, потому что может переводиться</text:p>
      <text:p text:style-name="P582"><text:span text:style-name="T506">и так, и этак. Выглядит как глагол c окончанием -ing</text:span>.</text:p>
      <text:p text:style-name="Standard"/>
      <text:p text:style-name="P583">Герундий <text:span text:style-name="T626">используется после предлогов и некоторых глаголов. </text:span></text:p>
      <text:p text:style-name="P583">В этом случае он переводится глаголом.</text:p>
      <text:p text:style-name="P417"/>
      <text:p text:style-name="P246">I <text:span text:style-name="T156">ran</text:span> for a long time <text:span text:style-name="T622">without</text:span> <text:span text:style-name="T386">stopping</text:span> — Я долго бежал, не <text:span text:style-name="T386">останавливаясь</text:span>.</text:p>
      <text:p text:style-name="P246">Don`t stop. <text:span text:style-name="T156">Keep</text:span> <text:span text:style-name="T622">on</text:span> <text:span text:style-name="T386">running</text:span>! — Не останавливайся. Продолжай <text:span text:style-name="T386">бежать</text:span>!</text:p>
      <text:p text:style-name="P246"/>
      <text:p text:style-name="P584">Между смысловым глаголом <text:span text:style-name="T624">и герундием также </text:span>может стоять дополнение:</text:p>
      <text:p text:style-name="P246">I <text:span text:style-name="T156">saw</text:span> <text:span text:style-name="T169">John</text:span> <text:span text:style-name="T386">working</text:span> in the garden — Я видел, как Джон работает в саду.</text:p>
      <text:p text:style-name="P62"/>
      <text:p text:style-name="P63">Связка <text:span text:style-name="T2">go</text:span> + герундий означает «занимаюсь этим делом»</text:p>
      <text:p text:style-name="P63">А связка <text:span text:style-name="T2">like</text:span> + герундий означает «люблю заниматься этим делом».</text:p>
      <text:p text:style-name="P63"/>
      <text:p text:style-name="P293">Would you like <text:span text:style-name="T386">to go skiing</text:span>? — Ты хочешь <text:span text:style-name="T386">покататься на лыжах</text:span>?</text:p>
      <text:p text:style-name="P293">I would rather <text:span text:style-name="T386">go shopping</text:span> — <text:span text:style-name="T625">Я</text:span> <text:span text:style-name="T625">бы </text:span>лучше <text:span text:style-name="T386">по</text:span><text:span text:style-name="T397">шопилась</text:span>.</text:p>
      <text:p text:style-name="P293">I <text:span text:style-name="T386">like shopping</text:span>! — Я <text:span text:style-name="T386">люблю </text:span><text:span text:style-name="T397">шопиться</text:span>!</text:p>
      <text:p text:style-name="P293"/>
      <text:p text:style-name="P64">Если герундий стоит в начале предложения, то он является подлежащим и будет переводиться существительным.</text:p>
      <text:p text:style-name="P64"/>
      <text:p text:style-name="P294"><text:span text:style-name="T398">Swimming</text:span><text:span text:style-name="T627"> is very good for your health — </text:span><text:span text:style-name="T398">Плаванье</text:span><text:span text:style-name="T627"> хорошо для здоровья</text:span></text:p>
      <text:p text:style-name="P294"><text:soft-page-break/><text:span text:style-name="T398">Learning</text:span><text:span text:style-name="T627"> English is not easy — </text:span><text:span text:style-name="T398">Изучение</text:span><text:span text:style-name="T627"> английского это нелегко.</text:span></text:p>
      <text:p text:style-name="P64"/>
      <text:p text:style-name="P430">Глаголы, после которых принято использовать герундий:</text:p>
      <text:list xml:id="list1620450433" text:style-name="L29">
        <text:list-item>
          <text:p text:style-name="P748">stop, finish, give up, carry on, go on, keep on (начало или конец процесса);</text:p>
        </text:list-item>
        <text:list-item>
          <text:p text:style-name="P805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49"><text:span text:style-name="T621">see, watch, hear, listen to (чувственн</text:span><text:span text:style-name="T628">ые</text:span><text:span text:style-name="T621"> восприяти</text:span><text:span text:style-name="T628">е</text:span><text:span text:style-name="T621">);</text:span></text:p>
        </text:list-item>
        <text:list-item>
          <text:p text:style-name="P749"><text:span text:style-name="T627">suggest, mind, avoid, practive, can`t help </text:span><text:span text:style-name="T624">(</text:span><text:span text:style-name="T628">другие глаголы и словосочетания)</text:span><text:span text:style-name="T627">;</text:span></text:p>
        </text:list-item>
      </text:list>
      <text:p text:style-name="P65"/>
      <text:p text:style-name="P296"><text:span text:style-name="T222">Г</text:span><text:span text:style-name="T191">лаголы, после которых можно использовать как инфинитив, так и герундий:</text:span></text:p>
      <text:list xml:id="list4262124741" text:style-name="L30">
        <text:list-item>
          <text:p text:style-name="P750">start, begin, continues (связанные с процессом)</text:p>
        </text:list-item>
        <text:list-item>
          <text:p text:style-name="P750">love, like, hate, prefer (связанные с отношением)</text:p>
        </text:list-item>
      </text:list>
      <text:p text:style-name="P66"/>
      <text:p text:style-name="P295">I started to leart English at school / I started learning English at school.</text:p>
      <text:p text:style-name="P630"/>
      <text:p text:style-name="P630"/>
      <text:p text:style-name="P64"><text:span text:style-name="T606">Формальное подлежащее </text:span><text:span text:style-name="T612">(</text:span><text:span text:style-name="T611">Dummy subject</text:span><text:span text:style-name="T612">)</text:span></text:p>
      <text:p text:style-name="P64"/>
      <text:p text:style-name="P624"><text:span text:style-name="T224">Когда в авнглийском предложен. отсутстует подлежащее, то его место </text:span><text:span text:style-name="T254">занимает</text:span><text:span text:style-name="T224"> формальное подлежащее. Обычно это либо </text:span><text:span text:style-name="T33">there</text:span><text:span text:style-name="T224">, либо </text:span><text:span text:style-name="T33">it</text:span><text:span text:style-name="T224">, но иногда это могут быть: </text:span><text:span text:style-name="T33">they</text:span><text:span text:style-name="T224">, </text:span><text:span text:style-name="T33">this</text:span><text:span text:style-name="T224">, </text:span><text:span text:style-name="T33">that</text:span><text:span text:style-name="T224">, </text:span><text:span text:style-name="T33">you</text:span><text:span text:style-name="T224">. Такие предложения удобнее переводить с конца.</text:span></text:p>
      <text:p text:style-name="P68"/>
      <text:p text:style-name="P585"><text:span text:style-name="T224">Подлежащее </text:span><text:span text:style-name="T33">there</text:span><text:span text:style-name="T224"> всегда идет в связке с глаголом </text:span><text:span text:style-name="T33">be</text:span><text:span text:style-name="T224">. Оно необходимо, чтобы указать</text:span></text:p>
      <text:p text:style-name="P585"><text:span text:style-name="T224">на местоположение существительного, которое идет после </text:span><text:span text:style-name="T33">be</text:span><text:span text:style-name="T224">.</text:span></text:p>
      <text:p text:style-name="P68"/>
      <text:p text:style-name="P297"><text:span text:style-name="T152">There</text:span><text:span text:style-name="T629"> </text:span><text:span text:style-name="T165">is</text:span><text:span text:style-name="T629"> </text:span><text:span text:style-name="T175">a new restaurant</text:span><text:span text:style-name="T629"> </text:span><text:span text:style-name="T182">in King Street</text:span><text:span text:style-name="T629"> — На Кинг-стрит есть новый ресторан.</text:span></text:p>
      <text:p text:style-name="P297"><text:span text:style-name="T152">There</text:span><text:span text:style-name="T629"> </text:span><text:span text:style-name="T165">was</text:span><text:span text:style-name="T629"> </text:span><text:span text:style-name="T175">a fight</text:span><text:span text:style-name="T629"> </text:span><text:span text:style-name="T182">in the street today</text:span><text:span text:style-name="T629"> — На улице сегодня была драка.</text:span></text:p>
      <text:p text:style-name="P64"/>
      <text:p text:style-name="P63">Иногда с помощью <text:span text:style-name="T2">there</text:span> + <text:span text:style-name="T2">be</text:span> говорят о существительном, которое не соверша<text:span text:style-name="T630">ет никаких</text:span></text:p>
      <text:p text:style-name="P63">действий, но с которым связана дополнительная информация.</text:p>
      <text:p text:style-name="P293"/>
      <text:p text:style-name="P293">There is something I want to tell you — Есть, кое-что, что я должен сказать тебе.</text:p>
      <text:p text:style-name="P293"/>
      <text:p text:style-name="P63">Подлежащее <text:span text:style-name="T2">it</text:span> обычно используется, когда надо сообщить время или сказать о погоде.</text:p>
      <text:p text:style-name="P69">После него может идти существительное, прилагательное или глагол (любой).</text:p>
      <text:p text:style-name="P293"/>
      <text:p text:style-name="P293"><text:span text:style-name="T147">It</text:span> <text:span text:style-name="T156">is</text:span> 5 o`clock — Сейчас 5 часов.</text:p>
      <text:p text:style-name="P293"><text:span text:style-name="T147">It</text:span> <text:span text:style-name="T156">is</text:span> warm — Тепло.</text:p>
      <text:p text:style-name="P293"><text:span text:style-name="T147">It</text:span> often <text:span text:style-name="T156">snows</text:span> in the winter — Зимой часто идет снег.</text:p>
      <text:p text:style-name="P293"/>
      <text:p text:style-name="P63">Также формальное подлежащее используется, когда действие не выполняет кто-то</text:p>
      <text:p text:style-name="P586"><text:span text:style-name="T223">конкретный. Такие предложения можно </text:span><text:span text:style-name="T225">переводить</text:span><text:span text:style-name="T223"> из активного залога в пассивный.</text:span></text:p>
      <text:p text:style-name="P63"/>
      <text:p text:style-name="P246">They say this film is interesting / This film is said to be interesting —</text:p>
      <text:p text:style-name="P246">Говорят, этот фильминтересный.</text:p>
      <text:p text:style-name="P293"/>
      <text:p text:style-name="P293"/>
      <text:p text:style-name="P594"><text:span text:style-name="T607">Местоимени</text:span><text:span text:style-name="T608">е</text:span><text:span text:style-name="T607"> </text:span><text:span text:style-name="T612">(Pronoun)</text:span></text:p>
      <text:p text:style-name="P63"/>
      <text:p text:style-name="P588"><text:span text:style-name="T223">Это слово, которым заменяют имя человека, название предмета или понятие. </text:span><text:span text:style-name="T226">М</text:span><text:span text:style-name="T223">естоимения </text:span><text:span text:style-name="T241">бывают</text:span><text:span text:style-name="T223">: </text:span><text:span text:style-name="T226">личны</text:span><text:span text:style-name="T241">ми</text:span><text:span text:style-name="T226">, притяжательны</text:span><text:span text:style-name="T241">ми</text:span><text:span text:style-name="T226">, возвратны</text:span><text:span text:style-name="T241">ми</text:span><text:span text:style-name="T226">, указательны</text:span><text:span text:style-name="T241">ми,</text:span><text:span text:style-name="T226"> неопределенны</text:span><text:span text:style-name="T241">ми</text:span><text:span text:style-name="T226">.</text:span></text:p>
      <text:p text:style-name="P70"/>
      <text:p text:style-name="P169">Личные местоимения</text:p>
      <text:p text:style-name="P70"><text:soft-page-break/></text:p>
      <text:p text:style-name="P603"><text:span text:style-name="T226">Имеют 2 формы: именительный и объектный падеж. В английском языке</text:span><text:span text:style-name="T241"> всего </text:span><text:span text:style-name="T231">2</text:span><text:span text:style-name="T226"> падежа: именительный и объектный. Объектный падеж соответсвует косвенному падежу</text:span></text:p>
      <text:p text:style-name="P603"><text:span text:style-name="T226">(</text:span><text:span text:style-name="T241">в русском языке косвенные падежи, </text:span><text:span text:style-name="T226">это все, кроме именительного).</text:span></text:p>
      <text:p text:style-name="P70"/>
      <text:p text:style-name="P589"><text:span text:style-name="T191">Личные местоимения </text:span><text:span text:style-name="T228">в именительном падеже</text:span><text:span text:style-name="T229"> </text:span><text:span text:style-name="T230">отвечают на вопросы «кто?», «что?» </text:span></text:p>
      <text:p text:style-name="P589"><text:span text:style-name="T230">и заменяют </text:span><text:span text:style-name="T231">собой </text:span><text:span text:style-name="T230">подлежащее:</text:span></text:p>
      <text:p text:style-name="P116"/>
      <text:list xml:id="list3951437077" text:style-name="L31">
        <text:list-item>
          <text:p text:style-name="P751">I — я;</text:p>
        </text:list-item>
        <text:list-item>
          <text:p text:style-name="P751">you — ты/вы;</text:p>
        </text:list-item>
        <text:list-item>
          <text:p text:style-name="P751">he — он;</text:p>
        </text:list-item>
        <text:list-item>
          <text:p text:style-name="P751">she — она;</text:p>
        </text:list-item>
        <text:list-item>
          <text:p text:style-name="P751">it — он/она/оно/это;</text:p>
        </text:list-item>
        <text:list-item>
          <text:p text:style-name="P751">we — мы;</text:p>
        </text:list-item>
        <text:list-item>
          <text:p text:style-name="P751">they — они;</text:p>
        </text:list-item>
      </text:list>
      <text:p text:style-name="P418"/>
      <text:p text:style-name="P301"><text:span text:style-name="T147">I</text:span> <text:span text:style-name="T156">love</text:span> <text:span text:style-name="T169">Jave</text:span> — Я люблю Джейн</text:p>
      <text:p text:style-name="P301"/>
      <text:p text:style-name="P71"><text:span text:style-name="T634">Местоимение</text:span><text:span text:style-name="T36"> </text:span><text:span text:style-name="T2">I</text:span> заменяет первое лицо <text:span text:style-name="T633">и</text:span> <text:span text:style-name="T633">в</text:span>сегда пишется с большой буквы. </text:p>
      <text:p text:style-name="P71"><text:span text:style-name="T634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0"/>
      <text:p text:style-name="P71"><text:span text:style-name="T634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1">и словам можно догадаться что вместо «вы», хотят сказать «ты».</text:p>
      <text:p text:style-name="P70"/>
      <text:p text:style-name="P588"><text:span text:style-name="T227">Местоимение</text:span><text:span text:style-name="T34"> i</text:span><text:span text:style-name="T35">t</text:span><text:span text:style-name="T226"> заменяет неодушевленный предмет </text:span><text:span text:style-name="T227">и</text:span><text:span text:style-name="T226"> животн</text:span><text:span text:style-name="T228">ое (в единственном числе)</text:span><text:span text:style-name="T226">.</text:span></text:p>
      <text:p text:style-name="P590"><text:span text:style-name="T228">Местоимение</text:span><text:span text:style-name="T35"> they</text:span><text:span text:style-name="T226"> </text:span><text:span text:style-name="T228">з</text:span><text:span text:style-name="T226">аменя</text:span><text:span text:style-name="T228">е</text:span><text:span text:style-name="T226">т людей и неодушевленные предметы.</text:span></text:p>
      <text:p text:style-name="P70"/>
      <text:p text:style-name="P588"><text:span text:style-name="T35">Where is the </text:span><text:span text:style-name="T132">book</text:span><text:span text:style-name="T35">? </text:span><text:span text:style-name="T132">It</text:span><text:span text:style-name="T35"> is on the table — Где </text:span><text:span text:style-name="T132">книга</text:span><text:span text:style-name="T35">? </text:span><text:span text:style-name="T132">Она</text:span><text:span text:style-name="T35"> на столе.</text:span></text:p>
      <text:p text:style-name="P300"><text:span text:style-name="T632">Where are the </text:span><text:span text:style-name="T399">keys</text:span><text:span text:style-name="T632">? </text:span><text:span text:style-name="T399">They</text:span><text:span text:style-name="T632"> are on the table — Где </text:span><text:span text:style-name="T399">ключи</text:span><text:span text:style-name="T632">? </text:span><text:span text:style-name="T399">Они</text:span><text:span text:style-name="T632"> на столе.</text:span></text:p>
      <text:p text:style-name="P300"/>
      <text:p text:style-name="P440"><text:span text:style-name="T229">Если</text:span><text:span text:style-name="T228"> сказуемое </text:span><text:span text:style-name="T229">это</text:span><text:span text:style-name="T226">: </text:span><text:span text:style-name="T35">like</text:span><text:span text:style-name="T226">, </text:span><text:span text:style-name="T35">have</text:span><text:span text:style-name="T226">, </text:span><text:span text:style-name="T35">enjoy,</text:span><text:span text:style-name="T226"> </text:span><text:span text:style-name="T35">need</text:span><text:span text:style-name="T226">, </text:span><text:span text:style-name="T229">то </text:span><text:span text:style-name="T226">подлежащие </text:span><text:span text:style-name="T229">будет</text:span><text:span text:style-name="T226"> </text:span><text:span text:style-name="T229">в </text:span><text:span text:style-name="T228">объектн</text:span><text:span text:style-name="T229">ом</text:span><text:span text:style-name="T226"> падеж</text:span><text:span text:style-name="T229">е</text:span><text:span text:style-name="T226">.</text:span></text:p>
      <text:p text:style-name="P299"><text:span text:style-name="T386">I</text:span> like my job — <text:span text:style-name="T386">Мне</text:span> нравится моя работа.</text:p>
      <text:p text:style-name="P70"/>
      <text:p text:style-name="P72">Личные местоимения в объектном падеже <text:span text:style-name="T635">отвечают на вопрос</text:span><text:span text:style-name="T636">ы</text:span><text:span text:style-name="T635"> «кого?», «кому?», «кем?» </text:span><text:s/></text:p>
      <text:p text:style-name="P72"><text:span text:style-name="T635">(«чего?», «чему?», «чем?» для неодушевлен.) и </text:span><text:span text:style-name="T634">заменяют дополнение:</text:span></text:p>
      <text:p text:style-name="P72"/>
      <text:list xml:id="list1599766472" text:style-name="L32">
        <text:list-item>
          <text:p text:style-name="P752">me — меня, мне, мной;</text:p>
        </text:list-item>
        <text:list-item>
          <text:p text:style-name="P752">you — тебя, тебе, тобой / вас, вам, вами;</text:p>
        </text:list-item>
        <text:list-item>
          <text:p text:style-name="P752">him — его, ему, им;</text:p>
        </text:list-item>
        <text:list-item>
          <text:p text:style-name="P752">her — ее, ей;</text:p>
        </text:list-item>
        <text:list-item>
          <text:p text:style-name="P753">it — его, ему, им, <text:span text:style-name="T635">ее, ей</text:span> (неодушевлен.);</text:p>
        </text:list-item>
        <text:list-item>
          <text:p text:style-name="P752">us — нас, нам, нами;</text:p>
        </text:list-item>
        <text:list-item>
          <text:p text:style-name="P752">them — их, им, ими.</text:p>
        </text:list-item>
      </text:list>
      <text:p text:style-name="P303"/>
      <text:p text:style-name="P302"><text:span text:style-name="T147">Jane</text:span> <text:span text:style-name="T156">loves</text:span> <text:span text:style-name="T169">me</text:span> — Джейн любит меня</text:p>
      <text:p text:style-name="P170"/>
      <text:p text:style-name="P170">Притяжательные местоимения</text:p>
      <text:p text:style-name="P79"/>
      <text:p text:style-name="P73">Отвечают на вопрос «чей?» и заменяют собой артикли.</text:p>
      <text:p text:style-name="P73"/>
      <text:p text:style-name="P74">Притяжательные местоимения 1го типа употребляются в связке с существительным</text:p>
      <text:p text:style-name="P74">(существительное обязательно идет после):</text:p>
      <text:p text:style-name="P74"><text:soft-page-break/></text:p>
      <text:list xml:id="list35379843" text:style-name="L33">
        <text:list-item>
          <text:p text:style-name="P754">my — мой;</text:p>
        </text:list-item>
        <text:list-item>
          <text:p text:style-name="P754">your — твой/ваш;</text:p>
        </text:list-item>
        <text:list-item>
          <text:p text:style-name="P754">his — его;</text:p>
        </text:list-item>
        <text:list-item>
          <text:p text:style-name="P754">her — ее;</text:p>
        </text:list-item>
        <text:list-item>
          <text:p text:style-name="P754">its — этого.</text:p>
        </text:list-item>
        <text:list-item>
          <text:p text:style-name="P754">our — наш;</text:p>
        </text:list-item>
        <text:list-item>
          <text:p text:style-name="P754">their — их;</text:p>
        </text:list-item>
      </text:list>
      <text:p text:style-name="P305"/>
      <text:p text:style-name="P304">I like <text:span text:style-name="T386">my work</text:span> — Мне нравится <text:span text:style-name="T386">моя работа</text:span>. (без артикля)</text:p>
      <text:p text:style-name="P304">He likes <text:span text:style-name="T386">his work</text:span> — Ему нравится <text:span text:style-name="T386">его работа</text:span>.</text:p>
      <text:p text:style-name="P304"/>
      <text:p text:style-name="P73">Иногда такие местоимения удобнее переводить словом «свой» и его вариантами.</text:p>
      <text:p text:style-name="P304">He loves <text:span text:style-name="T386">his</text:span> native town — Он любит <text:span text:style-name="T386">свой</text:span> родной город.</text:p>
      <text:p text:style-name="P304"/>
      <text:p text:style-name="P75">Притяжательные местоимения 2го типа употребляются самостоятельно:</text:p>
      <text:list xml:id="list1910938742" text:style-name="L34">
        <text:list-item>
          <text:p text:style-name="P755">mine — мой;</text:p>
        </text:list-item>
        <text:list-item>
          <text:p text:style-name="P756">yours — твой/ваш;</text:p>
        </text:list-item>
        <text:list-item>
          <text:p text:style-name="P756">his — его;</text:p>
        </text:list-item>
        <text:list-item>
          <text:p text:style-name="P756">hers — ее;</text:p>
        </text:list-item>
        <text:list-item>
          <text:p text:style-name="P756">its — этого;</text:p>
        </text:list-item>
        <text:list-item>
          <text:p text:style-name="P756">ours — наш;</text:p>
        </text:list-item>
        <text:list-item>
          <text:p text:style-name="P756">theirs — их;</text:p>
        </text:list-item>
      </text:list>
      <text:p text:style-name="P306"/>
      <text:p text:style-name="P306">Don`t touch it. It`s <text:span text:style-name="T386">mine</text:span> — Не трогай это. Это <text:span text:style-name="T386">мое</text:span>.</text:p>
      <text:p text:style-name="P306"/>
      <text:p text:style-name="P184"/>
      <text:p text:style-name="P685">Возвратные местоимения</text:p>
      <text:p text:style-name="P76"/>
      <text:p text:style-name="P591"><text:span text:style-name="T239">Они с</text:span><text:span text:style-name="T232">остоят из 2х частей: корня </text:span><text:span text:style-name="T37">my/your/him/her/it/our/them</text:span><text:span text:style-name="T232"> и окончания </text:span><text:span text:style-name="T37">-self</text:span><text:span text:style-name="T232">. </text:span></text:p>
      <text:p text:style-name="P80"/>
      <text:p text:style-name="P591"><text:span text:style-name="T239">П</text:span><text:span text:style-name="T233">оказывают, что человек совершает дейсвтие по отношению к самому себе и перевод</text:span><text:span text:style-name="T239">ся</text:span><text:span text:style-name="T233"> словами «себя», «себе», «собой» либо появляются у глаголов, в виде окончания -сь, -ся.</text:span></text:p>
      <text:p text:style-name="P81"/>
      <text:p text:style-name="P307"><text:span text:style-name="T637">I looked at </text:span><text:span text:style-name="T400">myself</text:span><text:span text:style-name="T637"> in the mirror — Я посмотрела на </text:span><text:span text:style-name="T400">себя</text:span><text:span text:style-name="T637"> в зеркало.</text:span></text:p>
      <text:p text:style-name="P307"><text:span text:style-name="T637">He had to explain </text:span><text:span text:style-name="T400">himself</text:span><text:span text:style-name="T637"> — Ему пришлось объяснить</text:span><text:span text:style-name="T400">ся</text:span></text:p>
      <text:p text:style-name="P407"/>
      <text:p text:style-name="P201"><text:span text:style-name="T637">Местоимение, образованное от </text:span><text:span text:style-name="T38">you,</text:span><text:span text:style-name="T637"> имеет варианты: </text:span><text:span text:style-name="T38">yourself</text:span><text:span text:style-name="T637"> и </text:span><text:span text:style-name="T38">yourselves</text:span><text:span text:style-name="T637">. Это практически</text:span></text:p>
      <text:p text:style-name="P211">единственный случай в английском, когда видны отличия между «ты» и «вы».</text:p>
      <text:p text:style-name="P201"/>
      <text:p text:style-name="P372">You talk to yourself when you sleep — Ты говоришь с собой, когда спишь.</text:p>
      <text:p text:style-name="P372">You should belive in yourselves — Вы должны верить в себя.</text:p>
      <text:p text:style-name="P372"/>
      <text:p text:style-name="P201">Местоимение <text:span text:style-name="T2">itself</text:span> используется в значении «сам по себе», «само собой» и стоит после</text:p>
      <text:p text:style-name="P201">существительных в единственном числе или абстракный понятиях.</text:p>
      <text:p text:style-name="P372"/>
      <text:p text:style-name="P372">I hope crisis resolves itself — Я надеюсь, кризис разрешится сам собой.</text:p>
      <text:p text:style-name="P372"/>
      <text:p text:style-name="P202">Глаголы, <text:span text:style-name="T639">с которыми</text:span> не используются возвратные местоимения: <text:span text:style-name="T2">concentrate, relax, feel, meet</text:span>.</text:p>
      <text:p text:style-name="P201"/>
      <text:p text:style-name="P372">I feel good — Я чувствую себя хорошо <text:span text:style-name="T639">(feel myself — неправильно)</text:span>.</text:p>
      <text:p text:style-name="P372">You need to relax — Тебе нужно расслабиться.</text:p>
      <text:p text:style-name="P372"/>
      <text:p text:style-name="P201">Возвратные местоимения также используются, когда необходимо подчеркнуть что человек</text:p>
      <text:p text:style-name="P201">сделал что-то сам. В этом случае они так и переводятся: «сам, самостоятельно».</text:p>
      <text:p text:style-name="P201"/>
      <text:p text:style-name="P372">If you want to do it well, do it yourself — Хочешь сделать хорошо, делай это сам.</text:p>
      <text:p text:style-name="P372"/>
      <text:p text:style-name="P168">Указательные местоимения</text:p>
      <text:p text:style-name="P201"/>
      <text:p text:style-name="P595"><text:span text:style-name="T660">У</text:span>казывают на человека, предмет или <text:span text:style-name="T641">мысль. </text:span><text:span text:style-name="T642">Заменяются артиклем the:</text:span></text:p>
      <text:list xml:id="list1471012494" text:style-name="L35">
        <text:list-item>
          <text:p text:style-name="P784">this, <text:span text:style-name="T640">that</text:span> — этот, <text:span text:style-name="T640">тот</text:span>;</text:p>
        </text:list-item>
        <text:list-item>
          <text:p text:style-name="P785">these, those — эти, те;</text:p>
        </text:list-item>
      </text:list>
      <text:p text:style-name="P373"/>
      <text:p text:style-name="P204">Если объект близко, то используют<text:span text:style-name="T640">ся</text:span> this <text:span text:style-name="T640">или </text:span>these. </text:p>
      <text:p text:style-name="P204">Если объект далеко и до него не дотянуться — то that <text:span text:style-name="T640">или </text:span>those.</text:p>
      <text:p text:style-name="P203"/>
      <text:p text:style-name="P373">This is my friend Joe — <text:span text:style-name="T640">(Вот) Э</text:span>то мой друг Джо.</text:p>
      <text:p text:style-name="P373">Those pictures on the wall are very beautiful — Те картины на стене очень красивые.</text:p>
      <text:p text:style-name="P206"/>
      <text:p text:style-name="P603"><text:span text:style-name="T277">Очень часто </text:span><text:span text:style-name="T70">this</text:span><text:span text:style-name="T277"> и </text:span><text:span text:style-name="T70">that</text:span><text:span text:style-name="T277"> выступают формальным подлежащим, указывая на мысль. В этом случае </text:span><text:span text:style-name="T70">this</text:span><text:span text:style-name="T277"> соответсвует тому, о чем человек </text:span><text:span text:style-name="T278">говорит или </text:span><text:span text:style-name="T277">думает сейчас, а </text:span><text:span text:style-name="T70">that</text:span><text:span text:style-name="T277"> — тому, </text:span></text:p>
      <text:p text:style-name="P603"><text:span text:style-name="T277">о чем </text:span><text:span text:style-name="T278">говорил или </text:span><text:span text:style-name="T277">думал раньше. Также </text:span><text:span text:style-name="T70">that</text:span><text:span text:style-name="T277"> может указывать на прошло</text:span><text:span text:style-name="T287">е </text:span><text:span text:style-name="T277">событие.</text:span></text:p>
      <text:p text:style-name="P205"/>
      <text:p text:style-name="P374">I`ve got a new job! That`s good news — Я получил работу. Это хорошие новости</text:p>
      <text:p text:style-name="P374">(that указывает на озвученную ранее мысл<text:span text:style-name="T642">ь</text:span>).</text:p>
      <text:p text:style-name="P205"/>
      <text:p text:style-name="P374">Thanks for help. That was nice of you — Спасибо за помощь. Это было мило с вашей стороны (that указывает на ранее произошедшее событие).</text:p>
      <text:p text:style-name="P631"><text:soft-page-break/><text:span text:style-name="T306">Иногда,</text:span><text:span text:style-name="T307"> вместо </text:span><text:span text:style-name="T90">this is,</text:span><text:span text:style-name="T307"> используют </text:span><text:span text:style-name="T90">it is</text:span><text:span text:style-name="T307">. Разницы между этим</text:span><text:span text:style-name="T308">и</text:span><text:span text:style-name="T307"> словосочетаниями нет.</text:span></text:p>
      <text:p text:style-name="P375">This is my book / It is my book — Это моя книга.</text:p>
      <text:p text:style-name="P375"/>
      <text:p text:style-name="P191">Неопределенные местоимения </text:p>
      <text:p text:style-name="P207"/>
      <text:p text:style-name="P656"><text:span text:style-name="T95">S</text:span><text:span text:style-name="T71">ome, any, no, every</text:span><text:span text:style-name="T279"> связаны с чем-то неопределенным и часто выпадают при переводе. </text:span></text:p>
      <text:p text:style-name="P243">Могут использоваться как с существительным, так и сами по себе.</text:p>
      <text:p text:style-name="P208"/>
      <text:p text:style-name="P596"><text:span text:style-name="T279">Местоимения </text:span><text:span text:style-name="T71">some</text:span><text:span text:style-name="T279"> и </text:span><text:span text:style-name="T71">any</text:span><text:span text:style-name="T279"> означают «какой-то», «некоторый», «несколько». </text:span><text:span text:style-name="T280">Они с</text:span><text:span text:style-name="T279">тоят перед существительным во множественно числе или перед неисчисляемым существительным.</text:span></text:p>
      <text:p text:style-name="P208"/>
      <text:p text:style-name="P376">I have some friends — У меня есть (некоторые) друзья.</text:p>
      <text:p text:style-name="P376">Give me some water, please — Дай мне немного воды, пожалуйста.</text:p>
      <text:p text:style-name="P376">Here are the cookies. Would you like some? — Вот печенье. Хочешь?</text:p>
      <text:p text:style-name="P208"/>
      <text:p text:style-name="P208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08">Связка <text:span text:style-name="T2">not</text:span> + <text:span text:style-name="T2">any</text:span> обычно переводится двойным отрицанием.</text:p>
      <text:p text:style-name="P208"/>
      <text:p text:style-name="P376">I have n<text:span text:style-name="T645">o</text:span>t got any friends — У меня нет никаких друзей.</text:p>
      <text:p text:style-name="P376"/>
      <text:p text:style-name="P209">В утвержениях <text:span text:style-name="T2">some</text:span> ставить не обязательно. <text:span text:style-name="T643">А вот в вопросах активно используются </text:span></text:p>
      <text:p text:style-name="P212">оба местоимения, т. к. здесь они передают разный смысл.</text:p>
      <text:p text:style-name="P208"/>
      <text:p text:style-name="P597"><text:span text:style-name="T72">Some</text:span><text:span text:style-name="T280"> в вопросах имеет позитивный оттенок и используется когда что-то предлагают или просят, предполагая что это </text:span><text:span text:style-name="T281">есть</text:span><text:span text:style-name="T280"> у самих, либо у т</text:span><text:span text:style-name="T281">ех</text:span><text:span text:style-name="T280">, кому адресована просьба.</text:span></text:p>
      <text:p text:style-name="P209"/>
      <text:p text:style-name="P597"><text:span text:style-name="T71">Any,</text:span><text:span text:style-name="T279"> </text:span><text:span text:style-name="T281">наоборот, </text:span><text:span text:style-name="T279">передает сомнение </text:span><text:span text:style-name="T281">о </text:span><text:span text:style-name="T279">наличии </text:span><text:span text:style-name="T281">того</text:span><text:span text:style-name="T279">, </text:span><text:span text:style-name="T282">что</text:span><text:span text:style-name="T279"> спрашивают, поэтому обычно используется </text:span><text:span text:style-name="T281">в вопросах</text:span><text:span text:style-name="T279">, </text:span><text:span text:style-name="T281">где</text:span><text:span text:style-name="T279"> нужн</text:span><text:span text:style-name="T288">а</text:span><text:span text:style-name="T279"> дополнительн</text:span><text:span text:style-name="T288">ая</text:span><text:span text:style-name="T279"> информаци</text:span><text:span text:style-name="T288">я</text:span><text:span text:style-name="T279">.</text:span></text:p>
      <text:p text:style-name="P209"/>
      <text:p text:style-name="P377">Would you like some milk? — Вы хотите молока? (<text:span text:style-name="T644">могу </text:span>поделиться)</text:p>
      <text:p text:style-name="P377">Could you give me some milk? — Я могу попросить молока? (поделитесь пожалуйста)</text:p>
      <text:p text:style-name="P377">Have you got any milk in the fridge? — У тебя есть молоко в холодильнике?</text:p>
      <text:p text:style-name="P377"/>
      <text:p text:style-name="P209">Если задается вопрос и ожидается положительный ответ, то используется <text:span text:style-name="T2">some</text:span>.</text:p>
      <text:p text:style-name="P377">Are you waiting for some people? — Ты ждешь каких-то людей? (не так ли?)</text:p>
      <text:p text:style-name="P377"/>
      <text:p text:style-name="P653"><text:span text:style-name="T289">Местоимение </text:span><text:span text:style-name="T76">no</text:span><text:span text:style-name="T289"> </text:span><text:span text:style-name="T290">может </text:span><text:span text:style-name="T289">заменя</text:span><text:span text:style-name="T290">ть</text:span><text:span text:style-name="T289"> </text:span><text:span text:style-name="T76">any</text:span><text:span text:style-name="T289"> в отрицаниях. Оно как бы усиливает </text:span><text:span text:style-name="T290">отрицание</text:span><text:span text:style-name="T289">. </text:span></text:p>
      <text:p text:style-name="P654"><text:span text:style-name="T311">Местоимение</text:span><text:span text:style-name="T94"> n</text:span><text:span text:style-name="T76">o</text:span><text:span text:style-name="T289"> стоит перед существительным, а </text:span><text:span text:style-name="T311">частица </text:span><text:span text:style-name="T76">not</text:span><text:span text:style-name="T289"> идет вместе со вспомогатель</text:span><text:span text:style-name="T310">н.</text:span><text:span text:style-name="T289"> глаголом. Они не могут использоваться вместе в одном предложении.</text:span></text:p>
      <text:p text:style-name="P210"/>
      <text:p text:style-name="P378">There are no shops here / There aren`t any shops here — Здесь нет магазинов.</text:p>
      <text:p text:style-name="P378"/>
      <text:p text:style-name="P242">Местоимение <text:span text:style-name="T2">every</text:span> означает «всякий», «каждый». <text:span text:style-name="T689">Используется в утверждениях и вопросах.</text:span></text:p>
      <text:p text:style-name="P378"/>
      <text:p text:style-name="P598"><text:span text:style-name="T283">Неопределенные местоимения могут объединяться со словами: </text:span><text:span text:style-name="T73">body/one</text:span><text:span text:style-name="T283">, </text:span><text:span text:style-name="T73">thing</text:span><text:span text:style-name="T283"> или </text:span><text:span text:style-name="T73">where</text:span><text:span text:style-name="T283">.</text:span></text:p>
      <text:p text:style-name="P217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13"/>
      <text:p text:style-name="P308"><text:span text:style-name="T410">There is </text:span><text:span text:style-name="T386">somebody</text:span><text:span text:style-name="T410"> in the street — </text:span><text:span text:style-name="T386">Кто-то</text:span><text:span text:style-name="T410"> на улице.</text:span></text:p>
      <text:p text:style-name="P308"><text:span text:style-name="T410">Is there </text:span><text:span text:style-name="T386">anybody</text:span><text:span text:style-name="T410"> in the street? — Есть </text:span><text:span text:style-name="T386">кто</text:span><text:span text:style-name="T410"> на улице?</text:span></text:p>
      <text:p text:style-name="P308"><text:span text:style-name="T410">There is </text:span><text:span text:style-name="T386">nobody</text:span><text:span text:style-name="T410"> in the street / There isn`t </text:span><text:span text:style-name="T386">anybody</text:span><text:span text:style-name="T410"> in the street — </text:span><text:span text:style-name="T386">Никого</text:span><text:span text:style-name="T410"> нет на улице.</text:span></text:p>
      <text:p text:style-name="P655"><text:span text:style-name="T92">There is </text:span><text:span text:style-name="T138">everybody</text:span><text:span text:style-name="T92"> in the street — На улице </text:span><text:span text:style-name="T138">все</text:span><text:span text:style-name="T92"> </text:span><text:span text:style-name="T93">(каждый)</text:span><text:span text:style-name="T92">.</text:span></text:p>
      <text:p text:style-name="P542"><text:soft-page-break/><text:span text:style-name="T610">П</text:span><text:span text:style-name="T609">ритяжательный падеж </text:span><text:span text:style-name="T613">(Possessive Voice)</text:span></text:p>
      <text:p text:style-name="P213"/>
      <text:p text:style-name="P602"><text:span text:style-name="T286">У</text:span><text:span text:style-name="T283">казывает на владельца </text:span><text:span text:style-name="T286">предмета</text:span><text:span text:style-name="T283">. Чтобы поставить </text:span><text:span text:style-name="T284">владельца</text:span><text:span text:style-name="T283"> в этот падеж, нужно добавить к нему окончание </text:span><text:span text:style-name="T73">`s</text:span><text:span text:style-name="T283">. </text:span><text:span text:style-name="T286">Как</text:span><text:span text:style-name="T283"> и притяжательное местоимение, отвечает на вопрос «чей?». </text:span></text:p>
      <text:p text:style-name="P214"/>
      <text:p text:style-name="P309"><text:span text:style-name="T424">This is </text:span><text:span text:style-name="T401">Tom`s</text:span><text:span text:style-name="T424"> friend — Это друг </text:span><text:span text:style-name="T401">Тома</text:span><text:span text:style-name="T424"> (</text:span><text:span text:style-name="T425">владелец</text:span><text:span text:style-name="T424"> в притяжательном падеже)</text:span></text:p>
      <text:p text:style-name="P309"><text:span text:style-name="T424">This is </text:span><text:span text:style-name="T401">his</text:span><text:span text:style-name="T424"> friend — Это </text:span><text:span text:style-name="T401">его</text:span><text:span text:style-name="T424"> друг (притяжательное местоимение)</text:span></text:p>
      <text:p text:style-name="P213"/>
      <text:p text:style-name="P600"><text:span text:style-name="T283">Если предмет является частью другого </text:span><text:span text:style-name="T285">(большего) </text:span><text:span text:style-name="T283">предмета, то вместо притяжательного падежа используется предлог </text:span><text:span text:style-name="T73">of</text:span><text:span text:style-name="T283">. Т. к. владельцем может быть кто-то живой.</text:span></text:p>
      <text:p text:style-name="P215"/>
      <text:p text:style-name="P380">The wheel of the car — Колесо машины (Car`s wheel неправильно).</text:p>
      <text:p text:style-name="P380"/>
      <text:p text:style-name="P244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404">government`s policy / policy of the government (политика правительства).</text:p>
      <text:p text:style-name="P213"/>
      <text:p text:style-name="P598"><text:span text:style-name="T283">Если </text:span><text:span text:style-name="T284">владелец</text:span><text:span text:style-name="T283"> только подразумевается, то его можно не указывать.</text:span></text:p>
      <text:p text:style-name="P379">This isn`t my car. It`s my brothers`s — Это не моя машина. Она брата.</text:p>
      <text:p text:style-name="P213"/>
      <text:p text:style-name="P599"><text:span text:style-name="T283">Если </text:span><text:span text:style-name="T285">владелец</text:span><text:span text:style-name="T283"> идет в связке с прилагательным или местоимением, </text:span><text:span text:style-name="T284">или владельцев несколько, то </text:span><text:span text:style-name="T74">`s</text:span><text:span text:style-name="T284"> ставится в конце: </text:span><text:span text:style-name="T74">a </text:span><text:span text:style-name="T133">big dog`s</text:span><text:span text:style-name="T74"> owner, </text:span><text:span text:style-name="T133">my friend`s</text:span><text:span text:style-name="T74"> house, </text:span><text:span text:style-name="T134">Tom</text:span><text:span text:style-name="T135"> and </text:span><text:span text:style-name="T134">Jil</text:span><text:span text:style-name="T135">`s</text:span><text:span text:style-name="T73"> wedding.</text:span></text:p>
      <text:p text:style-name="P213"/>
      <text:p text:style-name="P601"><text:span text:style-name="T283">Если </text:span><text:span text:style-name="T285">владелец</text:span><text:span text:style-name="T283"> во множественном числе, то в конце пишется только апостроф, без </text:span><text:span text:style-name="T73">s</text:span><text:span text:style-name="T283">. </text:span></text:p>
      <text:p text:style-name="P216">Но если во множественном числе слово-исключение, то применяются обычные правила: </text:p>
      <text:p text:style-name="P216"/>
      <text:p text:style-name="P632"><text:span text:style-name="T73">my </text:span><text:span text:style-name="T135">friends`</text:span><text:span text:style-name="T73"> school, </text:span><text:span text:style-name="T135">men`s</text:span><text:span text:style-name="T73"> clothes </text:span><text:span text:style-name="T75">(мужская одежда)</text:span><text:span text:style-name="T283">.</text:span></text:p>
      <text:p text:style-name="P213"/>
      <text:p text:style-name="P7"><text:span text:style-name="T240">С</text:span><text:span text:style-name="T191">уществительное </text:span><text:span text:style-name="T2">(Noun)</text:span></text:p>
      <text:p text:style-name="P218"/>
      <text:p text:style-name="P219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19"/>
      <text:p text:style-name="P171">Множественное число</text:p>
      <text:p text:style-name="P219"/>
      <text:p text:style-name="P219">Распространяется только на существительные и не касается прилагательных.</text:p>
      <text:p text:style-name="P219">Образуется с помощью окончания <text:span text:style-name="T2">-s</text:span> или <text:span text:style-name="T2">-es</text:span>.</text:p>
      <text:p text:style-name="P219"/>
      <text:p text:style-name="P381">A blue ballon<text:span text:style-name="T606">s</text:span> — Голуб<text:span text:style-name="T386">ые</text:span> шарик<text:span text:style-name="T386">и</text:span>.</text:p>
      <text:p text:style-name="P219"/>
      <text:p text:style-name="P171">Исчисляемые и неисчисляемые</text:p>
      <text:p text:style-name="P219"/>
      <text:p text:style-name="P226">Исчисляемые существительные можно посчитать. Они могут быть как в единственном, </text:p>
      <text:p text:style-name="P604"><text:span text:style-name="T291">так и во множественном числе. Количество можно указать числом, наречием или артиклем </text:span><text:span text:style-name="T77">a</text:span><text:span text:style-name="T291">.</text:span></text:p>
      <text:p text:style-name="P409"/>
      <text:p text:style-name="P310"><text:span text:style-name="T402">3</text:span><text:span text:style-name="T426"> apples — 3 яблока </text:span><text:span text:style-name="T427">(числительное)</text:span><text:span text:style-name="T426">. </text:span></text:p>
      <text:p text:style-name="P604"><text:span text:style-name="T136">Many</text:span><text:span text:style-name="T77"> books — Много книг </text:span><text:span text:style-name="T78">(местоимение)</text:span><text:span text:style-name="T77">.</text:span></text:p>
      <text:p text:style-name="P310"><text:span text:style-name="T426">I want </text:span><text:span text:style-name="T402">a</text:span><text:span text:style-name="T426"> banana — Я хочу банан </text:span><text:span text:style-name="T427">(артикль a означает one)</text:span><text:span text:style-name="T426">.</text:span></text:p>
      <text:p text:style-name="P384"/>
      <text:p text:style-name="P604"><text:span text:style-name="T291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7">it</text:span><text:span text:style-name="T291">. </text:span><text:span text:style-name="T309">Ч</text:span><text:span text:style-name="T291">тобы выразить их кол-во</text:span><text:span text:style-name="T292">,</text:span><text:span text:style-name="T291"> используется мерка:</text:span></text:p>
      <text:p text:style-name="P226"/>
      <text:p text:style-name="P227"><text:soft-page-break/>Мерка для жидкостей:</text:p>
      <text:list xml:id="list106988898" text:style-name="L36">
        <text:list-item>
          <text:p text:style-name="P786">a glass of — стакан;</text:p>
        </text:list-item>
        <text:list-item>
          <text:p text:style-name="P786">a cup of — чашка;</text:p>
        </text:list-item>
        <text:list-item>
          <text:p text:style-name="P786">a jar of — банка;</text:p>
        </text:list-item>
        <text:list-item>
          <text:p text:style-name="P786">a jug of — кувшин;</text:p>
        </text:list-item>
        <text:list-item>
          <text:p text:style-name="P786">a bottle of — бутылка;</text:p>
        </text:list-item>
      </text:list>
      <text:p text:style-name="P226"/>
      <text:p text:style-name="P227">Мерка для сыпучих веществ:</text:p>
      <text:list xml:id="list2937513855" text:style-name="L37">
        <text:list-item>
          <text:p text:style-name="P787">a packet of — упаковка;</text:p>
        </text:list-item>
        <text:list-item>
          <text:p text:style-name="P787">a bowl of — миска;</text:p>
        </text:list-item>
        <text:list-item>
          <text:p text:style-name="P787">a bag of — мешок;</text:p>
        </text:list-item>
        <text:list-item>
          <text:p text:style-name="P787">a kilo of — килограм;</text:p>
        </text:list-item>
      </text:list>
      <text:p text:style-name="P226"/>
      <text:p text:style-name="P227">Мерка для продуктов, которые режут:</text:p>
      <text:list xml:id="list153518021629990" text:continue-numbering="true" text:style-name="L37">
        <text:list-item>
          <text:p text:style-name="P787">a piece/slice of — кусочек;</text:p>
        </text:list-item>
        <text:list-item>
          <text:p text:style-name="P787">a loaf of — буханка;</text:p>
        </text:list-item>
      </text:list>
      <text:p text:style-name="P226"/>
      <text:p text:style-name="P605"><text:span text:style-name="T269">Существительные, которые всегда неислисляемые: </text:span><text:span text:style-name="T60">news, money, bad luck, traffic, furniture, progress, information, advice, hair, paper, food.</text:span></text:p>
      <text:p text:style-name="P384"/>
      <text:p text:style-name="P384">It is good news — Это хорошие новости (без артикля).</text:p>
      <text:p text:style-name="P384">I need good advice — Мне нужен хороший совет (без артикля).</text:p>
      <text:p text:style-name="P384"/>
      <text:p text:style-name="P172">Несколько существительных рядом</text:p>
      <text:p text:style-name="P220"/>
      <text:p text:style-name="P220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0">Первое существительное всегда стоит в единственном числе.</text:p>
      <text:p text:style-name="P220"/>
      <text:p text:style-name="P382">A tennis ball — теннисный мяч / мяч для тенниса;</text:p>
      <text:p text:style-name="P382">A income tax — подоходный налог / налог на прибыль;</text:p>
      <text:p text:style-name="P382"/>
      <text:p text:style-name="P220">Иногда первое существительное имеет окончание -ing. По правилам английского, </text:p>
      <text:p text:style-name="P220">глагол с окончанием -ing грамматически является существительным.</text:p>
      <text:p text:style-name="P220"/>
      <text:p text:style-name="P382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6"/>
      <text:p text:style-name="P607"><text:span text:style-name="T293">Это маленькие слова перед существительными, которые передают </text:span><text:span text:style-name="T294">их</text:span><text:span text:style-name="T293"> краткую характеристику. Есть 2 вида артикля: неопределенный (</text:span><text:span text:style-name="T79">a/an) </text:span><text:span text:style-name="T294">и</text:span><text:span text:style-name="T80"> </text:span><text:span text:style-name="T293">определенный (</text:span><text:span text:style-name="T79">the)</text:span><text:span text:style-name="T293">.</text:span></text:p>
      <text:p text:style-name="P221"/>
      <text:p text:style-name="P185">Неопределенный артикль <text:span text:style-name="T39">a/an</text:span></text:p>
      <text:p text:style-name="P222"/>
      <text:p text:style-name="P223">Указывает на какой-то один неопределенный предмет. Каждый человек может представить </text:p>
      <text:p text:style-name="P224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3"/>
      <text:p text:style-name="P383">A house — Дом (один представит особняк, другой — маленький домик).</text:p>
      <text:p text:style-name="P383">I have <text:span text:style-name="T386">a</text:span> cat / I have <text:span text:style-name="T386">one</text:span> cat — У меня есть (одна такая) кошка.</text:p>
      <text:p text:style-name="P223"/>
      <text:p text:style-name="P223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3">Если согласная не произносится, то ставится <text:span text:style-name="T2">an</text:span>: <text:span text:style-name="T2">an hour (аувер), an honesty (анэсти).</text:span></text:p>
      <text:p text:style-name="P383"/>
      <text:p text:style-name="P432"><text:span text:style-name="T294">Также </text:span><text:span text:style-name="T83">a/an</text:span><text:span text:style-name="T294"> ставится, когда:</text:span></text:p>
      <text:list xml:id="list1653647510" text:style-name="L38">
        <text:list-item>
          <text:p text:style-name="P788">говорят о профессии (I`m a doctor);</text:p>
        </text:list-item>
        <text:list-item>
          <text:p text:style-name="P806"><text:span text:style-name="T80">впервые упоминяют </text:span><text:span text:style-name="T81">объект</text:span><text:span text:style-name="T80"> в разговоре (I have a cat);</text:span></text:p>
        </text:list-item>
        <text:list-item>
          <text:p text:style-name="P807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3"/>
      <text:p text:style-name="P608"><text:span text:style-name="T294">Если перед существительным </text:span><text:span text:style-name="T295">стоит</text:span><text:span text:style-name="T294"> </text:span><text:span text:style-name="T295">прилагательное</text:span><text:span text:style-name="T294">, то </text:span><text:span text:style-name="T80">a/</text:span><text:span text:style-name="T81">an</text:span><text:span text:style-name="T294"> ставится перед ним</text:span><text:span text:style-name="T295">.</text:span></text:p>
      <text:p text:style-name="P383"><text:span text:style-name="T664">A</text:span> big old house — <text:span text:style-name="T664">Б</text:span>ольшой старый дом.</text:p>
      <text:p text:style-name="P383"/>
      <text:p text:style-name="P223">При этом перед прилагательным без существительного <text:span text:style-name="T646">артикль</text:span> <text:span text:style-name="T2">a/</text:span><text:span text:style-name="T40">an</text:span> не ставится.</text:p>
      <text:p text:style-name="P383">This book is a good (неправильно). This book is good (правильно).</text:p>
      <text:p text:style-name="P383"/>
      <text:p text:style-name="P173">Определенный артикль <text:span text:style-name="T2">the</text:span></text:p>
      <text:p text:style-name="P408"/>
      <text:p text:style-name="P225">Указывает на определенный предмет или понятие. Т.е. на то, что выделяется из общей массы.</text:p>
      <text:p text:style-name="P225"/>
      <text:p text:style-name="P225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5">А также перед исчисляемым<text:span text:style-name="T648">и</text:span> и неисчисляемым<text:span text:style-name="T648">и</text:span> сущесвтительным<text:span text:style-name="T648">и</text:span>.</text:p>
      <text:p text:style-name="P225"/>
      <text:p text:style-name="P609"><text:span text:style-name="T296">Если предмет или человек упоминаются в речи впервые, то обычно о </text:span><text:span text:style-name="T297">нем</text:span><text:span text:style-name="T296"> еще ничего не известно и поэтому сначала используется неопределенный артикль </text:span><text:span text:style-name="T82">a/an</text:span><text:span text:style-name="T296">. Но если </text:span><text:span text:style-name="T297">он</text:span><text:span text:style-name="T296"> упоминаются в речи повторно, то далее </text:span><text:span text:style-name="T297">используется</text:span><text:span text:style-name="T296"> определенный артикль </text:span><text:span text:style-name="T82">the</text:span><text:span text:style-name="T296">.</text:span></text:p>
      <text:p text:style-name="P225"/>
      <text:p text:style-name="P311"><text:span text:style-name="T428">I have got </text:span><text:span text:style-name="T403">a</text:span><text:span text:style-name="T428"> puppy. </text:span><text:span text:style-name="T403">The</text:span><text:span text:style-name="T428"> puppy is white — У меня есть щенок. (Этот) Щенок белый.</text:span></text:p>
      <text:p text:style-name="P385"/>
      <text:p text:style-name="P225">Определенный артикль может стоять не только перед существительным, но и перед</text:p>
      <text:p text:style-name="P225">прилагательным. В этом случае прилагательное становится существительным.</text:p>
      <text:p text:style-name="P385"/>
      <text:p text:style-name="P312"><text:span text:style-name="T429">R</text:span><text:span text:style-name="T428">ich people — </text:span><text:span text:style-name="T429">Б</text:span><text:span text:style-name="T428">огатые люди; </text:span><text:span text:style-name="T429">The</text:span><text:span text:style-name="T428">e rich — </text:span><text:span text:style-name="T429">Б</text:span><text:span text:style-name="T428">огачи.</text:span></text:p>
      <text:p text:style-name="P386"/>
      <text:p text:style-name="P177"><text:span text:style-name="T647">К</text:span>акой артикль выбрать?</text:p>
      <text:p text:style-name="P387"/>
      <text:p text:style-name="P610"><text:span text:style-name="T298">Можно п</text:span><text:span text:style-name="T297">редставить перед существит</text:span><text:span text:style-name="T298">ельным</text:span><text:span text:style-name="T297"> </text:span><text:span text:style-name="T298">слова:</text:span><text:span text:style-name="T297"> «один», «один такой», «один из».</text:span></text:p>
      <text:p text:style-name="P82"><text:span text:style-name="T410">Если логика предложения не нарушена, то скорее всего нужен </text:span><text:span text:style-name="T60">a/an</text:span><text:span text:style-name="T410">.</text:span></text:p>
      <text:p text:style-name="P387"/>
      <text:p text:style-name="P387">I`ve got a window in my room — У меня в комнате есть окно (обычное окно, каких много).</text:p>
      <text:p text:style-name="P388"/>
      <text:p text:style-name="P83"><text:span text:style-name="T410">Также можно представить перед существительным слова: </text:span><text:span text:style-name="T96">this, that, these, those</text:span><text:span text:style-name="T410"> или </text:span></text:p>
      <text:p text:style-name="P83"><text:span text:style-name="T410">«тот самый», «именно тот», «конкретное этот» и т. д. Если смысл предложения в целом не изменился, то можно ставить </text:span><text:span text:style-name="T60">the</text:span><text:span text:style-name="T410">.</text:span></text:p>
      <text:p text:style-name="P228"/>
      <text:p text:style-name="P389">Look at the window. It`s broken — Посмотри на окно. Оно разбито.</text:p>
      <text:p text:style-name="P389">(посмотри на это конкретное окно, именно оно разбито).</text:p>
      <text:p text:style-name="P389"/>
      <text:p text:style-name="P632"><text:span text:style-name="T410">Очень часто артикли используются по особым правилам из-за того, что так сложилось исторически. </text:span><text:span text:style-name="T437">Так, н</text:span><text:span text:style-name="T410">апример </text:span><text:span text:style-name="T60">the</text:span><text:span text:style-name="T410"> всегда ставят: когда говорят о части помещения, когда человек куда-то направляется, когда объект </text:span><text:span text:style-name="T437">явяляется</text:span><text:span text:style-name="T410">, уникальный и т.д: </text:span></text:p>
      <text:p text:style-name="P394"/>
      <text:p text:style-name="P394">in the room, go to the bank, the Bible, the sky, on the left.</text:p>
      <text:p text:style-name="P540"><text:soft-page-break/><text:span text:style-name="T609">Прилагательное </text:span><text:span text:style-name="T613">(Adjective)</text:span></text:p>
      <text:p text:style-name="Standard"/>
      <text:p text:style-name="P613"><text:span text:style-name="T650">Часть речи, которая отвечает на вопрос «какой?». </text:span><text:span text:style-name="T651">Прилагательное </text:span><text:span text:style-name="T652">дает характеристику существительному</text:span><text:span text:style-name="T651"> и всегда стоит перед ним. Но может появляться и отдельно.</text:span></text:p>
      <text:p text:style-name="P613"/>
      <text:p text:style-name="P611">Прилагательные деляться на 2 группы: оценочные и фактовые. </text:p>
      <text:p text:style-name="P611"/>
      <text:p text:style-name="P612">Оценочные прилагательные выражают личное мнение человека о предмете: </text:p>
      <text:p text:style-name="P633"><text:span text:style-name="T51">a</text:span><text:span text:style-name="T41"> </text:span><text:span text:style-name="T52">funny cat (мнение с которым можно не соглашаться). </text:span></text:p>
      <text:p text:style-name="P612"/>
      <text:p text:style-name="P612">Фактовые прилагательные указывают на визуальную информацию либо на факты, </text:p>
      <text:p text:style-name="P612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3"/>
      <text:p text:style-name="P84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4"/>
      <text:p text:style-name="P634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4"/>
      <text:p text:style-name="P84">Если прилагательное стоит после глагола, то оно будет переводиться наречием.</text:p>
      <text:p text:style-name="P84"/>
      <text:p text:style-name="P314">You look <text:span text:style-name="T386">nice</text:span>! — Ты <text:span text:style-name="T386">прекрасно</text:span> выглядишь!</text:p>
      <text:p text:style-name="P314">I feel <text:span text:style-name="T386">bad</text:span> — Я <text:span text:style-name="T386">плохо</text:span> себя чувствую.</text:p>
      <text:p text:style-name="P314"/>
      <text:p text:style-name="P190">Сравнительная и превосходная степень</text:p>
      <text:p text:style-name="P84"/>
      <text:p text:style-name="P616">Сравнительная степень используется когда, сравниваются 2 <text:span text:style-name="T665">прилагательных</text:span>. <text:span text:style-name="T665">Второе</text:span> может только подразумеваться. <text:span text:style-name="T652">О</text:span>бразуется с пом<text:span text:style-name="T652">ощью</text:span> окончания <text:span text:style-name="T2">-er</text:span> или слова <text:span text:style-name="T2">more </text:span><text:span text:style-name="T42">(более)</text:span>. </text:p>
      <text:p text:style-name="P86"/>
      <text:p text:style-name="P86">Суффикс <text:span text:style-name="T2">-er</text:span> ставится, когда слово маленькое, обычно из 1 слога:</text:p>
      <text:list xml:id="list3261903159" text:style-name="L39">
        <text:list-item>
          <text:p text:style-name="P757">small (маленький) → smaller (меньше);</text:p>
        </text:list-item>
        <text:list-item>
          <text:p text:style-name="P757">funny (смешной) → funnier (смешнее);</text:p>
        </text:list-item>
      </text:list>
      <text:p text:style-name="P315"/>
      <text:p text:style-name="P86">Слово <text:span text:style-name="T2">more</text:span> ставится, когда слово состоит из 2х и более слогов:</text:p>
      <text:list xml:id="list2453120015" text:style-name="L40">
        <text:list-item>
          <text:p text:style-name="P758">useful (полезный) → more useful (более полезный);</text:p>
        </text:list-item>
        <text:list-item>
          <text:p text:style-name="P758">interesting (интересный) → more interesting (более интересный);</text:p>
        </text:list-item>
      </text:list>
      <text:p text:style-name="P315"/>
      <text:p text:style-name="P85">Прилагательные, для которые сравнительная степень образуется и так, и эдак: </text:p>
      <text:p text:style-name="P315">quiet, clever, narrow, simple.</text:p>
      <text:p text:style-name="P85"/>
      <text:p text:style-name="P315">Be <text:span text:style-name="T386">quieter</text:span>, please / Be <text:span text:style-name="T386">more quiet</text:span>, please — Веди себя <text:span text:style-name="T386">тише</text:span>, пожалуйста.</text:p>
      <text:p text:style-name="P315"/>
      <text:p text:style-name="P85">Часто, при сравнении, используется слово <text:span text:style-name="T2">than (чем):</text:span></text:p>
      <text:p text:style-name="P315">New York is bigger than Manchester — Нью Йорк больше, чем Манчестер.</text:p>
      <text:p text:style-name="P315"/>
      <text:p text:style-name="P614"><text:span text:style-name="T242">Иногда после </text:span><text:span text:style-name="T42">than</text:span><text:span text:style-name="T242"> идёт личное местоимение в объектном падеже</text:span><text:span text:style-name="T42"> (me, him, her…)</text:span></text:p>
      <text:p text:style-name="P614"><text:span text:style-name="T242">В этом случае оно будет переводится именительн</text:span><text:span text:style-name="T243">ым</text:span><text:span text:style-name="T242"> падеж</text:span><text:span text:style-name="T243">ом</text:span><text:span text:style-name="T242">.</text:span></text:p>
      <text:p text:style-name="P85"/>
      <text:p text:style-name="P315">I`m more attentive than <text:span text:style-name="T386">him</text:span> — Я внимательней, чем <text:span text:style-name="T386">он</text:span>.</text:p>
      <text:p text:style-name="P315"/>
      <text:p text:style-name="P87">В качестве альтернативы, местоимение может быть в именительном падеже, но с вместе </text:p>
      <text:p text:style-name="P87">с ним должен указываться вспомогательный или модальный глагол из первой части.</text:p>
      <text:p text:style-name="P87"/>
      <text:p text:style-name="P316"><text:soft-page-break/>I <text:span text:style-name="T410">am</text:span> more attentive than <text:span text:style-name="T386">he is</text:span> — Я внимательне, чем <text:span text:style-name="T386">он</text:span>.</text:p>
      <text:p text:style-name="P316">I <text:span text:style-name="T410">can</text:span> jump higher than <text:span text:style-name="T386">he can</text:span> — Я прыгаю выше, чем <text:span text:style-name="T386">он</text:span>.</text:p>
      <text:p text:style-name="P316"/>
      <text:p text:style-name="P635"><text:span text:style-name="T244">Превосходная степень используется, когда сравниваю три и более </text:span><text:span text:style-name="T259">прилагательных</text:span><text:span text:style-name="T244">. </text:span></text:p>
      <text:p text:style-name="P90">Общее кол-во может только подразумеваться. Она обозначает наивысшую степень качества. </text:p>
      <text:p text:style-name="P88"/>
      <text:p text:style-name="P91"><text:span text:style-name="T665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1">а вместо <text:span text:style-name="T2">more</text:span> используется <text:span text:style-name="T2">most </text:span><text:span text:style-name="T43">(самый)</text:span>. </text:p>
      <text:p text:style-name="P91"/>
      <text:list xml:id="list1996403894" text:style-name="L41">
        <text:list-item>
          <text:p text:style-name="P759">strong (сильный) → the strongest (сильнейший);</text:p>
        </text:list-item>
        <text:list-item>
          <text:p text:style-name="P759">reasonable (разумный)→ the most reasonable (самый разумный);</text:p>
        </text:list-item>
      </text:list>
      <text:p text:style-name="P92"/>
      <text:p text:style-name="P615"><text:span text:style-name="T244">Перед прилагательным </text:span><text:span text:style-name="T245">будет</text:span><text:span text:style-name="T244"> артикль </text:span><text:span text:style-name="T44">the</text:span><text:span text:style-name="T244">, а после прилагательно</text:span><text:span text:style-name="T245">го</text:span><text:span text:style-name="T244"> — предлог </text:span><text:span text:style-name="T44">in</text:span><text:span text:style-name="T244"> или </text:span><text:span text:style-name="T44">of</text:span><text:span text:style-name="T244">.</text:span></text:p>
      <text:p text:style-name="P89"/>
      <text:p text:style-name="P317">What is the longest river in the world? — Какая самая длинная река в мире?</text:p>
      <text:p text:style-name="P317">It was the happiest day of my life — Это был самый счастливый день в моей жизни.</text:p>
      <text:p text:style-name="P317"/>
      <text:p text:style-name="P94">Слова-исключения с особой сравнительной и превосходной степенью:</text:p>
      <text:list xml:id="list2248847589" text:style-name="L42">
        <text:list-item>
          <text:p text:style-name="P760">good (хороший) → better (лучше) → the best (наилучший);</text:p>
        </text:list-item>
        <text:list-item>
          <text:p text:style-name="P760">bad (плохой) → worse (хуже) → the worst (наихудший);</text:p>
        </text:list-item>
        <text:list-item>
          <text:p text:style-name="P760">far (далекий) → farther (дальше) → the farthest (самый далекий);</text:p>
        </text:list-item>
      </text:list>
      <text:p text:style-name="P318"/>
      <text:p text:style-name="P318"/>
      <text:p text:style-name="P14">Наречие <text:span text:style-name="T2">(Adverb)</text:span></text:p>
      <text:p text:style-name="P93"/>
      <text:p text:style-name="P95"><text:span text:style-name="T652">Часть речи, которая отвечает на вопрос</text:span><text:span text:style-name="T654">ы</text:span><text:span text:style-name="T652"> «</text:span><text:span text:style-name="T688">где?</text:span><text:span text:style-name="T652">», «</text:span><text:span text:style-name="T688">когда?</text:span><text:span text:style-name="T652">», «как?».</text:span></text:p>
      <text:p text:style-name="P95"/>
      <text:p text:style-name="P618"><text:span text:style-name="T247">Наречие </text:span><text:span text:style-name="T248">дает</text:span><text:span text:style-name="T247"> характеристику глаголу или прилагательному. Если оно относится к глаголу, то стоит после него (обычно в конце </text:span><text:span text:style-name="T249">предложен</text:span><text:span text:style-name="T248">ия</text:span><text:span text:style-name="T247">), а если к прилагательному — то перед ним.</text:span></text:p>
      <text:p text:style-name="P319"/>
      <text:p text:style-name="P319">I <text:span text:style-name="T386">kwon</text:span> him <text:span text:style-name="T386">well</text:span> — Я <text:span text:style-name="T386">хорошо</text:span> его <text:span text:style-name="T386">знаю</text:span>.</text:p>
      <text:p text:style-name="P319">He is <text:span text:style-name="T386">very</text:span> <text:span text:style-name="T386">serious</text:span> — Он <text:span text:style-name="T386">очень</text:span> <text:span text:style-name="T386">серьезный</text:span>.</text:p>
      <text:p text:style-name="P319"/>
      <text:p text:style-name="P174">Наречия, образованные от прилагательных</text:p>
      <text:p text:style-name="P96"/>
      <text:p text:style-name="P97">Они образуются с помощью окончания <text:span text:style-name="T2">-ly</text:span>:</text:p>
      <text:list xml:id="list217471114" text:style-name="L43">
        <text:list-item>
          <text:p text:style-name="P761">quick (быстрый) → quickly (быстро);</text:p>
        </text:list-item>
        <text:list-item>
          <text:p text:style-name="P761">serious (серьезный) → seriously (серьезно);</text:p>
        </text:list-item>
      </text:list>
      <text:p text:style-name="P320"/>
      <text:p text:style-name="P97">Наречия, которые <text:span text:style-name="T655">пишутся</text:span> как прилагательные:</text:p>
      <text:list xml:id="list417290126" text:style-name="L44">
        <text:list-item>
          <text:p text:style-name="P762">fast — быстрый/быстро;</text:p>
        </text:list-item>
        <text:list-item>
          <text:p text:style-name="P762">late — поздний/поздно;</text:p>
        </text:list-item>
        <text:list-item>
          <text:p text:style-name="P762">hard — тяжелый/тяжело;</text:p>
        </text:list-item>
      </text:list>
      <text:p text:style-name="P320"/>
      <text:p text:style-name="P175">Самобытные наречия</text:p>
      <text:p text:style-name="P98"/>
      <text:p text:style-name="P98">Они существуют с давних времен и имееют собственную форму.</text:p>
      <text:p text:style-name="P98"/>
      <text:p text:style-name="P99">Наречия, указывающие на степень чего-то:</text:p>
      <text:list xml:id="list2390152375" text:style-name="L45">
        <text:list-item>
          <text:p text:style-name="P763">enough — достаточно;</text:p>
        </text:list-item>
        <text:list-item>
          <text:p text:style-name="P763">a lot, much, many — много;</text:p>
        </text:list-item>
        <text:list-item>
          <text:p text:style-name="P763"><text:soft-page-break/>almost — почти;</text:p>
        </text:list-item>
        <text:list-item>
          <text:p text:style-name="P763">pretty, very — довольно (очень);</text:p>
        </text:list-item>
        <text:list-item>
          <text:p text:style-name="P763">too — слишком;</text:p>
        </text:list-item>
      </text:list>
      <text:p text:style-name="P321"/>
      <text:p text:style-name="P99">Наречия, помогающие акцентироваться на чем-то:</text:p>
      <text:list xml:id="list4245029977" text:style-name="L46">
        <text:list-item>
          <text:p text:style-name="P764">just — всего лишь;</text:p>
        </text:list-item>
        <text:list-item>
          <text:p text:style-name="P764">only — только;</text:p>
        </text:list-item>
        <text:list-item>
          <text:p text:style-name="P764">simply — просто;</text:p>
        </text:list-item>
        <text:list-item>
          <text:p text:style-name="P764">especially — особенно;</text:p>
        </text:list-item>
      </text:list>
      <text:p text:style-name="P321"/>
      <text:p text:style-name="P99">Другие распространенные наречия:</text:p>
      <text:list xml:id="list19480277" text:style-name="L47">
        <text:list-item>
          <text:p text:style-name="P765">quite — совсем;</text:p>
        </text:list-item>
        <text:list-item>
          <text:p text:style-name="P765">so — такой;</text:p>
        </text:list-item>
        <text:list-item>
          <text:p text:style-name="P765">soon — скоро;</text:p>
        </text:list-item>
      </text:list>
      <text:p text:style-name="P321"/>
      <text:p text:style-name="P321">Marry is pretty smart — Мэри довольно умная;</text:p>
      <text:p text:style-name="P321">We just want to ask you a question — Мы всего лишь хотим задать вам вопрос.</text:p>
      <text:p text:style-name="P321">Why are you so sad? — Почему ты такой грусный?</text:p>
      <text:p text:style-name="P321"/>
      <text:p text:style-name="P100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0">а <text:span text:style-name="T2">many</text:span> — перед исчисляемыми: <text:span text:style-name="T2">much work, many books.</text:span></text:p>
      <text:p text:style-name="P100"/>
      <text:p text:style-name="P100">Связка <text:span text:style-name="T2">a lot of</text:span> (или <text:span text:style-name="T2">lots of</text:span>) может стоять как перед исчисляемыми, так и неисчисляемыми</text:p>
      <text:p text:style-name="P619"><text:span text:style-name="T248">существительными: </text:span><text:span text:style-name="T46">a lot of coffee, a lot of cars. </text:span><text:span text:style-name="T248">Англоговорящие не используют </text:span><text:span text:style-name="T46">much</text:span><text:span text:style-name="T248"> </text:span></text:p>
      <text:p text:style-name="P619"><text:span text:style-name="T248">в утвердительных предложениях и заменяют его на </text:span><text:span text:style-name="T46">a lof of</text:span><text:span text:style-name="T248">.</text:span></text:p>
      <text:p text:style-name="P100"/>
      <text:p text:style-name="P323">There is a lot of juice in the jug — В кувшине много сока.</text:p>
      <text:p text:style-name="P323">There isn`t much coffee in the cup — В чашке не много кофе.</text:p>
      <text:p text:style-name="P322"/>
      <text:p text:style-name="P103">Слова <text:span text:style-name="T2">little</text:span> и <text:span text:style-name="T2">few</text:span> переводятся как «мало». <text:span text:style-name="T656">Слово </text:span><text:span text:style-name="T46">l</text:span><text:span text:style-name="T2">ittle</text:span> — это антоним <text:span text:style-name="T2">much</text:span>,</text:p>
      <text:p text:style-name="P103">а слово <text:span text:style-name="T2">few</text:span> — антоним <text:span text:style-name="T2">many</text:span>: <text:span text:style-name="T2">little work, few books.</text:span></text:p>
      <text:p text:style-name="P176"/>
      <text:p text:style-name="P176">Наречия частности</text:p>
      <text:p text:style-name="P100"/>
      <text:p text:style-name="P100">Указывают на то, когда или с какой периодичностью происходит действие в предложении.</text:p>
      <text:p text:style-name="P100">Это те самые слова-маячки, которые помогают определять правильное время.</text:p>
      <text:p text:style-name="P100"/>
      <text:p text:style-name="P100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0"/>
      <text:p text:style-name="P323"><text:span text:style-name="T147">I</text:span> <text:span text:style-name="T183">don`t</text:span> <text:span text:style-name="T386">usually</text:span> <text:span text:style-name="T156">drive</text:span> to work — Обычно, я не еду (на машине) на работу.</text:p>
      <text:p text:style-name="P323"><text:span text:style-name="T147">You</text:span> <text:span text:style-name="T183">can</text:span> <text:span text:style-name="T386">always</text:span> <text:span text:style-name="T156">call</text:span> me — Ты всегда можешь позвонить мне.</text:p>
      <text:p text:style-name="P323"/>
      <text:p text:style-name="P101">Если наречие частотности в связке с другим словом, то вся связка должна быть в конце.</text:p>
      <text:p text:style-name="P324">I buy coffee on my way to work <text:span text:style-name="T386">very often</text:span> — Я <text:span text:style-name="T386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2"/>
      <text:p text:style-name="P109">В английском языке, предлоги <text:span text:style-name="T687">перед существительными</text:span> заменяют падежи. <text:span text:style-name="T687">К одному и тому же падежу могут вести разные предлоги. <text:s/>В русском, за падежи отвечают оконания.</text:span></text:p>
      <text:p text:style-name="P105"/>
      <text:p text:style-name="P178"><text:soft-page-break/>Предлоги времени <text:span text:style-name="T2">at, on, in</text:span></text:p>
      <text:p text:style-name="P105"/>
      <text:p text:style-name="P105">Отвечают на вопрос «когда?». Каждый из них обозначает разный момент времени.</text:p>
      <text:p text:style-name="P105"/>
      <text:p text:style-name="P444"><text:span text:style-name="T253">Предлог </text:span><text:span text:style-name="T48">at</text:span><text:span text:style-name="T253"> указывает на точное время. Иногда </text:span><text:span text:style-name="T255">он</text:span><text:span text:style-name="T253"> </text:span><text:span text:style-name="T255">указывает на </text:span><text:span text:style-name="T253">периоды дня и праздники:</text:span></text:p>
      <text:p text:style-name="P445"><text:span text:style-name="T253">Если в названии праздника </text:span><text:span text:style-name="T255">есть</text:span><text:span text:style-name="T253"> слово </text:span><text:span text:style-name="T48">day</text:span><text:span text:style-name="T253">, то он пишется с предлогом </text:span><text:span text:style-name="T48">on</text:span><text:span text:style-name="T253">, а не </text:span><text:span text:style-name="T48">at</text:span><text:span text:style-name="T253">.</text:span></text:p>
      <text:p text:style-name="P107"/>
      <text:list xml:id="list1328041080" text:style-name="L48">
        <text:list-item>
          <text:p text:style-name="P766">at 5 o`clock — в 5 часов;</text:p>
        </text:list-item>
        <text:list-item>
          <text:p text:style-name="P766">at night — ночью;</text:p>
        </text:list-item>
        <text:list-item>
          <text:p text:style-name="P766">at sunset — на рассвете;</text:p>
        </text:list-item>
        <text:list-item>
          <text:p text:style-name="P766">at the weekend — в выходные;</text:p>
        </text:list-item>
        <text:list-item>
          <text:p text:style-name="P766">at the moment — в данный момент;</text:p>
        </text:list-item>
        <text:list-item>
          <text:p text:style-name="P766">at the end (of) — в конце;</text:p>
        </text:list-item>
        <text:list-item>
          <text:p text:style-name="P766">at Christmas — на Рождество;</text:p>
        </text:list-item>
        <text:list-item>
          <text:p text:style-name="P766">at Easter — на Пасху;</text:p>
        </text:list-item>
      </text:list>
      <text:p text:style-name="P327"/>
      <text:p text:style-name="P107">Предлог <text:span text:style-name="T2">on</text:span> указывает на конкретный день. Обычно это дни недели или даты.</text:p>
      <text:p text:style-name="P108">В английском языке дни недели, месяцы, и названия праздников пишутся с большой буквы.</text:p>
      <text:p text:style-name="P328"/>
      <text:list xml:id="list3717897935" text:style-name="L49">
        <text:list-item>
          <text:p text:style-name="P767">on Sunday — в воскресенье / по воскресеньям;</text:p>
        </text:list-item>
        <text:list-item>
          <text:p text:style-name="P767">on the 8th of March — 8го марта;</text:p>
        </text:list-item>
        <text:list-item>
          <text:p text:style-name="P767">on April, 10 — 10го апреля;</text:p>
        </text:list-item>
        <text:list-item>
          <text:p text:style-name="P767">on my birthday — на мой день рождения;</text:p>
        </text:list-item>
        <text:list-item>
          <text:p text:style-name="P767">on Christmas day — в день Рождества;</text:p>
        </text:list-item>
      </text:list>
      <text:p text:style-name="P327"/>
      <text:p text:style-name="P106">Предлог <text:span text:style-name="T2">in</text:span> указывает на большие периоды: месяцы, сезоны, годы:</text:p>
      <text:list xml:id="list3918746800" text:style-name="L50">
        <text:list-item>
          <text:p text:style-name="P808">in January — в январе;</text:p>
        </text:list-item>
        <text:list-item>
          <text:p text:style-name="P768">in winter — зимой;</text:p>
        </text:list-item>
        <text:list-item>
          <text:p text:style-name="P768">in the evening — вечером;</text:p>
        </text:list-item>
        <text:list-item>
          <text:p text:style-name="P768">in 2065 — в 2065 году;</text:p>
        </text:list-item>
        <text:list-item>
          <text:p text:style-name="P768">in the 1970s — в 1970х годах;</text:p>
        </text:list-item>
        <text:list-item>
          <text:p text:style-name="P768">in the past — в прошлом;</text:p>
        </text:list-item>
      </text:list>
      <text:p text:style-name="P107"/>
      <text:p text:style-name="P106">Предлог <text:span text:style-name="T2">in</text:span> в связке с временем означает «через»:</text:p>
      <text:list xml:id="list1508003404" text:style-name="L51">
        <text:list-item>
          <text:p text:style-name="P769">in 5 minutes — через 5 минут;</text:p>
        </text:list-item>
        <text:list-item>
          <text:p text:style-name="P769">in two weeks — через две недели;</text:p>
        </text:list-item>
        <text:list-item>
          <text:p text:style-name="P769">in no time — мигом (через мгновение);</text:p>
        </text:list-item>
      </text:list>
      <text:p text:style-name="P326"/>
      <text:p text:style-name="P105">Предлоги времени не используются перед словами:<text:span text:style-name="T2"> last, next, this, that, each, every.</text:span></text:p>
      <text:p text:style-name="P326">See you next Friday — Увидимся в следующую пятницу.</text:p>
      <text:p text:style-name="P326"/>
      <text:p text:style-name="P625"><text:span text:style-name="T257">П</text:span><text:span text:style-name="T256">редлоги </text:span><text:span text:style-name="T257">времени</text:span><text:span text:style-name="T256"> имееют множество нелогичных исключений. Так, например, </text:span><text:span text:style-name="T49">in</text:span><text:span text:style-name="T256"> и </text:span><text:span text:style-name="T49">at</text:span><text:span text:style-name="T256"> принятно говорить с некоторыми пер</text:span><text:span text:style-name="T257">и</text:span><text:span text:style-name="T256">одами дня. Это нужно просто заучить.</text:span></text:p>
      <text:p text:style-name="P117"/>
      <text:p text:style-name="P539"><text:span text:style-name="T256">Предлоги времени</text:span><text:span text:style-name="T49"> since, for, from ... to, until</text:span></text:p>
      <text:p text:style-name="P186"/>
      <text:p text:style-name="P229">Отвечают на вопрос «в какой период?» Связаны с большими отрезками времени.</text:p>
      <text:p text:style-name="P229"/>
      <text:p text:style-name="P626"><text:span text:style-name="T191">Предлог </text:span><text:span text:style-name="T2">since</text:span><text:span text:style-name="T191"> означает «с». Он указывает на начало периода:</text:span></text:p>
      <text:list xml:id="list1603153202" text:style-name="L52">
        <text:list-item>
          <text:p text:style-name="P789">since Wednesday — со среды;</text:p>
        </text:list-item>
        <text:list-item>
          <text:p text:style-name="P789">since 1984 — с 1984 года;</text:p>
        </text:list-item>
        <text:list-item>
          <text:p text:style-name="P789">since Monday — с понедельника;</text:p>
        </text:list-item>
      </text:list>
      <text:p text:style-name="P230"><text:soft-page-break/>Предлог <text:span text:style-name="T2">for</text:span> означает «уже», «в течение». Он указывает, как долго длится действие.</text:p>
      <text:list xml:id="list663741716" text:style-name="L53">
        <text:list-item>
          <text:p text:style-name="P790">for 10 hours — (уже) 10 часов / в течении 10 часов;</text:p>
        </text:list-item>
        <text:list-item>
          <text:p text:style-name="P790">for two weeks — (уже) две недели / в течении 2х недель;</text:p>
        </text:list-item>
      </text:list>
      <text:p text:style-name="P390"/>
      <text:p text:style-name="P229"><text:span text:style-name="T2">Since</text:span> и <text:span text:style-name="T2">for</text:span> используются в <text:span text:style-name="T2">Present Perfect Continuous</text:span>.</text:p>
      <text:p text:style-name="P229"/>
      <text:p text:style-name="P433"><text:span text:style-name="T299">П</text:span><text:span text:style-name="T300">редлог </text:span><text:span text:style-name="T84">from ... to</text:span><text:span text:style-name="T300"> означает «с ... до». Он указыват </text:span><text:span text:style-name="T299">на</text:span><text:span text:style-name="T300"> границы периода:</text:span></text:p>
      <text:list xml:id="list2596058247" text:style-name="L54">
        <text:list-item>
          <text:p text:style-name="P791">from 9 to 5 — с девяти до пяти (часов);</text:p>
        </text:list-item>
        <text:list-item>
          <text:p text:style-name="P791">from January to March — с января по март;</text:p>
        </text:list-item>
      </text:list>
      <text:p text:style-name="P390"/>
      <text:p text:style-name="P56"><text:span text:style-name="T430">Предлог </text:span><text:span text:style-name="T84">until (till)</text:span><text:span text:style-name="T430"> означает «до того, как». Он </text:span><text:span text:style-name="T431">указывает на</text:span><text:span text:style-name="T430"> конец периода:</text:span></text:p>
      <text:list xml:id="list1348069940" text:style-name="L55">
        <text:list-item>
          <text:p text:style-name="P792">until Wednesday — до среды;</text:p>
        </text:list-item>
        <text:list-item>
          <text:p text:style-name="P792">until I come — до того, как я вернусь;</text:p>
        </text:list-item>
      </text:list>
      <text:p text:style-name="P390"/>
      <text:p text:style-name="P179"><text:span text:style-name="T661">Предлоги места </text:span><text:span text:style-name="T49">at, on, in</text:span></text:p>
      <text:p text:style-name="P410"/>
      <text:p text:style-name="P236">Отвечают на вопрос «где?». Помимо времени также указывают на местоположение.</text:p>
      <text:p text:style-name="P236"/>
      <text:p text:style-name="P434"><text:span text:style-name="T301">Предлог </text:span><text:span text:style-name="T85">at</text:span><text:span text:style-name="T301"> обозначает конкретное место/точку, где находится предмет:</text:span></text:p>
      <text:list xml:id="list740360738" text:style-name="L56">
        <text:list-item>
          <text:p text:style-name="P793">at the bus stop — на автобусной остановке;</text:p>
        </text:list-item>
        <text:list-item>
          <text:p text:style-name="P793">at the top/bottom - наверху/внизу;</text:p>
        </text:list-item>
        <text:list-item>
          <text:p text:style-name="P793">at school — в школе.</text:p>
        </text:list-item>
      </text:list>
      <text:p text:style-name="P236"/>
      <text:p text:style-name="P434"><text:span text:style-name="T301">Предлог </text:span><text:span text:style-name="T85">on</text:span><text:span text:style-name="T301"> обозначает поверхность, </text:span><text:span text:style-name="T373">на</text:span><text:span text:style-name="T301"> которой располагается объект:</text:span></text:p>
      <text:list xml:id="list2391645395" text:style-name="L57">
        <text:list-item>
          <text:p text:style-name="P794">on the table — на столе;</text:p>
        </text:list-item>
        <text:list-item>
          <text:p text:style-name="P794">on the floor — на полу;</text:p>
        </text:list-item>
        <text:list-item>
          <text:p text:style-name="P794">on the head — на голове;</text:p>
        </text:list-item>
      </text:list>
      <text:p text:style-name="P395"/>
      <text:p text:style-name="P435"><text:span text:style-name="T85">П</text:span><text:span text:style-name="T86">редлог in обозначает положение </text:span><text:span text:style-name="T140">в</text:span><text:span text:style-name="T86"> опред. месте, ограниченном рамками или барьером.</text:span></text:p>
      <text:list xml:id="list1195387204" text:style-name="L58">
        <text:list-item>
          <text:p text:style-name="P795">in the house — в доме;</text:p>
        </text:list-item>
        <text:list-item>
          <text:p text:style-name="P795">in a box — в коробке;</text:p>
        </text:list-item>
      </text:list>
      <text:p text:style-name="P237"/>
      <text:p text:style-name="P122"><text:span text:style-name="T432">Эти предлоги также имеют исключения. </text:span><text:span text:style-name="T438">Например </text:span><text:span text:style-name="T91">i</text:span><text:span text:style-name="T86">n</text:span><text:span text:style-name="T432"> часто переводится как «на», </text:span></text:p>
      <text:p text:style-name="P122"><text:span text:style-name="T432">а </text:span><text:span text:style-name="T86">on</text:span><text:span text:style-name="T432"> — как «в». Особенно, когда они используются с транспортом:</text:span></text:p>
      <text:p text:style-name="P239"/>
      <text:list xml:id="list3024431245" text:style-name="L59">
        <text:list-item>
          <text:p text:style-name="P796">in a car — на машине;</text:p>
        </text:list-item>
        <text:list-item>
          <text:p text:style-name="P797">in the street — на улице;</text:p>
        </text:list-item>
        <text:list-item>
          <text:p text:style-name="P796">on a bus — в автобусе;</text:p>
        </text:list-item>
        <text:list-item>
          <text:p text:style-name="P797">on the list — в списке;</text:p>
        </text:list-item>
        <text:list-item>
          <text:p text:style-name="P797">on the way — по дороге;</text:p>
        </text:list-item>
      </text:list>
      <text:p text:style-name="P238"/>
      <text:p text:style-name="P187">Другие предлоги места</text:p>
      <text:p text:style-name="P237"/>
      <text:p text:style-name="P238">Помогают определить нахождение объекта в пространсте:</text:p>
      <text:list xml:id="list2640799537" text:style-name="L60">
        <text:list-item>
          <text:p text:style-name="P798">above — над;</text:p>
        </text:list-item>
        <text:list-item>
          <text:p text:style-name="P798">under — под;</text:p>
        </text:list-item>
        <text:list-item>
          <text:p text:style-name="P798">in front of — перед;</text:p>
        </text:list-item>
        <text:list-item>
          <text:p text:style-name="P798">behind — позади;</text:p>
        </text:list-item>
        <text:list-item>
          <text:p text:style-name="P798">between/with — между/c;</text:p>
        </text:list-item>
        <text:list-item>
          <text:p text:style-name="P770"><text:span text:style-name="T432">next to — рядом с</text:span><text:span text:style-name="T433">;</text:span></text:p>
        </text:list-item>
      </text:list>
      <text:p text:style-name="P398"/>
      <text:p text:style-name="P329"><text:soft-page-break/><text:span text:style-name="T433">The cat is </text:span><text:span text:style-name="T405">under</text:span><text:span text:style-name="T433"> the ball — Кот </text:span><text:span text:style-name="T405">под</text:span><text:span text:style-name="T433"> клубком.</text:span></text:p>
      <text:p text:style-name="P329"><text:span text:style-name="T433">The cat is </text:span><text:span text:style-name="T405">in front of</text:span><text:span text:style-name="T433"> the ball — Кот </text:span><text:span text:style-name="T405">перед</text:span><text:span text:style-name="T433"> клубком.</text:span></text:p>
      <text:p text:style-name="P396"/>
      <text:p text:style-name="P180"><text:span text:style-name="T662">Предллог направления </text:span><text:span text:style-name="T50">to</text:span></text:p>
      <text:p text:style-name="P237"/>
      <text:p text:style-name="P237">Отвечает на вопрос «куда?». Указывает в какое место хочет попасть человек.</text:p>
      <text:p text:style-name="P111"><text:span text:style-name="T432">Используется после глаголов движения: </text:span><text:span text:style-name="T86">go, walk, drive, come, travel, return, send, get.</text:span></text:p>
      <text:p text:style-name="P237"/>
      <text:p text:style-name="P329"><text:span text:style-name="T432">I want to </text:span><text:span text:style-name="T406">go to</text:span><text:span text:style-name="T432"> New York — Я хочу </text:span><text:span text:style-name="T406">поехать в</text:span><text:span text:style-name="T432"> Нью Йорк.</text:span></text:p>
      <text:p text:style-name="P329"><text:span text:style-name="T432">Did they </text:span><text:span text:style-name="T406">get to</text:span><text:span text:style-name="T432"> London? — Они </text:span><text:span text:style-name="T406">добрались до</text:span><text:span text:style-name="T432"> Лондона?</text:span></text:p>
      <text:p text:style-name="P396"/>
      <text:p text:style-name="P111"><text:span text:style-name="T432">Если в качестве направления используется слово </text:span><text:span text:style-name="T86">home</text:span><text:span text:style-name="T432">, то перед ним </text:span><text:span text:style-name="T86">to</text:span><text:span text:style-name="T432"> не нужен.</text:span></text:p>
      <text:p text:style-name="P397">Go home (правильно). Go to home (неправильно). </text:p>
      <text:p text:style-name="P396"/>
      <text:p text:style-name="P111"><text:span text:style-name="T432">Если нужно </text:span><text:span text:style-name="T434">сказать </text:span><text:span text:style-name="T432">что </text:span><text:span text:style-name="T434">человек бывал </text:span><text:span text:style-name="T432">в каком-то месте, например в стране или городе,</text:span></text:p>
      <text:p text:style-name="P111"><text:span text:style-name="T432">то нужно использовать </text:span><text:span text:style-name="T86">Present Perfect</text:span><text:span text:style-name="T432"> с </text:span><text:span text:style-name="T434">предлогом </text:span><text:span text:style-name="T86">to</text:span><text:span text:style-name="T432">.</text:span></text:p>
      <text:p text:style-name="P237"/>
      <text:p text:style-name="P396">The have been to Italy — Они бывали в Италии.</text:p>
      <text:p text:style-name="P396"/>
      <text:p text:style-name="P180"><text:span text:style-name="T662">Предлог </text:span><text:span text:style-name="T50">by</text:span></text:p>
      <text:p text:style-name="P411"/>
      <text:p text:style-name="P442"><text:span text:style-name="T304">Может п</text:span><text:span text:style-name="T302">ереводит</text:span><text:span text:style-name="T304">ь</text:span><text:span text:style-name="T302">ся по разному. </text:span><text:span text:style-name="T303">Помогает сказать, </text:span><text:span text:style-name="T374">как</text:span><text:span text:style-name="T303"> что-то делается или случается.</text:span></text:p>
      <text:p text:style-name="P443"><text:span text:style-name="T304">Иногда в</text:span><text:span text:style-name="T303">стречается в пассивном залоге, когда </text:span><text:span text:style-name="T304">указывают</text:span><text:span text:style-name="T303"> автора действия.</text:span></text:p>
      <text:p text:style-name="P240"/>
      <text:list xml:id="list3629441725" text:style-name="L61">
        <text:list-item>
          <text:p text:style-name="P799">happen by mistake — случиться по ошибке.</text:p>
        </text:list-item>
        <text:list-item>
          <text:p text:style-name="P800">send by post — отправиться почтой;</text:p>
        </text:list-item>
      </text:list>
      <text:p text:style-name="P401"/>
      <text:p text:style-name="P399">Did you play for the meal by credit card — Ты заплатил за еду кредиткой?</text:p>
      <text:p text:style-name="P400"/>
      <text:p text:style-name="P241">Также этот предлог используется в значении «около», «рядом».</text:p>
      <text:p text:style-name="P402"/>
      <text:p text:style-name="P403">Sit by me — Посиди рядом со мной.</text:p>
      <text:p text:style-name="P330"><text:span text:style-name="T410">There is a car parked by the store — </text:span><text:span text:style-name="T436">Около магазина стоит машина.</text:span></text:p>
      <text:p text:style-name="P182"/>
      <text:p text:style-name="P182">Связки существительных и предлогов</text:p>
      <text:p text:style-name="P181"/>
      <text:p text:style-name="P231">Иногда, после некоторых существительных, принято использовать определенные предлоги. </text:p>
      <text:p text:style-name="P231">Такие связки нужно просто запомнить. При переводе предлог может выпадать.</text:p>
      <text:p text:style-name="P233"/>
      <text:list xml:id="list3984740054" text:style-name="L62">
        <text:list-item>
          <text:p text:style-name="P801">a need for — нужда в;</text:p>
        </text:list-item>
        <text:list-item>
          <text:p text:style-name="P801">a reason for — причина для (чего-либо);</text:p>
        </text:list-item>
        <text:list-item>
          <text:p text:style-name="P801">an advantage of — преимущество (чего-либо);</text:p>
        </text:list-item>
        <text:list-item>
          <text:p text:style-name="P801">a cause of — причина (чего-либо);</text:p>
          <text:p text:style-name="P801"/>
        </text:list-item>
        <text:list-item>
          <text:p text:style-name="P801">a solution to — решение какой-то проблемы;</text:p>
        </text:list-item>
        <text:list-item>
          <text:p text:style-name="P801">a key to — ключ к/от (чего-либо);</text:p>
        </text:list-item>
        <text:list-item>
          <text:p text:style-name="P801">an answer to — ответ на;</text:p>
        </text:list-item>
        <text:list-item>
          <text:p text:style-name="P801">an attitude to — отношение к;</text:p>
          <text:p text:style-name="P801"/>
        </text:list-item>
        <text:list-item>
          <text:p text:style-name="P801">a contact with/between — контакт с/между;</text:p>
        </text:list-item>
        <text:list-item>
          <text:p text:style-name="P801">a connection with/between — связь с/между;</text:p>
        </text:list-item>
        <text:list-item>
          <text:p text:style-name="P801">a relationship with/between — взаимосвязь с/между;</text:p>
        </text:list-item>
      </text:list>
      <text:p text:style-name="P391"><text:soft-page-break/>There must be a reason for his actions — Должна быть какая-то причина его действий.</text:p>
      <text:p text:style-name="P391">We`ll find a solution to the problem — Мы найдем решение этой проблемы.</text:p>
      <text:p text:style-name="P391">She has an emotion connection with him — У нее эмоциональная связь с ним.</text:p>
      <text:p text:style-name="P391"/>
      <text:p text:style-name="P182">Связки прилагательных и предлогов</text:p>
      <text:p text:style-name="P182"/>
      <text:p text:style-name="P231">После некоторых прилагательных могут также идти определенные предлоги.</text:p>
      <text:p text:style-name="P231"/>
      <text:p text:style-name="P232">Прилагательное + <text:span text:style-name="T2">about</text:span> означает «испытывать чувство из-за чего-либо»:</text:p>
      <text:list xml:id="list1550543806" text:style-name="L63">
        <text:list-item>
          <text:p text:style-name="P810"><text:span text:style-name="T87">happy about — </text:span><text:span text:style-name="T88">счастливый</text:span><text:span text:style-name="T87"> из-за;</text:span></text:p>
        </text:list-item>
        <text:list-item>
          <text:p text:style-name="P811"><text:span text:style-name="T87">upset about — </text:span><text:span text:style-name="T88">растроенный</text:span><text:span text:style-name="T87"> из-за;</text:span></text:p>
        </text:list-item>
        <text:list-item>
          <text:p text:style-name="P802">angry about — злиться из-за;</text:p>
        </text:list-item>
        <text:list-item>
          <text:p text:style-name="P812"><text:span text:style-name="T88">worried</text:span><text:span text:style-name="T87"> about — </text:span><text:span text:style-name="T88">волноваться</text:span><text:span text:style-name="T87"> из-за;</text:span></text:p>
        </text:list-item>
      </text:list>
      <text:p text:style-name="P391"/>
      <text:p text:style-name="P391">Bill seems really upset about this — Билл выглядит очень расстроенным из-за этого.</text:p>
      <text:p text:style-name="P391">I was worried about you — Я волновался за тебя.</text:p>
      <text:p text:style-name="P391"/>
      <text:p text:style-name="P112"><text:span text:style-name="T435">Слово</text:span><text:span text:style-name="T88"> sorry</text:span><text:span text:style-name="T435"> в связке с </text:span><text:span text:style-name="T88">about</text:span><text:span text:style-name="T435"> и </text:span><text:span text:style-name="T88">for</text:span><text:span text:style-name="T435"> выражает сожаление, сочувствие:</text:span></text:p>
      <text:p text:style-name="P234"/>
      <text:p text:style-name="P391">I`m sorry about my behavior — Прости мое поведение.</text:p>
      <text:p text:style-name="P391">Sorry for interrupting — Простите, что беспокою вас.</text:p>
      <text:p text:style-name="P391">I`m sorry for your loss — Сожалею о вашей утрате.</text:p>
      <text:p text:style-name="P391"/>
      <text:p text:style-name="P628">Если после прилагательного идет предлог <text:span text:style-name="T2">of</text:span>, то он будет соответствовать </text:p>
      <text:p text:style-name="P628">родительскому падежу (кого/чего). </text:p>
      <text:p text:style-name="P234"/>
      <text:p text:style-name="P392">It was very stupied of you to go there — Было очень глупо с твоей стороны идти туда.</text:p>
      <text:p text:style-name="P392"/>
      <text:p text:style-name="P235">Предлог <text:span text:style-name="T2">of</text:span> часто используется после прилагательных, выражающий отношение</text:p>
      <text:p text:style-name="P235">к чему-либо. Сама связка в этом случае <text:span text:style-name="T663">может </text:span>переводит<text:span text:style-name="T663">ь</text:span>ся глаголом:</text:p>
      <text:p text:style-name="P235"/>
      <text:list xml:id="list2639570843" text:style-name="L64">
        <text:list-item>
          <text:p text:style-name="P803">afraid of — бояться;</text:p>
        </text:list-item>
        <text:list-item>
          <text:p text:style-name="P803">proud of — гордиться;</text:p>
        </text:list-item>
        <text:list-item>
          <text:p text:style-name="P803">full of — полон;</text:p>
        </text:list-item>
        <text:list-item>
          <text:p text:style-name="P803">short of — не хватает;</text:p>
        </text:list-item>
        <text:list-item>
          <text:p text:style-name="P803">sure of — быть уверенным в.</text:p>
        </text:list-item>
      </text:list>
      <text:p text:style-name="P393"/>
      <text:p text:style-name="P392">Are you afraid of dogs? — Ты боишься собак?</text:p>
      <text:p text:style-name="P392">I`m sure of him — Я уверен в нем.</text:p>
      <text:p text:style-name="P392">This bag is full of cash — В этой сумке полно денег.</text:p>
      <text:p text:style-name="P392"/>
      <text:p text:style-name="P183"><text:span text:style-name="T663">С</text:span>вязки глаголов и предлогов</text:p>
      <text:p text:style-name="P234"/>
      <text:p text:style-name="P446"><text:span text:style-name="T305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9">search</text:span><text:span text:style-name="T305"> чаще используется </text:span><text:span text:style-name="T89">look for</text:span><text:span text:style-name="T305">.</text:span></text:p>
      <text:p text:style-name="P496"/>
      <text:list xml:id="list1270340467" text:style-name="L65">
        <text:list-item>
          <text:p text:style-name="P813">look at — стмотреть на;</text:p>
        </text:list-item>
        <text:list-item>
          <text:p text:style-name="P813">look for — искать;</text:p>
        </text:list-item>
        <text:list-item>
          <text:p text:style-name="P814"><text:span text:style-name="T686">look</text:span> like — <text:span text:style-name="T686">выглядеть как</text:span>;</text:p>
        </text:list-item>
        <text:list-item>
          <text:p text:style-name="P813">listen to — слушать;</text:p>
        </text:list-item>
        <text:list-item>
          <text:p text:style-name="P813">wait for — ждать;</text:p>
        </text:list-item>
        <text:list-item>
          <text:p text:style-name="P813"><text:soft-page-break/>stay at — останавливаться (например, в отеле);</text:p>
        </text:list-item>
        <text:list-item>
          <text:p text:style-name="P815">belong to — принадлежать к;</text:p>
        </text:list-item>
        <text:list-item>
          <text:p text:style-name="P815">happen to — случилось с;</text:p>
        </text:list-item>
        <text:list-item>
          <text:p text:style-name="P815">speak to / talk to — говорить с (кем-то);</text:p>
        </text:list-item>
        <text:list-item>
          <text:p text:style-name="P815">ask for — просить (чего-то);</text:p>
        </text:list-item>
        <text:list-item>
          <text:p text:style-name="P816">come from — происходить родом;</text:p>
        </text:list-item>
        <text:list-item>
          <text:p text:style-name="P815">depend on — зависить от;</text:p>
        </text:list-item>
        <text:list-item>
          <text:p text:style-name="P815">think about/of — думать о;</text:p>
        </text:list-item>
      </text:list>
      <text:p text:style-name="P479"/>
      <text:p text:style-name="P477">What are you looking at? — На что ты смотришь?</text:p>
      <text:p text:style-name="P652"><text:span text:style-name="T472">What does he look like? — Как он выглядит? / </text:span><text:span text:style-name="T473">Н</text:span><text:span text:style-name="T472">а что он похож?</text:span></text:p>
      <text:p text:style-name="P477">We belong to different world — Мы принадлежим к разным мирам.</text:p>
      <text:p text:style-name="P477"/>
      <text:p text:style-name="P524">Предлоги, передающие особый контекст для глаголов движения и перемещения</text:p>
      <text:list xml:id="list640511865" text:style-name="L66">
        <text:list-item>
          <text:p text:style-name="P837">in — переместить(ся) в закрытое пространство (go on — войти);</text:p>
        </text:list-item>
        <text:list-item>
          <text:p text:style-name="P837">out — покинуть закрытое пространство (go out — выйти);</text:p>
        </text:list-item>
        <text:list-item>
          <text:p text:style-name="P837">on — переместить(ся) на поверхность (go on — продложать (движение));</text:p>
        </text:list-item>
        <text:list-item>
          <text:p text:style-name="P837">off — убрать с поверхности (go off — уходить, сходить);</text:p>
        </text:list-item>
        <text:list-item>
          <text:p text:style-name="P837">up — переместить(ся) выше уровнем (go up — подняться);</text:p>
        </text:list-item>
        <text:list-item>
          <text:p text:style-name="P837">down — переместить(ся) ниже уровнем (go down — опускаться);</text:p>
        </text:list-item>
        <text:list-item>
          <text:p text:style-name="P837">away — убрать(ся) прочь (go away — уходить, разойтись);</text:p>
        </text:list-item>
        <text:list-item>
          <text:p text:style-name="P837">back — вернуть(ся) (go back — возвращаться);</text:p>
        </text:list-item>
      </text:list>
      <text:p text:style-name="P494"/>
      <text:p text:style-name="P113"><text:span text:style-name="T515">Если фразовый глагол имеет дополнение, то </text:span><text:span text:style-name="T516">оно </text:span><text:span text:style-name="T515">может стоять как в середине связки, </text:span></text:p>
      <text:p text:style-name="P113"><text:span text:style-name="T515">так и после </text:span><text:span text:style-name="T516">неё</text:span><text:span text:style-name="T515">. А если дополнение</text:span><text:span text:style-name="T516">м</text:span><text:span text:style-name="T515"> </text:span><text:span text:style-name="T516">является </text:span><text:span text:style-name="T515">местоимени</text:span><text:span text:style-name="T516">е</text:span><text:span text:style-name="T515">, то оно всегда будет </text:span><text:span text:style-name="T516">в середине</text:span><text:span text:style-name="T515">.</text:span></text:p>
      <text:p text:style-name="P495"/>
      <text:p text:style-name="P331"><text:span text:style-name="T515">I </text:span><text:span text:style-name="T445">turned</text:span><text:span text:style-name="T515"> </text:span><text:span text:style-name="T176">the light</text:span><text:span text:style-name="T515"> </text:span><text:span text:style-name="T445">off</text:span><text:span text:style-name="T515"> / I </text:span><text:span text:style-name="T445">turned off </text:span><text:span text:style-name="T176">the light </text:span><text:span text:style-name="T515">— Я выключил свет.</text:span></text:p>
      <text:p text:style-name="P331"><text:span text:style-name="T515">I </text:span><text:span text:style-name="T445">turned</text:span><text:span text:style-name="T515"> </text:span><text:span text:style-name="T176">it</text:span><text:span text:style-name="T515"> </text:span><text:span text:style-name="T445">off</text:span><text:span text:style-name="T515"> — Я выключил это.</text:span></text:p>
      <text:p text:style-name="P478"/>
      <text:p text:style-name="P478"/>
      <text:p text:style-name="P629"><text:span text:style-name="T527">С</text:span><text:span text:style-name="T526">ложн</text:span><text:span text:style-name="T529">ы</text:span><text:span text:style-name="T528">е </text:span><text:span text:style-name="T526">предложени</text:span><text:span text:style-name="T529">я</text:span></text:p>
      <text:p text:style-name="P495"/>
      <text:p text:style-name="P512">Это объединенные вместе, простые предложения, содержащие 2 и более подлежащих, </text:p>
      <text:p text:style-name="P650"><text:span text:style-name="T497">и 2 и более сказуемых. Сложное предложение</text:span><text:span text:style-name="T485"> </text:span><text:span text:style-name="T497">в</text:span><text:span text:style-name="T486">сегда </text:span><text:span text:style-name="T487">име</text:span><text:span text:style-name="T497">е</text:span><text:span text:style-name="T487">т </text:span><text:span text:style-name="T486">главную часть и зависимые части, которые называются предаточными предложениями (clause). </text:span><text:span text:style-name="T498">Зависимые части расширяют смысл главной части </text:span><text:span text:style-name="T499">и сообщают доп</text:span><text:span text:style-name="T497">олнительную</text:span><text:span text:style-name="T499"> информацию</text:span><text:span text:style-name="T498">.</text:span></text:p>
      <text:p text:style-name="P497"/>
      <text:p text:style-name="P332"><text:span text:style-name="T154">I</text:span><text:span text:style-name="T517"> </text:span><text:span text:style-name="T167">woke</text:span><text:span text:style-name="T517"> up at 7 o`clock — Я проснулся в 7 часов (простое предложение).</text:span></text:p>
      <text:p text:style-name="P333"><text:span text:style-name="T154">I</text:span><text:span text:style-name="T517"> </text:span><text:span text:style-name="T167">woke</text:span><text:span text:style-name="T517"> up at 7 o`clock, but </text:span><text:span text:style-name="T154">everybody</text:span><text:span text:style-name="T517"> </text:span><text:span text:style-name="T167">was</text:span><text:span text:style-name="T517"> still asleep — Я проснулся в 7, но все еще спали.</text:span></text:p>
      <text:p text:style-name="P480"/>
      <text:p text:style-name="P498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9"/>
      <text:p text:style-name="P500">Самые популярные союзы:</text:p>
      <text:list xml:id="list24522579" text:style-name="L67">
        <text:list-item>
          <text:p text:style-name="P817">and — и;</text:p>
        </text:list-item>
        <text:list-item>
          <text:p text:style-name="P817">or — или;</text:p>
        </text:list-item>
        <text:list-item>
          <text:p text:style-name="P817">but — но;</text:p>
        </text:list-item>
        <text:list-item>
          <text:p text:style-name="P817">so — поэтому;</text:p>
        </text:list-item>
        <text:list-item>
          <text:p text:style-name="P817">because — потому что;</text:p>
        </text:list-item>
      </text:list>
      <text:p text:style-name="P481"/>
      <text:p text:style-name="P481">I met Jill, and we went for a wolk — Я встретила Джил и мы пошли гулять.</text:p>
      <text:p text:style-name="P481">I was very tired, so I went to sleep early — Я очень устал, поэтому я пошел спать раньше.</text:p>
      <text:p text:style-name="P123"><text:soft-page-break/><text:span text:style-name="T537">Перед </text:span><text:span text:style-name="T450">because</text:span><text:span text:style-name="T537"> запятая не ставится даже в сложном предложении.</text:span></text:p>
      <text:p text:style-name="P511"/>
      <text:p text:style-name="P641"><text:span text:style-name="T494">В вопросах, з</text:span><text:span text:style-name="T496">ависим</text:span><text:span text:style-name="T495">ая</text:span><text:span text:style-name="T496"> част</text:span><text:span text:style-name="T495">ь</text:span><text:span text:style-name="T496"> сохраня</text:span><text:span text:style-name="T495">е</text:span><text:span text:style-name="T496">т утвердительный порядок слов и отделя</text:span><text:span text:style-name="T495">е</text:span><text:span text:style-name="T496">тся вопросительным словом, котор</text:span><text:span text:style-name="T495">ое</text:span><text:span text:style-name="T496"> в этом случае явля</text:span><text:span text:style-name="T495">ю</text:span><text:span text:style-name="T496">тся союзом. Если вопрос общий, </text:span></text:p>
      <text:p text:style-name="P636"><text:span text:style-name="T475">то союзом будет слово </text:span><text:span text:style-name="T459">if/whether</text:span><text:span text:style-name="T475">. </text:span><text:span text:style-name="T488">Оно переводится частицей «ли».</text:span></text:p>
      <text:p text:style-name="P501"/>
      <text:p text:style-name="P334"><text:span text:style-name="T514">Do you know </text:span><text:span text:style-name="T443">why</text:span><text:span text:style-name="T514"> she is crying? </text:span><text:span text:style-name="T518">—</text:span><text:span text:style-name="T514"> </text:span><text:span text:style-name="T518">Ты знаешь </text:span><text:span text:style-name="T446">почему</text:span><text:span text:style-name="T518"> она плачит?</text:span></text:p>
      <text:p text:style-name="P412"><text:span text:style-name="T519">Can you tell </text:span><text:span text:style-name="T530">if</text:span><text:span text:style-name="T519"> this house belongs to Jerry? — Скажите, этот </text:span><text:span text:style-name="T530">ли</text:span><text:span text:style-name="T519"> дом принадлежит Джерри?</text:span></text:p>
      <text:p text:style-name="P489"/>
      <text:p text:style-name="P188"><text:span text:style-name="T530">П</text:span><text:span text:style-name="T442">ридаточные </text:span><text:span text:style-name="T536">определительные</text:span><text:span text:style-name="T442"> предложения</text:span></text:p>
      <text:p text:style-name="P502"/>
      <text:p text:style-name="P503">Дополняют по смыслу главную часть и обычно относятся к какому-то существительному </text:p>
      <text:p text:style-name="P503">или прилагательному. Могут стоять и в середине, и в конце предложения.</text:p>
      <text:p text:style-name="P503"/>
      <text:p text:style-name="P337"><text:span text:style-name="T514">The </text:span><text:span text:style-name="T153">woman</text:span><text:span text:style-name="T514"> </text:span><text:span text:style-name="T443">who lives next door</text:span><text:span text:style-name="T514"> </text:span><text:span text:style-name="T166">is</text:span><text:span text:style-name="T514"> a doctor — Женщина, которая/</text:span><text:span text:style-name="T524">что</text:span><text:span text:style-name="T514"> живет по соседству,</text:span></text:p>
      <text:p text:style-name="P482">работает доктором (выделенная часть относится к «женщине»).</text:p>
      <text:p text:style-name="P503"/>
      <text:p text:style-name="P504">Союзы, с которых начинается придаточное предложение:</text:p>
      <text:list xml:id="list3080889037" text:style-name="L68">
        <text:list-item>
          <text:p text:style-name="P842"><text:span text:style-name="T2">who — </text:span><text:span text:style-name="T59">кто</text:span><text:span text:style-name="T2"> (о людях);</text:span></text:p>
        </text:list-item>
        <text:list-item>
          <text:p text:style-name="P842"><text:span text:style-name="T468">which — </text:span><text:span text:style-name="T469">что</text:span><text:span text:style-name="T468"> (о предметах и животных);</text:span></text:p>
        </text:list-item>
        <text:list-item>
          <text:p text:style-name="P842"><text:span text:style-name="T468">that — </text:span><text:span text:style-name="T469">кто/что</text:span><text:span text:style-name="T468"> (о людях, предметах и животных);</text:span></text:p>
        </text:list-item>
        <text:list-item>
          <text:p text:style-name="P843"><text:span text:style-name="T468">w</text:span><text:span text:style-name="T459">hom, </text:span><text:span text:style-name="T470">whose</text:span><text:span text:style-name="T459"> — который (какой именно), </text:span><text:span text:style-name="T470">чей</text:span><text:span text:style-name="T459">;</text:span></text:p>
        </text:list-item>
        <text:list-item>
          <text:p text:style-name="P818">where — где, <text:span text:style-name="T683">куда, откуда</text:span>;</text:p>
        </text:list-item>
        <text:list-item>
          <text:p text:style-name="P819"><text:span text:style-name="T683">when</text:span> — <text:span text:style-name="T683">когда</text:span>;</text:p>
        </text:list-item>
      </text:list>
      <text:p text:style-name="P482"/>
      <text:p text:style-name="P503">Союзы ставить не обязательно. Всё предложение может быть без союзов и запятых.</text:p>
      <text:p text:style-name="P503">Но если союз заменяет подлежащее, то он обязан стоять.</text:p>
      <text:p text:style-name="P503"/>
      <text:p text:style-name="P337"><text:span text:style-name="T514">The</text:span><text:span text:style-name="T153"> movie</text:span><text:span text:style-name="T514"> </text:span><text:span text:style-name="T443">we saw last weak</text:span><text:span text:style-name="T514"> </text:span><text:span text:style-name="T166">was</text:span><text:span text:style-name="T514"> rather good — Филь, который мы смотрели на прошлой</text:span></text:p>
      <text:p text:style-name="P482">неделе, оказался довольно хорошим (при переводе союзы и запятые будут).</text:p>
      <text:p text:style-name="P503"/>
      <text:p text:style-name="P338"><text:span text:style-name="T522">I work in an office </text:span><text:span text:style-name="T155">which</text:span><text:span text:style-name="T522"> </text:span><text:span text:style-name="T168">is</text:span><text:span text:style-name="T522"> in Park street — Я работаю в офисе, </text:span><text:span text:style-name="T523">что</text:span><text:span text:style-name="T522"> на Парк стрит.</text:span></text:p>
      <text:p text:style-name="P484"/>
      <text:p text:style-name="P490">Косвенная речь</text:p>
      <text:p text:style-name="P505"/>
      <text:p text:style-name="P507">Это пересказ речи другого человека. В главной части указывается автор. </text:p>
      <text:p text:style-name="P507">В зависимой части меняется время, на прошлое.</text:p>
      <text:p text:style-name="P505"/>
      <text:p text:style-name="P485">I want to eat — Я хочу есть. (прямая речь)</text:p>
      <text:p text:style-name="P485">He said that he wanted to eat — Он сказал, что он хочет есть. (ковенная речь)</text:p>
      <text:p text:style-name="P508"/>
      <text:p text:style-name="P118"><text:span text:style-name="T514">Союз </text:span><text:span text:style-name="T459">that</text:span><text:span text:style-name="T514"> означает «что». Он часто выпадает при переводе.</text:span></text:p>
      <text:p text:style-name="P508"/>
      <text:p text:style-name="P637"><text:span text:style-name="T489">Если слова автора были в </text:span><text:span text:style-name="T463">Future</text:span><text:span text:style-name="T489">, то при пересказе они стану в </text:span><text:span text:style-name="T463">Future In The Past</text:span><text:span text:style-name="T489"> </text:span></text:p>
      <text:p text:style-name="P637"><text:span text:style-name="T489">(это когда </text:span><text:span text:style-name="T463">will</text:span><text:span text:style-name="T489"> меняется на </text:span><text:span text:style-name="T463">would</text:span><text:span text:style-name="T489">; перевод не обязательно будет в прошлом, </text:span></text:p>
      <text:p text:style-name="P505">прошлое указывается грамматически). </text:p>
      <text:p text:style-name="P505"/>
      <text:p text:style-name="P485">When will Joe come to the meeting? — Когда Джо придет на собрание?</text:p>
      <text:p text:style-name="P485">I asked when Joe would come to the meeting? — Я спросил, когда Джо придет на собрание?</text:p>
      <text:p text:style-name="P485"/>
      <text:p text:style-name="P513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651"><text:soft-page-break/><text:span text:style-name="T471">Stop the car → She told me </text:span><text:span text:style-name="T458">to stop</text:span><text:span text:style-name="T471"> the car</text:span><text:span text:style-name="T458"> </text:span><text:span text:style-name="T471">— Она сказала мне </text:span><text:span text:style-name="T458">остановить </text:span><text:span text:style-name="T471">машину.</text:span></text:p>
      <text:p text:style-name="P339"><text:span text:style-name="T525">Can I </text:span><text:span text:style-name="T449">sit </text:span><text:span text:style-name="T525">down? → He asked the permission </text:span><text:span text:style-name="T449">to sit</text:span><text:span text:style-name="T525"> down — Он спросил разрешения сесть.</text:span></text:p>
      <text:p text:style-name="P490"/>
      <text:p text:style-name="P120"><text:span text:style-name="T447">У</text:span><text:span text:style-name="T448">словные предложения</text:span></text:p>
      <text:p text:style-name="P509"/>
      <text:p text:style-name="P638"><text:span text:style-name="T490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64">when</text:span><text:span text:style-name="T490">, если ситуация случается наверняка, либо с союза </text:span><text:span text:style-name="T464">if</text:span><text:span text:style-name="T490">, если </text:span><text:span text:style-name="T491">есть только вероятность того, что случится.</text:span></text:p>
      <text:p text:style-name="P510"/>
      <text:p text:style-name="P485">When I com home (зависимая часть), I always watch TV (главная часть).</text:p>
      <text:p text:style-name="P485"/>
      <text:p text:style-name="P506">Союзы в условных предложениях:</text:p>
      <text:list xml:id="list758216833" text:style-name="L69">
        <text:list-item>
          <text:p text:style-name="P820">when — когда;</text:p>
        </text:list-item>
        <text:list-item>
          <text:p text:style-name="P820">if — если;</text:p>
        </text:list-item>
        <text:list-item>
          <text:p text:style-name="P820">while — в то время, как;</text:p>
        </text:list-item>
        <text:list-item>
          <text:p text:style-name="P820">before — до того, как;</text:p>
        </text:list-item>
        <text:list-item>
          <text:p text:style-name="P820">after — после;</text:p>
        </text:list-item>
        <text:list-item>
          <text:p text:style-name="P820">until (till) — до того момента, как.</text:p>
        </text:list-item>
      </text:list>
      <text:p text:style-name="P505"/>
      <text:p text:style-name="P119"><text:span text:style-name="T519">Когда в главной части </text:span><text:span text:style-name="T521">стоит </text:span><text:span text:style-name="T519">настоящее, то такие предложения называются условными</text:span></text:p>
      <text:p text:style-name="P119"><text:span text:style-name="T519">предложениями нулевого типа (</text:span><text:span text:style-name="T465">Z</text:span><text:span text:style-name="T463">ero </text:span><text:span text:style-name="T465">C</text:span><text:span text:style-name="T463">onditionals</text:span><text:span text:style-name="T519">). Они расска</text:span><text:span text:style-name="T520">зывают</text:span><text:span text:style-name="T519">, при каких</text:span></text:p>
      <text:p text:style-name="P505">условиях обычно происходят события (уклад жизни).</text:p>
      <text:p text:style-name="P485"/>
      <text:p text:style-name="P485">Water boils when the temperature is 100 degrees — Вода кипит, когда температура 100 град.</text:p>
      <text:p text:style-name="P485">When the sun goes down, it gets dark — Когда солнце садится, становится темно.</text:p>
      <text:p text:style-name="P485"/>
      <text:p text:style-name="P639"><text:span text:style-name="T489">Когда в главной части стоит будущее, то </text:span><text:span text:style-name="T492">это</text:span><text:span text:style-name="T489"> условн</text:span><text:span text:style-name="T493">ые</text:span><text:span text:style-name="T492"> </text:span><text:span text:style-name="T489">предложени</text:span><text:span text:style-name="T493">я</text:span><text:span text:style-name="T489"> первого типа </text:span></text:p>
      <text:p text:style-name="P640"><text:span text:style-name="T489">(</text:span><text:span text:style-name="T466">F</text:span><text:span text:style-name="T463">irst </text:span><text:span text:style-name="T466">С</text:span><text:span text:style-name="T463">onditional</text:span><text:span text:style-name="T466">s</text:span><text:span text:style-name="T489">). </text:span><text:span text:style-name="T493">Они описывают </text:span><text:span text:style-name="T489">услови</text:span><text:span text:style-name="T493">я</text:span><text:span text:style-name="T489">, при </text:span><text:span text:style-name="T493">которых</text:span><text:span text:style-name="T489"> произойдут будущие события (планы). </text:span><text:span text:style-name="T493">З</text:span><text:span text:style-name="T492">ависим</text:span><text:span text:style-name="T493">я</text:span><text:span text:style-name="T492"> част</text:span><text:span text:style-name="T493">ь</text:span><text:span text:style-name="T492"> грамматически </text:span><text:span text:style-name="T493">в</text:span><text:span text:style-name="T492"> настояще</text:span><text:span text:style-name="T493">м</text:span><text:span text:style-name="T492">, но переводится будущим.</text:span></text:p>
      <text:p text:style-name="P505"/>
      <text:p text:style-name="P485">If it`s nice day tomorrow, I will go the beach — Если завтра будет хор. день, я пойду на пляж.</text:p>
      <text:p text:style-name="P485">I will go shopping if I have time — Я зайду в магазин, если у меня будет время.</text:p>
      <text:p text:style-name="P485"/>
      <text:p text:style-name="P637"><text:span text:style-name="T489">Условные предложения второго типа </text:span><text:span text:style-name="T493">(</text:span><text:span text:style-name="T467">Second Conditionals</text:span><text:span text:style-name="T493">)</text:span><text:span text:style-name="T489"> используются для описания нереальных ситуаций, связанных с настоящим (альтернативная реальность).</text:span></text:p>
      <text:p text:style-name="P505"/>
      <text:p text:style-name="P119"><text:span text:style-name="T519">Главная часть содержит связку </text:span><text:span text:style-name="T463">would + инфинитив</text:span><text:span text:style-name="T519">. Зависимая часть, грамматически,</text:span></text:p>
      <text:p text:style-name="P119"><text:span text:style-name="T519">стоит в прошешем времени, но привязана к настоящему. Союз </text:span><text:span text:style-name="T463">if</text:span><text:span text:style-name="T519"> переводится как «если бы».</text:span></text:p>
      <text:p text:style-name="P505"/>
      <text:p text:style-name="P335"><text:span text:style-name="T447">If</text:span><text:span text:style-name="T519"> he was rich (зависимая часть), he would buy Lamborgini (главная часть) —</text:span></text:p>
      <text:p text:style-name="P335"><text:span text:style-name="T447">Если бы</text:span><text:span text:style-name="T519"> он был богатым, он бы купил Ламборджини (would и will заменяют to?).</text:span></text:p>
      <text:p text:style-name="P486"/>
      <text:p text:style-name="P121"><text:span text:style-name="T519">Очень часто в условных предложениях второго типа в</text:span><text:span text:style-name="T463"> if-части</text:span><text:span text:style-name="T519">, глагол </text:span><text:span text:style-name="T463">be</text:span><text:span text:style-name="T519"> стоит в форме </text:span><text:span text:style-name="T463">were</text:span><text:span text:style-name="T519">,</text:span></text:p>
      <text:p text:style-name="P121"><text:span text:style-name="T519">даже после </text:span><text:span text:style-name="T463">I, he, she, it</text:span><text:span text:style-name="T519">. Это исключение из правил, которое нужно запомнить.</text:span></text:p>
      <text:p text:style-name="P486"/>
      <text:p text:style-name="P336"><text:span text:style-name="T519">If </text:span><text:span text:style-name="T447">he were</text:span><text:span text:style-name="T519"> rich, he would buy Lamborgini — Если бы </text:span><text:span text:style-name="T447">он был</text:span><text:span text:style-name="T519"> богатым, он бы купил</text:span></text:p>
      <text:p text:style-name="P486">Ламборджини (такой вариант тоже считается правильным).</text:p>
      <text:p text:style-name="P483"/>
      <text:p text:style-name="P687"><text:span text:style-name="T345">Таблица </text:span><text:span text:style-name="T346">форм</text:span><text:span text:style-name="T345"> глагола </text:span><text:span text:style-name="T114">b</text:span><text:span text:style-name="T115">e</text:span><text:span text:style-name="T345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488682808640">
          <table:table-cell table:style-name="Table5.A1" office:value-type="string">
            <text:p text:style-name="P689">Подлежащее</text:p>
          </table:table-cell>
          <table:table-cell table:style-name="Table5.A1" office:value-type="string">
            <text:p text:style-name="P690">Past</text:p>
          </table:table-cell>
          <table:table-cell table:style-name="Table5.A1" office:value-type="string">
            <text:p text:style-name="P690">Present</text:p>
          </table:table-cell>
          <table:table-cell table:style-name="Table5.D1" office:value-type="string">
            <text:p text:style-name="P690">Future</text:p>
          </table:table-cell>
        </table:table-row>
        <table:table-row table:style-name="TableLine94488686423552">
          <table:table-cell table:style-name="Table5.A2" office:value-type="string">
            <text:p text:style-name="P699">I</text:p>
          </table:table-cell>
          <table:table-cell table:style-name="Table5.A2" office:value-type="string">
            <text:p text:style-name="P700">was</text:p>
          </table:table-cell>
          <table:table-cell table:style-name="Table5.A2" office:value-type="string">
            <text:p text:style-name="P701">am</text:p>
          </table:table-cell>
          <table:table-cell table:style-name="Table5.D2" office:value-type="string">
            <text:p text:style-name="P702">will be</text:p>
          </table:table-cell>
        </table:table-row>
        <table:table-row table:style-name="TableLine94488683973584">
          <table:table-cell table:style-name="Table5.A2" office:value-type="string">
            <text:p text:style-name="P699">he/she/<text:span text:style-name="T666">it</text:span></text:p>
          </table:table-cell>
          <table:table-cell table:style-name="Table5.A2" office:value-type="string">
            <text:p text:style-name="P700">was</text:p>
          </table:table-cell>
          <table:table-cell table:style-name="Table5.A2" office:value-type="string">
            <text:p text:style-name="P701">is</text:p>
          </table:table-cell>
          <table:table-cell table:style-name="Table5.D2" office:value-type="string">
            <text:p text:style-name="P702">will be</text:p>
          </table:table-cell>
        </table:table-row>
        <table:table-row table:style-name="TableLine94488684872736">
          <table:table-cell table:style-name="Table5.A2" office:value-type="string">
            <text:p text:style-name="P699">you/we/they</text:p>
          </table:table-cell>
          <table:table-cell table:style-name="Table5.A2" office:value-type="string">
            <text:p text:style-name="P700">were</text:p>
          </table:table-cell>
          <table:table-cell table:style-name="Table5.A2" office:value-type="string">
            <text:p text:style-name="P701">are</text:p>
          </table:table-cell>
          <table:table-cell table:style-name="Table5.D2" office:value-type="string">
            <text:p text:style-name="P702">will be</text:p>
          </table:table-cell>
        </table:table-row>
      </table:table>
      <text:p text:style-name="P627"/>
      <text:p text:style-name="P642"><text:span text:style-name="T439">Таблица </text:span><text:span text:style-name="T440">личны</text:span><text:span text:style-name="T441">х</text:span><text:span text:style-name="T440"> и притяжательных </text:span><text:span text:style-name="T439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488684888096">
          <table:table-cell table:style-name="Table11.A1" table:number-columns-spanned="2" office:value-type="string">
            <text:p text:style-name="P691">Личные местоимения</text:p>
          </table:table-cell>
          <table:covered-table-cell/>
          <table:table-cell table:style-name="Table11.C1" table:number-columns-spanned="2" office:value-type="string">
            <text:p text:style-name="P691">Притяжательные местоимения</text:p>
          </table:table-cell>
          <table:covered-table-cell/>
        </table:table-row>
        <table:table-row table:style-name="TableLine94488684630832">
          <table:table-cell table:style-name="Table11.A2" office:value-type="string">
            <text:p text:style-name="P703"><text:span text:style-name="T667">и</text:span><text:span text:style-name="T668">менительный падеж</text:span></text:p>
            <text:p text:style-name="P705"><text:span text:style-name="T669">(</text:span>кто/что<text:span text:style-name="T669">)</text:span></text:p>
          </table:table-cell>
          <table:table-cell table:style-name="Table11.A2" office:value-type="string">
            <text:p text:style-name="P703"><text:span text:style-name="T667">о</text:span><text:span text:style-name="T668">бъектный падеж</text:span></text:p>
            <text:p text:style-name="P705"><text:span text:style-name="T669">(</text:span>кого, <text:span text:style-name="T669">к</text:span>ому, кем<text:span text:style-name="T669">)</text:span></text:p>
          </table:table-cell>
          <table:table-cell table:style-name="Table11.A2" office:value-type="string">
            <text:p text:style-name="P706"><text:span text:style-name="T669">с</text:span> существительным</text:p>
            <text:p text:style-name="P707">(чей)</text:p>
          </table:table-cell>
          <table:table-cell table:style-name="Table11.D2" office:value-type="string">
            <text:p text:style-name="P703"><text:span text:style-name="T669">о</text:span><text:span text:style-name="T668">тдельно</text:span></text:p>
            <text:p text:style-name="P707">(чей)</text:p>
          </table:table-cell>
        </table:table-row>
        <table:table-row table:style-name="TableLine94488684689408">
          <table:table-cell table:style-name="Table11.A2" office:value-type="string">
            <text:p text:style-name="P708">I</text:p>
          </table:table-cell>
          <table:table-cell table:style-name="Table11.A2" office:value-type="string">
            <text:p text:style-name="P708">me</text:p>
          </table:table-cell>
          <table:table-cell table:style-name="Table11.A2" office:value-type="string">
            <text:p text:style-name="P709">my</text:p>
          </table:table-cell>
          <table:table-cell table:style-name="Table11.D2" office:value-type="string">
            <text:p text:style-name="P709">mine</text:p>
          </table:table-cell>
        </table:table-row>
        <table:table-row table:style-name="TableLine94488684627232">
          <table:table-cell table:style-name="Table11.A2" office:value-type="string">
            <text:p text:style-name="P708">you</text:p>
          </table:table-cell>
          <table:table-cell table:style-name="Table11.A2" office:value-type="string">
            <text:p text:style-name="P708">you</text:p>
          </table:table-cell>
          <table:table-cell table:style-name="Table11.A2" office:value-type="string">
            <text:p text:style-name="P709">your</text:p>
          </table:table-cell>
          <table:table-cell table:style-name="Table11.D2" office:value-type="string">
            <text:p text:style-name="P709">yours</text:p>
          </table:table-cell>
        </table:table-row>
        <table:table-row table:style-name="TableLine94488684699744">
          <table:table-cell table:style-name="Table11.A2" office:value-type="string">
            <text:p text:style-name="P708">he</text:p>
          </table:table-cell>
          <table:table-cell table:style-name="Table11.A2" office:value-type="string">
            <text:p text:style-name="P708">him</text:p>
          </table:table-cell>
          <table:table-cell table:style-name="Table11.A2" office:value-type="string">
            <text:p text:style-name="P709">his</text:p>
          </table:table-cell>
          <table:table-cell table:style-name="Table11.D2" office:value-type="string">
            <text:p text:style-name="P709">his</text:p>
          </table:table-cell>
        </table:table-row>
        <table:table-row table:style-name="TableLine94488684705232">
          <table:table-cell table:style-name="Table11.A2" office:value-type="string">
            <text:p text:style-name="P708">she</text:p>
          </table:table-cell>
          <table:table-cell table:style-name="Table11.A2" office:value-type="string">
            <text:p text:style-name="P709">her</text:p>
          </table:table-cell>
          <table:table-cell table:style-name="Table11.A2" office:value-type="string">
            <text:p text:style-name="P709">her</text:p>
          </table:table-cell>
          <table:table-cell table:style-name="Table11.D2" office:value-type="string">
            <text:p text:style-name="P709">hers</text:p>
          </table:table-cell>
        </table:table-row>
        <table:table-row table:style-name="TableLine94488684703440">
          <table:table-cell table:style-name="Table11.A2" office:value-type="string">
            <text:p text:style-name="P708">it</text:p>
          </table:table-cell>
          <table:table-cell table:style-name="Table11.A2" office:value-type="string">
            <text:p text:style-name="P709">it</text:p>
          </table:table-cell>
          <table:table-cell table:style-name="Table11.A2" office:value-type="string">
            <text:p text:style-name="P709">its</text:p>
          </table:table-cell>
          <table:table-cell table:style-name="Table11.D2" office:value-type="string">
            <text:p text:style-name="P709">its</text:p>
          </table:table-cell>
        </table:table-row>
        <table:table-row table:style-name="TableLine94488682413952">
          <table:table-cell table:style-name="Table11.A2" office:value-type="string">
            <text:p text:style-name="P708">we</text:p>
          </table:table-cell>
          <table:table-cell table:style-name="Table11.A2" office:value-type="string">
            <text:p text:style-name="P709">us</text:p>
          </table:table-cell>
          <table:table-cell table:style-name="Table11.A2" office:value-type="string">
            <text:p text:style-name="P709">our</text:p>
          </table:table-cell>
          <table:table-cell table:style-name="Table11.D2" office:value-type="string">
            <text:p text:style-name="P709">ours</text:p>
          </table:table-cell>
        </table:table-row>
        <table:table-row table:style-name="TableLine94488682417616">
          <table:table-cell table:style-name="Table11.A2" office:value-type="string">
            <text:p text:style-name="P708">they</text:p>
          </table:table-cell>
          <table:table-cell table:style-name="Table11.A2" office:value-type="string">
            <text:p text:style-name="P709">them</text:p>
          </table:table-cell>
          <table:table-cell table:style-name="Table11.A2" office:value-type="string">
            <text:p text:style-name="P709">their</text:p>
          </table:table-cell>
          <table:table-cell table:style-name="Table11.D2" office:value-type="string">
            <text:p text:style-name="P709">theirs</text:p>
          </table:table-cell>
        </table:table-row>
      </table:table>
      <text:p text:style-name="P142"/>
      <text:p text:style-name="P642"><text:span text:style-name="T347">Таблица </text:span><text:span text:style-name="T348">условных предложений</text:span><text:span text:style-name="T347">:</text:span></text:p>
      <table:table table:name="Table14" table:style-name="Table14">
        <table:table-column table:style-name="Table14.A"/>
        <table:table-column table:style-name="Table14.B"/>
        <table:table-row table:style-name="TableLine94488685983008">
          <table:table-cell table:style-name="Table14.A1" office:value-type="string">
            <text:p text:style-name="P692">Тип</text:p>
          </table:table-cell>
          <table:table-cell table:style-name="Table14.B1" office:value-type="string">
            <text:p text:style-name="P692">Пример</text:p>
          </table:table-cell>
        </table:table-row>
        <table:table-row table:style-name="TableLine94488681417584">
          <table:table-cell table:style-name="Table14.A2" office:value-type="string">
            <text:p text:style-name="P710"><text:span text:style-name="T672">Z</text:span>ero <text:span text:style-name="T672">C</text:span>onditionals</text:p>
          </table:table-cell>
          <table:table-cell table:style-name="Table14.B2" office:value-type="string">
            <text:p text:style-name="P714"><text:span text:style-name="T670">If I </text:span><text:span text:style-name="T145">drive</text:span><text:span text:style-name="T670"> home early, I </text:span><text:span text:style-name="T145">watch</text:span><text:span text:style-name="T670"> some movie (уклад жизни)</text:span></text:p>
          </table:table-cell>
        </table:table-row>
        <table:table-row table:style-name="TableLine94488681433280">
          <table:table-cell table:style-name="Table14.A2" office:value-type="string">
            <text:p text:style-name="P710"><text:span text:style-name="T672">F</text:span>irst <text:span text:style-name="T672">C</text:span>onditionals</text:p>
          </table:table-cell>
          <table:table-cell table:style-name="Table14.B2" office:value-type="string">
            <text:p text:style-name="P711">If I <text:span text:style-name="T144">drive</text:span> home early today, I <text:span text:style-name="T144">will watch</text:span> some movie (планы)</text:p>
          </table:table-cell>
        </table:table-row>
        <table:table-row table:style-name="TableLine94488681434176">
          <table:table-cell table:style-name="Table14.A2" office:value-type="string">
            <text:p text:style-name="P710"><text:span text:style-name="T672">S</text:span>ec. <text:span text:style-name="T672">C</text:span>onditionals</text:p>
          </table:table-cell>
          <table:table-cell table:style-name="Table14.B2" office:value-type="string">
            <text:p text:style-name="P714"><text:span text:style-name="T670">If I </text:span><text:span text:style-name="T145">drove</text:span><text:span text:style-name="T670"> home earcly, I </text:span><text:span text:style-name="T145">would watch</text:span><text:span text:style-name="T670"> some movie (</text:span><text:span text:style-name="T671">нереальность</text:span><text:span text:style-name="T670">)</text:span></text:p>
          </table:table-cell>
        </table:table-row>
      </table:table>
      <text:p text:style-name="P143"/>
      <text:p text:style-name="P141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88681435184">
          <table:table-cell table:style-name="Table2.A1" office:value-type="string">
            <text:p text:style-name="P693">Глагол</text:p>
          </table:table-cell>
          <table:table-cell table:style-name="Table2.A1" office:value-type="string">
            <text:p text:style-name="P703"><text:span text:style-name="T407">З</text:span><text:span text:style-name="T408">начение</text:span></text:p>
          </table:table-cell>
          <table:table-cell table:style-name="Table2.C1" office:value-type="string">
            <text:p text:style-name="P703"><text:span text:style-name="T407">В</text:span><text:span text:style-name="T408">рем</text:span><text:span text:style-name="T407">я</text:span></text:p>
          </table:table-cell>
        </table:table-row>
        <table:table-row table:style-name="TableLine94488656264064">
          <table:table-cell table:style-name="Table2.A2" office:value-type="string">
            <text:p text:style-name="P712">can</text:p>
          </table:table-cell>
          <table:table-cell table:style-name="Table2.A2" office:value-type="string">
            <text:p text:style-name="P712">могу, умею</text:p>
          </table:table-cell>
          <table:table-cell table:style-name="Table2.C2" office:value-type="string">
            <text:p text:style-name="P712">настоящее и будущее</text:p>
          </table:table-cell>
        </table:table-row>
        <table:table-row table:style-name="TableLine94488656238304">
          <table:table-cell table:style-name="Table2.A2" office:value-type="string">
            <text:p text:style-name="P712">could</text:p>
          </table:table-cell>
          <table:table-cell table:style-name="Table2.A2" office:value-type="string">
            <text:p text:style-name="P712">мог, умел</text:p>
          </table:table-cell>
          <table:table-cell table:style-name="Table2.C2" office:value-type="string">
            <text:p text:style-name="P712">прошедшее</text:p>
          </table:table-cell>
        </table:table-row>
        <table:table-row table:style-name="TableLine94488656288560">
          <table:table-cell table:style-name="Table2.A2" office:value-type="string">
            <text:p text:style-name="P712">might, may</text:p>
          </table:table-cell>
          <table:table-cell table:style-name="Table2.A2" office:value-type="string">
            <text:p text:style-name="P712">может быть, мог бы,</text:p>
          </table:table-cell>
          <table:table-cell table:style-name="Table2.C2" office:value-type="string">
            <text:p text:style-name="P712">настоящее и будущие</text:p>
          </table:table-cell>
        </table:table-row>
        <table:table-row table:style-name="TableLine94488656316288">
          <table:table-cell table:style-name="Table2.A2" office:value-type="string">
            <text:p text:style-name="P712">must</text:p>
          </table:table-cell>
          <table:table-cell table:style-name="Table2.A2" office:value-type="string">
            <text:p text:style-name="P712">должен, нужно, нельзя</text:p>
          </table:table-cell>
          <table:table-cell table:style-name="Table2.C2" office:value-type="string">
            <text:p text:style-name="P712">настоящее</text:p>
          </table:table-cell>
        </table:table-row>
        <table:table-row table:style-name="TableLine94488656288896">
          <table:table-cell table:style-name="Table2.A2" office:value-type="string">
            <text:p text:style-name="P712">should</text:p>
          </table:table-cell>
          <table:table-cell table:style-name="Table2.A2" office:value-type="string">
            <text:p text:style-name="P712">следует сделать (совет)</text:p>
          </table:table-cell>
          <table:table-cell table:style-name="Table2.C2" office:value-type="string">
            <text:p text:style-name="P712">настоящее и будущие</text:p>
          </table:table-cell>
        </table:table-row>
        <table:table-row table:style-name="TableLine94488656327616">
          <table:table-cell table:style-name="Table2.A2" office:value-type="string">
            <text:p text:style-name="P712">would</text:p>
          </table:table-cell>
          <table:table-cell table:style-name="Table2.A2" office:value-type="string">
            <text:p text:style-name="P712">частица «бы»</text:p>
          </table:table-cell>
          <table:table-cell table:style-name="Table2.C2" office:value-type="string">
            <text:p text:style-name="P712">настоящ., прошед., будущ.</text:p>
          </table:table-cell>
        </table:table-row>
      </table:table>
      <text:p text:style-name="P145"/>
      <text:p text:style-name="P14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88656337648">
          <table:table-cell table:style-name="Table3.A1" office:value-type="string">
            <text:p text:style-name="P694">Конструкция</text:p>
          </table:table-cell>
          <table:table-cell table:style-name="Table3.A1" office:value-type="string">
            <text:p text:style-name="P694">Значение</text:p>
          </table:table-cell>
          <table:table-cell table:style-name="Table3.C1" office:value-type="string">
            <text:p text:style-name="P694">Время</text:p>
          </table:table-cell>
        </table:table-row>
        <table:table-row table:style-name="TableLine94488656359792">
          <table:table-cell table:style-name="Table3.A2" office:value-type="string">
            <text:p text:style-name="P713">be able to</text:p>
          </table:table-cell>
          <table:table-cell table:style-name="Table3.A2" office:value-type="string">
            <text:p text:style-name="P713">могу (близко к can)</text:p>
          </table:table-cell>
          <table:table-cell table:style-name="Table3.C2" office:value-type="string">
            <text:p text:style-name="P713">be меняется по временам</text:p>
          </table:table-cell>
        </table:table-row>
        <table:table-row table:style-name="TableLine94488656380672">
          <table:table-cell table:style-name="Table3.A2" office:value-type="string">
            <text:p text:style-name="P713">have to</text:p>
          </table:table-cell>
          <table:table-cell table:style-name="Table3.A2" office:value-type="string">
            <text:p text:style-name="P713">должен (близко к must)</text:p>
          </table:table-cell>
          <table:table-cell table:style-name="Table3.C2" office:value-type="string">
            <text:p text:style-name="P713">have меняется по временам</text:p>
          </table:table-cell>
        </table:table-row>
        <table:table-row table:style-name="TableLine94488656390400">
          <table:table-cell table:style-name="Table3.A2" office:value-type="string">
            <text:p text:style-name="P713">used to</text:p>
          </table:table-cell>
          <table:table-cell table:style-name="Table3.A2" office:value-type="string">
            <text:p text:style-name="P713">раньше делал (близко к would)</text:p>
          </table:table-cell>
          <table:table-cell table:style-name="Table3.C2" office:value-type="string">
            <text:p text:style-name="P713">всегда в прошедшем</text:p>
          </table:table-cell>
        </table:table-row>
      </table:table>
      <text:p text:style-name="P688"><text:span text:style-name="T349">Таблица попу</text:span><text:span text:style-name="T350">л</text:span><text:span text:style-name="T349">я</text:span><text:span text:style-name="T350">р</text:span><text:span text:style-name="T349">ных</text:span><text:span text:style-name="T351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488656476336">
          <table:table-cell table:style-name="Table13.A1" office:value-type="string">
            <text:p text:style-name="P695">Связка</text:p>
          </table:table-cell>
          <table:table-cell table:style-name="Table13.A1" office:value-type="string">
            <text:p text:style-name="P695">Значение</text:p>
          </table:table-cell>
          <table:table-cell table:style-name="Table13.C1" office:value-type="string">
            <text:p text:style-name="P696">Контекст</text:p>
          </table:table-cell>
        </table:table-row>
        <table:table-row table:style-name="TableLine94488690792944">
          <table:table-cell table:style-name="Table13.A2" office:value-type="string">
            <text:p text:style-name="P715">back off</text:p>
          </table:table-cell>
          <table:table-cell table:style-name="Table13.A2" office:value-type="string">
            <text:p text:style-name="P715">отступать</text:p>
          </table:table-cell>
          <table:table-cell table:style-name="Table13.C2" office:value-type="string">
            <text:p text:style-name="P716"><text:span text:style-name="T673">The police told the protesters to </text:span><text:span text:style-name="T141">back off</text:span><text:span text:style-name="T673"> — </text:span></text:p>
            <text:p text:style-name="P716"><text:span text:style-name="T673">Полиция сказала протестующим </text:span><text:span text:style-name="T141">отступи</text:span><text:span text:style-name="T142">ть</text:span><text:span text:style-name="T673">.</text:span></text:p>
          </table:table-cell>
        </table:table-row>
        <table:table-row table:style-name="TableLine94488690804800">
          <table:table-cell table:style-name="Table13.A2" office:value-type="string">
            <text:p text:style-name="P715">be away</text:p>
          </table:table-cell>
          <table:table-cell table:style-name="Table13.A2" office:value-type="string">
            <text:p text:style-name="P715">отсутствовать, </text:p>
            <text:p text:style-name="P715">быть в отпуске</text:p>
          </table:table-cell>
          <table:table-cell table:style-name="Table13.C2" office:value-type="string">
            <text:p text:style-name="P717">She <text:span text:style-name="T139">is away</text:span> on business for three weeks — </text:p>
            <text:p text:style-name="P717">Она <text:span text:style-name="T139">отсутствует</text:span> по делам 3 недели.</text:p>
          </table:table-cell>
        </table:table-row>
        <table:table-row table:style-name="TableLine94488690806720">
          <table:table-cell table:style-name="Table13.A2" office:value-type="string">
            <text:p text:style-name="P715">break up</text:p>
          </table:table-cell>
          <table:table-cell table:style-name="Table13.A2" office:value-type="string">
            <text:p text:style-name="P728">разойтись, заканчивать отноше<text:span text:style-name="T673">н</text:span>ия, </text:p>
            <text:p text:style-name="P715">разбиться на части</text:p>
          </table:table-cell>
          <table:table-cell table:style-name="Table13.C2" office:value-type="string">
            <text:p text:style-name="P729">Yesterday we decided to <text:span text:style-name="T139">break up</text:span> — </text:p>
            <text:p text:style-name="P730">Вчера мы решили <text:span text:style-name="T139">разойтись</text:span>.</text:p>
            <text:p text:style-name="P719">Tha plate <text:span text:style-name="T139">broke up</text:span> when he dropped it on the floor <text:span text:style-name="T673">—</text:span></text:p>
            <text:p text:style-name="P719">Тарелка <text:span text:style-name="T139">разбилась</text:span>, когда он уронил ее на пол.</text:p>
          </table:table-cell>
        </table:table-row>
        <table:table-row table:style-name="TableLine94488690809024">
          <table:table-cell table:style-name="Table13.A2" office:value-type="string">
            <text:p text:style-name="P715">call back</text:p>
          </table:table-cell>
          <table:table-cell table:style-name="Table13.A2" office:value-type="string">
            <text:p text:style-name="P715">перезванивать</text:p>
          </table:table-cell>
          <table:table-cell table:style-name="Table13.C2" office:value-type="string">
            <text:p text:style-name="P719">I must <text:span text:style-name="T139">call</text:span> her <text:span text:style-name="T139">back</text:span> when <text:span text:style-name="T674">we get to the office — </text:span></text:p>
            <text:p text:style-name="P719"><text:span text:style-name="T674">Я должен </text:span><text:span text:style-name="T143">перезвонить</text:span><text:span text:style-name="T674"> ей, когда вернемся в офис.</text:span></text:p>
          </table:table-cell>
        </table:table-row>
        <table:table-row table:style-name="TableLine94488690816736">
          <table:table-cell table:style-name="Table13.A2" office:value-type="string">
            <text:p text:style-name="P715">fall down</text:p>
          </table:table-cell>
          <table:table-cell table:style-name="Table13.A2" office:value-type="string">
            <text:p text:style-name="P715">упасть на землю</text:p>
          </table:table-cell>
          <table:table-cell table:style-name="Table13.C2" office:value-type="string">
            <text:p text:style-name="P720">I slipped on the ice and <text:span text:style-name="T139">fell down</text:span> — </text:p>
            <text:p text:style-name="P720">Я подскользнулся на льду и <text:span text:style-name="T139">упал</text:span><text:span text:style-name="T312">.</text:span></text:p>
          </table:table-cell>
        </table:table-row>
        <table:table-row table:style-name="TableLine94488690820464">
          <table:table-cell table:style-name="Table13.A2" office:value-type="string">
            <text:p text:style-name="P715">eat out</text:p>
          </table:table-cell>
          <table:table-cell table:style-name="Table13.A2" office:value-type="string">
            <text:p text:style-name="P715">есть вне дома</text:p>
            <text:p text:style-name="P715"><text:span text:style-name="T673">(</text:span>в кафе <text:span text:style-name="T673">или </text:span>ресторане<text:span text:style-name="T673">)</text:span></text:p>
          </table:table-cell>
          <table:table-cell table:style-name="Table13.C2" office:value-type="string">
            <text:p text:style-name="P720">I don`t <text:span text:style-name="T139">eat out</text:span> much — Я не часто <text:span text:style-name="T139">хожу в кафе</text:span>.</text:p>
          </table:table-cell>
        </table:table-row>
        <table:table-row table:style-name="TableLine94488690822352">
          <table:table-cell table:style-name="Table13.A2" office:value-type="string">
            <text:p text:style-name="P715">get out</text:p>
          </table:table-cell>
          <table:table-cell table:style-name="Table13.A2" office:value-type="string">
            <text:p text:style-name="P704"><text:span text:style-name="T675">вынимать</text:span><text:span text:style-name="T676">, </text:span></text:p>
            <text:p text:style-name="P715">покинуть помещение</text:p>
          </table:table-cell>
          <table:table-cell table:style-name="Table13.C2" office:value-type="string">
            <text:p text:style-name="P720">I can <text:span text:style-name="T139">get out</text:span> if you want — </text:p>
            <text:p text:style-name="P720">Я могу <text:span text:style-name="T139">выйти</text:span>, если ты хочешь.</text:p>
          </table:table-cell>
        </table:table-row>
        <table:table-row table:style-name="TableLine94488690825184">
          <table:table-cell table:style-name="Table13.A2" office:value-type="string">
            <text:p text:style-name="P715">work out</text:p>
          </table:table-cell>
          <table:table-cell table:style-name="Table13.A2" office:value-type="string">
            <text:p text:style-name="P715">заниматься спортом, </text:p>
            <text:p text:style-name="P715">решать проблему</text:p>
          </table:table-cell>
          <table:table-cell table:style-name="Table13.C2" office:value-type="string">
            <text:p text:style-name="P720">Don`t worry. We`ll <text:span text:style-name="T144">work</text:span> it <text:span text:style-name="T144">out</text:span> — </text:p>
            <text:p text:style-name="P720">Не волнуйся, мы <text:span text:style-name="T144">найдем выход</text:span> из этой ситуации.</text:p>
          </table:table-cell>
        </table:table-row>
        <table:table-row table:style-name="TableLine94488690827216">
          <table:table-cell table:style-name="Table13.A2" office:value-type="string">
            <text:p text:style-name="P715">find out</text:p>
          </table:table-cell>
          <table:table-cell table:style-name="Table13.A2" office:value-type="string">
            <text:p text:style-name="P715">выяснить, </text:p>
            <text:p text:style-name="P715">узнать правду</text:p>
          </table:table-cell>
          <table:table-cell table:style-name="Table13.C2" office:value-type="string">
            <text:p text:style-name="P720">Let`s <text:span text:style-name="T144">find out</text:span> what`s going on here — </text:p>
            <text:p text:style-name="P720">Давайте <text:span text:style-name="T144">выясним</text:span>, что здесь происходит.</text:p>
          </table:table-cell>
        </table:table-row>
        <table:table-row table:style-name="TableLine94488690830512">
          <table:table-cell table:style-name="Table13.A2" office:value-type="string">
            <text:p text:style-name="P715">turn out</text:p>
          </table:table-cell>
          <table:table-cell table:style-name="Table13.A2" office:value-type="string">
            <text:p text:style-name="P718">выясняться, </text:p>
            <text:p text:style-name="P718">открывать правду</text:p>
          </table:table-cell>
          <table:table-cell table:style-name="Table13.C2" office:value-type="string">
            <text:p text:style-name="P720">It <text:span text:style-name="T144">turned out</text:span> that Mike knew the truth all the time —</text:p>
            <text:p text:style-name="P720"><text:span text:style-name="T144">Выяснилось</text:span>, что Майк знал правду все время.</text:p>
          </table:table-cell>
        </table:table-row>
        <table:table-row table:style-name="TableLine94488690833072">
          <table:table-cell table:style-name="Table13.A2" office:value-type="string">
            <text:p text:style-name="P715">turn on</text:p>
          </table:table-cell>
          <table:table-cell table:style-name="Table13.A2" office:value-type="string">
            <text:p text:style-name="P718">включить</text:p>
          </table:table-cell>
          <table:table-cell table:style-name="Table13.C2" office:value-type="string">
            <text:p text:style-name="P720">It`s dark. Let`s <text:span text:style-name="T144">turn</text:span> the light <text:span text:style-name="T144">on</text:span> — </text:p>
            <text:p text:style-name="P720">Стало темно. Давай <text:span text:style-name="T144">включим</text:span> свет.</text:p>
          </table:table-cell>
        </table:table-row>
        <table:table-row table:style-name="TableLine94488690838144">
          <table:table-cell table:style-name="Table13.A2" office:value-type="string">
            <text:p text:style-name="P715">turn off</text:p>
          </table:table-cell>
          <table:table-cell table:style-name="Table13.A2" office:value-type="string">
            <text:p text:style-name="P718">выключить</text:p>
          </table:table-cell>
          <table:table-cell table:style-name="Table13.C2" office:value-type="string">
            <text:p text:style-name="P721">Could you <text:span text:style-name="T144">turn off</text:span> the TV? — </text:p>
            <text:p text:style-name="P721">Не мог бы ты <text:span text:style-name="T144">выключить</text:span> телевизор?</text:p>
          </table:table-cell>
        </table:table-row>
        <table:table-row table:style-name="TableLine94488690838800">
          <table:table-cell table:style-name="Table13.A2" office:value-type="string">
            <text:p text:style-name="P715">go on</text:p>
          </table:table-cell>
          <table:table-cell table:style-name="Table13.A2" office:value-type="string">
            <text:p text:style-name="P718">происходить (о ситуации)</text:p>
          </table:table-cell>
          <table:table-cell table:style-name="Table13.C2" office:value-type="string">
            <text:p text:style-name="P721">What`s <text:span text:style-name="T144">going on</text:span> here? — Что здесь <text:span text:style-name="T144">происходит</text:span>?</text:p>
          </table:table-cell>
        </table:table-row>
        <table:table-row table:style-name="TableLine94488690850368">
          <table:table-cell table:style-name="Table13.A2" office:value-type="string">
            <text:p text:style-name="P715">carry on</text:p>
          </table:table-cell>
          <table:table-cell table:style-name="Table13.A2" office:value-type="string">
            <text:p text:style-name="P718">продолжать</text:p>
          </table:table-cell>
          <table:table-cell table:style-name="Table13.C2" office:value-type="string">
            <text:p text:style-name="P721">I`d like to <text:span text:style-name="T144">carry on</text:span> if you don`t mind — </text:p>
            <text:p text:style-name="P721">Я бы хотел <text:span text:style-name="T144">продолжить</text:span>, если вы не возражаете.</text:p>
          </table:table-cell>
        </table:table-row>
        <table:table-row table:style-name="TableLine94488690854128">
          <table:table-cell table:style-name="Table13.A2" office:value-type="string">
            <text:p text:style-name="P715">keep on</text:p>
          </table:table-cell>
          <table:table-cell table:style-name="Table13.A2" office:value-type="string">
            <text:p text:style-name="P718">постоянно делать</text:p>
          </table:table-cell>
          <table:table-cell table:style-name="Table13.C2" office:value-type="string">
            <text:p text:style-name="P721"><text:span text:style-name="T144">Keep on</text:span> working in order to succeed — </text:p>
            <text:p text:style-name="P721"><text:span text:style-name="T144">Продолжай</text:span> работать, чтобы добиться успеха.</text:p>
          </table:table-cell>
        </table:table-row>
        <table:table-row table:style-name="TableLine94488690856688">
          <table:table-cell table:style-name="Table13.A2" office:value-type="string">
            <text:p text:style-name="P715">put on</text:p>
          </table:table-cell>
          <table:table-cell table:style-name="Table13.A2" office:value-type="string">
            <text:p text:style-name="P718">надевать (одежду), </text:p>
            <text:p text:style-name="P718">набирать вес</text:p>
          </table:table-cell>
          <table:table-cell table:style-name="Table13.C2" office:value-type="string">
            <text:p text:style-name="P721">I see you`ve <text:span text:style-name="T144">put on</text:span> a few kilos — </text:p>
            <text:p text:style-name="P721">Вижу, ты <text:span text:style-name="T144">поправился</text:span> на пару килограммов.</text:p>
          </table:table-cell>
        </table:table-row>
        <table:table-row table:style-name="TableLine94488690860080">
          <table:table-cell table:style-name="Table13.A2" office:value-type="string">
            <text:p text:style-name="P715">take off</text:p>
          </table:table-cell>
          <table:table-cell table:style-name="Table13.A2" office:value-type="string">
            <text:p text:style-name="P718">снимать (одежду)</text:p>
          </table:table-cell>
          <table:table-cell table:style-name="Table13.C2" office:value-type="string">
            <text:p text:style-name="P721">You should <text:span text:style-name="T144">take off</text:span> these ugly pants — </text:p>
            <text:p text:style-name="P721">Тебе следует <text:span text:style-name="T144">снять</text:span> эти ужасные штаны.</text:p>
          </table:table-cell>
        </table:table-row>
        <table:table-row table:style-name="TableLine94488690862000">
          <table:table-cell table:style-name="Table13.A2" office:value-type="string">
            <text:p text:style-name="P715">calm down</text:p>
          </table:table-cell>
          <table:table-cell table:style-name="Table13.A2" office:value-type="string">
            <text:p text:style-name="P718">успокоиться</text:p>
          </table:table-cell>
          <table:table-cell table:style-name="Table13.C2" office:value-type="string">
            <text:p text:style-name="P721">Please, dear, <text:span text:style-name="T144">calm down</text:span> — </text:p>
            <text:p text:style-name="P721">Прошу тебя, <text:span text:style-name="T144">успокойся</text:span>, дорогая.</text:p>
          </table:table-cell>
        </table:table-row>
        <table:table-row table:style-name="TableLine94488690866080">
          <table:table-cell table:style-name="Table13.A2" office:value-type="string">
            <text:p text:style-name="P715">keep away</text:p>
          </table:table-cell>
          <table:table-cell table:style-name="Table13.A2" office:value-type="string">
            <text:p text:style-name="P718">держаться подальше, </text:p>
            <text:p text:style-name="P718">не приближаться</text:p>
          </table:table-cell>
          <table:table-cell table:style-name="Table13.C2" office:value-type="string">
            <text:p text:style-name="P722">Hazard! <text:span text:style-name="T144">Keep away</text:span> — </text:p>
            <text:p text:style-name="P722">Опасность! <text:span text:style-name="T144">Держитесь подальше</text:span>.</text:p>
          </table:table-cell>
        </table:table-row>
        <table:table-row table:style-name="TableLine94488690869024">
          <table:table-cell table:style-name="Table13.A2" office:value-type="string">
            <text:p text:style-name="P715">give up</text:p>
          </table:table-cell>
          <table:table-cell table:style-name="Table13.A2" office:value-type="string">
            <text:p text:style-name="P718">сдаваться</text:p>
          </table:table-cell>
          <table:table-cell table:style-name="Table13.C2" office:value-type="string">
            <text:p text:style-name="P722">Never <text:span text:style-name="T144">give up</text:span>! — Никогда не <text:span text:style-name="T144">сдавайся</text:span>!</text:p>
          </table:table-cell>
        </table:table-row>
      </table:table>
      <text:p text:style-name="P146"/>
      <text:p text:style-name="P686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488690871936">
          <table:table-cell table:style-name="Table6.A1" office:value-type="string">
            <text:p text:style-name="P698">Начальная форма</text:p>
          </table:table-cell>
          <table:table-cell table:style-name="Table6.A1" office:value-type="string">
            <text:p text:style-name="P698">2я форма</text:p>
          </table:table-cell>
          <table:table-cell table:style-name="Table6.A1" office:value-type="string">
            <text:p text:style-name="P697">3я форма</text:p>
          </table:table-cell>
          <table:table-cell table:style-name="Table6.D1" office:value-type="string">
            <text:p text:style-name="P697">Перевод</text:p>
          </table:table-cell>
        </table:table-row>
        <table:table-row table:style-name="TableLine94488691071248">
          <table:table-cell table:style-name="Table6.A2" office:value-type="string">
            <text:p text:style-name="P723">begin</text:p>
          </table:table-cell>
          <table:table-cell table:style-name="Table6.A2" office:value-type="string">
            <text:p text:style-name="P723">began</text:p>
          </table:table-cell>
          <table:table-cell table:style-name="Table6.A2" office:value-type="string">
            <text:p text:style-name="P723">begun</text:p>
          </table:table-cell>
          <table:table-cell table:style-name="Table6.D2" office:value-type="string">
            <text:p text:style-name="P723">начинать</text:p>
          </table:table-cell>
        </table:table-row>
        <table:table-row table:style-name="TableLine94488691078432">
          <table:table-cell table:style-name="Table6.A2" office:value-type="string">
            <text:p text:style-name="P723">break</text:p>
          </table:table-cell>
          <table:table-cell table:style-name="Table6.A2" office:value-type="string">
            <text:p text:style-name="P723">broke</text:p>
          </table:table-cell>
          <table:table-cell table:style-name="Table6.A2" office:value-type="string">
            <text:p text:style-name="P723">broken</text:p>
          </table:table-cell>
          <table:table-cell table:style-name="Table6.D2" office:value-type="string">
            <text:p text:style-name="P723">ломать</text:p>
          </table:table-cell>
        </table:table-row>
        <table:table-row table:style-name="TableLine94488691084352">
          <table:table-cell table:style-name="Table6.A2" office:value-type="string">
            <text:p text:style-name="P723">bring</text:p>
          </table:table-cell>
          <table:table-cell table:style-name="Table6.A2" office:value-type="string">
            <text:p text:style-name="P723">brought</text:p>
          </table:table-cell>
          <table:table-cell table:style-name="Table6.A2" office:value-type="string">
            <text:p text:style-name="P723">brought</text:p>
          </table:table-cell>
          <table:table-cell table:style-name="Table6.D2" office:value-type="string">
            <text:p text:style-name="P723">приносить</text:p>
          </table:table-cell>
        </table:table-row>
        <table:table-row table:style-name="TableLine94488691087472">
          <table:table-cell table:style-name="Table6.A2" office:value-type="string">
            <text:p text:style-name="P723">buy</text:p>
          </table:table-cell>
          <table:table-cell table:style-name="Table6.A2" office:value-type="string">
            <text:p text:style-name="P723">bought</text:p>
          </table:table-cell>
          <table:table-cell table:style-name="Table6.A2" office:value-type="string">
            <text:p text:style-name="P723">bought</text:p>
          </table:table-cell>
          <table:table-cell table:style-name="Table6.D2" office:value-type="string">
            <text:p text:style-name="P723">покупать</text:p>
          </table:table-cell>
        </table:table-row>
        <table:table-row table:style-name="TableLine94488691091040">
          <table:table-cell table:style-name="Table6.A2" office:value-type="string">
            <text:p text:style-name="P723">come</text:p>
          </table:table-cell>
          <table:table-cell table:style-name="Table6.A2" office:value-type="string">
            <text:p text:style-name="P723">came</text:p>
          </table:table-cell>
          <table:table-cell table:style-name="Table6.A2" office:value-type="string">
            <text:p text:style-name="P723">come</text:p>
          </table:table-cell>
          <table:table-cell table:style-name="Table6.D2" office:value-type="string">
            <text:p text:style-name="P723">приходить</text:p>
          </table:table-cell>
        </table:table-row>
        <table:table-row table:style-name="TableLine94488691095456">
          <table:table-cell table:style-name="Table6.A2" office:value-type="string">
            <text:p text:style-name="P723">do</text:p>
          </table:table-cell>
          <table:table-cell table:style-name="Table6.A2" office:value-type="string">
            <text:p text:style-name="P723">did</text:p>
          </table:table-cell>
          <table:table-cell table:style-name="Table6.A2" office:value-type="string">
            <text:p text:style-name="P723">done</text:p>
          </table:table-cell>
          <table:table-cell table:style-name="Table6.D2" office:value-type="string">
            <text:p text:style-name="P723">делать</text:p>
          </table:table-cell>
        </table:table-row>
        <table:table-row table:style-name="TableLine94488691101904">
          <table:table-cell table:style-name="Table6.A2" office:value-type="string">
            <text:p text:style-name="P723">drink</text:p>
          </table:table-cell>
          <table:table-cell table:style-name="Table6.A2" office:value-type="string">
            <text:p text:style-name="P723">drank</text:p>
          </table:table-cell>
          <table:table-cell table:style-name="Table6.A2" office:value-type="string">
            <text:p text:style-name="P723">drunk</text:p>
          </table:table-cell>
          <table:table-cell table:style-name="Table6.D2" office:value-type="string">
            <text:p text:style-name="P723">пить</text:p>
          </table:table-cell>
        </table:table-row>
        <table:table-row table:style-name="TableLine94488691105008">
          <table:table-cell table:style-name="Table6.A2" office:value-type="string">
            <text:p text:style-name="P723">eat</text:p>
          </table:table-cell>
          <table:table-cell table:style-name="Table6.A2" office:value-type="string">
            <text:p text:style-name="P723">ate</text:p>
          </table:table-cell>
          <table:table-cell table:style-name="Table6.A2" office:value-type="string">
            <text:p text:style-name="P723">eaten</text:p>
          </table:table-cell>
          <table:table-cell table:style-name="Table6.D2" office:value-type="string">
            <text:p text:style-name="P723">есть</text:p>
          </table:table-cell>
        </table:table-row>
        <table:table-row table:style-name="TableLine94488691110816">
          <table:table-cell table:style-name="Table6.A2" office:value-type="string">
            <text:p text:style-name="P723">fall</text:p>
          </table:table-cell>
          <table:table-cell table:style-name="Table6.A2" office:value-type="string">
            <text:p text:style-name="P723">fell</text:p>
          </table:table-cell>
          <table:table-cell table:style-name="Table6.A2" office:value-type="string">
            <text:p text:style-name="P723">fallen</text:p>
          </table:table-cell>
          <table:table-cell table:style-name="Table6.D2" office:value-type="string">
            <text:p text:style-name="P723">падать</text:p>
          </table:table-cell>
        </table:table-row>
        <table:table-row table:style-name="TableLine94488691143712">
          <table:table-cell table:style-name="Table6.A2" office:value-type="string">
            <text:p text:style-name="P723">fly</text:p>
          </table:table-cell>
          <table:table-cell table:style-name="Table6.A2" office:value-type="string">
            <text:p text:style-name="P723">flew</text:p>
          </table:table-cell>
          <table:table-cell table:style-name="Table6.A2" office:value-type="string">
            <text:p text:style-name="P723">flown</text:p>
          </table:table-cell>
          <table:table-cell table:style-name="Table6.D2" office:value-type="string">
            <text:p text:style-name="P723">летать</text:p>
          </table:table-cell>
        </table:table-row>
        <table:table-row table:style-name="TableLine94488691148672">
          <table:table-cell table:style-name="Table6.A2" office:value-type="string">
            <text:p text:style-name="P723">forget</text:p>
          </table:table-cell>
          <table:table-cell table:style-name="Table6.A2" office:value-type="string">
            <text:p text:style-name="P723">forgot</text:p>
          </table:table-cell>
          <table:table-cell table:style-name="Table6.A2" office:value-type="string">
            <text:p text:style-name="P723">forgotten</text:p>
          </table:table-cell>
          <table:table-cell table:style-name="Table6.D2" office:value-type="string">
            <text:p text:style-name="P723">забывать</text:p>
          </table:table-cell>
        </table:table-row>
        <table:table-row table:style-name="TableLine94488691165392">
          <table:table-cell table:style-name="Table6.A2" office:value-type="string">
            <text:p text:style-name="P723">get</text:p>
          </table:table-cell>
          <table:table-cell table:style-name="Table6.A2" office:value-type="string">
            <text:p text:style-name="P723">got</text:p>
          </table:table-cell>
          <table:table-cell table:style-name="Table6.A2" office:value-type="string">
            <text:p text:style-name="P723">got</text:p>
          </table:table-cell>
          <table:table-cell table:style-name="Table6.D2" office:value-type="string">
            <text:p text:style-name="P723">получать</text:p>
          </table:table-cell>
        </table:table-row>
        <table:table-row table:style-name="TableLine94488691183728">
          <table:table-cell table:style-name="Table6.A2" office:value-type="string">
            <text:p text:style-name="P724">give</text:p>
          </table:table-cell>
          <table:table-cell table:style-name="Table6.A2" office:value-type="string">
            <text:p text:style-name="P724">gave</text:p>
          </table:table-cell>
          <table:table-cell table:style-name="Table6.A2" office:value-type="string">
            <text:p text:style-name="P724">given</text:p>
          </table:table-cell>
          <table:table-cell table:style-name="Table6.D2" office:value-type="string">
            <text:p text:style-name="P724">давать</text:p>
          </table:table-cell>
        </table:table-row>
        <table:table-row table:style-name="TableLine94488691201744">
          <table:table-cell table:style-name="Table6.A2" office:value-type="string">
            <text:p text:style-name="P724">go</text:p>
          </table:table-cell>
          <table:table-cell table:style-name="Table6.A2" office:value-type="string">
            <text:p text:style-name="P724">went</text:p>
          </table:table-cell>
          <table:table-cell table:style-name="Table6.A2" office:value-type="string">
            <text:p text:style-name="P724">gone</text:p>
          </table:table-cell>
          <table:table-cell table:style-name="Table6.D2" office:value-type="string">
            <text:p text:style-name="P724">идти</text:p>
          </table:table-cell>
        </table:table-row>
        <table:table-row table:style-name="TableLine94488691217952">
          <table:table-cell table:style-name="Table6.A2" office:value-type="string">
            <text:p text:style-name="P725">have</text:p>
          </table:table-cell>
          <table:table-cell table:style-name="Table6.A2" office:value-type="string">
            <text:p text:style-name="P725">had</text:p>
          </table:table-cell>
          <table:table-cell table:style-name="Table6.A2" office:value-type="string">
            <text:p text:style-name="P725">had</text:p>
          </table:table-cell>
          <table:table-cell table:style-name="Table6.D2" office:value-type="string">
            <text:p text:style-name="P725">иметь </text:p>
          </table:table-cell>
        </table:table-row>
        <table:table-row table:style-name="TableLine94488691234832">
          <table:table-cell table:style-name="Table6.A2" office:value-type="string">
            <text:p text:style-name="P725">hear</text:p>
          </table:table-cell>
          <table:table-cell table:style-name="Table6.A2" office:value-type="string">
            <text:p text:style-name="P725">heard</text:p>
          </table:table-cell>
          <table:table-cell table:style-name="Table6.A2" office:value-type="string">
            <text:p text:style-name="P725">heard</text:p>
          </table:table-cell>
          <table:table-cell table:style-name="Table6.D2" office:value-type="string">
            <text:p text:style-name="P725">слышать</text:p>
          </table:table-cell>
        </table:table-row>
        <table:table-row table:style-name="TableLine94488691239984">
          <table:table-cell table:style-name="Table6.A2" office:value-type="string">
            <text:p text:style-name="P725">know</text:p>
          </table:table-cell>
          <table:table-cell table:style-name="Table6.A2" office:value-type="string">
            <text:p text:style-name="P725">knew</text:p>
          </table:table-cell>
          <table:table-cell table:style-name="Table6.A2" office:value-type="string">
            <text:p text:style-name="P725">known</text:p>
          </table:table-cell>
          <table:table-cell table:style-name="Table6.D2" office:value-type="string">
            <text:p text:style-name="P725">знать</text:p>
          </table:table-cell>
        </table:table-row>
        <table:table-row table:style-name="TableLine94488691243408">
          <table:table-cell table:style-name="Table6.A2" office:value-type="string">
            <text:p text:style-name="P725">lose</text:p>
          </table:table-cell>
          <table:table-cell table:style-name="Table6.A2" office:value-type="string">
            <text:p text:style-name="P725">lost</text:p>
          </table:table-cell>
          <table:table-cell table:style-name="Table6.A2" office:value-type="string">
            <text:p text:style-name="P725">lost</text:p>
          </table:table-cell>
          <table:table-cell table:style-name="Table6.D2" office:value-type="string">
            <text:p text:style-name="P725">терять</text:p>
          </table:table-cell>
        </table:table-row>
        <table:table-row table:style-name="TableLine94488691246848">
          <table:table-cell table:style-name="Table6.A2" office:value-type="string">
            <text:p text:style-name="P725">make</text:p>
          </table:table-cell>
          <table:table-cell table:style-name="Table6.A2" office:value-type="string">
            <text:p text:style-name="P725">made</text:p>
          </table:table-cell>
          <table:table-cell table:style-name="Table6.A2" office:value-type="string">
            <text:p text:style-name="P725">made</text:p>
          </table:table-cell>
          <table:table-cell table:style-name="Table6.D2" office:value-type="string">
            <text:p text:style-name="P725">делать</text:p>
          </table:table-cell>
        </table:table-row>
        <table:table-row table:style-name="TableLine94488691253760">
          <table:table-cell table:style-name="Table6.A2" office:value-type="string">
            <text:p text:style-name="P725">pay</text:p>
          </table:table-cell>
          <table:table-cell table:style-name="Table6.A2" office:value-type="string">
            <text:p text:style-name="P725">paid</text:p>
          </table:table-cell>
          <table:table-cell table:style-name="Table6.A2" office:value-type="string">
            <text:p text:style-name="P725">paid</text:p>
          </table:table-cell>
          <table:table-cell table:style-name="Table6.D2" office:value-type="string">
            <text:p text:style-name="P725">платить</text:p>
          </table:table-cell>
        </table:table-row>
        <table:table-row table:style-name="TableLine94488691256960">
          <table:table-cell table:style-name="Table6.A2" office:value-type="string">
            <text:p text:style-name="P725">put</text:p>
          </table:table-cell>
          <table:table-cell table:style-name="Table6.A2" office:value-type="string">
            <text:p text:style-name="P725">put</text:p>
          </table:table-cell>
          <table:table-cell table:style-name="Table6.A2" office:value-type="string">
            <text:p text:style-name="P725">put</text:p>
          </table:table-cell>
          <table:table-cell table:style-name="Table6.D2" office:value-type="string">
            <text:p text:style-name="P725">класть</text:p>
          </table:table-cell>
        </table:table-row>
        <table:table-row table:style-name="TableLine94488691265520">
          <table:table-cell table:style-name="Table6.A2" office:value-type="string">
            <text:p text:style-name="P725">read</text:p>
          </table:table-cell>
          <table:table-cell table:style-name="Table6.A2" office:value-type="string">
            <text:p text:style-name="P725">read</text:p>
          </table:table-cell>
          <table:table-cell table:style-name="Table6.A2" office:value-type="string">
            <text:p text:style-name="P725">read</text:p>
          </table:table-cell>
          <table:table-cell table:style-name="Table6.D2" office:value-type="string">
            <text:p text:style-name="P725">читать</text:p>
          </table:table-cell>
        </table:table-row>
        <table:table-row table:style-name="TableLine94488691268976">
          <table:table-cell table:style-name="Table6.A2" office:value-type="string">
            <text:p text:style-name="P725">say</text:p>
          </table:table-cell>
          <table:table-cell table:style-name="Table6.A2" office:value-type="string">
            <text:p text:style-name="P725">said</text:p>
          </table:table-cell>
          <table:table-cell table:style-name="Table6.A2" office:value-type="string">
            <text:p text:style-name="P725">said</text:p>
          </table:table-cell>
          <table:table-cell table:style-name="Table6.D2" office:value-type="string">
            <text:p text:style-name="P725">сказать</text:p>
          </table:table-cell>
        </table:table-row>
        <table:table-row table:style-name="TableLine94488691282672">
          <table:table-cell table:style-name="Table6.A2" office:value-type="string">
            <text:p text:style-name="P725">speak</text:p>
          </table:table-cell>
          <table:table-cell table:style-name="Table6.A2" office:value-type="string">
            <text:p text:style-name="P725">spoke</text:p>
          </table:table-cell>
          <table:table-cell table:style-name="Table6.A2" office:value-type="string">
            <text:p text:style-name="P725">spoken</text:p>
          </table:table-cell>
          <table:table-cell table:style-name="Table6.D2" office:value-type="string">
            <text:p text:style-name="P725">говорить</text:p>
          </table:table-cell>
        </table:table-row>
        <table:table-row table:style-name="TableLine94488691286352">
          <table:table-cell table:style-name="Table6.A2" office:value-type="string">
            <text:p text:style-name="P725">see</text:p>
          </table:table-cell>
          <table:table-cell table:style-name="Table6.A2" office:value-type="string">
            <text:p text:style-name="P725">saw</text:p>
          </table:table-cell>
          <table:table-cell table:style-name="Table6.A2" office:value-type="string">
            <text:p text:style-name="P725">seen</text:p>
          </table:table-cell>
          <table:table-cell table:style-name="Table6.D2" office:value-type="string">
            <text:p text:style-name="P725">видеть</text:p>
          </table:table-cell>
        </table:table-row>
        <table:table-row table:style-name="TableLine94488691289952">
          <table:table-cell table:style-name="Table6.A2" office:value-type="string">
            <text:p text:style-name="P725">sit</text:p>
          </table:table-cell>
          <table:table-cell table:style-name="Table6.A2" office:value-type="string">
            <text:p text:style-name="P725">sat</text:p>
          </table:table-cell>
          <table:table-cell table:style-name="Table6.A2" office:value-type="string">
            <text:p text:style-name="P725">sat</text:p>
          </table:table-cell>
          <table:table-cell table:style-name="Table6.D2" office:value-type="string">
            <text:p text:style-name="P725">сидеть</text:p>
          </table:table-cell>
        </table:table-row>
        <table:table-row table:style-name="TableLine94488691309616">
          <table:table-cell table:style-name="Table6.A2" office:value-type="string">
            <text:p text:style-name="P725">take</text:p>
          </table:table-cell>
          <table:table-cell table:style-name="Table6.A2" office:value-type="string">
            <text:p text:style-name="P725">took</text:p>
          </table:table-cell>
          <table:table-cell table:style-name="Table6.A2" office:value-type="string">
            <text:p text:style-name="P725">taken</text:p>
          </table:table-cell>
          <table:table-cell table:style-name="Table6.D2" office:value-type="string">
            <text:p text:style-name="P725">брать</text:p>
          </table:table-cell>
        </table:table-row>
        <table:table-row table:style-name="TableLine94488691318816">
          <table:table-cell table:style-name="Table6.A2" office:value-type="string">
            <text:p text:style-name="P726">teach</text:p>
          </table:table-cell>
          <table:table-cell table:style-name="Table6.A2" office:value-type="string">
            <text:p text:style-name="P727">taught</text:p>
          </table:table-cell>
          <table:table-cell table:style-name="Table6.A2" office:value-type="string">
            <text:p text:style-name="P726">taught</text:p>
          </table:table-cell>
          <table:table-cell table:style-name="Table6.D2" office:value-type="string">
            <text:p text:style-name="P726">обучать</text:p>
          </table:table-cell>
        </table:table-row>
        <table:table-row table:style-name="TableLine94488691323552">
          <table:table-cell table:style-name="Table6.A2" office:value-type="string">
            <text:p text:style-name="P725">tell</text:p>
          </table:table-cell>
          <table:table-cell table:style-name="Table6.A2" office:value-type="string">
            <text:p text:style-name="P725">told</text:p>
          </table:table-cell>
          <table:table-cell table:style-name="Table6.A2" office:value-type="string">
            <text:p text:style-name="P725">told</text:p>
          </table:table-cell>
          <table:table-cell table:style-name="Table6.D2" office:value-type="string">
            <text:p text:style-name="P725">рассказывать</text:p>
          </table:table-cell>
        </table:table-row>
        <table:table-row table:style-name="TableLine94488691328176">
          <table:table-cell table:style-name="Table6.A2" office:value-type="string">
            <text:p text:style-name="P725">think</text:p>
          </table:table-cell>
          <table:table-cell table:style-name="Table6.A2" office:value-type="string">
            <text:p text:style-name="P725">thought</text:p>
          </table:table-cell>
          <table:table-cell table:style-name="Table6.A2" office:value-type="string">
            <text:p text:style-name="P725">thought</text:p>
          </table:table-cell>
          <table:table-cell table:style-name="Table6.D2" office:value-type="string">
            <text:p text:style-name="P725">думать</text:p>
          </table:table-cell>
        </table:table-row>
        <table:table-row table:style-name="TableLine94488691333472">
          <table:table-cell table:style-name="Table6.A2" office:value-type="string">
            <text:p text:style-name="P725">win</text:p>
          </table:table-cell>
          <table:table-cell table:style-name="Table6.A2" office:value-type="string">
            <text:p text:style-name="P725">won</text:p>
          </table:table-cell>
          <table:table-cell table:style-name="Table6.A2" office:value-type="string">
            <text:p text:style-name="P725">won</text:p>
          </table:table-cell>
          <table:table-cell table:style-name="Table6.D2" office:value-type="string">
            <text:p text:style-name="P725">побеждать</text:p>
          </table:table-cell>
        </table:table-row>
        <table:table-row table:style-name="TableLine94488691295984">
          <table:table-cell table:style-name="Table6.A2" office:value-type="string">
            <text:p text:style-name="P725">write</text:p>
          </table:table-cell>
          <table:table-cell table:style-name="Table6.A2" office:value-type="string">
            <text:p text:style-name="P725">wrote</text:p>
          </table:table-cell>
          <table:table-cell table:style-name="Table6.A2" office:value-type="string">
            <text:p text:style-name="P725">written</text:p>
          </table:table-cell>
          <table:table-cell table:style-name="Table6.D2" office:value-type="string">
            <text:p text:style-name="P725">писать</text:p>
          </table:table-cell>
        </table:table-row>
      </table:table>
      <text:p text:style-name="P1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11T15:35:17.525014992</dc:date>
    <meta:editing-duration>PT23H2M53S</meta:editing-duration>
    <meta:editing-cycles>286</meta:editing-cycles>
    <meta:document-statistic meta:table-count="7" meta:image-count="0" meta:object-count="0" meta:page-count="39" meta:paragraph-count="1510" meta:word-count="11718" meta:character-count="73360" meta:non-whitespace-character-count="62695"/>
  </office:meta>
</office:document-meta>
</file>